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transparent"/>
    </style:style>
    <style:style style:name="ce3" style:family="table-cell" style:parent-style-name="Default" style:data-style-name="N4">
      <style:table-cell-properties fo:background-color="transparent"/>
    </style:style>
    <style:style style:name="ce4" style:family="table-cell" style:parent-style-name="Default">
      <style:table-cell-properties fo:background-color="transparent"/>
      <style:map style:condition="cell-content()&lt;=-0.08" style:apply-style-name="Bad" style:base-cell-address="Sheet1.D1"/>
    </style:style>
    <style:style style:name="ce5" style:family="table-cell" style:parent-style-name="Default" style:data-style-name="N11">
      <style:table-cell-properties fo:background-color="transparent"/>
      <style:map style:condition="cell-content()&lt;=-0.08" style:apply-style-name="Bad" style:base-cell-address="Sheet1.D1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 style:data-style-name="N104">
      <style:table-cell-properties fo:background-color="transparent"/>
    </style:style>
    <style:style style:name="ce8" style:family="table-cell" style:parent-style-name="Default" style:data-style-name="N12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4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999" table:default-cell-style-name="ce1"/>
        <table:table-row table:style-name="ro1">
          <table:table-cell table:number-columns-repeated="4"/>
          <table:table-cell table:style-name="ce6" office:value-type="string" calcext:value-type="string" table:number-columns-spanned="5" table:number-rows-spanned="1">
            <text:p>Dollar cost averaging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Buy the dip</text:p>
          </table:table-cell>
          <table:covered-table-cell table:number-columns-repeated="4"/>
          <table:table-cell table:number-columns-repeated="999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ontribution</text:p>
          </table:table-cell>
          <table:table-cell office:value-type="string" calcext:value-type="string">
            <text:p>Shares Purchased</text:p>
          </table:table-cell>
          <table:table-cell office:value-type="string" calcext:value-type="string">
            <text:p>Shares Accumulated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ontribution</text:p>
          </table:table-cell>
          <table:table-cell office:value-type="string" calcext:value-type="string">
            <text:p>Shares Purchased</text:p>
          </table:table-cell>
          <table:table-cell office:value-type="string" calcext:value-type="string">
            <text:p>Shares Accumulated</text:p>
          </table:table-cell>
          <table:table-cell office:value-type="string" calcext:value-type="string">
            <text:p>Net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01-01</text:p>
          </table:table-cell>
          <table:table-cell table:style-name="ce3" office:value-type="float" office:value="167.199997" calcext:value-type="float">
            <text:p>167.20</text:p>
          </table:table-cell>
          <table:table-cell table:style-name="ce3" office:value-type="float" office:value="179.630005" calcext:value-type="float">
            <text:p>179.63</text:p>
          </table:table-cell>
          <table:table-cell table:style-name="ce5" table:formula="of:=([.C3]-[.B3])/[.C3]" office:value-type="percentage" office:value="0.0691978380783323" calcext:value-type="percentage">
            <text:p>6.9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]/[.B3]" office:value-type="float" office:value="2.99043067566562" calcext:value-type="float">
            <text:p>2.9904</text:p>
          </table:table-cell>
          <table:table-cell table:style-name="ce8" table:formula="of:=[.G3]" office:value-type="float" office:value="2.99043067566562" calcext:value-type="float">
            <text:p>2.9904</text:p>
          </table:table-cell>
          <table:table-cell table:style-name="ce7" table:formula="of:=([.H3]*[.C3])+[.E3]" office:value-type="currency" office:currency="USD" office:value="537.171077221969" calcext:value-type="currency">
            <text:p>$537.17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]/[.B3]" office:value-type="float" office:value="0" calcext:value-type="float">
            <text:p>0.0000</text:p>
          </table:table-cell>
          <table:table-cell table:style-name="ce8" office:value-type="float" office:value="0" calcext:value-type="float">
            <text:p>0.0000</text:p>
          </table:table-cell>
          <table:table-cell table:style-name="ce7" table:formula="of:=([.M3]*[.C3])+[.J3]" office:value-type="currency" office:currency="USD" office:value="500" calcext:value-type="currency">
            <text:p>$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02-01</text:p>
          </table:table-cell>
          <table:table-cell table:style-name="ce3" office:value-type="float" office:value="179.630005" calcext:value-type="float">
            <text:p>179.63</text:p>
          </table:table-cell>
          <table:table-cell table:style-name="ce3" office:value-type="float" office:value="181.179993" calcext:value-type="float">
            <text:p>181.18</text:p>
          </table:table-cell>
          <table:table-cell table:style-name="ce5" table:formula="of:=([.C4]-[.B4])/[.C4]" office:value-type="percentage" office:value="0.00855496224685241" calcext:value-type="percentage">
            <text:p>0.8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]/[.B4]" office:value-type="float" office:value="2.78349933798643" calcext:value-type="float">
            <text:p>2.7835</text:p>
          </table:table-cell>
          <table:table-cell table:style-name="ce8" table:formula="of:=[.H3]+[.G4]" office:value-type="float" office:value="5.77393001365206" calcext:value-type="float">
            <text:p>5.7739</text:p>
          </table:table-cell>
          <table:table-cell table:style-name="ce7" table:formula="of:=([.H4]*[.C4])+[.E4]" office:value-type="currency" office:currency="USD" office:value="1046.12059945597" calcext:value-type="currency">
            <text:p>$1,046.12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]/[.B4]" office:value-type="float" office:value="0" calcext:value-type="float">
            <text:p>0.0000</text:p>
          </table:table-cell>
          <table:table-cell table:style-name="ce8" table:formula="of:=[.M3]+[.L4]" office:value-type="float" office:value="0" calcext:value-type="float">
            <text:p>0.0000</text:p>
          </table:table-cell>
          <table:table-cell table:style-name="ce7" table:formula="of:=([.M4]*[.C4])+[.J4]" office:value-type="currency" office:currency="USD" office:value="1000" calcext:value-type="currency">
            <text:p>$1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03-01</text:p>
          </table:table-cell>
          <table:table-cell table:style-name="ce3" office:value-type="float" office:value="181.179993" calcext:value-type="float">
            <text:p>181.18</text:p>
          </table:table-cell>
          <table:table-cell table:style-name="ce3" office:value-type="float" office:value="180.660004" calcext:value-type="float">
            <text:p>180.66</text:p>
          </table:table-cell>
          <table:table-cell table:style-name="ce5" table:formula="of:=([.C5]-[.B5])/[.C5]" office:value-type="percentage" office:value="-0.00287827404232765" calcext:value-type="percentage">
            <text:p>-0.2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]/[.B5]" office:value-type="float" office:value="2.75968660623582" calcext:value-type="float">
            <text:p>2.7597</text:p>
          </table:table-cell>
          <table:table-cell table:style-name="ce8" table:formula="of:=[.H4]+[.G5]" office:value-type="float" office:value="8.53361661988788" calcext:value-type="float">
            <text:p>8.5336</text:p>
          </table:table-cell>
          <table:table-cell table:style-name="ce7" table:formula="of:=([.H5]*[.C5])+[.E5]" office:value-type="currency" office:currency="USD" office:value="1541.68321268341" calcext:value-type="currency">
            <text:p>$1,541.68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]/[.B5]" office:value-type="float" office:value="0" calcext:value-type="float">
            <text:p>0.0000</text:p>
          </table:table-cell>
          <table:table-cell table:style-name="ce8" table:formula="of:=[.M4]+[.L5]" office:value-type="float" office:value="0" calcext:value-type="float">
            <text:p>0.0000</text:p>
          </table:table-cell>
          <table:table-cell table:style-name="ce7" table:formula="of:=([.M5]*[.C5])+[.J5]" office:value-type="currency" office:currency="USD" office:value="1500" calcext:value-type="currency">
            <text:p>$1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04-01</text:p>
          </table:table-cell>
          <table:table-cell table:style-name="ce3" office:value-type="float" office:value="180.660004" calcext:value-type="float">
            <text:p>180.66</text:p>
          </table:table-cell>
          <table:table-cell table:style-name="ce3" office:value-type="float" office:value="179.830002" calcext:value-type="float">
            <text:p>179.83</text:p>
          </table:table-cell>
          <table:table-cell table:style-name="ce5" table:formula="of:=([.C6]-[.B6])/[.C6]" office:value-type="percentage" office:value="-0.00461548123655128" calcext:value-type="percentage">
            <text:p>-0.4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]/[.B6]" office:value-type="float" office:value="2.76762974055951" calcext:value-type="float">
            <text:p>2.7676</text:p>
          </table:table-cell>
          <table:table-cell table:style-name="ce8" table:formula="of:=[.H5]+[.G6]" office:value-type="float" office:value="11.3012463604474" calcext:value-type="float">
            <text:p>11.3012</text:p>
          </table:table-cell>
          <table:table-cell table:style-name="ce7" table:formula="of:=([.H6]*[.C6])+[.E6]" office:value-type="currency" office:currency="USD" office:value="2032.30315560175" calcext:value-type="currency">
            <text:p>$2,032.30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]/[.B6]" office:value-type="float" office:value="0" calcext:value-type="float">
            <text:p>0.0000</text:p>
          </table:table-cell>
          <table:table-cell table:style-name="ce8" table:formula="of:=[.M5]+[.L6]" office:value-type="float" office:value="0" calcext:value-type="float">
            <text:p>0.0000</text:p>
          </table:table-cell>
          <table:table-cell table:style-name="ce7" table:formula="of:=([.M6]*[.C6])+[.J6]" office:value-type="currency" office:currency="USD" office:value="2000" calcext:value-type="currency">
            <text:p>$2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05-01</text:p>
          </table:table-cell>
          <table:table-cell table:style-name="ce3" office:value-type="float" office:value="179.830002" calcext:value-type="float">
            <text:p>179.83</text:p>
          </table:table-cell>
          <table:table-cell table:style-name="ce3" office:value-type="float" office:value="189.550003" calcext:value-type="float">
            <text:p>189.55</text:p>
          </table:table-cell>
          <table:table-cell table:style-name="ce5" table:formula="of:=([.C7]-[.B7])/[.C7]" office:value-type="percentage" office:value="0.0512793502831018" calcext:value-type="percentage">
            <text:p>5.1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]/[.B7]" office:value-type="float" office:value="2.78040368369678" calcext:value-type="float">
            <text:p>2.7804</text:p>
          </table:table-cell>
          <table:table-cell table:style-name="ce8" table:formula="of:=[.H6]+[.G7]" office:value-type="float" office:value="14.0816500441442" calcext:value-type="float">
            <text:p>14.0817</text:p>
          </table:table-cell>
          <table:table-cell table:style-name="ce7" table:formula="of:=([.H7]*[.C7])+[.E7]" office:value-type="currency" office:currency="USD" office:value="2669.17680811248" calcext:value-type="currency">
            <text:p>$2,669.18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]/[.B7]" office:value-type="float" office:value="0" calcext:value-type="float">
            <text:p>0.0000</text:p>
          </table:table-cell>
          <table:table-cell table:style-name="ce8" table:formula="of:=[.M6]+[.L7]" office:value-type="float" office:value="0" calcext:value-type="float">
            <text:p>0.0000</text:p>
          </table:table-cell>
          <table:table-cell table:style-name="ce7" table:formula="of:=([.M7]*[.C7])+[.J7]" office:value-type="currency" office:currency="USD" office:value="2500" calcext:value-type="currency">
            <text:p>$2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06-01</text:p>
          </table:table-cell>
          <table:table-cell table:style-name="ce3" office:value-type="float" office:value="189.550003" calcext:value-type="float">
            <text:p>189.55</text:p>
          </table:table-cell>
          <table:table-cell table:style-name="ce3" office:value-type="float" office:value="191.850006" calcext:value-type="float">
            <text:p>191.85</text:p>
          </table:table-cell>
          <table:table-cell table:style-name="ce5" table:formula="of:=([.C8]-[.B8])/[.C8]" office:value-type="percentage" office:value="0.0119885479701262" calcext:value-type="percentage">
            <text:p>1.2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]/[.B8]" office:value-type="float" office:value="2.63782638927207" calcext:value-type="float">
            <text:p>2.6378</text:p>
          </table:table-cell>
          <table:table-cell table:style-name="ce8" table:formula="of:=[.H7]+[.G8]" office:value-type="float" office:value="16.7194764334162" calcext:value-type="float">
            <text:p>16.7195</text:p>
          </table:table-cell>
          <table:table-cell table:style-name="ce7" table:formula="of:=([.H8]*[.C8])+[.E8]" office:value-type="currency" office:currency="USD" office:value="3207.63165406776" calcext:value-type="currency">
            <text:p>$3,207.63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]/[.B8]" office:value-type="float" office:value="0" calcext:value-type="float">
            <text:p>0.0000</text:p>
          </table:table-cell>
          <table:table-cell table:style-name="ce8" table:formula="of:=[.M7]+[.L8]" office:value-type="float" office:value="0" calcext:value-type="float">
            <text:p>0.0000</text:p>
          </table:table-cell>
          <table:table-cell table:style-name="ce7" table:formula="of:=([.M8]*[.C8])+[.J8]" office:value-type="currency" office:currency="USD" office:value="3000" calcext:value-type="currency">
            <text:p>$3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07-01</text:p>
          </table:table-cell>
          <table:table-cell table:style-name="ce3" office:value-type="float" office:value="191.850006" calcext:value-type="float">
            <text:p>191.85</text:p>
          </table:table-cell>
          <table:table-cell table:style-name="ce3" office:value-type="float" office:value="190.919998" calcext:value-type="float">
            <text:p>190.92</text:p>
          </table:table-cell>
          <table:table-cell table:style-name="ce5" table:formula="of:=([.C9]-[.B9])/[.C9]" office:value-type="percentage" office:value="-0.00487119217338361" calcext:value-type="percentage">
            <text:p>-0.4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]/[.B9]" office:value-type="float" office:value="2.60620268106742" calcext:value-type="float">
            <text:p>2.6062</text:p>
          </table:table-cell>
          <table:table-cell table:style-name="ce8" table:formula="of:=[.H8]+[.G9]" office:value-type="float" office:value="19.3256791144837" calcext:value-type="float">
            <text:p>19.3257</text:p>
          </table:table-cell>
          <table:table-cell table:style-name="ce7" table:formula="of:=([.H9]*[.C9])+[.E9]" office:value-type="currency" office:currency="USD" office:value="3689.65861788586" calcext:value-type="currency">
            <text:p>$3,689.66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]/[.B9]" office:value-type="float" office:value="0" calcext:value-type="float">
            <text:p>0.0000</text:p>
          </table:table-cell>
          <table:table-cell table:style-name="ce8" table:formula="of:=[.M8]+[.L9]" office:value-type="float" office:value="0" calcext:value-type="float">
            <text:p>0.0000</text:p>
          </table:table-cell>
          <table:table-cell table:style-name="ce7" table:formula="of:=([.M9]*[.C9])+[.J9]" office:value-type="currency" office:currency="USD" office:value="3500" calcext:value-type="currency">
            <text:p>$3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08-01</text:p>
          </table:table-cell>
          <table:table-cell table:style-name="ce3" office:value-type="float" office:value="190.919998" calcext:value-type="float">
            <text:p>190.92</text:p>
          </table:table-cell>
          <table:table-cell table:style-name="ce3" office:value-type="float" office:value="188.630005" calcext:value-type="float">
            <text:p>188.63</text:p>
          </table:table-cell>
          <table:table-cell table:style-name="ce5" table:formula="of:=([.C10]-[.B10])/[.C10]" office:value-type="percentage" office:value="-0.0121401311525172" calcext:value-type="percentage">
            <text:p>-1.2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]/[.B10]" office:value-type="float" office:value="2.61889799516968" calcext:value-type="float">
            <text:p>2.6189</text:p>
          </table:table-cell>
          <table:table-cell table:style-name="ce8" table:formula="of:=[.H9]+[.G10]" office:value-type="float" office:value="21.9445771096533" calcext:value-type="float">
            <text:p>21.9446</text:p>
          </table:table-cell>
          <table:table-cell table:style-name="ce7" table:formula="of:=([.H10]*[.C10])+[.E10]" office:value-type="currency" office:currency="USD" office:value="4139.4056899168" calcext:value-type="currency">
            <text:p>$4,139.41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]/[.B10]" office:value-type="float" office:value="0" calcext:value-type="float">
            <text:p>0.0000</text:p>
          </table:table-cell>
          <table:table-cell table:style-name="ce8" table:formula="of:=[.M9]+[.L10]" office:value-type="float" office:value="0" calcext:value-type="float">
            <text:p>0.0000</text:p>
          </table:table-cell>
          <table:table-cell table:style-name="ce7" table:formula="of:=([.M10]*[.C10])+[.J10]" office:value-type="currency" office:currency="USD" office:value="4000" calcext:value-type="currency">
            <text:p>$4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09-01</text:p>
          </table:table-cell>
          <table:table-cell table:style-name="ce3" office:value-type="float" office:value="188.630005" calcext:value-type="float">
            <text:p>188.63</text:p>
          </table:table-cell>
          <table:table-cell table:style-name="ce3" office:value-type="float" office:value="182.080002" calcext:value-type="float">
            <text:p>182.08</text:p>
          </table:table-cell>
          <table:table-cell table:style-name="ce5" table:formula="of:=([.C11]-[.B11])/[.C11]" office:value-type="percentage" office:value="-0.0359732146751624" calcext:value-type="percentage">
            <text:p>-3.6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]/[.B11]" office:value-type="float" office:value="2.65069176030611" calcext:value-type="float">
            <text:p>2.6507</text:p>
          </table:table-cell>
          <table:table-cell table:style-name="ce8" table:formula="of:=[.H10]+[.G11]" office:value-type="float" office:value="24.5952688699594" calcext:value-type="float">
            <text:p>24.5953</text:p>
          </table:table-cell>
          <table:table-cell table:style-name="ce7" table:formula="of:=([.H11]*[.C11])+[.E11]" office:value-type="currency" office:currency="USD" office:value="4478.30660503275" calcext:value-type="currency">
            <text:p>$4,478.31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]/[.B11]" office:value-type="float" office:value="0" calcext:value-type="float">
            <text:p>0.0000</text:p>
          </table:table-cell>
          <table:table-cell table:style-name="ce8" table:formula="of:=[.M10]+[.L11]" office:value-type="float" office:value="0" calcext:value-type="float">
            <text:p>0.0000</text:p>
          </table:table-cell>
          <table:table-cell table:style-name="ce7" table:formula="of:=([.M11]*[.C11])+[.J11]" office:value-type="currency" office:currency="USD" office:value="4500" calcext:value-type="currency">
            <text:p>$4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10-01</text:p>
          </table:table-cell>
          <table:table-cell table:style-name="ce3" office:value-type="float" office:value="182.059998" calcext:value-type="float">
            <text:p>182.06</text:p>
          </table:table-cell>
          <table:table-cell table:style-name="ce3" office:value-type="float" office:value="189.820007" calcext:value-type="float">
            <text:p>189.82</text:p>
          </table:table-cell>
          <table:table-cell table:style-name="ce5" table:formula="of:=([.C12]-[.B12])/[.C12]" office:value-type="percentage" office:value="0.0408808803805386" calcext:value-type="percentage">
            <text:p>4.0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]/[.B12]" office:value-type="float" office:value="2.74634738818354" calcext:value-type="float">
            <text:p>2.7463</text:p>
          </table:table-cell>
          <table:table-cell table:style-name="ce8" table:formula="of:=[.H11]+[.G12]" office:value-type="float" office:value="27.341616258143" calcext:value-type="float">
            <text:p>27.3416</text:p>
          </table:table-cell>
          <table:table-cell table:style-name="ce7" table:formula="of:=([.H12]*[.C12])+[.E12]" office:value-type="currency" office:currency="USD" office:value="5189.98578951202" calcext:value-type="currency">
            <text:p>$5,189.99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]/[.B12]" office:value-type="float" office:value="0" calcext:value-type="float">
            <text:p>0.0000</text:p>
          </table:table-cell>
          <table:table-cell table:style-name="ce8" table:formula="of:=[.M11]+[.L12]" office:value-type="float" office:value="0" calcext:value-type="float">
            <text:p>0.0000</text:p>
          </table:table-cell>
          <table:table-cell table:style-name="ce7" table:formula="of:=([.M12]*[.C12])+[.J12]" office:value-type="currency" office:currency="USD" office:value="5000" calcext:value-type="currency">
            <text:p>$5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11-01</text:p>
          </table:table-cell>
          <table:table-cell table:style-name="ce3" office:value-type="float" office:value="189.820007" calcext:value-type="float">
            <text:p>189.82</text:p>
          </table:table-cell>
          <table:table-cell table:style-name="ce3" office:value-type="float" office:value="202.169998" calcext:value-type="float">
            <text:p>202.17</text:p>
          </table:table-cell>
          <table:table-cell table:style-name="ce5" table:formula="of:=([.C13]-[.B13])/[.C13]" office:value-type="percentage" office:value="0.0610871599256779" calcext:value-type="percentage">
            <text:p>6.1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]/[.B13]" office:value-type="float" office:value="2.6340742891238" calcext:value-type="float">
            <text:p>2.6341</text:p>
          </table:table-cell>
          <table:table-cell table:style-name="ce8" table:formula="of:=[.H12]+[.G13]" office:value-type="float" office:value="29.9756905472668" calcext:value-type="float">
            <text:p>29.9757</text:p>
          </table:table-cell>
          <table:table-cell table:style-name="ce7" table:formula="of:=([.H13]*[.C13])+[.E13]" office:value-type="currency" office:currency="USD" office:value="6060.18529798955" calcext:value-type="currency">
            <text:p>$6,060.19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]/[.B13]" office:value-type="float" office:value="0" calcext:value-type="float">
            <text:p>0.0000</text:p>
          </table:table-cell>
          <table:table-cell table:style-name="ce8" table:formula="of:=[.M12]+[.L13]" office:value-type="float" office:value="0" calcext:value-type="float">
            <text:p>0.0000</text:p>
          </table:table-cell>
          <table:table-cell table:style-name="ce7" table:formula="of:=([.M13]*[.C13])+[.J13]" office:value-type="currency" office:currency="USD" office:value="5500" calcext:value-type="currency">
            <text:p>$5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5-12-01</text:p>
          </table:table-cell>
          <table:table-cell table:style-name="ce3" office:value-type="float" office:value="202.169998" calcext:value-type="float">
            <text:p>202.17</text:p>
          </table:table-cell>
          <table:table-cell table:style-name="ce3" office:value-type="float" office:value="211.279999" calcext:value-type="float">
            <text:p>211.28</text:p>
          </table:table-cell>
          <table:table-cell table:style-name="ce5" table:formula="of:=([.C14]-[.B14])/[.C14]" office:value-type="percentage" office:value="0.0431181420064282" calcext:value-type="percentage">
            <text:p>4.3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]/[.B14]" office:value-type="float" office:value="2.47316617176798" calcext:value-type="float">
            <text:p>2.4732</text:p>
          </table:table-cell>
          <table:table-cell table:style-name="ce8" table:formula="of:=[.H13]+[.G14]" office:value-type="float" office:value="32.4488567190348" calcext:value-type="float">
            <text:p>32.4489</text:p>
          </table:table-cell>
          <table:table-cell table:style-name="ce7" table:formula="of:=([.H14]*[.C14])+[.E14]" office:value-type="currency" office:currency="USD" office:value="6855.79441514881" calcext:value-type="currency">
            <text:p>$6,855.79</text:p>
          </table:table-cell>
          <table:table-cell table:style-name="ce7" office:value-type="currency" office:currency="USD" office:value="6000" calcext:value-type="currency">
            <text:p>$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]/[.B14]" office:value-type="float" office:value="0" calcext:value-type="float">
            <text:p>0.0000</text:p>
          </table:table-cell>
          <table:table-cell table:style-name="ce8" table:formula="of:=[.M13]+[.L14]" office:value-type="float" office:value="0" calcext:value-type="float">
            <text:p>0.0000</text:p>
          </table:table-cell>
          <table:table-cell table:style-name="ce7" table:formula="of:=([.M14]*[.C14])+[.J14]" office:value-type="currency" office:currency="USD" office:value="6000" calcext:value-type="currency">
            <text:p>$6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01-01</text:p>
          </table:table-cell>
          <table:table-cell table:style-name="ce3" office:value-type="float" office:value="211.279999" calcext:value-type="float">
            <text:p>211.28</text:p>
          </table:table-cell>
          <table:table-cell table:style-name="ce3" office:value-type="float" office:value="211.779999" calcext:value-type="float">
            <text:p>211.78</text:p>
          </table:table-cell>
          <table:table-cell table:style-name="ce5" table:formula="of:=([.C15]-[.B15])/[.C15]" office:value-type="percentage" office:value="0.00236094060988262" calcext:value-type="percentage">
            <text:p>0.2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]/[.B15]" office:value-type="float" office:value="2.36652784156819" calcext:value-type="float">
            <text:p>2.3665</text:p>
          </table:table-cell>
          <table:table-cell table:style-name="ce8" table:formula="of:=[.H14]+[.G15]" office:value-type="float" office:value="34.815384560603" calcext:value-type="float">
            <text:p>34.8154</text:p>
          </table:table-cell>
          <table:table-cell table:style-name="ce7" table:formula="of:=([.H15]*[.C15])+[.E15]" office:value-type="currency" office:currency="USD" office:value="7373.20210742911" calcext:value-type="currency">
            <text:p>$7,373.20</text:p>
          </table:table-cell>
          <table:table-cell table:style-name="ce7" office:value-type="currency" office:currency="USD" office:value="6500" calcext:value-type="currency">
            <text:p>$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]/[.B15]" office:value-type="float" office:value="0" calcext:value-type="float">
            <text:p>0.0000</text:p>
          </table:table-cell>
          <table:table-cell table:style-name="ce8" table:formula="of:=[.M14]+[.L15]" office:value-type="float" office:value="0" calcext:value-type="float">
            <text:p>0.0000</text:p>
          </table:table-cell>
          <table:table-cell table:style-name="ce7" table:formula="of:=([.M15]*[.C15])+[.J15]" office:value-type="currency" office:currency="USD" office:value="6500" calcext:value-type="currency">
            <text:p>$6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02-01</text:p>
          </table:table-cell>
          <table:table-cell table:style-name="ce3" office:value-type="float" office:value="211.779999" calcext:value-type="float">
            <text:p>211.78</text:p>
          </table:table-cell>
          <table:table-cell table:style-name="ce3" office:value-type="float" office:value="226.919998" calcext:value-type="float">
            <text:p>226.92</text:p>
          </table:table-cell>
          <table:table-cell table:style-name="ce5" table:formula="of:=([.C16]-[.B16])/[.C16]" office:value-type="percentage" office:value="0.0667195449208491" calcext:value-type="percentage">
            <text:p>6.6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]/[.B16]" office:value-type="float" office:value="2.36094060988262" calcext:value-type="float">
            <text:p>2.3609</text:p>
          </table:table-cell>
          <table:table-cell table:style-name="ce8" table:formula="of:=[.H15]+[.G16]" office:value-type="float" office:value="37.1763251704856" calcext:value-type="float">
            <text:p>37.1763</text:p>
          </table:table-cell>
          <table:table-cell table:style-name="ce7" table:formula="of:=([.H16]*[.C16])+[.E16]" office:value-type="currency" office:currency="USD" office:value="8436.05163333394" calcext:value-type="currency">
            <text:p>$8,436.05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]/[.B16]" office:value-type="float" office:value="0" calcext:value-type="float">
            <text:p>0.0000</text:p>
          </table:table-cell>
          <table:table-cell table:style-name="ce8" table:formula="of:=[.M15]+[.L16]" office:value-type="float" office:value="0" calcext:value-type="float">
            <text:p>0.0000</text:p>
          </table:table-cell>
          <table:table-cell table:style-name="ce7" table:formula="of:=([.M16]*[.C16])+[.J16]" office:value-type="currency" office:currency="USD" office:value="7000" calcext:value-type="currency">
            <text:p>$7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03-01</text:p>
          </table:table-cell>
          <table:table-cell table:style-name="ce3" office:value-type="float" office:value="226.919998" calcext:value-type="float">
            <text:p>226.92</text:p>
          </table:table-cell>
          <table:table-cell table:style-name="ce3" office:value-type="float" office:value="238.899994" calcext:value-type="float">
            <text:p>238.90</text:p>
          </table:table-cell>
          <table:table-cell table:style-name="ce5" table:formula="of:=([.C17]-[.B17])/[.C17]" office:value-type="percentage" office:value="0.050146489329757" calcext:value-type="percentage">
            <text:p>5.0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]/[.B17]" office:value-type="float" office:value="2.2034197268061" calcext:value-type="float">
            <text:p>2.2034</text:p>
          </table:table-cell>
          <table:table-cell table:style-name="ce8" table:formula="of:=[.H16]+[.G17]" office:value-type="float" office:value="39.3797448972917" calcext:value-type="float">
            <text:p>39.3797</text:p>
          </table:table-cell>
          <table:table-cell table:style-name="ce7" table:formula="of:=([.H17]*[.C17])+[.E17]" office:value-type="currency" office:currency="USD" office:value="9407.82081968451" calcext:value-type="currency">
            <text:p>$9,407.82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]/[.B17]" office:value-type="float" office:value="0" calcext:value-type="float">
            <text:p>0.0000</text:p>
          </table:table-cell>
          <table:table-cell table:style-name="ce8" table:formula="of:=[.M16]+[.L17]" office:value-type="float" office:value="0" calcext:value-type="float">
            <text:p>0.0000</text:p>
          </table:table-cell>
          <table:table-cell table:style-name="ce7" table:formula="of:=([.M17]*[.C17])+[.J17]" office:value-type="currency" office:currency="USD" office:value="7500" calcext:value-type="currency">
            <text:p>$7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04-01</text:p>
          </table:table-cell>
          <table:table-cell table:style-name="ce3" office:value-type="float" office:value="238.899994" calcext:value-type="float">
            <text:p>238.90</text:p>
          </table:table-cell>
          <table:table-cell table:style-name="ce3" office:value-type="float" office:value="235.520004" calcext:value-type="float">
            <text:p>235.52</text:p>
          </table:table-cell>
          <table:table-cell table:style-name="ce5" table:formula="of:=([.C18]-[.B18])/[.C18]" office:value-type="percentage" office:value="-0.0143511801231117" calcext:value-type="percentage">
            <text:p>-1.4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]/[.B18]" office:value-type="float" office:value="2.09292596298684" calcext:value-type="float">
            <text:p>2.0929</text:p>
          </table:table-cell>
          <table:table-cell table:style-name="ce8" table:formula="of:=[.H17]+[.G18]" office:value-type="float" office:value="41.4726708602785" calcext:value-type="float">
            <text:p>41.4727</text:p>
          </table:table-cell>
          <table:table-cell table:style-name="ce7" table:formula="of:=([.H18]*[.C18])+[.E18]" office:value-type="currency" office:currency="USD" office:value="9767.64360690348" calcext:value-type="currency">
            <text:p>$9,767.64</text:p>
          </table:table-cell>
          <table:table-cell table:style-name="ce7" office:value-type="currency" office:currency="USD" office:value="8000" calcext:value-type="currency">
            <text:p>$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]/[.B18]" office:value-type="float" office:value="0" calcext:value-type="float">
            <text:p>0.0000</text:p>
          </table:table-cell>
          <table:table-cell table:style-name="ce8" table:formula="of:=[.M17]+[.L18]" office:value-type="float" office:value="0" calcext:value-type="float">
            <text:p>0.0000</text:p>
          </table:table-cell>
          <table:table-cell table:style-name="ce7" table:formula="of:=([.M18]*[.C18])+[.J18]" office:value-type="currency" office:currency="USD" office:value="8000" calcext:value-type="currency">
            <text:p>$8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05-01</text:p>
          </table:table-cell>
          <table:table-cell table:style-name="ce3" office:value-type="float" office:value="235.520004" calcext:value-type="float">
            <text:p>235.52</text:p>
          </table:table-cell>
          <table:table-cell table:style-name="ce3" office:value-type="float" office:value="247.350006" calcext:value-type="float">
            <text:p>247.35</text:p>
          </table:table-cell>
          <table:table-cell table:style-name="ce5" table:formula="of:=([.C19]-[.B19])/[.C19]" office:value-type="percentage" office:value="0.0478269727634452" calcext:value-type="percentage">
            <text:p>4.7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]/[.B19]" office:value-type="float" office:value="2.122961920466" calcext:value-type="float">
            <text:p>2.1230</text:p>
          </table:table-cell>
          <table:table-cell table:style-name="ce8" table:formula="of:=[.H18]+[.G19]" office:value-type="float" office:value="43.5956327807445" calcext:value-type="float">
            <text:p>43.5956</text:p>
          </table:table-cell>
          <table:table-cell table:style-name="ce7" table:formula="of:=([.H19]*[.C19])+[.E19]" office:value-type="currency" office:currency="USD" office:value="10783.380029891" calcext:value-type="currency">
            <text:p>$10,783.38</text:p>
          </table:table-cell>
          <table:table-cell table:style-name="ce7" office:value-type="currency" office:currency="USD" office:value="8500" calcext:value-type="currency">
            <text:p>$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9]/[.B19]" office:value-type="float" office:value="0" calcext:value-type="float">
            <text:p>0.0000</text:p>
          </table:table-cell>
          <table:table-cell table:style-name="ce8" table:formula="of:=[.M18]+[.L19]" office:value-type="float" office:value="0" calcext:value-type="float">
            <text:p>0.0000</text:p>
          </table:table-cell>
          <table:table-cell table:style-name="ce7" table:formula="of:=([.M19]*[.C19])+[.J19]" office:value-type="currency" office:currency="USD" office:value="8500" calcext:value-type="currency">
            <text:p>$8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06-01</text:p>
          </table:table-cell>
          <table:table-cell table:style-name="ce3" office:value-type="float" office:value="246.039993" calcext:value-type="float">
            <text:p>246.04</text:p>
          </table:table-cell>
          <table:table-cell table:style-name="ce3" office:value-type="float" office:value="250.839996" calcext:value-type="float">
            <text:p>250.84</text:p>
          </table:table-cell>
          <table:table-cell table:style-name="ce5" table:formula="of:=([.C20]-[.B20])/[.C20]" office:value-type="percentage" office:value="0.0191357162994055" calcext:value-type="percentage">
            <text:p>1.9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]/[.B20]" office:value-type="float" office:value="2.03218994564026" calcext:value-type="float">
            <text:p>2.0322</text:p>
          </table:table-cell>
          <table:table-cell table:style-name="ce8" table:formula="of:=[.H19]+[.G20]" office:value-type="float" office:value="45.6278227263848" calcext:value-type="float">
            <text:p>45.6278</text:p>
          </table:table-cell>
          <table:table-cell table:style-name="ce7" table:formula="of:=([.H20]*[.C20])+[.E20]" office:value-type="currency" office:currency="USD" office:value="11445.2828701751" calcext:value-type="currency">
            <text:p>$11,445.28</text:p>
          </table:table-cell>
          <table:table-cell table:style-name="ce7" office:value-type="currency" office:currency="USD" office:value="9000" calcext:value-type="currency">
            <text:p>$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]/[.B20]" office:value-type="float" office:value="0" calcext:value-type="float">
            <text:p>0.0000</text:p>
          </table:table-cell>
          <table:table-cell table:style-name="ce8" table:formula="of:=[.M19]+[.L20]" office:value-type="float" office:value="0" calcext:value-type="float">
            <text:p>0.0000</text:p>
          </table:table-cell>
          <table:table-cell table:style-name="ce7" table:formula="of:=([.M20]*[.C20])+[.J20]" office:value-type="currency" office:currency="USD" office:value="9000" calcext:value-type="currency">
            <text:p>$9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07-01</text:p>
          </table:table-cell>
          <table:table-cell table:style-name="ce3" office:value-type="float" office:value="250.669998" calcext:value-type="float">
            <text:p>250.67</text:p>
          </table:table-cell>
          <table:table-cell table:style-name="ce3" office:value-type="float" office:value="236.119995" calcext:value-type="float">
            <text:p>236.12</text:p>
          </table:table-cell>
          <table:table-cell table:style-name="ce5" table:formula="of:=([.C21]-[.B21])/[.C21]" office:value-type="percentage" office:value="-0.0616212235647388" calcext:value-type="percentage">
            <text:p>-6.1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]/[.B21]" office:value-type="float" office:value="1.99465434231982" calcext:value-type="float">
            <text:p>1.9947</text:p>
          </table:table-cell>
          <table:table-cell table:style-name="ce8" table:formula="of:=[.H20]+[.G21]" office:value-type="float" office:value="47.6224770687046" calcext:value-type="float">
            <text:p>47.6225</text:p>
          </table:table-cell>
          <table:table-cell table:style-name="ce7" table:formula="of:=([.H21]*[.C21])+[.E21]" office:value-type="currency" office:currency="USD" office:value="11244.6190473501" calcext:value-type="currency">
            <text:p>$11,244.62</text:p>
          </table:table-cell>
          <table:table-cell table:style-name="ce7" office:value-type="currency" office:currency="USD" office:value="9500" calcext:value-type="currency">
            <text:p>$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1]/[.B21]" office:value-type="float" office:value="0" calcext:value-type="float">
            <text:p>0.0000</text:p>
          </table:table-cell>
          <table:table-cell table:style-name="ce8" table:formula="of:=[.M20]+[.L21]" office:value-type="float" office:value="0" calcext:value-type="float">
            <text:p>0.0000</text:p>
          </table:table-cell>
          <table:table-cell table:style-name="ce7" table:formula="of:=([.M21]*[.C21])+[.J21]" office:value-type="currency" office:currency="USD" office:value="9500" calcext:value-type="currency">
            <text:p>$9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08-01</text:p>
          </table:table-cell>
          <table:table-cell table:style-name="ce3" office:value-type="float" office:value="236.119995" calcext:value-type="float">
            <text:p>236.12</text:p>
          </table:table-cell>
          <table:table-cell table:style-name="ce3" office:value-type="float" office:value="252.929993" calcext:value-type="float">
            <text:p>252.93</text:p>
          </table:table-cell>
          <table:table-cell table:style-name="ce5" table:formula="of:=([.C22]-[.B22])/[.C22]" office:value-type="percentage" office:value="0.066461070119114" calcext:value-type="percentage">
            <text:p>6.6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]/[.B22]" office:value-type="float" office:value="2.11756738348228" calcext:value-type="float">
            <text:p>2.1176</text:p>
          </table:table-cell>
          <table:table-cell table:style-name="ce8" table:formula="of:=[.H21]+[.G22]" office:value-type="float" office:value="49.7400444521869" calcext:value-type="float">
            <text:p>49.7400</text:p>
          </table:table-cell>
          <table:table-cell table:style-name="ce7" table:formula="of:=([.H22]*[.C22])+[.E22]" office:value-type="currency" office:currency="USD" office:value="12580.7490951113" calcext:value-type="currency">
            <text:p>$12,580.75</text:p>
          </table:table-cell>
          <table:table-cell table:style-name="ce7" office:value-type="currency" office:currency="USD" office:value="10000" calcext:value-type="currency">
            <text:p>$1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]/[.B22]" office:value-type="float" office:value="0" calcext:value-type="float">
            <text:p>0.0000</text:p>
          </table:table-cell>
          <table:table-cell table:style-name="ce8" table:formula="of:=[.M21]+[.L22]" office:value-type="float" office:value="0" calcext:value-type="float">
            <text:p>0.0000</text:p>
          </table:table-cell>
          <table:table-cell table:style-name="ce7" table:formula="of:=([.M22]*[.C22])+[.J22]" office:value-type="currency" office:currency="USD" office:value="10000" calcext:value-type="currency">
            <text:p>$10,0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09-01</text:p>
          </table:table-cell>
          <table:table-cell table:style-name="ce3" office:value-type="float" office:value="252.929993" calcext:value-type="float">
            <text:p>252.93</text:p>
          </table:table-cell>
          <table:table-cell table:style-name="ce3" office:value-type="float" office:value="231.320007" calcext:value-type="float">
            <text:p>231.32</text:p>
          </table:table-cell>
          <table:table-cell table:style-name="ce5" table:formula="of:=([.C23]-[.B23])/[.C23]" office:value-type="percentage" office:value="-0.0934203067009245" calcext:value-type="percentage">
            <text:p>-9.3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]/[.B23]" office:value-type="float" office:value="1.97683158912672" calcext:value-type="float">
            <text:p>1.9768</text:p>
          </table:table-cell>
          <table:table-cell table:style-name="ce8" table:formula="of:=[.H22]+[.G23]" office:value-type="float" office:value="51.7168760413136" calcext:value-type="float">
            <text:p>51.7169</text:p>
          </table:table-cell>
          <table:table-cell table:style-name="ce7" table:formula="of:=([.H23]*[.C23])+[.E23]" office:value-type="currency" office:currency="USD" office:value="11963.1481278948" calcext:value-type="currency">
            <text:p>$11,963.15</text:p>
          </table:table-cell>
          <table:table-cell table:style-name="ce7" office:value-type="currency" office:currency="USD" office:value="10500" calcext:value-type="currency">
            <text:p>$1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]/[.B23]" office:value-type="float" office:value="0" calcext:value-type="float">
            <text:p>0.0000</text:p>
          </table:table-cell>
          <table:table-cell table:style-name="ce8" table:formula="of:=[.M22]+[.L23]" office:value-type="float" office:value="0" calcext:value-type="float">
            <text:p>0.0000</text:p>
          </table:table-cell>
          <table:table-cell table:style-name="ce7" table:formula="of:=([.M23]*[.C23])+[.J23]" office:value-type="currency" office:currency="USD" office:value="10500" calcext:value-type="currency">
            <text:p>$10,500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10-01</text:p>
          </table:table-cell>
          <table:table-cell table:style-name="ce3" office:value-type="float" office:value="231.320007" calcext:value-type="float">
            <text:p>231.32</text:p>
          </table:table-cell>
          <table:table-cell table:style-name="ce3" office:value-type="float" office:value="243.979996" calcext:value-type="float">
            <text:p>243.98</text:p>
          </table:table-cell>
          <table:table-cell table:style-name="ce5" table:formula="of:=([.C24]-[.B24])/[.C24]" office:value-type="percentage" office:value="0.0518894549043275" calcext:value-type="percentage">
            <text:p>5.1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]/[.B24]" office:value-type="float" office:value="2.16150780247901" calcext:value-type="float">
            <text:p>2.1615</text:p>
          </table:table-cell>
          <table:table-cell table:style-name="ce8" table:formula="of:=[.H23]+[.G24]" office:value-type="float" office:value="53.8783838437926" calcext:value-type="float">
            <text:p>53.8784</text:p>
          </table:table-cell>
          <table:table-cell table:style-name="ce7" table:formula="of:=([.H24]*[.C24])+[.E24]" office:value-type="currency" office:currency="USD" office:value="13145.247874695" calcext:value-type="currency">
            <text:p>$13,145.25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10500" calcext:value-type="currency">
            <text:p>$10,500.00</text:p>
          </table:table-cell>
          <table:table-cell table:style-name="ce8" table:formula="of:=[.K24]/[.B24]" office:value-type="float" office:value="45.3916638520593" calcext:value-type="float">
            <text:p>45.3917</text:p>
          </table:table-cell>
          <table:table-cell table:style-name="ce8" table:formula="of:=[.M23]+[.L24]" office:value-type="float" office:value="45.3916638520593" calcext:value-type="float">
            <text:p>45.3917</text:p>
          </table:table-cell>
          <table:table-cell table:style-name="ce7" table:formula="of:=([.M24]*[.C24])+[.J24]" office:value-type="currency" office:currency="USD" office:value="11574.6579650588" calcext:value-type="currency">
            <text:p>$11,574.6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11-01</text:p>
          </table:table-cell>
          <table:table-cell table:style-name="ce3" office:value-type="float" office:value="243.970001" calcext:value-type="float">
            <text:p>243.97</text:p>
          </table:table-cell>
          <table:table-cell table:style-name="ce3" office:value-type="float" office:value="249.220001" calcext:value-type="float">
            <text:p>249.22</text:p>
          </table:table-cell>
          <table:table-cell table:style-name="ce5" table:formula="of:=([.C25]-[.B25])/[.C25]" office:value-type="percentage" office:value="0.0210657249776674" calcext:value-type="percentage">
            <text:p>2.1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]/[.B25]" office:value-type="float" office:value="2.04943229885055" calcext:value-type="float">
            <text:p>2.0494</text:p>
          </table:table-cell>
          <table:table-cell table:style-name="ce8" table:formula="of:=[.H24]+[.G25]" office:value-type="float" office:value="55.9278161426432" calcext:value-type="float">
            <text:p>55.9278</text:p>
          </table:table-cell>
          <table:table-cell table:style-name="ce7" table:formula="of:=([.H25]*[.C25])+[.E25]" office:value-type="currency" office:currency="USD" office:value="13938.3303949973" calcext:value-type="currency">
            <text:p>$13,938.33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]/[.B25]" office:value-type="float" office:value="0" calcext:value-type="float">
            <text:p>0.0000</text:p>
          </table:table-cell>
          <table:table-cell table:style-name="ce8" table:formula="of:=[.M24]+[.L25]" office:value-type="float" office:value="45.3916638520593" calcext:value-type="float">
            <text:p>45.3917</text:p>
          </table:table-cell>
          <table:table-cell table:style-name="ce7" table:formula="of:=([.M25]*[.C25])+[.J25]" office:value-type="currency" office:currency="USD" office:value="12312.5105106019" calcext:value-type="currency">
            <text:p>$12,312.5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6-12-01</text:p>
          </table:table-cell>
          <table:table-cell table:style-name="ce3" office:value-type="float" office:value="249.220001" calcext:value-type="float">
            <text:p>249.22</text:p>
          </table:table-cell>
          <table:table-cell table:style-name="ce3" office:value-type="float" office:value="242.169998" calcext:value-type="float">
            <text:p>242.17</text:p>
          </table:table-cell>
          <table:table-cell table:style-name="ce5" table:formula="of:=([.C26]-[.B26])/[.C26]" office:value-type="percentage" office:value="-0.0291117936087195" calcext:value-type="percentage">
            <text:p>-2.9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]/[.B26]" office:value-type="float" office:value="2.00625952168261" calcext:value-type="float">
            <text:p>2.0063</text:p>
          </table:table-cell>
          <table:table-cell table:style-name="ce8" table:formula="of:=[.H25]+[.G26]" office:value-type="float" office:value="57.9340756643258" calcext:value-type="float">
            <text:p>57.9341</text:p>
          </table:table-cell>
          <table:table-cell table:style-name="ce7" table:formula="of:=([.H26]*[.C26])+[.E26]" office:value-type="currency" office:currency="USD" office:value="14029.8949877616" calcext:value-type="currency">
            <text:p>$14,029.89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]/[.B26]" office:value-type="float" office:value="0" calcext:value-type="float">
            <text:p>0.0000</text:p>
          </table:table-cell>
          <table:table-cell table:style-name="ce8" table:formula="of:=[.M25]+[.L26]" office:value-type="float" office:value="45.3916638520593" calcext:value-type="float">
            <text:p>45.3917</text:p>
          </table:table-cell>
          <table:table-cell table:style-name="ce7" table:formula="of:=([.M26]*[.C26])+[.J26]" office:value-type="currency" office:currency="USD" office:value="12492.4991442699" calcext:value-type="currency">
            <text:p>$12,492.5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01-01</text:p>
          </table:table-cell>
          <table:table-cell table:style-name="ce3" office:value-type="float" office:value="242.169998" calcext:value-type="float">
            <text:p>242.17</text:p>
          </table:table-cell>
          <table:table-cell table:style-name="ce3" office:value-type="float" office:value="274.079987" calcext:value-type="float">
            <text:p>274.08</text:p>
          </table:table-cell>
          <table:table-cell table:style-name="ce5" table:formula="of:=([.C27]-[.B27])/[.C27]" office:value-type="percentage" office:value="0.116425826450437" calcext:value-type="percentage">
            <text:p>11.6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]/[.B27]" office:value-type="float" office:value="2.06466533480336" calcext:value-type="float">
            <text:p>2.0647</text:p>
          </table:table-cell>
          <table:table-cell table:style-name="ce8" table:formula="of:=[.H26]+[.G27]" office:value-type="float" office:value="59.9987409991291" calcext:value-type="float">
            <text:p>59.9987</text:p>
          </table:table-cell>
          <table:table-cell table:style-name="ce7" table:formula="of:=([.H27]*[.C27])+[.E27]" office:value-type="currency" office:currency="USD" office:value="16444.4541530577" calcext:value-type="currency">
            <text:p>$16,444.45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]/[.B27]" office:value-type="float" office:value="0" calcext:value-type="float">
            <text:p>0.0000</text:p>
          </table:table-cell>
          <table:table-cell table:style-name="ce8" table:formula="of:=[.M26]+[.L27]" office:value-type="float" office:value="45.3916638520593" calcext:value-type="float">
            <text:p>45.3917</text:p>
          </table:table-cell>
          <table:table-cell table:style-name="ce7" table:formula="of:=([.M27]*[.C27])+[.J27]" office:value-type="currency" office:currency="USD" office:value="14440.9466384808" calcext:value-type="currency">
            <text:p>$14,440.9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02-01</text:p>
          </table:table-cell>
          <table:table-cell table:style-name="ce3" office:value-type="float" office:value="274.079987" calcext:value-type="float">
            <text:p>274.08</text:p>
          </table:table-cell>
          <table:table-cell table:style-name="ce3" office:value-type="float" office:value="284.200012" calcext:value-type="float">
            <text:p>284.20</text:p>
          </table:table-cell>
          <table:table-cell table:style-name="ce5" table:formula="of:=([.C28]-[.B28])/[.C28]" office:value-type="percentage" office:value="0.0356088127118024" calcext:value-type="percentage">
            <text:p>3.5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]/[.B28]" office:value-type="float" office:value="1.82428496685531" calcext:value-type="float">
            <text:p>1.8243</text:p>
          </table:table-cell>
          <table:table-cell table:style-name="ce8" table:formula="of:=[.H27]+[.G28]" office:value-type="float" office:value="61.8230259659844" calcext:value-type="float">
            <text:p>61.8230</text:p>
          </table:table-cell>
          <table:table-cell table:style-name="ce7" table:formula="of:=([.H28]*[.C28])+[.E28]" office:value-type="currency" office:currency="USD" office:value="17570.1047214091" calcext:value-type="currency">
            <text:p>$17,570.10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]/[.B28]" office:value-type="float" office:value="0" calcext:value-type="float">
            <text:p>0.0000</text:p>
          </table:table-cell>
          <table:table-cell table:style-name="ce8" table:formula="of:=[.M27]+[.L28]" office:value-type="float" office:value="45.3916638520593" calcext:value-type="float">
            <text:p>45.3917</text:p>
          </table:table-cell>
          <table:table-cell table:style-name="ce7" table:formula="of:=([.M28]*[.C28])+[.J28]" office:value-type="currency" office:currency="USD" office:value="15400.3114114552" calcext:value-type="currency">
            <text:p>$15,400.3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03-01</text:p>
          </table:table-cell>
          <table:table-cell table:style-name="ce3" office:value-type="float" office:value="284.170013" calcext:value-type="float">
            <text:p>284.17</text:p>
          </table:table-cell>
          <table:table-cell table:style-name="ce3" office:value-type="float" office:value="291.700012" calcext:value-type="float">
            <text:p>291.70</text:p>
          </table:table-cell>
          <table:table-cell table:style-name="ce5" table:formula="of:=([.C29]-[.B29])/[.C29]" office:value-type="percentage" office:value="0.025814188173568" calcext:value-type="percentage">
            <text:p>2.5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]/[.B29]" office:value-type="float" office:value="1.75951007188081" calcext:value-type="float">
            <text:p>1.7595</text:p>
          </table:table-cell>
          <table:table-cell table:style-name="ce8" table:formula="of:=[.H28]+[.G29]" office:value-type="float" office:value="63.5825360378653" calcext:value-type="float">
            <text:p>63.5825</text:p>
          </table:table-cell>
          <table:table-cell table:style-name="ce7" table:formula="of:=([.H29]*[.C29])+[.E29]" office:value-type="currency" office:currency="USD" office:value="18547.0265252357" calcext:value-type="currency">
            <text:p>$18,547.03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9]/[.B29]" office:value-type="float" office:value="0" calcext:value-type="float">
            <text:p>0.0000</text:p>
          </table:table-cell>
          <table:table-cell table:style-name="ce8" table:formula="of:=[.M28]+[.L29]" office:value-type="float" office:value="45.3916638520593" calcext:value-type="float">
            <text:p>45.3917</text:p>
          </table:table-cell>
          <table:table-cell table:style-name="ce7" table:formula="of:=([.M29]*[.C29])+[.J29]" office:value-type="currency" office:currency="USD" office:value="16240.7488903457" calcext:value-type="currency">
            <text:p>$16,240.7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04-01</text:p>
          </table:table-cell>
          <table:table-cell table:style-name="ce3" office:value-type="float" office:value="291.589996" calcext:value-type="float">
            <text:p>291.59</text:p>
          </table:table-cell>
          <table:table-cell table:style-name="ce3" office:value-type="float" office:value="288.359985" calcext:value-type="float">
            <text:p>288.36</text:p>
          </table:table-cell>
          <table:table-cell table:style-name="ce5" table:formula="of:=([.C30]-[.B30])/[.C30]" office:value-type="percentage" office:value="-0.011201314911984" calcext:value-type="percentage">
            <text:p>-1.1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]/[.B30]" office:value-type="float" office:value="1.71473646853097" calcext:value-type="float">
            <text:p>1.7147</text:p>
          </table:table-cell>
          <table:table-cell table:style-name="ce8" table:formula="of:=[.H29]+[.G30]" office:value-type="float" office:value="65.2972725063962" calcext:value-type="float">
            <text:p>65.2973</text:p>
          </table:table-cell>
          <table:table-cell table:style-name="ce7" table:formula="of:=([.H30]*[.C30])+[.E30]" office:value-type="currency" office:currency="USD" office:value="18829.1205204853" calcext:value-type="currency">
            <text:p>$18,829.12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]/[.B30]" office:value-type="float" office:value="0" calcext:value-type="float">
            <text:p>0.0000</text:p>
          </table:table-cell>
          <table:table-cell table:style-name="ce8" table:formula="of:=[.M29]+[.L30]" office:value-type="float" office:value="45.3916638520593" calcext:value-type="float">
            <text:p>45.3917</text:p>
          </table:table-cell>
          <table:table-cell table:style-name="ce7" table:formula="of:=([.M30]*[.C30])+[.J30]" office:value-type="currency" office:currency="USD" office:value="16589.1395075049" calcext:value-type="currency">
            <text:p>$16,589.1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05-01</text:p>
          </table:table-cell>
          <table:table-cell table:style-name="ce3" office:value-type="float" office:value="286.98999" calcext:value-type="float">
            <text:p>286.99</text:p>
          </table:table-cell>
          <table:table-cell table:style-name="ce3" office:value-type="float" office:value="290.100006" calcext:value-type="float">
            <text:p>290.10</text:p>
          </table:table-cell>
          <table:table-cell table:style-name="ce5" table:formula="of:=([.C31]-[.B31])/[.C31]" office:value-type="percentage" office:value="0.0107204961588316" calcext:value-type="percentage">
            <text:p>1.0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]/[.B31]" office:value-type="float" office:value="1.7422210440162" calcext:value-type="float">
            <text:p>1.7422</text:p>
          </table:table-cell>
          <table:table-cell table:style-name="ce8" table:formula="of:=[.H30]+[.G31]" office:value-type="float" office:value="67.0394935504124" calcext:value-type="float">
            <text:p>67.0395</text:p>
          </table:table-cell>
          <table:table-cell table:style-name="ce7" table:formula="of:=([.H31]*[.C31])+[.E31]" office:value-type="currency" office:currency="USD" office:value="19448.1574812116" calcext:value-type="currency">
            <text:p>$19,448.16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]/[.B31]" office:value-type="float" office:value="0" calcext:value-type="float">
            <text:p>0.0000</text:p>
          </table:table-cell>
          <table:table-cell table:style-name="ce8" table:formula="of:=[.M30]+[.L31]" office:value-type="float" office:value="45.3916638520593" calcext:value-type="float">
            <text:p>45.3917</text:p>
          </table:table-cell>
          <table:table-cell table:style-name="ce7" table:formula="of:=([.M31]*[.C31])+[.J31]" office:value-type="currency" office:currency="USD" office:value="17168.1219558324" calcext:value-type="currency">
            <text:p>$17,168.1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06-01</text:p>
          </table:table-cell>
          <table:table-cell table:style-name="ce3" office:value-type="float" office:value="290.119995" calcext:value-type="float">
            <text:p>290.12</text:p>
          </table:table-cell>
          <table:table-cell table:style-name="ce3" office:value-type="float" office:value="304" calcext:value-type="float">
            <text:p>304.00</text:p>
          </table:table-cell>
          <table:table-cell table:style-name="ce5" table:formula="of:=([.C32]-[.B32])/[.C32]" office:value-type="percentage" office:value="0.0456579111842105" calcext:value-type="percentage">
            <text:p>4.5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]/[.B32]" office:value-type="float" office:value="1.72342481944411" calcext:value-type="float">
            <text:p>1.7234</text:p>
          </table:table-cell>
          <table:table-cell table:style-name="ce8" table:formula="of:=[.H31]+[.G32]" office:value-type="float" office:value="68.7629183698565" calcext:value-type="float">
            <text:p>68.7629</text:p>
          </table:table-cell>
          <table:table-cell table:style-name="ce7" table:formula="of:=([.H32]*[.C32])+[.E32]" office:value-type="currency" office:currency="USD" office:value="20903.9271844364" calcext:value-type="currency">
            <text:p>$20,903.93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]/[.B32]" office:value-type="float" office:value="0" calcext:value-type="float">
            <text:p>0.0000</text:p>
          </table:table-cell>
          <table:table-cell table:style-name="ce8" table:formula="of:=[.M31]+[.L32]" office:value-type="float" office:value="45.3916638520593" calcext:value-type="float">
            <text:p>45.3917</text:p>
          </table:table-cell>
          <table:table-cell table:style-name="ce7" table:formula="of:=([.M32]*[.C32])+[.J32]" office:value-type="currency" office:currency="USD" office:value="18299.065811026" calcext:value-type="currency">
            <text:p>$18,299.0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07-01</text:p>
          </table:table-cell>
          <table:table-cell table:style-name="ce3" office:value-type="float" office:value="303.98999" calcext:value-type="float">
            <text:p>303.99</text:p>
          </table:table-cell>
          <table:table-cell table:style-name="ce3" office:value-type="float" office:value="318.660004" calcext:value-type="float">
            <text:p>318.66</text:p>
          </table:table-cell>
          <table:table-cell table:style-name="ce5" table:formula="of:=([.C33]-[.B33])/[.C33]" office:value-type="percentage" office:value="0.0460365713169326" calcext:value-type="percentage">
            <text:p>4.6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]/[.B33]" office:value-type="float" office:value="1.64479100117737" calcext:value-type="float">
            <text:p>1.6448</text:p>
          </table:table-cell>
          <table:table-cell table:style-name="ce8" table:formula="of:=[.H32]+[.G33]" office:value-type="float" office:value="70.4077093710339" calcext:value-type="float">
            <text:p>70.4077</text:p>
          </table:table-cell>
          <table:table-cell table:style-name="ce7" table:formula="of:=([.H33]*[.C33])+[.E33]" office:value-type="currency" office:currency="USD" office:value="22436.1209498045" calcext:value-type="currency">
            <text:p>$22,436.12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]/[.B33]" office:value-type="float" office:value="0" calcext:value-type="float">
            <text:p>0.0000</text:p>
          </table:table-cell>
          <table:table-cell table:style-name="ce8" table:formula="of:=[.M32]+[.L33]" office:value-type="float" office:value="45.3916638520593" calcext:value-type="float">
            <text:p>45.3917</text:p>
          </table:table-cell>
          <table:table-cell table:style-name="ce7" table:formula="of:=([.M33]*[.C33])+[.J33]" office:value-type="currency" office:currency="USD" office:value="19464.5077846639" calcext:value-type="currency">
            <text:p>$19,464.5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08-01</text:p>
          </table:table-cell>
          <table:table-cell table:style-name="ce3" office:value-type="float" office:value="318.619995" calcext:value-type="float">
            <text:p>318.62</text:p>
          </table:table-cell>
          <table:table-cell table:style-name="ce3" office:value-type="float" office:value="329.799988" calcext:value-type="float">
            <text:p>329.80</text:p>
          </table:table-cell>
          <table:table-cell table:style-name="ce5" table:formula="of:=([.C34]-[.B34])/[.C34]" office:value-type="percentage" office:value="0.0338993129375128" calcext:value-type="percentage">
            <text:p>3.3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]/[.B34]" office:value-type="float" office:value="1.5692674905729" calcext:value-type="float">
            <text:p>1.5693</text:p>
          </table:table-cell>
          <table:table-cell table:style-name="ce8" table:formula="of:=[.H33]+[.G34]" office:value-type="float" office:value="71.9769768616068" calcext:value-type="float">
            <text:p>71.9770</text:p>
          </table:table-cell>
          <table:table-cell table:style-name="ce7" table:formula="of:=([.H34]*[.C34])+[.E34]" office:value-type="currency" office:currency="USD" office:value="23738.0061052342" calcext:value-type="currency">
            <text:p>$23,738.01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]/[.B34]" office:value-type="float" office:value="0" calcext:value-type="float">
            <text:p>0.0000</text:p>
          </table:table-cell>
          <table:table-cell table:style-name="ce8" table:formula="of:=[.M33]+[.L34]" office:value-type="float" office:value="45.3916638520593" calcext:value-type="float">
            <text:p>45.3917</text:p>
          </table:table-cell>
          <table:table-cell table:style-name="ce7" table:formula="of:=([.M34]*[.C34])+[.J34]" office:value-type="currency" office:currency="USD" office:value="20470.1701937092" calcext:value-type="currency">
            <text:p>$20,470.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09-01</text:p>
          </table:table-cell>
          <table:table-cell table:style-name="ce3" office:value-type="float" office:value="329.809998" calcext:value-type="float">
            <text:p>329.81</text:p>
          </table:table-cell>
          <table:table-cell table:style-name="ce3" office:value-type="float" office:value="321.829987" calcext:value-type="float">
            <text:p>321.83</text:p>
          </table:table-cell>
          <table:table-cell table:style-name="ce5" table:formula="of:=([.C35]-[.B35])/[.C35]" office:value-type="percentage" office:value="-0.0247957347740874" calcext:value-type="percentage">
            <text:p>-2.4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]/[.B35]" office:value-type="float" office:value="1.51602438686531" calcext:value-type="float">
            <text:p>1.5160</text:p>
          </table:table-cell>
          <table:table-cell table:style-name="ce8" table:formula="of:=[.H34]+[.G35]" office:value-type="float" office:value="73.4930012484721" calcext:value-type="float">
            <text:p>73.4930</text:p>
          </table:table-cell>
          <table:table-cell table:style-name="ce7" table:formula="of:=([.H35]*[.C35])+[.E35]" office:value-type="currency" office:currency="USD" office:value="23652.2516363868" calcext:value-type="currency">
            <text:p>$23,652.25</text:p>
          </table:table-cell>
          <table:table-cell table:style-name="ce7" office:value-type="currency" office:currency="USD" office:value="6000" calcext:value-type="currency">
            <text:p>$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]/[.B35]" office:value-type="float" office:value="0" calcext:value-type="float">
            <text:p>0.0000</text:p>
          </table:table-cell>
          <table:table-cell table:style-name="ce8" table:formula="of:=[.M34]+[.L35]" office:value-type="float" office:value="45.3916638520593" calcext:value-type="float">
            <text:p>45.3917</text:p>
          </table:table-cell>
          <table:table-cell table:style-name="ce7" table:formula="of:=([.M35]*[.C35])+[.J35]" office:value-type="currency" office:currency="USD" office:value="20608.3985874166" calcext:value-type="currency">
            <text:p>$20,608.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10-01</text:p>
          </table:table-cell>
          <table:table-cell table:style-name="ce3" office:value-type="float" office:value="321.829987" calcext:value-type="float">
            <text:p>321.83</text:p>
          </table:table-cell>
          <table:table-cell table:style-name="ce3" office:value-type="float" office:value="251.789993" calcext:value-type="float">
            <text:p>251.79</text:p>
          </table:table-cell>
          <table:table-cell table:style-name="ce5" table:formula="of:=([.C36]-[.B36])/[.C36]" office:value-type="percentage" office:value="-0.278168298769523" calcext:value-type="percentage">
            <text:p>-27.8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]/[.B36]" office:value-type="float" office:value="1.55361532547307" calcext:value-type="float">
            <text:p>1.5536</text:p>
          </table:table-cell>
          <table:table-cell table:style-name="ce8" table:formula="of:=[.H35]+[.G36]" office:value-type="float" office:value="75.0466165739452" calcext:value-type="float">
            <text:p>75.0466</text:p>
          </table:table-cell>
          <table:table-cell table:style-name="ce7" table:formula="of:=([.H36]*[.C36])+[.E36]" office:value-type="currency" office:currency="USD" office:value="18895.9870618273" calcext:value-type="currency">
            <text:p>$18,895.99</text:p>
          </table:table-cell>
          <table:table-cell table:style-name="ce7" office:value-type="currency" office:currency="USD" office:value="6500" calcext:value-type="currency">
            <text:p>$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]/[.B36]" office:value-type="float" office:value="0" calcext:value-type="float">
            <text:p>0.0000</text:p>
          </table:table-cell>
          <table:table-cell table:style-name="ce8" table:formula="of:=[.M35]+[.L36]" office:value-type="float" office:value="45.3916638520593" calcext:value-type="float">
            <text:p>45.3917</text:p>
          </table:table-cell>
          <table:table-cell table:style-name="ce7" table:formula="of:=([.M36]*[.C36])+[.J36]" office:value-type="currency" office:currency="USD" office:value="17929.1667235684" calcext:value-type="currency">
            <text:p>$17,929.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11-01</text:p>
          </table:table-cell>
          <table:table-cell table:style-name="ce3" office:value-type="float" office:value="251.729996" calcext:value-type="float">
            <text:p>251.73</text:p>
          </table:table-cell>
          <table:table-cell table:style-name="ce3" office:value-type="float" office:value="230.300003" calcext:value-type="float">
            <text:p>230.30</text:p>
          </table:table-cell>
          <table:table-cell table:style-name="ce5" table:formula="of:=([.C37]-[.B37])/[.C37]" office:value-type="percentage" office:value="-0.0930525085577181" calcext:value-type="percentage">
            <text:p>-9.3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]/[.B37]" office:value-type="float" office:value="1.9862551461686" calcext:value-type="float">
            <text:p>1.9863</text:p>
          </table:table-cell>
          <table:table-cell table:style-name="ce8" table:formula="of:=[.H36]+[.G37]" office:value-type="float" office:value="77.0328717201138" calcext:value-type="float">
            <text:p>77.0329</text:p>
          </table:table-cell>
          <table:table-cell table:style-name="ce7" table:formula="of:=([.H37]*[.C37])+[.E37]" office:value-type="currency" office:currency="USD" office:value="17740.6705882408" calcext:value-type="currency">
            <text:p>$17,740.67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]/[.B37]" office:value-type="float" office:value="0" calcext:value-type="float">
            <text:p>0.0000</text:p>
          </table:table-cell>
          <table:table-cell table:style-name="ce8" table:formula="of:=[.M36]+[.L37]" office:value-type="float" office:value="45.3916638520593" calcext:value-type="float">
            <text:p>45.3917</text:p>
          </table:table-cell>
          <table:table-cell table:style-name="ce7" table:formula="of:=([.M37]*[.C37])+[.J37]" office:value-type="currency" office:currency="USD" office:value="17453.7003213042" calcext:value-type="currency">
            <text:p>$17,453.7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7-12-01</text:p>
          </table:table-cell>
          <table:table-cell table:style-name="ce3" office:value-type="float" office:value="230.320007" calcext:value-type="float">
            <text:p>230.32</text:p>
          </table:table-cell>
          <table:table-cell table:style-name="ce3" office:value-type="float" office:value="247.080002" calcext:value-type="float">
            <text:p>247.08</text:p>
          </table:table-cell>
          <table:table-cell table:style-name="ce5" table:formula="of:=([.C38]-[.B38])/[.C38]" office:value-type="percentage" office:value="0.0678322602571454" calcext:value-type="percentage">
            <text:p>6.7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]/[.B38]" office:value-type="float" office:value="2.17089260508749" calcext:value-type="float">
            <text:p>2.1709</text:p>
          </table:table-cell>
          <table:table-cell table:style-name="ce8" table:formula="of:=[.H37]+[.G38]" office:value-type="float" office:value="79.2037643252013" calcext:value-type="float">
            <text:p>79.2038</text:p>
          </table:table-cell>
          <table:table-cell table:style-name="ce7" table:formula="of:=([.H38]*[.C38])+[.E38]" office:value-type="currency" office:currency="USD" office:value="19569.6662478783" calcext:value-type="currency">
            <text:p>$19,569.67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8" table:formula="of:=[.K38]/[.B38]" office:value-type="float" office:value="30.3924964712249" calcext:value-type="float">
            <text:p>30.3925</text:p>
          </table:table-cell>
          <table:table-cell table:style-name="ce8" table:formula="of:=[.M37]+[.L38]" office:value-type="float" office:value="75.7841603232842" calcext:value-type="float">
            <text:p>75.7842</text:p>
          </table:table-cell>
          <table:table-cell table:style-name="ce7" table:formula="of:=([.M38]*[.C38])+[.J38]" office:value-type="currency" office:currency="USD" office:value="19224.7504842454" calcext:value-type="currency">
            <text:p>$19,224.7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01-01</text:p>
          </table:table-cell>
          <table:table-cell table:style-name="ce3" office:value-type="float" office:value="247.100006" calcext:value-type="float">
            <text:p>247.10</text:p>
          </table:table-cell>
          <table:table-cell table:style-name="ce3" office:value-type="float" office:value="257.070007" calcext:value-type="float">
            <text:p>257.07</text:p>
          </table:table-cell>
          <table:table-cell table:style-name="ce5" table:formula="of:=([.C39]-[.B39])/[.C39]" office:value-type="percentage" office:value="0.0387832136325416" calcext:value-type="percentage">
            <text:p>3.8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]/[.B39]" office:value-type="float" office:value="2.02347222929651" calcext:value-type="float">
            <text:p>2.0235</text:p>
          </table:table-cell>
          <table:table-cell table:style-name="ce8" table:formula="of:=[.H38]+[.G39]" office:value-type="float" office:value="81.2272365544978" calcext:value-type="float">
            <text:p>81.2272</text:p>
          </table:table-cell>
          <table:table-cell table:style-name="ce7" table:formula="of:=([.H39]*[.C39])+[.E39]" office:value-type="currency" office:currency="USD" office:value="20881.0862696554" calcext:value-type="currency">
            <text:p>$20,881.09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]/[.B39]" office:value-type="float" office:value="0" calcext:value-type="float">
            <text:p>0.0000</text:p>
          </table:table-cell>
          <table:table-cell table:style-name="ce8" table:formula="of:=[.M38]+[.L39]" office:value-type="float" office:value="75.7841603232842" calcext:value-type="float">
            <text:p>75.7842</text:p>
          </table:table-cell>
          <table:table-cell table:style-name="ce7" table:formula="of:=([.M39]*[.C39])+[.J39]" office:value-type="currency" office:currency="USD" office:value="20481.8346247958" calcext:value-type="currency">
            <text:p>$20,481.8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02-01</text:p>
          </table:table-cell>
          <table:table-cell table:style-name="ce3" office:value-type="float" office:value="257.049988" calcext:value-type="float">
            <text:p>257.05</text:p>
          </table:table-cell>
          <table:table-cell table:style-name="ce3" office:value-type="float" office:value="267.820007" calcext:value-type="float">
            <text:p>267.82</text:p>
          </table:table-cell>
          <table:table-cell table:style-name="ce5" table:formula="of:=([.C40]-[.B40])/[.C40]" office:value-type="percentage" office:value="0.0402136461746862" calcext:value-type="percentage">
            <text:p>4.0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]/[.B40]" office:value-type="float" office:value="1.94514694939414" calcext:value-type="float">
            <text:p>1.9451</text:p>
          </table:table-cell>
          <table:table-cell table:style-name="ce8" table:formula="of:=[.H39]+[.G40]" office:value-type="float" office:value="83.1723835038919" calcext:value-type="float">
            <text:p>83.1724</text:p>
          </table:table-cell>
          <table:table-cell table:style-name="ce7" table:formula="of:=([.H40]*[.C40])+[.E40]" office:value-type="currency" office:currency="USD" office:value="22275.228332219" calcext:value-type="currency">
            <text:p>$22,275.23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]/[.B40]" office:value-type="float" office:value="0" calcext:value-type="float">
            <text:p>0.0000</text:p>
          </table:table-cell>
          <table:table-cell table:style-name="ce8" table:formula="of:=[.M39]+[.L40]" office:value-type="float" office:value="75.7841603232842" calcext:value-type="float">
            <text:p>75.7842</text:p>
          </table:table-cell>
          <table:table-cell table:style-name="ce7" table:formula="of:=([.M40]*[.C40])+[.J40]" office:value-type="currency" office:currency="USD" office:value="21796.5143482711" calcext:value-type="currency">
            <text:p>$21,796.5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03-01</text:p>
          </table:table-cell>
          <table:table-cell table:style-name="ce3" office:value-type="float" office:value="267.820007" calcext:value-type="float">
            <text:p>267.82</text:p>
          </table:table-cell>
          <table:table-cell table:style-name="ce3" office:value-type="float" office:value="258.890015" calcext:value-type="float">
            <text:p>258.89</text:p>
          </table:table-cell>
          <table:table-cell table:style-name="ce5" table:formula="of:=([.C41]-[.B41])/[.C41]" office:value-type="percentage" office:value="-0.0344933812916654" calcext:value-type="percentage">
            <text:p>-3.4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]/[.B41]" office:value-type="float" office:value="1.86692549821343" calcext:value-type="float">
            <text:p>1.8669</text:p>
          </table:table-cell>
          <table:table-cell table:style-name="ce8" table:formula="of:=[.H40]+[.G41]" office:value-type="float" office:value="85.0393090021054" calcext:value-type="float">
            <text:p>85.0393</text:p>
          </table:table-cell>
          <table:table-cell table:style-name="ce7" table:formula="of:=([.H41]*[.C41])+[.E41]" office:value-type="currency" office:currency="USD" office:value="22015.8279831447" calcext:value-type="currency">
            <text:p>$22,015.83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]/[.B41]" office:value-type="float" office:value="0" calcext:value-type="float">
            <text:p>0.0000</text:p>
          </table:table-cell>
          <table:table-cell table:style-name="ce8" table:formula="of:=[.M40]+[.L41]" office:value-type="float" office:value="75.7841603232842" calcext:value-type="float">
            <text:p>75.7842</text:p>
          </table:table-cell>
          <table:table-cell table:style-name="ce7" table:formula="of:=([.M41]*[.C41])+[.J41]" office:value-type="currency" office:currency="USD" office:value="21619.7624028575" calcext:value-type="currency">
            <text:p>$21,619.7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04-01</text:p>
          </table:table-cell>
          <table:table-cell table:style-name="ce3" office:value-type="float" office:value="258.890015" calcext:value-type="float">
            <text:p>258.89</text:p>
          </table:table-cell>
          <table:table-cell table:style-name="ce3" office:value-type="float" office:value="261.329987" calcext:value-type="float">
            <text:p>261.33</text:p>
          </table:table-cell>
          <table:table-cell table:style-name="ce5" table:formula="of:=([.C42]-[.B42])/[.C42]" office:value-type="percentage" office:value="0.00933674710663806" calcext:value-type="percentage">
            <text:p>0.9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]/[.B42]" office:value-type="float" office:value="1.93132207126644" calcext:value-type="float">
            <text:p>1.9313</text:p>
          </table:table-cell>
          <table:table-cell table:style-name="ce8" table:formula="of:=[.H41]+[.G42]" office:value-type="float" office:value="86.9706310733718" calcext:value-type="float">
            <text:p>86.9706</text:p>
          </table:table-cell>
          <table:table-cell table:style-name="ce7" table:formula="of:=([.H42]*[.C42])+[.E42]" office:value-type="currency" office:currency="USD" office:value="22728.0338877861" calcext:value-type="currency">
            <text:p>$22,728.03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]/[.B42]" office:value-type="float" office:value="0" calcext:value-type="float">
            <text:p>0.0000</text:p>
          </table:table-cell>
          <table:table-cell table:style-name="ce8" table:formula="of:=[.M41]+[.L42]" office:value-type="float" office:value="75.7841603232842" calcext:value-type="float">
            <text:p>75.7842</text:p>
          </table:table-cell>
          <table:table-cell table:style-name="ce7" table:formula="of:=([.M42]*[.C42])+[.J42]" office:value-type="currency" office:currency="USD" office:value="22304.6736320898" calcext:value-type="currency">
            <text:p>$22,304.6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05-01</text:p>
          </table:table-cell>
          <table:table-cell table:style-name="ce3" office:value-type="float" office:value="261.359985" calcext:value-type="float">
            <text:p>261.36</text:p>
          </table:table-cell>
          <table:table-cell table:style-name="ce3" office:value-type="float" office:value="262.160004" calcext:value-type="float">
            <text:p>262.16</text:p>
          </table:table-cell>
          <table:table-cell table:style-name="ce5" table:formula="of:=([.C43]-[.B43])/[.C43]" office:value-type="percentage" office:value="0.00305164398761613" calcext:value-type="percentage">
            <text:p>0.3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3]/[.B43]" office:value-type="float" office:value="1.9130702046834" calcext:value-type="float">
            <text:p>1.9131</text:p>
          </table:table-cell>
          <table:table-cell table:style-name="ce8" table:formula="of:=[.H42]+[.G43]" office:value-type="float" office:value="88.8837012780552" calcext:value-type="float">
            <text:p>88.8837</text:p>
          </table:table-cell>
          <table:table-cell table:style-name="ce7" table:formula="of:=([.H43]*[.C43])+[.E43]" office:value-type="currency" office:currency="USD" office:value="23301.7514825898" calcext:value-type="currency">
            <text:p>$23,301.75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3]/[.B43]" office:value-type="float" office:value="0" calcext:value-type="float">
            <text:p>0.0000</text:p>
          </table:table-cell>
          <table:table-cell table:style-name="ce8" table:formula="of:=[.M42]+[.L43]" office:value-type="float" office:value="75.7841603232842" calcext:value-type="float">
            <text:p>75.7842</text:p>
          </table:table-cell>
          <table:table-cell table:style-name="ce7" table:formula="of:=([.M43]*[.C43])+[.J43]" office:value-type="currency" office:currency="USD" office:value="22867.5757734888" calcext:value-type="currency">
            <text:p>$22,867.5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06-01</text:p>
          </table:table-cell>
          <table:table-cell table:style-name="ce3" office:value-type="float" office:value="262.160004" calcext:value-type="float">
            <text:p>262.16</text:p>
          </table:table-cell>
          <table:table-cell table:style-name="ce3" office:value-type="float" office:value="273.5" calcext:value-type="float">
            <text:p>273.50</text:p>
          </table:table-cell>
          <table:table-cell table:style-name="ce5" table:formula="of:=([.C44]-[.B44])/[.C44]" office:value-type="percentage" office:value="0.041462508226691" calcext:value-type="percentage">
            <text:p>4.1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4]/[.B44]" office:value-type="float" office:value="1.90723219549539" calcext:value-type="float">
            <text:p>1.9072</text:p>
          </table:table-cell>
          <table:table-cell table:style-name="ce8" table:formula="of:=[.H43]+[.G44]" office:value-type="float" office:value="90.7909334735506" calcext:value-type="float">
            <text:p>90.7909</text:p>
          </table:table-cell>
          <table:table-cell table:style-name="ce7" table:formula="of:=([.H44]*[.C44])+[.E44]" office:value-type="currency" office:currency="USD" office:value="24831.3203050161" calcext:value-type="currency">
            <text:p>$24,831.32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4]/[.B44]" office:value-type="float" office:value="0" calcext:value-type="float">
            <text:p>0.0000</text:p>
          </table:table-cell>
          <table:table-cell table:style-name="ce8" table:formula="of:=[.M43]+[.L44]" office:value-type="float" office:value="75.7841603232842" calcext:value-type="float">
            <text:p>75.7842</text:p>
          </table:table-cell>
          <table:table-cell table:style-name="ce7" table:formula="of:=([.M44]*[.C44])+[.J44]" office:value-type="currency" office:currency="USD" office:value="24226.9678484182" calcext:value-type="currency">
            <text:p>$24,226.9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07-01</text:p>
          </table:table-cell>
          <table:table-cell table:style-name="ce3" office:value-type="float" office:value="273.5" calcext:value-type="float">
            <text:p>273.50</text:p>
          </table:table-cell>
          <table:table-cell table:style-name="ce3" office:value-type="float" office:value="272.019989" calcext:value-type="float">
            <text:p>272.02</text:p>
          </table:table-cell>
          <table:table-cell table:style-name="ce5" table:formula="of:=([.C45]-[.B45])/[.C45]" office:value-type="percentage" office:value="-0.00544081707171891" calcext:value-type="percentage">
            <text:p>-0.5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5]/[.B45]" office:value-type="float" office:value="1.82815356489945" calcext:value-type="float">
            <text:p>1.8282</text:p>
          </table:table-cell>
          <table:table-cell table:style-name="ce8" table:formula="of:=[.H44]+[.G45]" office:value-type="float" office:value="92.61908703845" calcext:value-type="float">
            <text:p>92.6191</text:p>
          </table:table-cell>
          <table:table-cell table:style-name="ce7" table:formula="of:=([.H45]*[.C45])+[.E45]" office:value-type="currency" office:currency="USD" office:value="25194.2430373892" calcext:value-type="currency">
            <text:p>$25,194.24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5]/[.B45]" office:value-type="float" office:value="0" calcext:value-type="float">
            <text:p>0.0000</text:p>
          </table:table-cell>
          <table:table-cell table:style-name="ce8" table:formula="of:=[.M44]+[.L45]" office:value-type="float" office:value="75.7841603232842" calcext:value-type="float">
            <text:p>75.7842</text:p>
          </table:table-cell>
          <table:table-cell table:style-name="ce7" table:formula="of:=([.M45]*[.C45])+[.J45]" office:value-type="currency" office:currency="USD" office:value="24614.806457514" calcext:value-type="currency">
            <text:p>$24,614.8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08-01</text:p>
          </table:table-cell>
          <table:table-cell table:style-name="ce3" office:value-type="float" office:value="272.029999" calcext:value-type="float">
            <text:p>272.03</text:p>
          </table:table-cell>
          <table:table-cell table:style-name="ce3" office:value-type="float" office:value="261.519989" calcext:value-type="float">
            <text:p>261.52</text:p>
          </table:table-cell>
          <table:table-cell table:style-name="ce5" table:formula="of:=([.C46]-[.B46])/[.C46]" office:value-type="percentage" office:value="-0.0401881708552686" calcext:value-type="percentage">
            <text:p>-4.0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6]/[.B46]" office:value-type="float" office:value="1.83803257669387" calcext:value-type="float">
            <text:p>1.8380</text:p>
          </table:table-cell>
          <table:table-cell table:style-name="ce8" table:formula="of:=[.H45]+[.G46]" office:value-type="float" office:value="94.4571196151439" calcext:value-type="float">
            <text:p>94.4571</text:p>
          </table:table-cell>
          <table:table-cell table:style-name="ce7" table:formula="of:=([.H46]*[.C46])+[.E46]" office:value-type="currency" office:currency="USD" office:value="24702.4248827241" calcext:value-type="currency">
            <text:p>$24,702.42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6]/[.B46]" office:value-type="float" office:value="0" calcext:value-type="float">
            <text:p>0.0000</text:p>
          </table:table-cell>
          <table:table-cell table:style-name="ce8" table:formula="of:=[.M45]+[.L46]" office:value-type="float" office:value="75.7841603232842" calcext:value-type="float">
            <text:p>75.7842</text:p>
          </table:table-cell>
          <table:table-cell table:style-name="ce7" table:formula="of:=([.M46]*[.C46])+[.J46]" office:value-type="currency" office:currency="USD" office:value="24319.0727741195" calcext:value-type="currency">
            <text:p>$24,319.0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09-01</text:p>
          </table:table-cell>
          <table:table-cell table:style-name="ce3" office:value-type="float" office:value="261.519989" calcext:value-type="float">
            <text:p>261.52</text:p>
          </table:table-cell>
          <table:table-cell table:style-name="ce3" office:value-type="float" office:value="271.910004" calcext:value-type="float">
            <text:p>271.91</text:p>
          </table:table-cell>
          <table:table-cell table:style-name="ce5" table:formula="of:=([.C47]-[.B47])/[.C47]" office:value-type="percentage" office:value="0.0382112274177305" calcext:value-type="percentage">
            <text:p>3.8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7]/[.B47]" office:value-type="float" office:value="1.91189974392359" calcext:value-type="float">
            <text:p>1.9119</text:p>
          </table:table-cell>
          <table:table-cell table:style-name="ce8" table:formula="of:=[.H46]+[.G47]" office:value-type="float" office:value="96.3690193590675" calcext:value-type="float">
            <text:p>96.3690</text:p>
          </table:table-cell>
          <table:table-cell table:style-name="ce7" table:formula="of:=([.H47]*[.C47])+[.E47]" office:value-type="currency" office:currency="USD" office:value="26203.7004394001" calcext:value-type="currency">
            <text:p>$26,203.70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7]/[.B47]" office:value-type="float" office:value="0" calcext:value-type="float">
            <text:p>0.0000</text:p>
          </table:table-cell>
          <table:table-cell table:style-name="ce8" table:formula="of:=[.M46]+[.L47]" office:value-type="float" office:value="75.7841603232842" calcext:value-type="float">
            <text:p>75.7842</text:p>
          </table:table-cell>
          <table:table-cell table:style-name="ce7" table:formula="of:=([.M47]*[.C47])+[.J47]" office:value-type="currency" office:currency="USD" office:value="25606.4713366408" calcext:value-type="currency">
            <text:p>$25,606.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10-01</text:p>
          </table:table-cell>
          <table:table-cell table:style-name="ce3" office:value-type="float" office:value="271.890015" calcext:value-type="float">
            <text:p>271.89</text:p>
          </table:table-cell>
          <table:table-cell table:style-name="ce3" office:value-type="float" office:value="278.970001" calcext:value-type="float">
            <text:p>278.97</text:p>
          </table:table-cell>
          <table:table-cell table:style-name="ce5" table:formula="of:=([.C48]-[.B48])/[.C48]" office:value-type="percentage" office:value="0.0253790227430225" calcext:value-type="percentage">
            <text:p>2.5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8]/[.B48]" office:value-type="float" office:value="1.83897889740453" calcext:value-type="float">
            <text:p>1.8390</text:p>
          </table:table-cell>
          <table:table-cell table:style-name="ce8" table:formula="of:=[.H47]+[.G48]" office:value-type="float" office:value="98.207998256472" calcext:value-type="float">
            <text:p>98.2080</text:p>
          </table:table-cell>
          <table:table-cell table:style-name="ce7" table:formula="of:=([.H48]*[.C48])+[.E48]" office:value-type="currency" office:currency="USD" office:value="27397.085371816" calcext:value-type="currency">
            <text:p>$27,397.09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8]/[.B48]" office:value-type="float" office:value="0" calcext:value-type="float">
            <text:p>0.0000</text:p>
          </table:table-cell>
          <table:table-cell table:style-name="ce8" table:formula="of:=[.M47]+[.L48]" office:value-type="float" office:value="75.7841603232842" calcext:value-type="float">
            <text:p>75.7842</text:p>
          </table:table-cell>
          <table:table-cell table:style-name="ce7" table:formula="of:=([.M48]*[.C48])+[.J48]" office:value-type="currency" office:currency="USD" office:value="26641.5072811708" calcext:value-type="currency">
            <text:p>$26,641.5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11-01</text:p>
          </table:table-cell>
          <table:table-cell table:style-name="ce3" office:value-type="float" office:value="278.970001" calcext:value-type="float">
            <text:p>278.97</text:p>
          </table:table-cell>
          <table:table-cell table:style-name="ce3" office:value-type="float" office:value="273.700012" calcext:value-type="float">
            <text:p>273.70</text:p>
          </table:table-cell>
          <table:table-cell table:style-name="ce5" table:formula="of:=([.C49]-[.B49])/[.C49]" office:value-type="percentage" office:value="-0.019254617350912" calcext:value-type="percentage">
            <text:p>-1.9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9]/[.B49]" office:value-type="float" office:value="1.79230741014336" calcext:value-type="float">
            <text:p>1.7923</text:p>
          </table:table-cell>
          <table:table-cell table:style-name="ce8" table:formula="of:=[.H48]+[.G49]" office:value-type="float" office:value="100.000305666615" calcext:value-type="float">
            <text:p>100.0003</text:p>
          </table:table-cell>
          <table:table-cell table:style-name="ce7" table:formula="of:=([.H49]*[.C49])+[.E49]" office:value-type="currency" office:currency="USD" office:value="27370.0848609563" calcext:value-type="currency">
            <text:p>$27,370.08</text:p>
          </table:table-cell>
          <table:table-cell table:style-name="ce7" office:value-type="currency" office:currency="USD" office:value="6000" calcext:value-type="currency">
            <text:p>$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9]/[.B49]" office:value-type="float" office:value="0" calcext:value-type="float">
            <text:p>0.0000</text:p>
          </table:table-cell>
          <table:table-cell table:style-name="ce8" table:formula="of:=[.M48]+[.L49]" office:value-type="float" office:value="75.7841603232842" calcext:value-type="float">
            <text:p>75.7842</text:p>
          </table:table-cell>
          <table:table-cell table:style-name="ce7" table:formula="of:=([.M49]*[.C49])+[.J49]" office:value-type="currency" office:currency="USD" office:value="26742.1255898928" calcext:value-type="currency">
            <text:p>$26,742.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8-12-01</text:p>
          </table:table-cell>
          <table:table-cell table:style-name="ce3" office:value-type="float" office:value="273.679993" calcext:value-type="float">
            <text:p>273.68</text:p>
          </table:table-cell>
          <table:table-cell table:style-name="ce3" office:value-type="float" office:value="277.720001" calcext:value-type="float">
            <text:p>277.72</text:p>
          </table:table-cell>
          <table:table-cell table:style-name="ce5" table:formula="of:=([.C50]-[.B50])/[.C50]" office:value-type="percentage" office:value="0.0145470545349739" calcext:value-type="percentage">
            <text:p>1.4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0]/[.B50]" office:value-type="float" office:value="1.82695123059288" calcext:value-type="float">
            <text:p>1.8270</text:p>
          </table:table-cell>
          <table:table-cell table:style-name="ce8" table:formula="of:=[.H49]+[.G50]" office:value-type="float" office:value="101.827256897208" calcext:value-type="float">
            <text:p>101.8273</text:p>
          </table:table-cell>
          <table:table-cell table:style-name="ce7" table:formula="of:=([.H50]*[.C50])+[.E50]" office:value-type="currency" office:currency="USD" office:value="28279.4658873199" calcext:value-type="currency">
            <text:p>$28,279.47</text:p>
          </table:table-cell>
          <table:table-cell table:style-name="ce7" office:value-type="currency" office:currency="USD" office:value="6500" calcext:value-type="currency">
            <text:p>$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0]/[.B50]" office:value-type="float" office:value="0" calcext:value-type="float">
            <text:p>0.0000</text:p>
          </table:table-cell>
          <table:table-cell table:style-name="ce8" table:formula="of:=[.M49]+[.L50]" office:value-type="float" office:value="75.7841603232842" calcext:value-type="float">
            <text:p>75.7842</text:p>
          </table:table-cell>
          <table:table-cell table:style-name="ce7" table:formula="of:=([.M50]*[.C50])+[.J50]" office:value-type="currency" office:currency="USD" office:value="27546.7770807666" calcext:value-type="currency">
            <text:p>$27,546.7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01-01</text:p>
          </table:table-cell>
          <table:table-cell table:style-name="ce3" office:value-type="float" office:value="277.720001" calcext:value-type="float">
            <text:p>277.72</text:p>
          </table:table-cell>
          <table:table-cell table:style-name="ce3" office:value-type="float" office:value="297.470001" calcext:value-type="float">
            <text:p>297.47</text:p>
          </table:table-cell>
          <table:table-cell table:style-name="ce5" table:formula="of:=([.C51]-[.B51])/[.C51]" office:value-type="percentage" office:value="0.0663932495162764" calcext:value-type="percentage">
            <text:p>6.6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1]/[.B51]" office:value-type="float" office:value="1.8003744714087" calcext:value-type="float">
            <text:p>1.8004</text:p>
          </table:table-cell>
          <table:table-cell table:style-name="ce8" table:formula="of:=[.H50]+[.G51]" office:value-type="float" office:value="103.627631368617" calcext:value-type="float">
            <text:p>103.6276</text:p>
          </table:table-cell>
          <table:table-cell table:style-name="ce7" table:formula="of:=([.H51]*[.C51])+[.E51]" office:value-type="currency" office:currency="USD" office:value="30826.1116068501" calcext:value-type="currency">
            <text:p>$30,826.11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1]/[.B51]" office:value-type="float" office:value="0" calcext:value-type="float">
            <text:p>0.0000</text:p>
          </table:table-cell>
          <table:table-cell table:style-name="ce8" table:formula="of:=[.M50]+[.L51]" office:value-type="float" office:value="75.7841603232842" calcext:value-type="float">
            <text:p>75.7842</text:p>
          </table:table-cell>
          <table:table-cell table:style-name="ce7" table:formula="of:=([.M51]*[.C51])+[.J51]" office:value-type="currency" office:currency="USD" office:value="29543.5142471515" calcext:value-type="currency">
            <text:p>$29,543.5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02-01</text:p>
          </table:table-cell>
          <table:table-cell table:style-name="ce3" office:value-type="float" office:value="297.470001" calcext:value-type="float">
            <text:p>297.47</text:p>
          </table:table-cell>
          <table:table-cell table:style-name="ce3" office:value-type="float" office:value="288.859985" calcext:value-type="float">
            <text:p>288.86</text:p>
          </table:table-cell>
          <table:table-cell table:style-name="ce5" table:formula="of:=([.C52]-[.B52])/[.C52]" office:value-type="percentage" office:value="-0.0298068837745042" calcext:value-type="percentage">
            <text:p>-2.9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2]/[.B52]" office:value-type="float" office:value="1.68084175990573" calcext:value-type="float">
            <text:p>1.6808</text:p>
          </table:table-cell>
          <table:table-cell table:style-name="ce8" table:formula="of:=[.H51]+[.G52]" office:value-type="float" office:value="105.308473128523" calcext:value-type="float">
            <text:p>105.3085</text:p>
          </table:table-cell>
          <table:table-cell table:style-name="ce7" table:formula="of:=([.H52]*[.C52])+[.E52]" office:value-type="currency" office:currency="USD" office:value="30419.403968278" calcext:value-type="currency">
            <text:p>$30,419.40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2]/[.B52]" office:value-type="float" office:value="0" calcext:value-type="float">
            <text:p>0.0000</text:p>
          </table:table-cell>
          <table:table-cell table:style-name="ce8" table:formula="of:=[.M51]+[.L52]" office:value-type="float" office:value="75.7841603232842" calcext:value-type="float">
            <text:p>75.7842</text:p>
          </table:table-cell>
          <table:table-cell table:style-name="ce7" table:formula="of:=([.M52]*[.C52])+[.J52]" office:value-type="currency" office:currency="USD" office:value="29391.0114142215" calcext:value-type="currency">
            <text:p>$29,391.0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03-01</text:p>
          </table:table-cell>
          <table:table-cell table:style-name="ce3" office:value-type="float" office:value="288.859985" calcext:value-type="float">
            <text:p>288.86</text:p>
          </table:table-cell>
          <table:table-cell table:style-name="ce3" office:value-type="float" office:value="294.869995" calcext:value-type="float">
            <text:p>294.87</text:p>
          </table:table-cell>
          <table:table-cell table:style-name="ce5" table:formula="of:=([.C53]-[.B53])/[.C53]" office:value-type="percentage" office:value="0.020381897452808" calcext:value-type="percentage">
            <text:p>2.0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3]/[.B53]" office:value-type="float" office:value="1.73094241488658" calcext:value-type="float">
            <text:p>1.7309</text:p>
          </table:table-cell>
          <table:table-cell table:style-name="ce8" table:formula="of:=[.H52]+[.G53]" office:value-type="float" office:value="107.039415543409" calcext:value-type="float">
            <text:p>107.0394</text:p>
          </table:table-cell>
          <table:table-cell table:style-name="ce7" table:formula="of:=([.H53]*[.C53])+[.E53]" office:value-type="currency" office:currency="USD" office:value="31562.711926088" calcext:value-type="currency">
            <text:p>$31,562.71</text:p>
          </table:table-cell>
          <table:table-cell table:style-name="ce7" office:value-type="currency" office:currency="USD" office:value="8000" calcext:value-type="currency">
            <text:p>$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3]/[.B53]" office:value-type="float" office:value="0" calcext:value-type="float">
            <text:p>0.0000</text:p>
          </table:table-cell>
          <table:table-cell table:style-name="ce8" table:formula="of:=[.M52]+[.L53]" office:value-type="float" office:value="75.7841603232842" calcext:value-type="float">
            <text:p>75.7842</text:p>
          </table:table-cell>
          <table:table-cell table:style-name="ce7" table:formula="of:=([.M53]*[.C53])+[.J53]" office:value-type="currency" office:currency="USD" office:value="30346.474975606" calcext:value-type="currency">
            <text:p>$30,346.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04-01</text:p>
          </table:table-cell>
          <table:table-cell table:style-name="ce3" office:value-type="float" office:value="294.869995" calcext:value-type="float">
            <text:p>294.87</text:p>
          </table:table-cell>
          <table:table-cell table:style-name="ce3" office:value-type="float" office:value="309.640015" calcext:value-type="float">
            <text:p>309.64</text:p>
          </table:table-cell>
          <table:table-cell table:style-name="ce5" table:formula="of:=([.C54]-[.B54])/[.C54]" office:value-type="percentage" office:value="0.0477006177641478" calcext:value-type="percentage">
            <text:p>4.7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4]/[.B54]" office:value-type="float" office:value="1.69566252408964" calcext:value-type="float">
            <text:p>1.6957</text:p>
          </table:table-cell>
          <table:table-cell table:style-name="ce8" table:formula="of:=[.H53]+[.G54]" office:value-type="float" office:value="108.735078067499" calcext:value-type="float">
            <text:p>108.7351</text:p>
          </table:table-cell>
          <table:table-cell table:style-name="ce7" table:formula="of:=([.H54]*[.C54])+[.E54]" office:value-type="currency" office:currency="USD" office:value="33668.7312038465" calcext:value-type="currency">
            <text:p>$33,668.73</text:p>
          </table:table-cell>
          <table:table-cell table:style-name="ce7" office:value-type="currency" office:currency="USD" office:value="8500" calcext:value-type="currency">
            <text:p>$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4]/[.B54]" office:value-type="float" office:value="0" calcext:value-type="float">
            <text:p>0.0000</text:p>
          </table:table-cell>
          <table:table-cell table:style-name="ce8" table:formula="of:=[.M53]+[.L54]" office:value-type="float" office:value="75.7841603232842" calcext:value-type="float">
            <text:p>75.7842</text:p>
          </table:table-cell>
          <table:table-cell table:style-name="ce7" table:formula="of:=([.M54]*[.C54])+[.J54]" office:value-type="currency" office:currency="USD" office:value="31965.8085392641" calcext:value-type="currency">
            <text:p>$31,965.8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05-01</text:p>
          </table:table-cell>
          <table:table-cell table:style-name="ce3" office:value-type="float" office:value="309.640015" calcext:value-type="float">
            <text:p>309.64</text:p>
          </table:table-cell>
          <table:table-cell table:style-name="ce3" office:value-type="float" office:value="320.519989" calcext:value-type="float">
            <text:p>320.52</text:p>
          </table:table-cell>
          <table:table-cell table:style-name="ce5" table:formula="of:=([.C55]-[.B55])/[.C55]" office:value-type="percentage" office:value="0.0339447596823673" calcext:value-type="percentage">
            <text:p>3.3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5]/[.B55]" office:value-type="float" office:value="1.61477837417105" calcext:value-type="float">
            <text:p>1.6148</text:p>
          </table:table-cell>
          <table:table-cell table:style-name="ce8" table:formula="of:=[.H54]+[.G55]" office:value-type="float" office:value="110.34985644167" calcext:value-type="float">
            <text:p>110.3499</text:p>
          </table:table-cell>
          <table:table-cell table:style-name="ce7" table:formula="of:=([.H55]*[.C55])+[.E55]" office:value-type="currency" office:currency="USD" office:value="35369.3347728356" calcext:value-type="currency">
            <text:p>$35,369.33</text:p>
          </table:table-cell>
          <table:table-cell table:style-name="ce7" office:value-type="currency" office:currency="USD" office:value="9000" calcext:value-type="currency">
            <text:p>$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5]/[.B55]" office:value-type="float" office:value="0" calcext:value-type="float">
            <text:p>0.0000</text:p>
          </table:table-cell>
          <table:table-cell table:style-name="ce8" table:formula="of:=[.M54]+[.L55]" office:value-type="float" office:value="75.7841603232842" calcext:value-type="float">
            <text:p>75.7842</text:p>
          </table:table-cell>
          <table:table-cell table:style-name="ce7" table:formula="of:=([.M55]*[.C55])+[.J55]" office:value-type="currency" office:currency="USD" office:value="33290.3382331933" calcext:value-type="currency">
            <text:p>$33,290.3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06-01</text:p>
          </table:table-cell>
          <table:table-cell table:style-name="ce3" office:value-type="float" office:value="320.51001" calcext:value-type="float">
            <text:p>320.51</text:p>
          </table:table-cell>
          <table:table-cell table:style-name="ce3" office:value-type="float" office:value="317.980011" calcext:value-type="float">
            <text:p>317.98</text:p>
          </table:table-cell>
          <table:table-cell table:style-name="ce5" table:formula="of:=([.C56]-[.B56])/[.C56]" office:value-type="percentage" office:value="-0.00795647182992277" calcext:value-type="percentage">
            <text:p>-0.8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6]/[.B56]" office:value-type="float" office:value="1.56001367944795" calcext:value-type="float">
            <text:p>1.5600</text:p>
          </table:table-cell>
          <table:table-cell table:style-name="ce8" table:formula="of:=[.H55]+[.G56]" office:value-type="float" office:value="111.909870121118" calcext:value-type="float">
            <text:p>111.9099</text:p>
          </table:table-cell>
          <table:table-cell table:style-name="ce7" table:formula="of:=([.H56]*[.C56])+[.E56]" office:value-type="currency" office:currency="USD" office:value="35585.1017321216" calcext:value-type="currency">
            <text:p>$35,585.10</text:p>
          </table:table-cell>
          <table:table-cell table:style-name="ce7" office:value-type="currency" office:currency="USD" office:value="9500" calcext:value-type="currency">
            <text:p>$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6]/[.B56]" office:value-type="float" office:value="0" calcext:value-type="float">
            <text:p>0.0000</text:p>
          </table:table-cell>
          <table:table-cell table:style-name="ce8" table:formula="of:=[.M55]+[.L56]" office:value-type="float" office:value="75.7841603232842" calcext:value-type="float">
            <text:p>75.7842</text:p>
          </table:table-cell>
          <table:table-cell table:style-name="ce7" table:formula="of:=([.M56]*[.C56])+[.J56]" office:value-type="currency" office:currency="USD" office:value="33597.8481332237" calcext:value-type="currency">
            <text:p>$33,597.8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07-01</text:p>
          </table:table-cell>
          <table:table-cell table:style-name="ce3" office:value-type="float" office:value="317.980011" calcext:value-type="float">
            <text:p>317.98</text:p>
          </table:table-cell>
          <table:table-cell table:style-name="ce3" office:value-type="float" office:value="346.079987" calcext:value-type="float">
            <text:p>346.08</text:p>
          </table:table-cell>
          <table:table-cell table:style-name="ce5" table:formula="of:=([.C57]-[.B57])/[.C57]" office:value-type="percentage" office:value="0.0811950331008306" calcext:value-type="percentage">
            <text:p>8.1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7]/[.B57]" office:value-type="float" office:value="1.57242588434277" calcext:value-type="float">
            <text:p>1.5724</text:p>
          </table:table-cell>
          <table:table-cell table:style-name="ce8" table:formula="of:=[.H56]+[.G57]" office:value-type="float" office:value="113.482296005461" calcext:value-type="float">
            <text:p>113.4823</text:p>
          </table:table-cell>
          <table:table-cell table:style-name="ce7" table:formula="of:=([.H57]*[.C57])+[.E57]" office:value-type="currency" office:currency="USD" office:value="39273.9515263" calcext:value-type="currency">
            <text:p>$39,273.95</text:p>
          </table:table-cell>
          <table:table-cell table:style-name="ce7" office:value-type="currency" office:currency="USD" office:value="10000" calcext:value-type="currency">
            <text:p>$1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7]/[.B57]" office:value-type="float" office:value="0" calcext:value-type="float">
            <text:p>0.0000</text:p>
          </table:table-cell>
          <table:table-cell table:style-name="ce8" table:formula="of:=[.M56]+[.L57]" office:value-type="float" office:value="75.7841603232842" calcext:value-type="float">
            <text:p>75.7842</text:p>
          </table:table-cell>
          <table:table-cell table:style-name="ce7" table:formula="of:=([.M57]*[.C57])+[.J57]" office:value-type="currency" office:currency="USD" office:value="36227.3812194881" calcext:value-type="currency">
            <text:p>$36,227.3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08-01</text:p>
          </table:table-cell>
          <table:table-cell table:style-name="ce3" office:value-type="float" office:value="346.079987" calcext:value-type="float">
            <text:p>346.08</text:p>
          </table:table-cell>
          <table:table-cell table:style-name="ce3" office:value-type="float" office:value="351.450012" calcext:value-type="float">
            <text:p>351.45</text:p>
          </table:table-cell>
          <table:table-cell table:style-name="ce5" table:formula="of:=([.C58]-[.B58])/[.C58]" office:value-type="percentage" office:value="0.015279626736789" calcext:value-type="percentage">
            <text:p>1.5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8]/[.B58]" office:value-type="float" office:value="1.44475271261496" calcext:value-type="float">
            <text:p>1.4448</text:p>
          </table:table-cell>
          <table:table-cell table:style-name="ce8" table:formula="of:=[.H57]+[.G58]" office:value-type="float" office:value="114.927048718076" calcext:value-type="float">
            <text:p>114.9270</text:p>
          </table:table-cell>
          <table:table-cell table:style-name="ce7" table:formula="of:=([.H58]*[.C58])+[.E58]" office:value-type="currency" office:currency="USD" office:value="40391.1126510923" calcext:value-type="currency">
            <text:p>$40,391.11</text:p>
          </table:table-cell>
          <table:table-cell table:style-name="ce7" office:value-type="currency" office:currency="USD" office:value="10500" calcext:value-type="currency">
            <text:p>$1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8]/[.B58]" office:value-type="float" office:value="0" calcext:value-type="float">
            <text:p>0.0000</text:p>
          </table:table-cell>
          <table:table-cell table:style-name="ce8" table:formula="of:=[.M57]+[.L58]" office:value-type="float" office:value="75.7841603232842" calcext:value-type="float">
            <text:p>75.7842</text:p>
          </table:table-cell>
          <table:table-cell table:style-name="ce7" table:formula="of:=([.M58]*[.C58])+[.J58]" office:value-type="currency" office:currency="USD" office:value="37134.3440550282" calcext:value-type="currency">
            <text:p>$37,134.3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09-01</text:p>
          </table:table-cell>
          <table:table-cell table:style-name="ce3" office:value-type="float" office:value="351.450012" calcext:value-type="float">
            <text:p>351.45</text:p>
          </table:table-cell>
          <table:table-cell table:style-name="ce3" office:value-type="float" office:value="349.149994" calcext:value-type="float">
            <text:p>349.15</text:p>
          </table:table-cell>
          <table:table-cell table:style-name="ce5" table:formula="of:=([.C59]-[.B59])/[.C59]" office:value-type="percentage" office:value="-0.00658747827445193" calcext:value-type="percentage">
            <text:p>-0.6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59]/[.B59]" office:value-type="float" office:value="1.42267743043924" calcext:value-type="float">
            <text:p>1.4227</text:p>
          </table:table-cell>
          <table:table-cell table:style-name="ce8" table:formula="of:=[.H58]+[.G59]" office:value-type="float" office:value="116.349726148515" calcext:value-type="float">
            <text:p>116.3497</text:p>
          </table:table-cell>
          <table:table-cell table:style-name="ce7" table:formula="of:=([.H59]*[.C59])+[.E59]" office:value-type="currency" office:currency="USD" office:value="40623.5061866556" calcext:value-type="currency">
            <text:p>$40,623.51</text:p>
          </table:table-cell>
          <table:table-cell table:style-name="ce7" office:value-type="currency" office:currency="USD" office:value="11000" calcext:value-type="currency">
            <text:p>$1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59]/[.B59]" office:value-type="float" office:value="0" calcext:value-type="float">
            <text:p>0.0000</text:p>
          </table:table-cell>
          <table:table-cell table:style-name="ce8" table:formula="of:=[.M58]+[.L59]" office:value-type="float" office:value="75.7841603232842" calcext:value-type="float">
            <text:p>75.7842</text:p>
          </table:table-cell>
          <table:table-cell table:style-name="ce7" table:formula="of:=([.M59]*[.C59])+[.J59]" office:value-type="currency" office:currency="USD" office:value="37460.0391221697" calcext:value-type="currency">
            <text:p>$37,460.0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10-01</text:p>
          </table:table-cell>
          <table:table-cell table:style-name="ce3" office:value-type="float" office:value="349.149994" calcext:value-type="float">
            <text:p>349.15</text:p>
          </table:table-cell>
          <table:table-cell table:style-name="ce3" office:value-type="float" office:value="340.359985" calcext:value-type="float">
            <text:p>340.36</text:p>
          </table:table-cell>
          <table:table-cell table:style-name="ce5" table:formula="of:=([.C60]-[.B60])/[.C60]" office:value-type="percentage" office:value="-0.0258256240080631" calcext:value-type="percentage">
            <text:p>-2.5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0]/[.B60]" office:value-type="float" office:value="1.43204928710381" calcext:value-type="float">
            <text:p>1.4320</text:p>
          </table:table-cell>
          <table:table-cell table:style-name="ce8" table:formula="of:=[.H59]+[.G60]" office:value-type="float" office:value="117.781775435619" calcext:value-type="float">
            <text:p>117.7818</text:p>
          </table:table-cell>
          <table:table-cell table:style-name="ce7" table:formula="of:=([.H60]*[.C60])+[.E60]" office:value-type="currency" office:currency="USD" office:value="40088.2033205405" calcext:value-type="currency">
            <text:p>$40,088.20</text:p>
          </table:table-cell>
          <table:table-cell table:style-name="ce7" office:value-type="currency" office:currency="USD" office:value="11500" calcext:value-type="currency">
            <text:p>$1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0]/[.B60]" office:value-type="float" office:value="0" calcext:value-type="float">
            <text:p>0.0000</text:p>
          </table:table-cell>
          <table:table-cell table:style-name="ce8" table:formula="of:=[.M59]+[.L60]" office:value-type="float" office:value="75.7841603232842" calcext:value-type="float">
            <text:p>75.7842</text:p>
          </table:table-cell>
          <table:table-cell table:style-name="ce7" table:formula="of:=([.M60]*[.C60])+[.J60]" office:value-type="currency" office:currency="USD" office:value="37293.8956708706" calcext:value-type="currency">
            <text:p>$37,293.9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11-01</text:p>
          </table:table-cell>
          <table:table-cell table:style-name="ce3" office:value-type="float" office:value="340.359985" calcext:value-type="float">
            <text:p>340.36</text:p>
          </table:table-cell>
          <table:table-cell table:style-name="ce3" office:value-type="float" office:value="345.98999" calcext:value-type="float">
            <text:p>345.99</text:p>
          </table:table-cell>
          <table:table-cell table:style-name="ce5" table:formula="of:=([.C61]-[.B61])/[.C61]" office:value-type="percentage" office:value="0.0162721615154241" calcext:value-type="percentage">
            <text:p>1.6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1]/[.B61]" office:value-type="float" office:value="1.46903285355357" calcext:value-type="float">
            <text:p>1.4690</text:p>
          </table:table-cell>
          <table:table-cell table:style-name="ce8" table:formula="of:=[.H60]+[.G61]" office:value-type="float" office:value="119.250808289172" calcext:value-type="float">
            <text:p>119.2508</text:p>
          </table:table-cell>
          <table:table-cell table:style-name="ce7" table:formula="of:=([.H61]*[.C61])+[.E61]" office:value-type="currency" office:currency="USD" office:value="41259.5859674626" calcext:value-type="currency">
            <text:p>$41,259.59</text:p>
          </table:table-cell>
          <table:table-cell table:style-name="ce7" office:value-type="currency" office:currency="USD" office:value="12000" calcext:value-type="currency">
            <text:p>$1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1]/[.B61]" office:value-type="float" office:value="0" calcext:value-type="float">
            <text:p>0.0000</text:p>
          </table:table-cell>
          <table:table-cell table:style-name="ce8" table:formula="of:=[.M60]+[.L61]" office:value-type="float" office:value="75.7841603232842" calcext:value-type="float">
            <text:p>75.7842</text:p>
          </table:table-cell>
          <table:table-cell table:style-name="ce7" table:formula="of:=([.M61]*[.C61])+[.J61]" office:value-type="currency" office:currency="USD" office:value="38220.5608724115" calcext:value-type="currency">
            <text:p>$38,220.5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89-12-01</text:p>
          </table:table-cell>
          <table:table-cell table:style-name="ce3" office:value-type="float" office:value="346.01001" calcext:value-type="float">
            <text:p>346.01</text:p>
          </table:table-cell>
          <table:table-cell table:style-name="ce3" office:value-type="float" office:value="353.399994" calcext:value-type="float">
            <text:p>353.40</text:p>
          </table:table-cell>
          <table:table-cell table:style-name="ce5" table:formula="of:=([.C62]-[.B62])/[.C62]" office:value-type="percentage" office:value="0.0209111039203922" calcext:value-type="percentage">
            <text:p>2.0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2]/[.B62]" office:value-type="float" office:value="1.44504489913457" calcext:value-type="float">
            <text:p>1.4450</text:p>
          </table:table-cell>
          <table:table-cell table:style-name="ce8" table:formula="of:=[.H61]+[.G62]" office:value-type="float" office:value="120.695853188307" calcext:value-type="float">
            <text:p>120.6959</text:p>
          </table:table-cell>
          <table:table-cell table:style-name="ce7" table:formula="of:=([.H62]*[.C62])+[.E62]" office:value-type="currency" office:currency="USD" office:value="42653.9137925725" calcext:value-type="currency">
            <text:p>$42,653.91</text:p>
          </table:table-cell>
          <table:table-cell table:style-name="ce7" office:value-type="currency" office:currency="USD" office:value="12500" calcext:value-type="currency">
            <text:p>$1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2]/[.B62]" office:value-type="float" office:value="0" calcext:value-type="float">
            <text:p>0.0000</text:p>
          </table:table-cell>
          <table:table-cell table:style-name="ce8" table:formula="of:=[.M61]+[.L62]" office:value-type="float" office:value="75.7841603232842" calcext:value-type="float">
            <text:p>75.7842</text:p>
          </table:table-cell>
          <table:table-cell table:style-name="ce7" table:formula="of:=([.M62]*[.C62])+[.J62]" office:value-type="currency" office:currency="USD" office:value="39282.1218035437" calcext:value-type="currency">
            <text:p>$39,282.1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01-01</text:p>
          </table:table-cell>
          <table:table-cell table:style-name="ce3" office:value-type="float" office:value="353.399994" calcext:value-type="float">
            <text:p>353.40</text:p>
          </table:table-cell>
          <table:table-cell table:style-name="ce3" office:value-type="float" office:value="329.079987" calcext:value-type="float">
            <text:p>329.08</text:p>
          </table:table-cell>
          <table:table-cell table:style-name="ce5" table:formula="of:=([.C63]-[.B63])/[.C63]" office:value-type="percentage" office:value="-0.0739030265003626" calcext:value-type="percentage">
            <text:p>-7.3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3]/[.B63]" office:value-type="float" office:value="1.41482741507913" calcext:value-type="float">
            <text:p>1.4148</text:p>
          </table:table-cell>
          <table:table-cell table:style-name="ce8" table:formula="of:=[.H62]+[.G63]" office:value-type="float" office:value="122.110680603386" calcext:value-type="float">
            <text:p>122.1107</text:p>
          </table:table-cell>
          <table:table-cell table:style-name="ce7" table:formula="of:=([.H63]*[.C63])+[.E63]" office:value-type="currency" office:currency="USD" office:value="40184.1811855234" calcext:value-type="currency">
            <text:p>$40,184.18</text:p>
          </table:table-cell>
          <table:table-cell table:style-name="ce7" office:value-type="currency" office:currency="USD" office:value="13000" calcext:value-type="currency">
            <text:p>$1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3]/[.B63]" office:value-type="float" office:value="0" calcext:value-type="float">
            <text:p>0.0000</text:p>
          </table:table-cell>
          <table:table-cell table:style-name="ce8" table:formula="of:=[.M62]+[.L63]" office:value-type="float" office:value="75.7841603232842" calcext:value-type="float">
            <text:p>75.7842</text:p>
          </table:table-cell>
          <table:table-cell table:style-name="ce7" table:formula="of:=([.M63]*[.C63])+[.J63]" office:value-type="currency" office:currency="USD" office:value="37939.0504939923" calcext:value-type="currency">
            <text:p>$37,939.0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02-01</text:p>
          </table:table-cell>
          <table:table-cell table:style-name="ce3" office:value-type="float" office:value="329.079987" calcext:value-type="float">
            <text:p>329.08</text:p>
          </table:table-cell>
          <table:table-cell table:style-name="ce3" office:value-type="float" office:value="331.890015" calcext:value-type="float">
            <text:p>331.89</text:p>
          </table:table-cell>
          <table:table-cell table:style-name="ce5" table:formula="of:=([.C64]-[.B64])/[.C64]" office:value-type="percentage" office:value="0.00846674462321498" calcext:value-type="percentage">
            <text:p>0.8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4]/[.B64]" office:value-type="float" office:value="1.51938744302916" calcext:value-type="float">
            <text:p>1.5194</text:p>
          </table:table-cell>
          <table:table-cell table:style-name="ce8" table:formula="of:=[.H63]+[.G64]" office:value-type="float" office:value="123.630068046415" calcext:value-type="float">
            <text:p>123.6301</text:p>
          </table:table-cell>
          <table:table-cell table:style-name="ce7" table:formula="of:=([.H64]*[.C64])+[.E64]" office:value-type="currency" office:currency="USD" office:value="41031.5851383757" calcext:value-type="currency">
            <text:p>$41,031.59</text:p>
          </table:table-cell>
          <table:table-cell table:style-name="ce7" office:value-type="currency" office:currency="USD" office:value="13500" calcext:value-type="currency">
            <text:p>$1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4]/[.B64]" office:value-type="float" office:value="0" calcext:value-type="float">
            <text:p>0.0000</text:p>
          </table:table-cell>
          <table:table-cell table:style-name="ce8" table:formula="of:=[.M63]+[.L64]" office:value-type="float" office:value="75.7841603232842" calcext:value-type="float">
            <text:p>75.7842</text:p>
          </table:table-cell>
          <table:table-cell table:style-name="ce7" table:formula="of:=([.M64]*[.C64])+[.J64]" office:value-type="currency" office:currency="USD" office:value="38652.0061064572" calcext:value-type="currency">
            <text:p>$38,652.0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03-01</text:p>
          </table:table-cell>
          <table:table-cell table:style-name="ce3" office:value-type="float" office:value="331.890015" calcext:value-type="float">
            <text:p>331.89</text:p>
          </table:table-cell>
          <table:table-cell table:style-name="ce3" office:value-type="float" office:value="339.940002" calcext:value-type="float">
            <text:p>339.94</text:p>
          </table:table-cell>
          <table:table-cell table:style-name="ce5" table:formula="of:=([.C65]-[.B65])/[.C65]" office:value-type="percentage" office:value="0.023680611145022" calcext:value-type="percentage">
            <text:p>2.3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5]/[.B65]" office:value-type="float" office:value="1.50652317756531" calcext:value-type="float">
            <text:p>1.5065</text:p>
          </table:table-cell>
          <table:table-cell table:style-name="ce8" table:formula="of:=[.H64]+[.G65]" office:value-type="float" office:value="125.13659122398" calcext:value-type="float">
            <text:p>125.1366</text:p>
          </table:table-cell>
          <table:table-cell table:style-name="ce7" table:formula="of:=([.H65]*[.C65])+[.E65]" office:value-type="currency" office:currency="USD" office:value="42538.9330709531" calcext:value-type="currency">
            <text:p>$42,538.93</text:p>
          </table:table-cell>
          <table:table-cell table:style-name="ce7" office:value-type="currency" office:currency="USD" office:value="14000" calcext:value-type="currency">
            <text:p>$1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5]/[.B65]" office:value-type="float" office:value="0" calcext:value-type="float">
            <text:p>0.0000</text:p>
          </table:table-cell>
          <table:table-cell table:style-name="ce8" table:formula="of:=[.M64]+[.L65]" office:value-type="float" office:value="75.7841603232842" calcext:value-type="float">
            <text:p>75.7842</text:p>
          </table:table-cell>
          <table:table-cell table:style-name="ce7" table:formula="of:=([.M65]*[.C65])+[.J65]" office:value-type="currency" office:currency="USD" office:value="39762.0676118656" calcext:value-type="currency">
            <text:p>$39,762.0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04-01</text:p>
          </table:table-cell>
          <table:table-cell table:style-name="ce3" office:value-type="float" office:value="339.940002" calcext:value-type="float">
            <text:p>339.94</text:p>
          </table:table-cell>
          <table:table-cell table:style-name="ce3" office:value-type="float" office:value="330.799988" calcext:value-type="float">
            <text:p>330.80</text:p>
          </table:table-cell>
          <table:table-cell table:style-name="ce5" table:formula="of:=([.C66]-[.B66])/[.C66]" office:value-type="percentage" office:value="-0.0276300312320447" calcext:value-type="percentage">
            <text:p>-2.7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6]/[.B66]" office:value-type="float" office:value="1.47084778801643" calcext:value-type="float">
            <text:p>1.4708</text:p>
          </table:table-cell>
          <table:table-cell table:style-name="ce8" table:formula="of:=[.H65]+[.G66]" office:value-type="float" office:value="126.607439011997" calcext:value-type="float">
            <text:p>126.6074</text:p>
          </table:table-cell>
          <table:table-cell table:style-name="ce7" table:formula="of:=([.H66]*[.C66])+[.E66]" office:value-type="currency" office:currency="USD" office:value="41881.7393058793" calcext:value-type="currency">
            <text:p>$41,881.74</text:p>
          </table:table-cell>
          <table:table-cell table:style-name="ce7" office:value-type="currency" office:currency="USD" office:value="14500" calcext:value-type="currency">
            <text:p>$1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6]/[.B66]" office:value-type="float" office:value="0" calcext:value-type="float">
            <text:p>0.0000</text:p>
          </table:table-cell>
          <table:table-cell table:style-name="ce8" table:formula="of:=[.M65]+[.L66]" office:value-type="float" office:value="75.7841603232842" calcext:value-type="float">
            <text:p>75.7842</text:p>
          </table:table-cell>
          <table:table-cell table:style-name="ce7" table:formula="of:=([.M66]*[.C66])+[.J66]" office:value-type="currency" office:currency="USD" office:value="39569.3993255325" calcext:value-type="currency">
            <text:p>$39,569.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05-01</text:p>
          </table:table-cell>
          <table:table-cell table:style-name="ce3" office:value-type="float" office:value="330.799988" calcext:value-type="float">
            <text:p>330.80</text:p>
          </table:table-cell>
          <table:table-cell table:style-name="ce3" office:value-type="float" office:value="361.230011" calcext:value-type="float">
            <text:p>361.23</text:p>
          </table:table-cell>
          <table:table-cell table:style-name="ce5" table:formula="of:=([.C67]-[.B67])/[.C67]" office:value-type="percentage" office:value="0.084240019027655" calcext:value-type="percentage">
            <text:p>8.4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7]/[.B67]" office:value-type="float" office:value="1.51148735833691" calcext:value-type="float">
            <text:p>1.5115</text:p>
          </table:table-cell>
          <table:table-cell table:style-name="ce8" table:formula="of:=[.H66]+[.G67]" office:value-type="float" office:value="128.118926370334" calcext:value-type="float">
            <text:p>128.1189</text:p>
          </table:table-cell>
          <table:table-cell table:style-name="ce7" table:formula="of:=([.H67]*[.C67])+[.E67]" office:value-type="currency" office:currency="USD" office:value="46280.4011820638" calcext:value-type="currency">
            <text:p>$46,280.40</text:p>
          </table:table-cell>
          <table:table-cell table:style-name="ce7" office:value-type="currency" office:currency="USD" office:value="15000" calcext:value-type="currency">
            <text:p>$1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7]/[.B67]" office:value-type="float" office:value="0" calcext:value-type="float">
            <text:p>0.0000</text:p>
          </table:table-cell>
          <table:table-cell table:style-name="ce8" table:formula="of:=[.M66]+[.L67]" office:value-type="float" office:value="75.7841603232842" calcext:value-type="float">
            <text:p>75.7842</text:p>
          </table:table-cell>
          <table:table-cell table:style-name="ce7" table:formula="of:=([.M67]*[.C67])+[.J67]" office:value-type="currency" office:currency="USD" office:value="42375.5130672057" calcext:value-type="currency">
            <text:p>$42,375.5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06-01</text:p>
          </table:table-cell>
          <table:table-cell table:style-name="ce3" office:value-type="float" office:value="361.26001" calcext:value-type="float">
            <text:p>361.26</text:p>
          </table:table-cell>
          <table:table-cell table:style-name="ce3" office:value-type="float" office:value="358.019989" calcext:value-type="float">
            <text:p>358.02</text:p>
          </table:table-cell>
          <table:table-cell table:style-name="ce5" table:formula="of:=([.C68]-[.B68])/[.C68]" office:value-type="percentage" office:value="-0.0090498326896491" calcext:value-type="percentage">
            <text:p>-0.9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8]/[.B68]" office:value-type="float" office:value="1.38404469401415" calcext:value-type="float">
            <text:p>1.3840</text:p>
          </table:table-cell>
          <table:table-cell table:style-name="ce8" table:formula="of:=[.H67]+[.G68]" office:value-type="float" office:value="129.502971064348" calcext:value-type="float">
            <text:p>129.5030</text:p>
          </table:table-cell>
          <table:table-cell table:style-name="ce7" table:formula="of:=([.H68]*[.C68])+[.E68]" office:value-type="currency" office:currency="USD" office:value="46364.6522759252" calcext:value-type="currency">
            <text:p>$46,364.65</text:p>
          </table:table-cell>
          <table:table-cell table:style-name="ce7" office:value-type="currency" office:currency="USD" office:value="15500" calcext:value-type="currency">
            <text:p>$1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8]/[.B68]" office:value-type="float" office:value="0" calcext:value-type="float">
            <text:p>0.0000</text:p>
          </table:table-cell>
          <table:table-cell table:style-name="ce8" table:formula="of:=[.M67]+[.L68]" office:value-type="float" office:value="75.7841603232842" calcext:value-type="float">
            <text:p>75.7842</text:p>
          </table:table-cell>
          <table:table-cell table:style-name="ce7" table:formula="of:=([.M68]*[.C68])+[.J68]" office:value-type="currency" office:currency="USD" office:value="42632.2442453164" calcext:value-type="currency">
            <text:p>$42,632.2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07-01</text:p>
          </table:table-cell>
          <table:table-cell table:style-name="ce3" office:value-type="float" office:value="358.019989" calcext:value-type="float">
            <text:p>358.02</text:p>
          </table:table-cell>
          <table:table-cell table:style-name="ce3" office:value-type="float" office:value="356.149994" calcext:value-type="float">
            <text:p>356.15</text:p>
          </table:table-cell>
          <table:table-cell table:style-name="ce5" table:formula="of:=([.C69]-[.B69])/[.C69]" office:value-type="percentage" office:value="-0.00525058270813846" calcext:value-type="percentage">
            <text:p>-0.5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69]/[.B69]" office:value-type="float" office:value="1.39657006692998" calcext:value-type="float">
            <text:p>1.3966</text:p>
          </table:table-cell>
          <table:table-cell table:style-name="ce8" table:formula="of:=[.H68]+[.G69]" office:value-type="float" office:value="130.899541131278" calcext:value-type="float">
            <text:p>130.8995</text:p>
          </table:table-cell>
          <table:table-cell table:style-name="ce7" table:formula="of:=([.H69]*[.C69])+[.E69]" office:value-type="currency" office:currency="USD" office:value="46619.8707885074" calcext:value-type="currency">
            <text:p>$46,619.87</text:p>
          </table:table-cell>
          <table:table-cell table:style-name="ce7" office:value-type="currency" office:currency="USD" office:value="16000" calcext:value-type="currency">
            <text:p>$1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69]/[.B69]" office:value-type="float" office:value="0" calcext:value-type="float">
            <text:p>0.0000</text:p>
          </table:table-cell>
          <table:table-cell table:style-name="ce8" table:formula="of:=[.M68]+[.L69]" office:value-type="float" office:value="75.7841603232842" calcext:value-type="float">
            <text:p>75.7842</text:p>
          </table:table-cell>
          <table:table-cell table:style-name="ce7" table:formula="of:=([.M69]*[.C69])+[.J69]" office:value-type="currency" office:currency="USD" office:value="42990.5282444327" calcext:value-type="currency">
            <text:p>$42,990.5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08-01</text:p>
          </table:table-cell>
          <table:table-cell table:style-name="ce3" office:value-type="float" office:value="356.149994" calcext:value-type="float">
            <text:p>356.15</text:p>
          </table:table-cell>
          <table:table-cell table:style-name="ce3" office:value-type="float" office:value="322.559998" calcext:value-type="float">
            <text:p>322.56</text:p>
          </table:table-cell>
          <table:table-cell table:style-name="ce5" table:formula="of:=([.C70]-[.B70])/[.C70]" office:value-type="percentage" office:value="-0.104135652927428" calcext:value-type="percentage">
            <text:p>-10.4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0]/[.B70]" office:value-type="float" office:value="1.4039028735741" calcext:value-type="float">
            <text:p>1.4039</text:p>
          </table:table-cell>
          <table:table-cell table:style-name="ce8" table:formula="of:=[.H69]+[.G70]" office:value-type="float" office:value="132.303444004852" calcext:value-type="float">
            <text:p>132.3034</text:p>
          </table:table-cell>
          <table:table-cell table:style-name="ce7" table:formula="of:=([.H70]*[.C70])+[.E70]" office:value-type="currency" office:currency="USD" office:value="42675.7986335982" calcext:value-type="currency">
            <text:p>$42,675.80</text:p>
          </table:table-cell>
          <table:table-cell table:style-name="ce7" office:value-type="currency" office:currency="USD" office:value="16500" calcext:value-type="currency">
            <text:p>$1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0]/[.B70]" office:value-type="float" office:value="0" calcext:value-type="float">
            <text:p>0.0000</text:p>
          </table:table-cell>
          <table:table-cell table:style-name="ce8" table:formula="of:=[.M69]+[.L70]" office:value-type="float" office:value="75.7841603232842" calcext:value-type="float">
            <text:p>75.7842</text:p>
          </table:table-cell>
          <table:table-cell table:style-name="ce7" table:formula="of:=([.M70]*[.C70])+[.J70]" office:value-type="currency" office:currency="USD" office:value="40944.9386023102" calcext:value-type="currency">
            <text:p>$40,944.9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09-01</text:p>
          </table:table-cell>
          <table:table-cell table:style-name="ce3" office:value-type="float" office:value="322.559998" calcext:value-type="float">
            <text:p>322.56</text:p>
          </table:table-cell>
          <table:table-cell table:style-name="ce3" office:value-type="float" office:value="306.049988" calcext:value-type="float">
            <text:p>306.05</text:p>
          </table:table-cell>
          <table:table-cell table:style-name="ce5" table:formula="of:=([.C71]-[.B71])/[.C71]" office:value-type="percentage" office:value="-0.0539454685422174" calcext:value-type="percentage">
            <text:p>-5.3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1]/[.B71]" office:value-type="float" office:value="1.55009921596044" calcext:value-type="float">
            <text:p>1.5501</text:p>
          </table:table-cell>
          <table:table-cell table:style-name="ce8" table:formula="of:=[.H70]+[.G71]" office:value-type="float" office:value="133.853543220812" calcext:value-type="float">
            <text:p>133.8535</text:p>
          </table:table-cell>
          <table:table-cell table:style-name="ce7" table:formula="of:=([.H71]*[.C71])+[.E71]" office:value-type="currency" office:currency="USD" office:value="40965.8752964871" calcext:value-type="currency">
            <text:p>$40,965.88</text:p>
          </table:table-cell>
          <table:table-cell table:style-name="ce7" office:value-type="currency" office:currency="USD" office:value="17000" calcext:value-type="currency">
            <text:p>$1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1]/[.B71]" office:value-type="float" office:value="0" calcext:value-type="float">
            <text:p>0.0000</text:p>
          </table:table-cell>
          <table:table-cell table:style-name="ce8" table:formula="of:=[.M70]+[.L71]" office:value-type="float" office:value="75.7841603232842" calcext:value-type="float">
            <text:p>75.7842</text:p>
          </table:table-cell>
          <table:table-cell table:style-name="ce7" table:formula="of:=([.M71]*[.C71])+[.J71]" office:value-type="currency" office:currency="USD" office:value="40193.7413575312" calcext:value-type="currency">
            <text:p>$40,193.7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10-01</text:p>
          </table:table-cell>
          <table:table-cell table:style-name="ce3" office:value-type="float" office:value="306.100006" calcext:value-type="float">
            <text:p>306.10</text:p>
          </table:table-cell>
          <table:table-cell table:style-name="ce3" office:value-type="float" office:value="304" calcext:value-type="float">
            <text:p>304.00</text:p>
          </table:table-cell>
          <table:table-cell table:style-name="ce5" table:formula="of:=([.C72]-[.B72])/[.C72]" office:value-type="percentage" office:value="-0.00690791447368424" calcext:value-type="percentage">
            <text:p>-0.6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2]/[.B72]" office:value-type="float" office:value="1.63345308787743" calcext:value-type="float">
            <text:p>1.6335</text:p>
          </table:table-cell>
          <table:table-cell table:style-name="ce8" table:formula="of:=[.H71]+[.G72]" office:value-type="float" office:value="135.48699630869" calcext:value-type="float">
            <text:p>135.4870</text:p>
          </table:table-cell>
          <table:table-cell table:style-name="ce7" table:formula="of:=([.H72]*[.C72])+[.E72]" office:value-type="currency" office:currency="USD" office:value="41188.0468778417" calcext:value-type="currency">
            <text:p>$41,188.05</text:p>
          </table:table-cell>
          <table:table-cell table:style-name="ce7" office:value-type="currency" office:currency="USD" office:value="17500" calcext:value-type="currency">
            <text:p>$1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2]/[.B72]" office:value-type="float" office:value="0" calcext:value-type="float">
            <text:p>0.0000</text:p>
          </table:table-cell>
          <table:table-cell table:style-name="ce8" table:formula="of:=[.M71]+[.L72]" office:value-type="float" office:value="75.7841603232842" calcext:value-type="float">
            <text:p>75.7842</text:p>
          </table:table-cell>
          <table:table-cell table:style-name="ce7" table:formula="of:=([.M72]*[.C72])+[.J72]" office:value-type="currency" office:currency="USD" office:value="40538.3847382784" calcext:value-type="currency">
            <text:p>$40,538.3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11-01</text:p>
          </table:table-cell>
          <table:table-cell table:style-name="ce3" office:value-type="float" office:value="303.98999" calcext:value-type="float">
            <text:p>303.99</text:p>
          </table:table-cell>
          <table:table-cell table:style-name="ce3" office:value-type="float" office:value="322.220001" calcext:value-type="float">
            <text:p>322.22</text:p>
          </table:table-cell>
          <table:table-cell table:style-name="ce5" table:formula="of:=([.C73]-[.B73])/[.C73]" office:value-type="percentage" office:value="0.0565762862125993" calcext:value-type="percentage">
            <text:p>5.6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3]/[.B73]" office:value-type="float" office:value="1.64479100117737" calcext:value-type="float">
            <text:p>1.6448</text:p>
          </table:table-cell>
          <table:table-cell table:style-name="ce8" table:formula="of:=[.H72]+[.G73]" office:value-type="float" office:value="137.131787309867" calcext:value-type="float">
            <text:p>137.1318</text:p>
          </table:table-cell>
          <table:table-cell table:style-name="ce7" table:formula="of:=([.H73]*[.C73])+[.E73]" office:value-type="currency" office:currency="USD" office:value="44186.6046441172" calcext:value-type="currency">
            <text:p>$44,186.6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17500" calcext:value-type="currency">
            <text:p>$17,500.00</text:p>
          </table:table-cell>
          <table:table-cell table:style-name="ce8" table:formula="of:=[.K73]/[.B73]" office:value-type="float" office:value="57.5676850412081" calcext:value-type="float">
            <text:p>57.5677</text:p>
          </table:table-cell>
          <table:table-cell table:style-name="ce8" table:formula="of:=[.M72]+[.L73]" office:value-type="float" office:value="133.351845364492" calcext:value-type="float">
            <text:p>133.3518</text:p>
          </table:table-cell>
          <table:table-cell table:style-name="ce7" table:formula="of:=([.M73]*[.C73])+[.J73]" office:value-type="currency" office:currency="USD" office:value="43468.6317466986" calcext:value-type="currency">
            <text:p>$43,468.6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0-12-01</text:p>
          </table:table-cell>
          <table:table-cell table:style-name="ce3" office:value-type="float" office:value="322.230011" calcext:value-type="float">
            <text:p>322.23</text:p>
          </table:table-cell>
          <table:table-cell table:style-name="ce3" office:value-type="float" office:value="330.220001" calcext:value-type="float">
            <text:p>330.22</text:p>
          </table:table-cell>
          <table:table-cell table:style-name="ce5" table:formula="of:=([.C74]-[.B74])/[.C74]" office:value-type="percentage" office:value="0.0241959601956395" calcext:value-type="percentage">
            <text:p>2.4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4]/[.B74]" office:value-type="float" office:value="1.55168663045479" calcext:value-type="float">
            <text:p>1.5517</text:p>
          </table:table-cell>
          <table:table-cell table:style-name="ce8" table:formula="of:=[.H73]+[.G74]" office:value-type="float" office:value="138.683473940322" calcext:value-type="float">
            <text:p>138.6835</text:p>
          </table:table-cell>
          <table:table-cell table:style-name="ce7" table:formula="of:=([.H74]*[.C74])+[.E74]" office:value-type="currency" office:currency="USD" office:value="45796.0569032566" calcext:value-type="currency">
            <text:p>$45,796.06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4]/[.B74]" office:value-type="float" office:value="0" calcext:value-type="float">
            <text:p>0.0000</text:p>
          </table:table-cell>
          <table:table-cell table:style-name="ce8" table:formula="of:=[.M73]+[.L74]" office:value-type="float" office:value="133.351845364492" calcext:value-type="float">
            <text:p>133.3518</text:p>
          </table:table-cell>
          <table:table-cell table:style-name="ce7" table:formula="of:=([.M74]*[.C74])+[.J74]" office:value-type="currency" office:currency="USD" office:value="45035.4465096145" calcext:value-type="currency">
            <text:p>$45,035.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01-01</text:p>
          </table:table-cell>
          <table:table-cell table:style-name="ce3" office:value-type="float" office:value="330.200012" calcext:value-type="float">
            <text:p>330.20</text:p>
          </table:table-cell>
          <table:table-cell table:style-name="ce3" office:value-type="float" office:value="343.929993" calcext:value-type="float">
            <text:p>343.93</text:p>
          </table:table-cell>
          <table:table-cell table:style-name="ce5" table:formula="of:=([.C75]-[.B75])/[.C75]" office:value-type="percentage" office:value="0.039920859708214" calcext:value-type="percentage">
            <text:p>3.9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5]/[.B75]" office:value-type="float" office:value="1.51423374266867" calcext:value-type="float">
            <text:p>1.5142</text:p>
          </table:table-cell>
          <table:table-cell table:style-name="ce8" table:formula="of:=[.H74]+[.G75]" office:value-type="float" office:value="140.197707682991" calcext:value-type="float">
            <text:p>140.1977</text:p>
          </table:table-cell>
          <table:table-cell table:style-name="ce7" table:formula="of:=([.H75]*[.C75])+[.E75]" office:value-type="currency" office:currency="USD" office:value="48218.196622027" calcext:value-type="currency">
            <text:p>$48,218.20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5]/[.B75]" office:value-type="float" office:value="0" calcext:value-type="float">
            <text:p>0.0000</text:p>
          </table:table-cell>
          <table:table-cell table:style-name="ce8" table:formula="of:=[.M74]+[.L75]" office:value-type="float" office:value="133.351845364492" calcext:value-type="float">
            <text:p>133.3518</text:p>
          </table:table-cell>
          <table:table-cell table:style-name="ce7" table:formula="of:=([.M75]*[.C75])+[.J75]" office:value-type="currency" office:currency="USD" office:value="47363.6992427469" calcext:value-type="currency">
            <text:p>$47,363.7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02-01</text:p>
          </table:table-cell>
          <table:table-cell table:style-name="ce3" office:value-type="float" office:value="343.910004" calcext:value-type="float">
            <text:p>343.91</text:p>
          </table:table-cell>
          <table:table-cell table:style-name="ce3" office:value-type="float" office:value="367.070007" calcext:value-type="float">
            <text:p>367.07</text:p>
          </table:table-cell>
          <table:table-cell table:style-name="ce5" table:formula="of:=([.C76]-[.B76])/[.C76]" office:value-type="percentage" office:value="0.063094239677283" calcext:value-type="percentage">
            <text:p>6.3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6]/[.B76]" office:value-type="float" office:value="1.45386872781985" calcext:value-type="float">
            <text:p>1.4539</text:p>
          </table:table-cell>
          <table:table-cell table:style-name="ce8" table:formula="of:=[.H75]+[.G76]" office:value-type="float" office:value="141.651576410811" calcext:value-type="float">
            <text:p>141.6516</text:p>
          </table:table-cell>
          <table:table-cell table:style-name="ce7" table:formula="of:=([.H76]*[.C76])+[.E76]" office:value-type="currency" office:currency="USD" office:value="51996.0451446773" calcext:value-type="currency">
            <text:p>$51,996.05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6]/[.B76]" office:value-type="float" office:value="0" calcext:value-type="float">
            <text:p>0.0000</text:p>
          </table:table-cell>
          <table:table-cell table:style-name="ce8" table:formula="of:=[.M75]+[.L76]" office:value-type="float" office:value="133.351845364492" calcext:value-type="float">
            <text:p>133.3518</text:p>
          </table:table-cell>
          <table:table-cell table:style-name="ce7" table:formula="of:=([.M76]*[.C76])+[.J76]" office:value-type="currency" office:currency="USD" office:value="50949.4628114071" calcext:value-type="currency">
            <text:p>$50,949.4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03-01</text:p>
          </table:table-cell>
          <table:table-cell table:style-name="ce3" office:value-type="float" office:value="367.070007" calcext:value-type="float">
            <text:p>367.07</text:p>
          </table:table-cell>
          <table:table-cell table:style-name="ce3" office:value-type="float" office:value="375.220001" calcext:value-type="float">
            <text:p>375.22</text:p>
          </table:table-cell>
          <table:table-cell table:style-name="ce5" table:formula="of:=([.C77]-[.B77])/[.C77]" office:value-type="percentage" office:value="0.0217205745383494" calcext:value-type="percentage">
            <text:p>2.1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7]/[.B77]" office:value-type="float" office:value="1.36213798584748" calcext:value-type="float">
            <text:p>1.3621</text:p>
          </table:table-cell>
          <table:table-cell table:style-name="ce8" table:formula="of:=[.H76]+[.G77]" office:value-type="float" office:value="143.013714396658" calcext:value-type="float">
            <text:p>143.0137</text:p>
          </table:table-cell>
          <table:table-cell table:style-name="ce7" table:formula="of:=([.H77]*[.C77])+[.E77]" office:value-type="currency" office:currency="USD" office:value="53661.6060589277" calcext:value-type="currency">
            <text:p>$53,661.61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7]/[.B77]" office:value-type="float" office:value="0" calcext:value-type="float">
            <text:p>0.0000</text:p>
          </table:table-cell>
          <table:table-cell table:style-name="ce8" table:formula="of:=[.M76]+[.L77]" office:value-type="float" office:value="133.351845364492" calcext:value-type="float">
            <text:p>133.3518</text:p>
          </table:table-cell>
          <table:table-cell table:style-name="ce7" table:formula="of:=([.M77]*[.C77])+[.J77]" office:value-type="currency" office:currency="USD" office:value="52536.2795510167" calcext:value-type="currency">
            <text:p>$52,536.2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04-01</text:p>
          </table:table-cell>
          <table:table-cell table:style-name="ce3" office:value-type="float" office:value="375.220001" calcext:value-type="float">
            <text:p>375.22</text:p>
          </table:table-cell>
          <table:table-cell table:style-name="ce3" office:value-type="float" office:value="375.339996" calcext:value-type="float">
            <text:p>375.34</text:p>
          </table:table-cell>
          <table:table-cell table:style-name="ce5" table:formula="of:=([.C78]-[.B78])/[.C78]" office:value-type="percentage" office:value="0.000319696811634112" calcext:value-type="percentage">
            <text:p>0.0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8]/[.B78]" office:value-type="float" office:value="1.33255156619436" calcext:value-type="float">
            <text:p>1.3326</text:p>
          </table:table-cell>
          <table:table-cell table:style-name="ce8" table:formula="of:=[.H77]+[.G78]" office:value-type="float" office:value="144.346265962852" calcext:value-type="float">
            <text:p>144.3463</text:p>
          </table:table-cell>
          <table:table-cell table:style-name="ce7" table:formula="of:=([.H78]*[.C78])+[.E78]" office:value-type="currency" office:currency="USD" office:value="54178.9268891119" calcext:value-type="currency">
            <text:p>$54,178.93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8]/[.B78]" office:value-type="float" office:value="0" calcext:value-type="float">
            <text:p>0.0000</text:p>
          </table:table-cell>
          <table:table-cell table:style-name="ce8" table:formula="of:=[.M77]+[.L78]" office:value-type="float" office:value="133.351845364492" calcext:value-type="float">
            <text:p>133.3518</text:p>
          </table:table-cell>
          <table:table-cell table:style-name="ce7" table:formula="of:=([.M78]*[.C78])+[.J78]" office:value-type="currency" office:currency="USD" office:value="53052.2811057012" calcext:value-type="currency">
            <text:p>$53,052.2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05-01</text:p>
          </table:table-cell>
          <table:table-cell table:style-name="ce3" office:value-type="float" office:value="375.350006" calcext:value-type="float">
            <text:p>375.35</text:p>
          </table:table-cell>
          <table:table-cell table:style-name="ce3" office:value-type="float" office:value="389.829987" calcext:value-type="float">
            <text:p>389.83</text:p>
          </table:table-cell>
          <table:table-cell table:style-name="ce5" table:formula="of:=([.C79]-[.B79])/[.C79]" office:value-type="percentage" office:value="0.0371443487747904" calcext:value-type="percentage">
            <text:p>3.7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79]/[.B79]" office:value-type="float" office:value="1.33209002799377" calcext:value-type="float">
            <text:p>1.3321</text:p>
          </table:table-cell>
          <table:table-cell table:style-name="ce8" table:formula="of:=[.H78]+[.G79]" office:value-type="float" office:value="145.678355990846" calcext:value-type="float">
            <text:p>145.6784</text:p>
          </table:table-cell>
          <table:table-cell table:style-name="ce7" table:formula="of:=([.H79]*[.C79])+[.E79]" office:value-type="currency" office:currency="USD" office:value="56789.7916220929" calcext:value-type="currency">
            <text:p>$56,789.79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79]/[.B79]" office:value-type="float" office:value="0" calcext:value-type="float">
            <text:p>0.0000</text:p>
          </table:table-cell>
          <table:table-cell table:style-name="ce8" table:formula="of:=[.M78]+[.L79]" office:value-type="float" office:value="133.351845364492" calcext:value-type="float">
            <text:p>133.3518</text:p>
          </table:table-cell>
          <table:table-cell table:style-name="ce7" table:formula="of:=([.M79]*[.C79])+[.J79]" office:value-type="currency" office:currency="USD" office:value="55484.5481448661" calcext:value-type="currency">
            <text:p>$55,484.5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06-01</text:p>
          </table:table-cell>
          <table:table-cell table:style-name="ce3" office:value-type="float" office:value="389.809998" calcext:value-type="float">
            <text:p>389.81</text:p>
          </table:table-cell>
          <table:table-cell table:style-name="ce3" office:value-type="float" office:value="371.160004" calcext:value-type="float">
            <text:p>371.16</text:p>
          </table:table-cell>
          <table:table-cell table:style-name="ce5" table:formula="of:=([.C80]-[.B80])/[.C80]" office:value-type="percentage" office:value="-0.0502478548308238" calcext:value-type="percentage">
            <text:p>-5.0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0]/[.B80]" office:value-type="float" office:value="1.28267618215375" calcext:value-type="float">
            <text:p>1.2827</text:p>
          </table:table-cell>
          <table:table-cell table:style-name="ce8" table:formula="of:=[.H79]+[.G80]" office:value-type="float" office:value="146.961032173" calcext:value-type="float">
            <text:p>146.9610</text:p>
          </table:table-cell>
          <table:table-cell table:style-name="ce7" table:formula="of:=([.H80]*[.C80])+[.E80]" office:value-type="currency" office:currency="USD" office:value="54546.0572891748" calcext:value-type="currency">
            <text:p>$54,546.06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0]/[.B80]" office:value-type="float" office:value="0" calcext:value-type="float">
            <text:p>0.0000</text:p>
          </table:table-cell>
          <table:table-cell table:style-name="ce8" table:formula="of:=[.M79]+[.L80]" office:value-type="float" office:value="133.351845364492" calcext:value-type="float">
            <text:p>133.3518</text:p>
          </table:table-cell>
          <table:table-cell table:style-name="ce7" table:formula="of:=([.M80]*[.C80])+[.J80]" office:value-type="currency" office:currency="USD" office:value="53494.8714588924" calcext:value-type="currency">
            <text:p>$53,494.8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07-01</text:p>
          </table:table-cell>
          <table:table-cell table:style-name="ce3" office:value-type="float" office:value="371.179993" calcext:value-type="float">
            <text:p>371.18</text:p>
          </table:table-cell>
          <table:table-cell table:style-name="ce3" office:value-type="float" office:value="387.809998" calcext:value-type="float">
            <text:p>387.81</text:p>
          </table:table-cell>
          <table:table-cell table:style-name="ce5" table:formula="of:=([.C81]-[.B81])/[.C81]" office:value-type="percentage" office:value="0.0428818366874595" calcext:value-type="percentage">
            <text:p>4.2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1]/[.B81]" office:value-type="float" office:value="1.34705536243706" calcext:value-type="float">
            <text:p>1.3471</text:p>
          </table:table-cell>
          <table:table-cell table:style-name="ce8" table:formula="of:=[.H80]+[.G81]" office:value-type="float" office:value="148.308087535437" calcext:value-type="float">
            <text:p>148.3081</text:p>
          </table:table-cell>
          <table:table-cell table:style-name="ce7" table:formula="of:=([.H81]*[.C81])+[.E81]" office:value-type="currency" office:currency="USD" office:value="57515.3591305016" calcext:value-type="currency">
            <text:p>$57,515.36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1]/[.B81]" office:value-type="float" office:value="0" calcext:value-type="float">
            <text:p>0.0000</text:p>
          </table:table-cell>
          <table:table-cell table:style-name="ce8" table:formula="of:=[.M80]+[.L81]" office:value-type="float" office:value="133.351845364492" calcext:value-type="float">
            <text:p>133.3518</text:p>
          </table:table-cell>
          <table:table-cell table:style-name="ce7" table:formula="of:=([.M81]*[.C81])+[.J81]" office:value-type="currency" office:currency="USD" office:value="56215.1788841001" calcext:value-type="currency">
            <text:p>$56,215.1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08-01</text:p>
          </table:table-cell>
          <table:table-cell table:style-name="ce3" office:value-type="float" office:value="387.809998" calcext:value-type="float">
            <text:p>387.81</text:p>
          </table:table-cell>
          <table:table-cell table:style-name="ce3" office:value-type="float" office:value="395.429993" calcext:value-type="float">
            <text:p>395.43</text:p>
          </table:table-cell>
          <table:table-cell table:style-name="ce5" table:formula="of:=([.C82]-[.B82])/[.C82]" office:value-type="percentage" office:value="0.019270149292899" calcext:value-type="percentage">
            <text:p>1.9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2]/[.B82]" office:value-type="float" office:value="1.28929115437607" calcext:value-type="float">
            <text:p>1.2893</text:p>
          </table:table-cell>
          <table:table-cell table:style-name="ce8" table:formula="of:=[.H81]+[.G82]" office:value-type="float" office:value="149.597378689813" calcext:value-type="float">
            <text:p>149.5974</text:p>
          </table:table-cell>
          <table:table-cell table:style-name="ce7" table:formula="of:=([.H82]*[.C82])+[.E82]" office:value-type="currency" office:currency="USD" office:value="59155.2904081311" calcext:value-type="currency">
            <text:p>$59,155.29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2]/[.B82]" office:value-type="float" office:value="0" calcext:value-type="float">
            <text:p>0.0000</text:p>
          </table:table-cell>
          <table:table-cell table:style-name="ce8" table:formula="of:=[.M81]+[.L82]" office:value-type="float" office:value="133.351845364492" calcext:value-type="float">
            <text:p>133.3518</text:p>
          </table:table-cell>
          <table:table-cell table:style-name="ce7" table:formula="of:=([.M82]*[.C82])+[.J82]" office:value-type="currency" office:currency="USD" office:value="57731.3192790183" calcext:value-type="currency">
            <text:p>$57,731.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09-01</text:p>
          </table:table-cell>
          <table:table-cell table:style-name="ce3" office:value-type="float" office:value="395.429993" calcext:value-type="float">
            <text:p>395.43</text:p>
          </table:table-cell>
          <table:table-cell table:style-name="ce3" office:value-type="float" office:value="387.859985" calcext:value-type="float">
            <text:p>387.86</text:p>
          </table:table-cell>
          <table:table-cell table:style-name="ce5" table:formula="of:=([.C83]-[.B83])/[.C83]" office:value-type="percentage" office:value="-0.0195173730025283" calcext:value-type="percentage">
            <text:p>-1.9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3]/[.B83]" office:value-type="float" office:value="1.26444632134923" calcext:value-type="float">
            <text:p>1.2644</text:p>
          </table:table-cell>
          <table:table-cell table:style-name="ce8" table:formula="of:=[.H82]+[.G83]" office:value-type="float" office:value="150.861825011162" calcext:value-type="float">
            <text:p>150.8618</text:p>
          </table:table-cell>
          <table:table-cell table:style-name="ce7" table:formula="of:=([.H83]*[.C83])+[.E83]" office:value-type="currency" office:currency="USD" office:value="58513.265185902" calcext:value-type="currency">
            <text:p>$58,513.27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3]/[.B83]" office:value-type="float" office:value="0" calcext:value-type="float">
            <text:p>0.0000</text:p>
          </table:table-cell>
          <table:table-cell table:style-name="ce8" table:formula="of:=[.M82]+[.L83]" office:value-type="float" office:value="133.351845364492" calcext:value-type="float">
            <text:p>133.3518</text:p>
          </table:table-cell>
          <table:table-cell table:style-name="ce7" table:formula="of:=([.M83]*[.C83])+[.J83]" office:value-type="currency" office:currency="USD" office:value="57221.8447427943" calcext:value-type="currency">
            <text:p>$57,221.8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10-01</text:p>
          </table:table-cell>
          <table:table-cell table:style-name="ce3" office:value-type="float" office:value="387.859985" calcext:value-type="float">
            <text:p>387.86</text:p>
          </table:table-cell>
          <table:table-cell table:style-name="ce3" office:value-type="float" office:value="392.450012" calcext:value-type="float">
            <text:p>392.45</text:p>
          </table:table-cell>
          <table:table-cell table:style-name="ce5" table:formula="of:=([.C84]-[.B84])/[.C84]" office:value-type="percentage" office:value="0.0116958258622757" calcext:value-type="percentage">
            <text:p>1.1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4]/[.B84]" office:value-type="float" office:value="1.28912499184467" calcext:value-type="float">
            <text:p>1.2891</text:p>
          </table:table-cell>
          <table:table-cell table:style-name="ce8" table:formula="of:=[.H83]+[.G84]" office:value-type="float" office:value="152.150950003007" calcext:value-type="float">
            <text:p>152.1510</text:p>
          </table:table-cell>
          <table:table-cell table:style-name="ce7" table:formula="of:=([.H84]*[.C84])+[.E84]" office:value-type="currency" office:currency="USD" office:value="59711.6421544914" calcext:value-type="currency">
            <text:p>$59,711.64</text:p>
          </table:table-cell>
          <table:table-cell table:style-name="ce7" office:value-type="currency" office:currency="USD" office:value="6000" calcext:value-type="currency">
            <text:p>$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4]/[.B84]" office:value-type="float" office:value="0" calcext:value-type="float">
            <text:p>0.0000</text:p>
          </table:table-cell>
          <table:table-cell table:style-name="ce8" table:formula="of:=[.M83]+[.L84]" office:value-type="float" office:value="133.351845364492" calcext:value-type="float">
            <text:p>133.3518</text:p>
          </table:table-cell>
          <table:table-cell table:style-name="ce7" table:formula="of:=([.M84]*[.C84])+[.J84]" office:value-type="currency" office:currency="USD" office:value="58333.9333135172" calcext:value-type="currency">
            <text:p>$58,333.9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11-01</text:p>
          </table:table-cell>
          <table:table-cell table:style-name="ce3" office:value-type="float" office:value="392.459991" calcext:value-type="float">
            <text:p>392.46</text:p>
          </table:table-cell>
          <table:table-cell table:style-name="ce3" office:value-type="float" office:value="375.220001" calcext:value-type="float">
            <text:p>375.22</text:p>
          </table:table-cell>
          <table:table-cell table:style-name="ce5" table:formula="of:=([.C85]-[.B85])/[.C85]" office:value-type="percentage" office:value="-0.0459463513513502" calcext:value-type="percentage">
            <text:p>-4.5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5]/[.B85]" office:value-type="float" office:value="1.27401521547709" calcext:value-type="float">
            <text:p>1.2740</text:p>
          </table:table-cell>
          <table:table-cell table:style-name="ce8" table:formula="of:=[.H84]+[.G85]" office:value-type="float" office:value="153.424965218484" calcext:value-type="float">
            <text:p>153.4250</text:p>
          </table:table-cell>
          <table:table-cell table:style-name="ce7" table:formula="of:=([.H85]*[.C85])+[.E85]" office:value-type="currency" office:currency="USD" office:value="57568.1156027045" calcext:value-type="currency">
            <text:p>$57,568.12</text:p>
          </table:table-cell>
          <table:table-cell table:style-name="ce7" office:value-type="currency" office:currency="USD" office:value="6500" calcext:value-type="currency">
            <text:p>$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5]/[.B85]" office:value-type="float" office:value="0" calcext:value-type="float">
            <text:p>0.0000</text:p>
          </table:table-cell>
          <table:table-cell table:style-name="ce8" table:formula="of:=[.M84]+[.L85]" office:value-type="float" office:value="133.351845364492" calcext:value-type="float">
            <text:p>133.3518</text:p>
          </table:table-cell>
          <table:table-cell table:style-name="ce7" table:formula="of:=([.M85]*[.C85])+[.J85]" office:value-type="currency" office:currency="USD" office:value="56536.2795510167" calcext:value-type="currency">
            <text:p>$56,536.2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1-12-01</text:p>
          </table:table-cell>
          <table:table-cell table:style-name="ce3" office:value-type="float" office:value="375.109985" calcext:value-type="float">
            <text:p>375.11</text:p>
          </table:table-cell>
          <table:table-cell table:style-name="ce3" office:value-type="float" office:value="417.089996" calcext:value-type="float">
            <text:p>417.09</text:p>
          </table:table-cell>
          <table:table-cell table:style-name="ce5" table:formula="of:=([.C86]-[.B86])/[.C86]" office:value-type="percentage" office:value="0.10064976720276" calcext:value-type="percentage">
            <text:p>10.0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6]/[.B86]" office:value-type="float" office:value="1.33294239021657" calcext:value-type="float">
            <text:p>1.3329</text:p>
          </table:table-cell>
          <table:table-cell table:style-name="ce8" table:formula="of:=[.H85]+[.G86]" office:value-type="float" office:value="154.757907608701" calcext:value-type="float">
            <text:p>154.7579</text:p>
          </table:table-cell>
          <table:table-cell table:style-name="ce7" table:formula="of:=([.H86]*[.C86])+[.E86]" office:value-type="currency" office:currency="USD" office:value="64547.9750654813" calcext:value-type="currency">
            <text:p>$64,547.98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6]/[.B86]" office:value-type="float" office:value="0" calcext:value-type="float">
            <text:p>0.0000</text:p>
          </table:table-cell>
          <table:table-cell table:style-name="ce8" table:formula="of:=[.M85]+[.L86]" office:value-type="float" office:value="133.351845364492" calcext:value-type="float">
            <text:p>133.3518</text:p>
          </table:table-cell>
          <table:table-cell table:style-name="ce7" table:formula="of:=([.M86]*[.C86])+[.J86]" office:value-type="currency" office:currency="USD" office:value="62619.7206496687" calcext:value-type="currency">
            <text:p>$62,619.7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01-01</text:p>
          </table:table-cell>
          <table:table-cell table:style-name="ce3" office:value-type="float" office:value="417.029999" calcext:value-type="float">
            <text:p>417.03</text:p>
          </table:table-cell>
          <table:table-cell table:style-name="ce3" office:value-type="float" office:value="408.779999" calcext:value-type="float">
            <text:p>408.78</text:p>
          </table:table-cell>
          <table:table-cell table:style-name="ce5" table:formula="of:=([.C87]-[.B87])/[.C87]" office:value-type="percentage" office:value="-0.0201820050398307" calcext:value-type="percentage">
            <text:p>-2.0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7]/[.B87]" office:value-type="float" office:value="1.19895451454081" calcext:value-type="float">
            <text:p>1.1990</text:p>
          </table:table-cell>
          <table:table-cell table:style-name="ce8" table:formula="of:=[.H86]+[.G87]" office:value-type="float" office:value="155.956862123241" calcext:value-type="float">
            <text:p>155.9569</text:p>
          </table:table-cell>
          <table:table-cell table:style-name="ce7" table:formula="of:=([.H87]*[.C87])+[.E87]" office:value-type="currency" office:currency="USD" office:value="63752.0459427817" calcext:value-type="currency">
            <text:p>$63,752.05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7]/[.B87]" office:value-type="float" office:value="0" calcext:value-type="float">
            <text:p>0.0000</text:p>
          </table:table-cell>
          <table:table-cell table:style-name="ce8" table:formula="of:=[.M86]+[.L87]" office:value-type="float" office:value="133.351845364492" calcext:value-type="float">
            <text:p>133.3518</text:p>
          </table:table-cell>
          <table:table-cell table:style-name="ce7" table:formula="of:=([.M87]*[.C87])+[.J87]" office:value-type="currency" office:currency="USD" office:value="62011.5672147453" calcext:value-type="currency">
            <text:p>$62,011.5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02-01</text:p>
          </table:table-cell>
          <table:table-cell table:style-name="ce3" office:value-type="float" office:value="408.790009" calcext:value-type="float">
            <text:p>408.79</text:p>
          </table:table-cell>
          <table:table-cell table:style-name="ce3" office:value-type="float" office:value="412.700012" calcext:value-type="float">
            <text:p>412.70</text:p>
          </table:table-cell>
          <table:table-cell table:style-name="ce5" table:formula="of:=([.C88]-[.B88])/[.C88]" office:value-type="percentage" office:value="0.0094742013237451" calcext:value-type="percentage">
            <text:p>0.9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8]/[.B88]" office:value-type="float" office:value="1.2231218693997" calcext:value-type="float">
            <text:p>1.2231</text:p>
          </table:table-cell>
          <table:table-cell table:style-name="ce8" table:formula="of:=[.H87]+[.G88]" office:value-type="float" office:value="157.179983992641" calcext:value-type="float">
            <text:p>157.1800</text:p>
          </table:table-cell>
          <table:table-cell table:style-name="ce7" table:formula="of:=([.H88]*[.C88])+[.E88]" office:value-type="currency" office:currency="USD" office:value="64868.1812799228" calcext:value-type="currency">
            <text:p>$64,868.18</text:p>
          </table:table-cell>
          <table:table-cell table:style-name="ce7" office:value-type="currency" office:currency="USD" office:value="8000" calcext:value-type="currency">
            <text:p>$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8]/[.B88]" office:value-type="float" office:value="0" calcext:value-type="float">
            <text:p>0.0000</text:p>
          </table:table-cell>
          <table:table-cell table:style-name="ce8" table:formula="of:=[.M87]+[.L88]" office:value-type="float" office:value="133.351845364492" calcext:value-type="float">
            <text:p>133.3518</text:p>
          </table:table-cell>
          <table:table-cell table:style-name="ce7" table:formula="of:=([.M88]*[.C88])+[.J88]" office:value-type="currency" office:currency="USD" office:value="63034.3081821481" calcext:value-type="currency">
            <text:p>$63,034.3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03-01</text:p>
          </table:table-cell>
          <table:table-cell table:style-name="ce3" office:value-type="float" office:value="412.679993" calcext:value-type="float">
            <text:p>412.68</text:p>
          </table:table-cell>
          <table:table-cell table:style-name="ce3" office:value-type="float" office:value="403.690002" calcext:value-type="float">
            <text:p>403.69</text:p>
          </table:table-cell>
          <table:table-cell table:style-name="ce5" table:formula="of:=([.C89]-[.B89])/[.C89]" office:value-type="percentage" office:value="-0.0222695408740889" calcext:value-type="percentage">
            <text:p>-2.2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89]/[.B89]" office:value-type="float" office:value="1.211592537756" calcext:value-type="float">
            <text:p>1.2116</text:p>
          </table:table-cell>
          <table:table-cell table:style-name="ce8" table:formula="of:=[.H88]+[.G89]" office:value-type="float" office:value="158.391576530397" calcext:value-type="float">
            <text:p>158.3916</text:p>
          </table:table-cell>
          <table:table-cell table:style-name="ce7" table:formula="of:=([.H89]*[.C89])+[.E89]" office:value-type="currency" office:currency="USD" office:value="63941.0958463391" calcext:value-type="currency">
            <text:p>$63,941.10</text:p>
          </table:table-cell>
          <table:table-cell table:style-name="ce7" office:value-type="currency" office:currency="USD" office:value="8500" calcext:value-type="currency">
            <text:p>$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89]/[.B89]" office:value-type="float" office:value="0" calcext:value-type="float">
            <text:p>0.0000</text:p>
          </table:table-cell>
          <table:table-cell table:style-name="ce8" table:formula="of:=[.M88]+[.L89]" office:value-type="float" office:value="133.351845364492" calcext:value-type="float">
            <text:p>133.3518</text:p>
          </table:table-cell>
          <table:table-cell table:style-name="ce7" table:formula="of:=([.M89]*[.C89])+[.J89]" office:value-type="currency" office:currency="USD" office:value="62332.8067218956" calcext:value-type="currency">
            <text:p>$62,332.8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04-01</text:p>
          </table:table-cell>
          <table:table-cell table:style-name="ce3" office:value-type="float" office:value="403.670013" calcext:value-type="float">
            <text:p>403.67</text:p>
          </table:table-cell>
          <table:table-cell table:style-name="ce3" office:value-type="float" office:value="414.950012" calcext:value-type="float">
            <text:p>414.95</text:p>
          </table:table-cell>
          <table:table-cell table:style-name="ce5" table:formula="of:=([.C90]-[.B90])/[.C90]" office:value-type="percentage" office:value="0.0271839948759901" calcext:value-type="percentage">
            <text:p>2.7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0]/[.B90]" office:value-type="float" office:value="1.23863547922248" calcext:value-type="float">
            <text:p>1.2386</text:p>
          </table:table-cell>
          <table:table-cell table:style-name="ce8" table:formula="of:=[.H89]+[.G90]" office:value-type="float" office:value="159.63021200962" calcext:value-type="float">
            <text:p>159.6302</text:p>
          </table:table-cell>
          <table:table-cell table:style-name="ce7" table:formula="of:=([.H90]*[.C90])+[.E90]" office:value-type="currency" office:currency="USD" office:value="66238.5583889542" calcext:value-type="currency">
            <text:p>$66,238.56</text:p>
          </table:table-cell>
          <table:table-cell table:style-name="ce7" office:value-type="currency" office:currency="USD" office:value="9000" calcext:value-type="currency">
            <text:p>$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0]/[.B90]" office:value-type="float" office:value="0" calcext:value-type="float">
            <text:p>0.0000</text:p>
          </table:table-cell>
          <table:table-cell table:style-name="ce8" table:formula="of:=[.M89]+[.L90]" office:value-type="float" office:value="133.351845364492" calcext:value-type="float">
            <text:p>133.3518</text:p>
          </table:table-cell>
          <table:table-cell table:style-name="ce7" table:formula="of:=([.M90]*[.C90])+[.J90]" office:value-type="currency" office:currency="USD" office:value="64334.3498342182" calcext:value-type="currency">
            <text:p>$64,334.3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05-01</text:p>
          </table:table-cell>
          <table:table-cell table:style-name="ce3" office:value-type="float" office:value="414.950012" calcext:value-type="float">
            <text:p>414.95</text:p>
          </table:table-cell>
          <table:table-cell table:style-name="ce3" office:value-type="float" office:value="415.350006" calcext:value-type="float">
            <text:p>415.35</text:p>
          </table:table-cell>
          <table:table-cell table:style-name="ce5" table:formula="of:=([.C91]-[.B91])/[.C91]" office:value-type="percentage" office:value="0.000963028757004502" calcext:value-type="percentage">
            <text:p>0.1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1]/[.B91]" office:value-type="float" office:value="1.20496441870208" calcext:value-type="float">
            <text:p>1.2050</text:p>
          </table:table-cell>
          <table:table-cell table:style-name="ce8" table:formula="of:=[.H90]+[.G91]" office:value-type="float" office:value="160.835176428322" calcext:value-type="float">
            <text:p>160.8352</text:p>
          </table:table-cell>
          <table:table-cell table:style-name="ce7" table:formula="of:=([.H91]*[.C91])+[.E91]" office:value-type="currency" office:currency="USD" office:value="66802.8914945144" calcext:value-type="currency">
            <text:p>$66,802.89</text:p>
          </table:table-cell>
          <table:table-cell table:style-name="ce7" office:value-type="currency" office:currency="USD" office:value="9500" calcext:value-type="currency">
            <text:p>$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1]/[.B91]" office:value-type="float" office:value="0" calcext:value-type="float">
            <text:p>0.0000</text:p>
          </table:table-cell>
          <table:table-cell table:style-name="ce8" table:formula="of:=[.M90]+[.L91]" office:value-type="float" office:value="133.351845364492" calcext:value-type="float">
            <text:p>133.3518</text:p>
          </table:table-cell>
          <table:table-cell table:style-name="ce7" table:formula="of:=([.M91]*[.C91])+[.J91]" office:value-type="currency" office:currency="USD" office:value="64887.689772253" calcext:value-type="currency">
            <text:p>$64,887.6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06-01</text:p>
          </table:table-cell>
          <table:table-cell table:style-name="ce3" office:value-type="float" office:value="415.350006" calcext:value-type="float">
            <text:p>415.35</text:p>
          </table:table-cell>
          <table:table-cell table:style-name="ce3" office:value-type="float" office:value="408.140015" calcext:value-type="float">
            <text:p>408.14</text:p>
          </table:table-cell>
          <table:table-cell table:style-name="ce5" table:formula="of:=([.C92]-[.B92])/[.C92]" office:value-type="percentage" office:value="-0.0176654842333948" calcext:value-type="percentage">
            <text:p>-1.7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2]/[.B92]" office:value-type="float" office:value="1.2038040033157" calcext:value-type="float">
            <text:p>1.2038</text:p>
          </table:table-cell>
          <table:table-cell table:style-name="ce8" table:formula="of:=[.H91]+[.G92]" office:value-type="float" office:value="162.038980431637" calcext:value-type="float">
            <text:p>162.0390</text:p>
          </table:table-cell>
          <table:table-cell table:style-name="ce7" table:formula="of:=([.H92]*[.C92])+[.E92]" office:value-type="currency" office:currency="USD" office:value="66134.5919039532" calcext:value-type="currency">
            <text:p>$66,134.59</text:p>
          </table:table-cell>
          <table:table-cell table:style-name="ce7" office:value-type="currency" office:currency="USD" office:value="10000" calcext:value-type="currency">
            <text:p>$1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2]/[.B92]" office:value-type="float" office:value="0" calcext:value-type="float">
            <text:p>0.0000</text:p>
          </table:table-cell>
          <table:table-cell table:style-name="ce8" table:formula="of:=[.M91]+[.L92]" office:value-type="float" office:value="133.351845364492" calcext:value-type="float">
            <text:p>133.3518</text:p>
          </table:table-cell>
          <table:table-cell table:style-name="ce7" table:formula="of:=([.M92]*[.C92])+[.J92]" office:value-type="currency" office:currency="USD" office:value="64426.2241673416" calcext:value-type="currency">
            <text:p>$64,426.2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07-01</text:p>
          </table:table-cell>
          <table:table-cell table:style-name="ce3" office:value-type="float" office:value="408.200012" calcext:value-type="float">
            <text:p>408.20</text:p>
          </table:table-cell>
          <table:table-cell table:style-name="ce3" office:value-type="float" office:value="424.209991" calcext:value-type="float">
            <text:p>424.21</text:p>
          </table:table-cell>
          <table:table-cell table:style-name="ce5" table:formula="of:=([.C93]-[.B93])/[.C93]" office:value-type="percentage" office:value="0.0377406929107428" calcext:value-type="percentage">
            <text:p>3.7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3]/[.B93]" office:value-type="float" office:value="1.22488972391309" calcext:value-type="float">
            <text:p>1.2249</text:p>
          </table:table-cell>
          <table:table-cell table:style-name="ce8" table:formula="of:=[.H92]+[.G93]" office:value-type="float" office:value="163.26387015555" calcext:value-type="float">
            <text:p>163.2639</text:p>
          </table:table-cell>
          <table:table-cell table:style-name="ce7" table:formula="of:=([.H93]*[.C93])+[.E93]" office:value-type="currency" office:currency="USD" office:value="69258.1648893112" calcext:value-type="currency">
            <text:p>$69,258.16</text:p>
          </table:table-cell>
          <table:table-cell table:style-name="ce7" office:value-type="currency" office:currency="USD" office:value="10500" calcext:value-type="currency">
            <text:p>$1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3]/[.B93]" office:value-type="float" office:value="0" calcext:value-type="float">
            <text:p>0.0000</text:p>
          </table:table-cell>
          <table:table-cell table:style-name="ce8" table:formula="of:=[.M92]+[.L93]" office:value-type="float" office:value="133.351845364492" calcext:value-type="float">
            <text:p>133.3518</text:p>
          </table:table-cell>
          <table:table-cell table:style-name="ce7" table:formula="of:=([.M93]*[.C93])+[.J93]" office:value-type="currency" office:currency="USD" office:value="67069.1851219047" calcext:value-type="currency">
            <text:p>$67,069.1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08-01</text:p>
          </table:table-cell>
          <table:table-cell table:style-name="ce3" office:value-type="float" office:value="424.190002" calcext:value-type="float">
            <text:p>424.19</text:p>
          </table:table-cell>
          <table:table-cell table:style-name="ce3" office:value-type="float" office:value="414.029999" calcext:value-type="float">
            <text:p>414.03</text:p>
          </table:table-cell>
          <table:table-cell table:style-name="ce5" table:formula="of:=([.C94]-[.B94])/[.C94]" office:value-type="percentage" office:value="-0.024539291898025" calcext:value-type="percentage">
            <text:p>-2.4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4]/[.B94]" office:value-type="float" office:value="1.17871707876792" calcext:value-type="float">
            <text:p>1.1787</text:p>
          </table:table-cell>
          <table:table-cell table:style-name="ce8" table:formula="of:=[.H93]+[.G94]" office:value-type="float" office:value="164.442587234318" calcext:value-type="float">
            <text:p>164.4426</text:p>
          </table:table-cell>
          <table:table-cell table:style-name="ce7" table:formula="of:=([.H94]*[.C94])+[.E94]" office:value-type="currency" office:currency="USD" office:value="68084.1642281822" calcext:value-type="currency">
            <text:p>$68,084.16</text:p>
          </table:table-cell>
          <table:table-cell table:style-name="ce7" office:value-type="currency" office:currency="USD" office:value="11000" calcext:value-type="currency">
            <text:p>$1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4]/[.B94]" office:value-type="float" office:value="0" calcext:value-type="float">
            <text:p>0.0000</text:p>
          </table:table-cell>
          <table:table-cell table:style-name="ce8" table:formula="of:=[.M93]+[.L94]" office:value-type="float" office:value="133.351845364492" calcext:value-type="float">
            <text:p>133.3518</text:p>
          </table:table-cell>
          <table:table-cell table:style-name="ce7" table:formula="of:=([.M94]*[.C94])+[.J94]" office:value-type="currency" office:currency="USD" office:value="66211.6644029089" calcext:value-type="currency">
            <text:p>$66,211.6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09-01</text:p>
          </table:table-cell>
          <table:table-cell table:style-name="ce3" office:value-type="float" office:value="414.029999" calcext:value-type="float">
            <text:p>414.03</text:p>
          </table:table-cell>
          <table:table-cell table:style-name="ce3" office:value-type="float" office:value="417.799988" calcext:value-type="float">
            <text:p>417.80</text:p>
          </table:table-cell>
          <table:table-cell table:style-name="ce5" table:formula="of:=([.C95]-[.B95])/[.C95]" office:value-type="percentage" office:value="0.00902343012992142" calcext:value-type="percentage">
            <text:p>0.9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5]/[.B95]" office:value-type="float" office:value="1.207641961229" calcext:value-type="float">
            <text:p>1.2076</text:p>
          </table:table-cell>
          <table:table-cell table:style-name="ce8" table:formula="of:=[.H94]+[.G95]" office:value-type="float" office:value="165.650229195547" calcext:value-type="float">
            <text:p>165.6502</text:p>
          </table:table-cell>
          <table:table-cell table:style-name="ce7" table:formula="of:=([.H95]*[.C95])+[.E95]" office:value-type="currency" office:currency="USD" office:value="69208.6637700969" calcext:value-type="currency">
            <text:p>$69,208.66</text:p>
          </table:table-cell>
          <table:table-cell table:style-name="ce7" office:value-type="currency" office:currency="USD" office:value="11500" calcext:value-type="currency">
            <text:p>$1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5]/[.B95]" office:value-type="float" office:value="0" calcext:value-type="float">
            <text:p>0.0000</text:p>
          </table:table-cell>
          <table:table-cell table:style-name="ce8" table:formula="of:=[.M94]+[.L95]" office:value-type="float" office:value="133.351845364492" calcext:value-type="float">
            <text:p>133.3518</text:p>
          </table:table-cell>
          <table:table-cell table:style-name="ce7" table:formula="of:=([.M95]*[.C95])+[.J95]" office:value-type="currency" office:currency="USD" office:value="67214.3993930628" calcext:value-type="currency">
            <text:p>$67,214.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10-01</text:p>
          </table:table-cell>
          <table:table-cell table:style-name="ce3" office:value-type="float" office:value="417.799988" calcext:value-type="float">
            <text:p>417.80</text:p>
          </table:table-cell>
          <table:table-cell table:style-name="ce3" office:value-type="float" office:value="418.679993" calcext:value-type="float">
            <text:p>418.68</text:p>
          </table:table-cell>
          <table:table-cell table:style-name="ce5" table:formula="of:=([.C96]-[.B96])/[.C96]" office:value-type="percentage" office:value="0.00210185586775827" calcext:value-type="percentage">
            <text:p>0.2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6]/[.B96]" office:value-type="float" office:value="1.19674488836989" calcext:value-type="float">
            <text:p>1.1967</text:p>
          </table:table-cell>
          <table:table-cell table:style-name="ce8" table:formula="of:=[.H95]+[.G96]" office:value-type="float" office:value="166.846974083917" calcext:value-type="float">
            <text:p>166.8470</text:p>
          </table:table-cell>
          <table:table-cell table:style-name="ce7" table:formula="of:=([.H96]*[.C96])+[.E96]" office:value-type="currency" office:currency="USD" office:value="69855.4899415257" calcext:value-type="currency">
            <text:p>$69,855.49</text:p>
          </table:table-cell>
          <table:table-cell table:style-name="ce7" office:value-type="currency" office:currency="USD" office:value="12000" calcext:value-type="currency">
            <text:p>$1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6]/[.B96]" office:value-type="float" office:value="0" calcext:value-type="float">
            <text:p>0.0000</text:p>
          </table:table-cell>
          <table:table-cell table:style-name="ce8" table:formula="of:=[.M95]+[.L96]" office:value-type="float" office:value="133.351845364492" calcext:value-type="float">
            <text:p>133.3518</text:p>
          </table:table-cell>
          <table:table-cell table:style-name="ce7" table:formula="of:=([.M96]*[.C96])+[.J96]" office:value-type="currency" office:currency="USD" office:value="67831.7496837427" calcext:value-type="currency">
            <text:p>$67,831.7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11-01</text:p>
          </table:table-cell>
          <table:table-cell table:style-name="ce3" office:value-type="float" office:value="418.660004" calcext:value-type="float">
            <text:p>418.66</text:p>
          </table:table-cell>
          <table:table-cell table:style-name="ce3" office:value-type="float" office:value="431.350006" calcext:value-type="float">
            <text:p>431.35</text:p>
          </table:table-cell>
          <table:table-cell table:style-name="ce5" table:formula="of:=([.C97]-[.B97])/[.C97]" office:value-type="percentage" office:value="0.0294192693253376" calcext:value-type="percentage">
            <text:p>2.9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7]/[.B97]" office:value-type="float" office:value="1.19428652181449" calcext:value-type="float">
            <text:p>1.1943</text:p>
          </table:table-cell>
          <table:table-cell table:style-name="ce8" table:formula="of:=[.H96]+[.G97]" office:value-type="float" office:value="168.041260605732" calcext:value-type="float">
            <text:p>168.0413</text:p>
          </table:table-cell>
          <table:table-cell table:style-name="ce7" table:formula="of:=([.H97]*[.C97])+[.E97]" office:value-type="currency" office:currency="USD" office:value="72484.5987705299" calcext:value-type="currency">
            <text:p>$72,484.60</text:p>
          </table:table-cell>
          <table:table-cell table:style-name="ce7" office:value-type="currency" office:currency="USD" office:value="12500" calcext:value-type="currency">
            <text:p>$1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7]/[.B97]" office:value-type="float" office:value="0" calcext:value-type="float">
            <text:p>0.0000</text:p>
          </table:table-cell>
          <table:table-cell table:style-name="ce8" table:formula="of:=[.M96]+[.L97]" office:value-type="float" office:value="133.351845364492" calcext:value-type="float">
            <text:p>133.3518</text:p>
          </table:table-cell>
          <table:table-cell table:style-name="ce7" table:formula="of:=([.M97]*[.C97])+[.J97]" office:value-type="currency" office:currency="USD" office:value="70021.3192980848" calcext:value-type="currency">
            <text:p>$70,021.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2-12-01</text:p>
          </table:table-cell>
          <table:table-cell table:style-name="ce3" office:value-type="float" office:value="431.350006" calcext:value-type="float">
            <text:p>431.35</text:p>
          </table:table-cell>
          <table:table-cell table:style-name="ce3" office:value-type="float" office:value="435.709991" calcext:value-type="float">
            <text:p>435.71</text:p>
          </table:table-cell>
          <table:table-cell table:style-name="ce5" table:formula="of:=([.C98]-[.B98])/[.C98]" office:value-type="percentage" office:value="0.0100066215832999" calcext:value-type="percentage">
            <text:p>1.0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8]/[.B98]" office:value-type="float" office:value="1.15915148497761" calcext:value-type="float">
            <text:p>1.1592</text:p>
          </table:table-cell>
          <table:table-cell table:style-name="ce8" table:formula="of:=[.H97]+[.G98]" office:value-type="float" office:value="169.200412090709" calcext:value-type="float">
            <text:p>169.2004</text:p>
          </table:table-cell>
          <table:table-cell table:style-name="ce7" table:formula="of:=([.H98]*[.C98])+[.E98]" office:value-type="currency" office:currency="USD" office:value="73722.3100292392" calcext:value-type="currency">
            <text:p>$73,722.31</text:p>
          </table:table-cell>
          <table:table-cell table:style-name="ce7" office:value-type="currency" office:currency="USD" office:value="13000" calcext:value-type="currency">
            <text:p>$1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8]/[.B98]" office:value-type="float" office:value="0" calcext:value-type="float">
            <text:p>0.0000</text:p>
          </table:table-cell>
          <table:table-cell table:style-name="ce8" table:formula="of:=[.M97]+[.L98]" office:value-type="float" office:value="133.351845364492" calcext:value-type="float">
            <text:p>133.3518</text:p>
          </table:table-cell>
          <table:table-cell table:style-name="ce7" table:formula="of:=([.M98]*[.C98])+[.J98]" office:value-type="currency" office:currency="USD" office:value="71102.7313435963" calcext:value-type="currency">
            <text:p>$71,102.7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01-01</text:p>
          </table:table-cell>
          <table:table-cell table:style-name="ce3" office:value-type="float" office:value="435.700012" calcext:value-type="float">
            <text:p>435.70</text:p>
          </table:table-cell>
          <table:table-cell table:style-name="ce3" office:value-type="float" office:value="438.779999" calcext:value-type="float">
            <text:p>438.78</text:p>
          </table:table-cell>
          <table:table-cell table:style-name="ce5" table:formula="of:=([.C99]-[.B99])/[.C99]" office:value-type="percentage" office:value="0.00701943344505081" calcext:value-type="percentage">
            <text:p>0.7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99]/[.B99]" office:value-type="float" office:value="1.14757857752825" calcext:value-type="float">
            <text:p>1.1476</text:p>
          </table:table-cell>
          <table:table-cell table:style-name="ce8" table:formula="of:=[.H98]+[.G99]" office:value-type="float" office:value="170.347990668238" calcext:value-type="float">
            <text:p>170.3480</text:p>
          </table:table-cell>
          <table:table-cell table:style-name="ce7" table:formula="of:=([.H99]*[.C99])+[.E99]" office:value-type="currency" office:currency="USD" office:value="74745.2911750613" calcext:value-type="currency">
            <text:p>$74,745.29</text:p>
          </table:table-cell>
          <table:table-cell table:style-name="ce7" office:value-type="currency" office:currency="USD" office:value="13500" calcext:value-type="currency">
            <text:p>$1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99]/[.B99]" office:value-type="float" office:value="0" calcext:value-type="float">
            <text:p>0.0000</text:p>
          </table:table-cell>
          <table:table-cell table:style-name="ce8" table:formula="of:=[.M98]+[.L99]" office:value-type="float" office:value="133.351845364492" calcext:value-type="float">
            <text:p>133.3518</text:p>
          </table:table-cell>
          <table:table-cell table:style-name="ce7" table:formula="of:=([.M99]*[.C99])+[.J99]" office:value-type="currency" office:currency="USD" office:value="72012.1225756801" calcext:value-type="currency">
            <text:p>$72,012.1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02-01</text:p>
          </table:table-cell>
          <table:table-cell table:style-name="ce3" office:value-type="float" office:value="438.779999" calcext:value-type="float">
            <text:p>438.78</text:p>
          </table:table-cell>
          <table:table-cell table:style-name="ce3" office:value-type="float" office:value="443.380005" calcext:value-type="float">
            <text:p>443.38</text:p>
          </table:table-cell>
          <table:table-cell table:style-name="ce5" table:formula="of:=([.C100]-[.B100])/[.C100]" office:value-type="percentage" office:value="0.0103748611757989" calcext:value-type="percentage">
            <text:p>1.0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0]/[.B100]" office:value-type="float" office:value="1.13952322608032" calcext:value-type="float">
            <text:p>1.1395</text:p>
          </table:table-cell>
          <table:table-cell table:style-name="ce8" table:formula="of:=[.H99]+[.G100]" office:value-type="float" office:value="171.487513894318" calcext:value-type="float">
            <text:p>171.4875</text:p>
          </table:table-cell>
          <table:table-cell table:style-name="ce7" table:formula="of:=([.H100]*[.C100])+[.E100]" office:value-type="currency" office:currency="USD" office:value="76034.1347679002" calcext:value-type="currency">
            <text:p>$76,034.13</text:p>
          </table:table-cell>
          <table:table-cell table:style-name="ce7" office:value-type="currency" office:currency="USD" office:value="14000" calcext:value-type="currency">
            <text:p>$1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0]/[.B100]" office:value-type="float" office:value="0" calcext:value-type="float">
            <text:p>0.0000</text:p>
          </table:table-cell>
          <table:table-cell table:style-name="ce8" table:formula="of:=[.M99]+[.L100]" office:value-type="float" office:value="133.351845364492" calcext:value-type="float">
            <text:p>133.3518</text:p>
          </table:table-cell>
          <table:table-cell table:style-name="ce7" table:formula="of:=([.M100]*[.C100])+[.J100]" office:value-type="currency" office:currency="USD" office:value="73125.5418644678" calcext:value-type="currency">
            <text:p>$73,125.5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03-01</text:p>
          </table:table-cell>
          <table:table-cell table:style-name="ce3" office:value-type="float" office:value="443.380005" calcext:value-type="float">
            <text:p>443.38</text:p>
          </table:table-cell>
          <table:table-cell table:style-name="ce3" office:value-type="float" office:value="451.670013" calcext:value-type="float">
            <text:p>451.67</text:p>
          </table:table-cell>
          <table:table-cell table:style-name="ce5" table:formula="of:=([.C101]-[.B101])/[.C101]" office:value-type="percentage" office:value="0.0183541252715398" calcext:value-type="percentage">
            <text:p>1.8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1]/[.B101]" office:value-type="float" office:value="1.12770083080314" calcext:value-type="float">
            <text:p>1.1277</text:p>
          </table:table-cell>
          <table:table-cell table:style-name="ce8" table:formula="of:=[.H100]+[.G101]" office:value-type="float" office:value="172.615214725121" calcext:value-type="float">
            <text:p>172.6152</text:p>
          </table:table-cell>
          <table:table-cell table:style-name="ce7" table:formula="of:=([.H101]*[.C101])+[.E101]" office:value-type="currency" office:currency="USD" office:value="77965.1162788932" calcext:value-type="currency">
            <text:p>$77,965.12</text:p>
          </table:table-cell>
          <table:table-cell table:style-name="ce7" office:value-type="currency" office:currency="USD" office:value="14500" calcext:value-type="currency">
            <text:p>$1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1]/[.B101]" office:value-type="float" office:value="0" calcext:value-type="float">
            <text:p>0.0000</text:p>
          </table:table-cell>
          <table:table-cell table:style-name="ce8" table:formula="of:=[.M100]+[.L101]" office:value-type="float" office:value="133.351845364492" calcext:value-type="float">
            <text:p>133.3518</text:p>
          </table:table-cell>
          <table:table-cell table:style-name="ce7" table:formula="of:=([.M101]*[.C101])+[.J101]" office:value-type="currency" office:currency="USD" office:value="74731.0297293542" calcext:value-type="currency">
            <text:p>$74,731.0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04-01</text:p>
          </table:table-cell>
          <table:table-cell table:style-name="ce3" office:value-type="float" office:value="451.670013" calcext:value-type="float">
            <text:p>451.67</text:p>
          </table:table-cell>
          <table:table-cell table:style-name="ce3" office:value-type="float" office:value="440.190002" calcext:value-type="float">
            <text:p>440.19</text:p>
          </table:table-cell>
          <table:table-cell table:style-name="ce5" table:formula="of:=([.C102]-[.B102])/[.C102]" office:value-type="percentage" office:value="-0.026079672295692" calcext:value-type="percentage">
            <text:p>-2.6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2]/[.B102]" office:value-type="float" office:value="1.10700286848576" calcext:value-type="float">
            <text:p>1.1070</text:p>
          </table:table-cell>
          <table:table-cell table:style-name="ce8" table:formula="of:=[.H101]+[.G102]" office:value-type="float" office:value="173.722217593607" calcext:value-type="float">
            <text:p>173.7222</text:p>
          </table:table-cell>
          <table:table-cell table:style-name="ce7" table:formula="of:=([.H102]*[.C102])+[.E102]" office:value-type="currency" office:currency="USD" office:value="76470.7833099742" calcext:value-type="currency">
            <text:p>$76,470.78</text:p>
          </table:table-cell>
          <table:table-cell table:style-name="ce7" office:value-type="currency" office:currency="USD" office:value="15000" calcext:value-type="currency">
            <text:p>$1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2]/[.B102]" office:value-type="float" office:value="0" calcext:value-type="float">
            <text:p>0.0000</text:p>
          </table:table-cell>
          <table:table-cell table:style-name="ce8" table:formula="of:=[.M101]+[.L102]" office:value-type="float" office:value="133.351845364492" calcext:value-type="float">
            <text:p>133.3518</text:p>
          </table:table-cell>
          <table:table-cell table:style-name="ce7" table:formula="of:=([.M102]*[.C102])+[.J102]" office:value-type="currency" office:currency="USD" office:value="73700.1490776995" calcext:value-type="currency">
            <text:p>$73,700.1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05-01</text:p>
          </table:table-cell>
          <table:table-cell table:style-name="ce3" office:value-type="float" office:value="440.190002" calcext:value-type="float">
            <text:p>440.19</text:p>
          </table:table-cell>
          <table:table-cell table:style-name="ce3" office:value-type="float" office:value="450.190002" calcext:value-type="float">
            <text:p>450.19</text:p>
          </table:table-cell>
          <table:table-cell table:style-name="ce5" table:formula="of:=([.C103]-[.B103])/[.C103]" office:value-type="percentage" office:value="0.02221284336741" calcext:value-type="percentage">
            <text:p>2.2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3]/[.B103]" office:value-type="float" office:value="1.13587314052626" calcext:value-type="float">
            <text:p>1.1359</text:p>
          </table:table-cell>
          <table:table-cell table:style-name="ce8" table:formula="of:=[.H102]+[.G103]" office:value-type="float" office:value="174.858090734133" calcext:value-type="float">
            <text:p>174.8581</text:p>
          </table:table-cell>
          <table:table-cell table:style-name="ce7" table:formula="of:=([.H103]*[.C103])+[.E103]" office:value-type="currency" office:currency="USD" office:value="78719.3642173155" calcext:value-type="currency">
            <text:p>$78,719.36</text:p>
          </table:table-cell>
          <table:table-cell table:style-name="ce7" office:value-type="currency" office:currency="USD" office:value="15500" calcext:value-type="currency">
            <text:p>$1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3]/[.B103]" office:value-type="float" office:value="0" calcext:value-type="float">
            <text:p>0.0000</text:p>
          </table:table-cell>
          <table:table-cell table:style-name="ce8" table:formula="of:=[.M102]+[.L103]" office:value-type="float" office:value="133.351845364492" calcext:value-type="float">
            <text:p>133.3518</text:p>
          </table:table-cell>
          <table:table-cell table:style-name="ce7" table:formula="of:=([.M103]*[.C103])+[.J103]" office:value-type="currency" office:currency="USD" office:value="75533.6675313445" calcext:value-type="currency">
            <text:p>$75,533.6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06-01</text:p>
          </table:table-cell>
          <table:table-cell table:style-name="ce3" office:value-type="float" office:value="450.230011" calcext:value-type="float">
            <text:p>450.23</text:p>
          </table:table-cell>
          <table:table-cell table:style-name="ce3" office:value-type="float" office:value="450.529999" calcext:value-type="float">
            <text:p>450.53</text:p>
          </table:table-cell>
          <table:table-cell table:style-name="ce5" table:formula="of:=([.C104]-[.B104])/[.C104]" office:value-type="percentage" office:value="0.000665855771348946" calcext:value-type="percentage">
            <text:p>0.0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4]/[.B104]" office:value-type="float" office:value="1.11054347285614" calcext:value-type="float">
            <text:p>1.1105</text:p>
          </table:table-cell>
          <table:table-cell table:style-name="ce8" table:formula="of:=[.H103]+[.G104]" office:value-type="float" office:value="175.968634206989" calcext:value-type="float">
            <text:p>175.9686</text:p>
          </table:table-cell>
          <table:table-cell table:style-name="ce7" table:formula="of:=([.H104]*[.C104])+[.E104]" office:value-type="currency" office:currency="USD" office:value="79279.1485933062" calcext:value-type="currency">
            <text:p>$79,279.15</text:p>
          </table:table-cell>
          <table:table-cell table:style-name="ce7" office:value-type="currency" office:currency="USD" office:value="16000" calcext:value-type="currency">
            <text:p>$1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4]/[.B104]" office:value-type="float" office:value="0" calcext:value-type="float">
            <text:p>0.0000</text:p>
          </table:table-cell>
          <table:table-cell table:style-name="ce8" table:formula="of:=[.M103]+[.L104]" office:value-type="float" office:value="133.351845364492" calcext:value-type="float">
            <text:p>133.3518</text:p>
          </table:table-cell>
          <table:table-cell table:style-name="ce7" table:formula="of:=([.M104]*[.C104])+[.J104]" office:value-type="currency" office:currency="USD" office:value="76079.0067587129" calcext:value-type="currency">
            <text:p>$76,079.0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07-01</text:p>
          </table:table-cell>
          <table:table-cell table:style-name="ce3" office:value-type="float" office:value="450.540009" calcext:value-type="float">
            <text:p>450.54</text:p>
          </table:table-cell>
          <table:table-cell table:style-name="ce3" office:value-type="float" office:value="448.130005" calcext:value-type="float">
            <text:p>448.13</text:p>
          </table:table-cell>
          <table:table-cell table:style-name="ce5" table:formula="of:=([.C105]-[.B105])/[.C105]" office:value-type="percentage" office:value="-0.00537791259926908" calcext:value-type="percentage">
            <text:p>-0.5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5]/[.B105]" office:value-type="float" office:value="1.10977935369109" calcext:value-type="float">
            <text:p>1.1098</text:p>
          </table:table-cell>
          <table:table-cell table:style-name="ce8" table:formula="of:=[.H104]+[.G105]" office:value-type="float" office:value="177.07841356068" calcext:value-type="float">
            <text:p>177.0784</text:p>
          </table:table-cell>
          <table:table-cell table:style-name="ce7" table:formula="of:=([.H105]*[.C105])+[.E105]" office:value-type="currency" office:currency="USD" office:value="79354.1503543397" calcext:value-type="currency">
            <text:p>$79,354.15</text:p>
          </table:table-cell>
          <table:table-cell table:style-name="ce7" office:value-type="currency" office:currency="USD" office:value="16500" calcext:value-type="currency">
            <text:p>$1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5]/[.B105]" office:value-type="float" office:value="0" calcext:value-type="float">
            <text:p>0.0000</text:p>
          </table:table-cell>
          <table:table-cell table:style-name="ce8" table:formula="of:=[.M104]+[.L105]" office:value-type="float" office:value="133.351845364492" calcext:value-type="float">
            <text:p>133.3518</text:p>
          </table:table-cell>
          <table:table-cell table:style-name="ce7" table:formula="of:=([.M105]*[.C105])+[.J105]" office:value-type="currency" office:currency="USD" office:value="76258.9631299492" calcext:value-type="currency">
            <text:p>$76,258.9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08-01</text:p>
          </table:table-cell>
          <table:table-cell table:style-name="ce3" office:value-type="float" office:value="448.130005" calcext:value-type="float">
            <text:p>448.13</text:p>
          </table:table-cell>
          <table:table-cell table:style-name="ce3" office:value-type="float" office:value="463.559998" calcext:value-type="float">
            <text:p>463.56</text:p>
          </table:table-cell>
          <table:table-cell table:style-name="ce5" table:formula="of:=([.C106]-[.B106])/[.C106]" office:value-type="percentage" office:value="0.0332858595792815" calcext:value-type="percentage">
            <text:p>3.3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6]/[.B106]" office:value-type="float" office:value="1.11574765005972" calcext:value-type="float">
            <text:p>1.1157</text:p>
          </table:table-cell>
          <table:table-cell table:style-name="ce8" table:formula="of:=[.H105]+[.G106]" office:value-type="float" office:value="178.19416121074" calcext:value-type="float">
            <text:p>178.1942</text:p>
          </table:table-cell>
          <table:table-cell table:style-name="ce7" table:formula="of:=([.H106]*[.C106])+[.E106]" office:value-type="currency" office:currency="USD" office:value="82603.6850144623" calcext:value-type="currency">
            <text:p>$82,603.69</text:p>
          </table:table-cell>
          <table:table-cell table:style-name="ce7" office:value-type="currency" office:currency="USD" office:value="17000" calcext:value-type="currency">
            <text:p>$1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6]/[.B106]" office:value-type="float" office:value="0" calcext:value-type="float">
            <text:p>0.0000</text:p>
          </table:table-cell>
          <table:table-cell table:style-name="ce8" table:formula="of:=[.M105]+[.L106]" office:value-type="float" office:value="133.351845364492" calcext:value-type="float">
            <text:p>133.3518</text:p>
          </table:table-cell>
          <table:table-cell table:style-name="ce7" table:formula="of:=([.M106]*[.C106])+[.J106]" office:value-type="currency" office:currency="USD" office:value="78816.5811704604" calcext:value-type="currency">
            <text:p>$78,816.5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09-01</text:p>
          </table:table-cell>
          <table:table-cell table:style-name="ce3" office:value-type="float" office:value="463.549988" calcext:value-type="float">
            <text:p>463.55</text:p>
          </table:table-cell>
          <table:table-cell table:style-name="ce3" office:value-type="float" office:value="458.929993" calcext:value-type="float">
            <text:p>458.93</text:p>
          </table:table-cell>
          <table:table-cell table:style-name="ce5" table:formula="of:=([.C107]-[.B107])/[.C107]" office:value-type="percentage" office:value="-0.0100668839920427" calcext:value-type="percentage">
            <text:p>-1.0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7]/[.B107]" office:value-type="float" office:value="1.07863232217363" calcext:value-type="float">
            <text:p>1.0786</text:p>
          </table:table-cell>
          <table:table-cell table:style-name="ce8" table:formula="of:=[.H106]+[.G107]" office:value-type="float" office:value="179.272793532914" calcext:value-type="float">
            <text:p>179.2728</text:p>
          </table:table-cell>
          <table:table-cell table:style-name="ce7" table:formula="of:=([.H107]*[.C107])+[.E107]" office:value-type="currency" office:currency="USD" office:value="82273.6618811505" calcext:value-type="currency">
            <text:p>$82,273.66</text:p>
          </table:table-cell>
          <table:table-cell table:style-name="ce7" office:value-type="currency" office:currency="USD" office:value="17500" calcext:value-type="currency">
            <text:p>$1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7]/[.B107]" office:value-type="float" office:value="0" calcext:value-type="float">
            <text:p>0.0000</text:p>
          </table:table-cell>
          <table:table-cell table:style-name="ce8" table:formula="of:=[.M106]+[.L107]" office:value-type="float" office:value="133.351845364492" calcext:value-type="float">
            <text:p>133.3518</text:p>
          </table:table-cell>
          <table:table-cell table:style-name="ce7" table:formula="of:=([.M107]*[.C107])+[.J107]" office:value-type="currency" office:currency="USD" office:value="78699.1614596635" calcext:value-type="currency">
            <text:p>$78,699.1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10-01</text:p>
          </table:table-cell>
          <table:table-cell table:style-name="ce3" office:value-type="float" office:value="458.929993" calcext:value-type="float">
            <text:p>458.93</text:p>
          </table:table-cell>
          <table:table-cell table:style-name="ce3" office:value-type="float" office:value="467.829987" calcext:value-type="float">
            <text:p>467.83</text:p>
          </table:table-cell>
          <table:table-cell table:style-name="ce5" table:formula="of:=([.C108]-[.B108])/[.C108]" office:value-type="percentage" office:value="0.0190239921495242" calcext:value-type="percentage">
            <text:p>1.9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8]/[.B108]" office:value-type="float" office:value="1.08949078863102" calcext:value-type="float">
            <text:p>1.0895</text:p>
          </table:table-cell>
          <table:table-cell table:style-name="ce8" table:formula="of:=[.H107]+[.G108]" office:value-type="float" office:value="180.362284321545" calcext:value-type="float">
            <text:p>180.3623</text:p>
          </table:table-cell>
          <table:table-cell table:style-name="ce7" table:formula="of:=([.H108]*[.C108])+[.E108]" office:value-type="currency" office:currency="USD" office:value="84378.8851294385" calcext:value-type="currency">
            <text:p>$84,378.89</text:p>
          </table:table-cell>
          <table:table-cell table:style-name="ce7" office:value-type="currency" office:currency="USD" office:value="18000" calcext:value-type="currency">
            <text:p>$1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8]/[.B108]" office:value-type="float" office:value="0" calcext:value-type="float">
            <text:p>0.0000</text:p>
          </table:table-cell>
          <table:table-cell table:style-name="ce8" table:formula="of:=[.M107]+[.L108]" office:value-type="float" office:value="133.351845364492" calcext:value-type="float">
            <text:p>133.3518</text:p>
          </table:table-cell>
          <table:table-cell table:style-name="ce7" table:formula="of:=([.M108]*[.C108])+[.J108]" office:value-type="currency" office:currency="USD" office:value="80385.9920832965" calcext:value-type="currency">
            <text:p>$80,385.9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11-01</text:p>
          </table:table-cell>
          <table:table-cell table:style-name="ce3" office:value-type="float" office:value="467.829987" calcext:value-type="float">
            <text:p>467.83</text:p>
          </table:table-cell>
          <table:table-cell table:style-name="ce3" office:value-type="float" office:value="461.790009" calcext:value-type="float">
            <text:p>461.79</text:p>
          </table:table-cell>
          <table:table-cell table:style-name="ce5" table:formula="of:=([.C109]-[.B109])/[.C109]" office:value-type="percentage" office:value="-0.0130794904226696" calcext:value-type="percentage">
            <text:p>-1.3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09]/[.B109]" office:value-type="float" office:value="1.06876432442113" calcext:value-type="float">
            <text:p>1.0688</text:p>
          </table:table-cell>
          <table:table-cell table:style-name="ce8" table:formula="of:=[.H108]+[.G109]" office:value-type="float" office:value="181.431048645966" calcext:value-type="float">
            <text:p>181.4310</text:p>
          </table:table-cell>
          <table:table-cell table:style-name="ce7" table:formula="of:=([.H109]*[.C109])+[.E109]" office:value-type="currency" office:currency="USD" office:value="83783.0455871" calcext:value-type="currency">
            <text:p>$83,783.05</text:p>
          </table:table-cell>
          <table:table-cell table:style-name="ce7" office:value-type="currency" office:currency="USD" office:value="18500" calcext:value-type="currency">
            <text:p>$1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09]/[.B109]" office:value-type="float" office:value="0" calcext:value-type="float">
            <text:p>0.0000</text:p>
          </table:table-cell>
          <table:table-cell table:style-name="ce8" table:formula="of:=[.M108]+[.L109]" office:value-type="float" office:value="133.351845364492" calcext:value-type="float">
            <text:p>133.3518</text:p>
          </table:table-cell>
          <table:table-cell table:style-name="ce7" table:formula="of:=([.M109]*[.C109])+[.J109]" office:value-type="currency" office:currency="USD" office:value="80080.5498710355" calcext:value-type="currency">
            <text:p>$80,080.5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3-12-01</text:p>
          </table:table-cell>
          <table:table-cell table:style-name="ce3" office:value-type="float" office:value="461.929993" calcext:value-type="float">
            <text:p>461.93</text:p>
          </table:table-cell>
          <table:table-cell table:style-name="ce3" office:value-type="float" office:value="466.450012" calcext:value-type="float">
            <text:p>466.45</text:p>
          </table:table-cell>
          <table:table-cell table:style-name="ce5" table:formula="of:=([.C110]-[.B110])/[.C110]" office:value-type="percentage" office:value="0.00969025379722788" calcext:value-type="percentage">
            <text:p>0.9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0]/[.B110]" office:value-type="float" office:value="1.08241510093933" calcext:value-type="float">
            <text:p>1.0824</text:p>
          </table:table-cell>
          <table:table-cell table:style-name="ce8" table:formula="of:=[.H109]+[.G110]" office:value-type="float" office:value="182.513463746905" calcext:value-type="float">
            <text:p>182.5135</text:p>
          </table:table-cell>
          <table:table-cell table:style-name="ce7" table:formula="of:=([.H110]*[.C110])+[.E110]" office:value-type="currency" office:currency="USD" office:value="85133.4073549054" calcext:value-type="currency">
            <text:p>$85,133.41</text:p>
          </table:table-cell>
          <table:table-cell table:style-name="ce7" office:value-type="currency" office:currency="USD" office:value="19000" calcext:value-type="currency">
            <text:p>$1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0]/[.B110]" office:value-type="float" office:value="0" calcext:value-type="float">
            <text:p>0.0000</text:p>
          </table:table-cell>
          <table:table-cell table:style-name="ce8" table:formula="of:=[.M109]+[.L110]" office:value-type="float" office:value="133.351845364492" calcext:value-type="float">
            <text:p>133.3518</text:p>
          </table:table-cell>
          <table:table-cell table:style-name="ce7" table:formula="of:=([.M110]*[.C110])+[.J110]" office:value-type="currency" office:currency="USD" office:value="81201.9698704896" calcext:value-type="currency">
            <text:p>$81,201.9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01-01</text:p>
          </table:table-cell>
          <table:table-cell table:style-name="ce3" office:value-type="float" office:value="466.51001" calcext:value-type="float">
            <text:p>466.51</text:p>
          </table:table-cell>
          <table:table-cell table:style-name="ce3" office:value-type="float" office:value="481.609985" calcext:value-type="float">
            <text:p>481.61</text:p>
          </table:table-cell>
          <table:table-cell table:style-name="ce5" table:formula="of:=([.C111]-[.B111])/[.C111]" office:value-type="percentage" office:value="0.031353118644332" calcext:value-type="percentage">
            <text:p>3.1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1]/[.B111]" office:value-type="float" office:value="1.07178836312644" calcext:value-type="float">
            <text:p>1.0718</text:p>
          </table:table-cell>
          <table:table-cell table:style-name="ce8" table:formula="of:=[.H110]+[.G111]" office:value-type="float" office:value="183.585252110032" calcext:value-type="float">
            <text:p>183.5853</text:p>
          </table:table-cell>
          <table:table-cell table:style-name="ce7" table:formula="of:=([.H111]*[.C111])+[.E111]" office:value-type="currency" office:currency="USD" office:value="88416.4905149335" calcext:value-type="currency">
            <text:p>$88,416.49</text:p>
          </table:table-cell>
          <table:table-cell table:style-name="ce7" office:value-type="currency" office:currency="USD" office:value="19500" calcext:value-type="currency">
            <text:p>$1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1]/[.B111]" office:value-type="float" office:value="0" calcext:value-type="float">
            <text:p>0.0000</text:p>
          </table:table-cell>
          <table:table-cell table:style-name="ce8" table:formula="of:=[.M110]+[.L111]" office:value-type="float" office:value="133.351845364492" calcext:value-type="float">
            <text:p>133.3518</text:p>
          </table:table-cell>
          <table:table-cell table:style-name="ce7" table:formula="of:=([.M111]*[.C111])+[.J111]" office:value-type="currency" office:currency="USD" office:value="83723.5802457155" calcext:value-type="currency">
            <text:p>$83,723.5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02-01</text:p>
          </table:table-cell>
          <table:table-cell table:style-name="ce3" office:value-type="float" office:value="481.600006" calcext:value-type="float">
            <text:p>481.60</text:p>
          </table:table-cell>
          <table:table-cell table:style-name="ce3" office:value-type="float" office:value="467.140015" calcext:value-type="float">
            <text:p>467.14</text:p>
          </table:table-cell>
          <table:table-cell table:style-name="ce5" table:formula="of:=([.C112]-[.B112])/[.C112]" office:value-type="percentage" office:value="-0.0309542975032871" calcext:value-type="percentage">
            <text:p>-3.1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2]/[.B112]" office:value-type="float" office:value="1.03820596713199" calcext:value-type="float">
            <text:p>1.0382</text:p>
          </table:table-cell>
          <table:table-cell table:style-name="ce8" table:formula="of:=[.H111]+[.G112]" office:value-type="float" office:value="184.623458077163" calcext:value-type="float">
            <text:p>184.6235</text:p>
          </table:table-cell>
          <table:table-cell table:style-name="ce7" table:formula="of:=([.H112]*[.C112])+[.E112]" office:value-type="currency" office:currency="USD" office:value="86245.004975518" calcext:value-type="currency">
            <text:p>$86,245.00</text:p>
          </table:table-cell>
          <table:table-cell table:style-name="ce7" office:value-type="currency" office:currency="USD" office:value="20000" calcext:value-type="currency">
            <text:p>$2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2]/[.B112]" office:value-type="float" office:value="0" calcext:value-type="float">
            <text:p>0.0000</text:p>
          </table:table-cell>
          <table:table-cell table:style-name="ce8" table:formula="of:=[.M111]+[.L112]" office:value-type="float" office:value="133.351845364492" calcext:value-type="float">
            <text:p>133.3518</text:p>
          </table:table-cell>
          <table:table-cell table:style-name="ce7" table:formula="of:=([.M112]*[.C112])+[.J112]" office:value-type="currency" office:currency="USD" office:value="82293.9830438466" calcext:value-type="currency">
            <text:p>$82,293.9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03-01</text:p>
          </table:table-cell>
          <table:table-cell table:style-name="ce3" office:value-type="float" office:value="467.190002" calcext:value-type="float">
            <text:p>467.19</text:p>
          </table:table-cell>
          <table:table-cell table:style-name="ce3" office:value-type="float" office:value="445.769989" calcext:value-type="float">
            <text:p>445.77</text:p>
          </table:table-cell>
          <table:table-cell table:style-name="ce5" table:formula="of:=([.C113]-[.B113])/[.C113]" office:value-type="percentage" office:value="-0.0480517161957262" calcext:value-type="percentage">
            <text:p>-4.8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3]/[.B113]" office:value-type="float" office:value="1.07022838215617" calcext:value-type="float">
            <text:p>1.0702</text:p>
          </table:table-cell>
          <table:table-cell table:style-name="ce8" table:formula="of:=[.H112]+[.G113]" office:value-type="float" office:value="185.69368645932" calcext:value-type="float">
            <text:p>185.6937</text:p>
          </table:table-cell>
          <table:table-cell table:style-name="ce7" table:formula="of:=([.H113]*[.C113])+[.E113]" office:value-type="currency" office:currency="USD" office:value="82776.6725703404" calcext:value-type="currency">
            <text:p>$82,776.67</text:p>
          </table:table-cell>
          <table:table-cell table:style-name="ce7" office:value-type="currency" office:currency="USD" office:value="20500" calcext:value-type="currency">
            <text:p>$2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3]/[.B113]" office:value-type="float" office:value="0" calcext:value-type="float">
            <text:p>0.0000</text:p>
          </table:table-cell>
          <table:table-cell table:style-name="ce8" table:formula="of:=[.M112]+[.L113]" office:value-type="float" office:value="133.351845364492" calcext:value-type="float">
            <text:p>133.3518</text:p>
          </table:table-cell>
          <table:table-cell table:style-name="ce7" table:formula="of:=([.M113]*[.C113])+[.J113]" office:value-type="currency" office:currency="USD" office:value="79944.2506412594" calcext:value-type="currency">
            <text:p>$79,944.2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04-01</text:p>
          </table:table-cell>
          <table:table-cell table:style-name="ce3" office:value-type="float" office:value="445.660004" calcext:value-type="float">
            <text:p>445.66</text:p>
          </table:table-cell>
          <table:table-cell table:style-name="ce3" office:value-type="float" office:value="450.910004" calcext:value-type="float">
            <text:p>450.91</text:p>
          </table:table-cell>
          <table:table-cell table:style-name="ce5" table:formula="of:=([.C114]-[.B114])/[.C114]" office:value-type="percentage" office:value="0.0116431215839691" calcext:value-type="percentage">
            <text:p>1.1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4]/[.B114]" office:value-type="float" office:value="1.12193150723034" calcext:value-type="float">
            <text:p>1.1219</text:p>
          </table:table-cell>
          <table:table-cell table:style-name="ce8" table:formula="of:=[.H113]+[.G114]" office:value-type="float" office:value="186.81561796655" calcext:value-type="float">
            <text:p>186.8156</text:p>
          </table:table-cell>
          <table:table-cell table:style-name="ce7" table:formula="of:=([.H114]*[.C114])+[.E114]" office:value-type="currency" office:currency="USD" office:value="84237.0310445596" calcext:value-type="currency">
            <text:p>$84,237.03</text:p>
          </table:table-cell>
          <table:table-cell table:style-name="ce7" office:value-type="currency" office:currency="USD" office:value="21000" calcext:value-type="currency">
            <text:p>$2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4]/[.B114]" office:value-type="float" office:value="0" calcext:value-type="float">
            <text:p>0.0000</text:p>
          </table:table-cell>
          <table:table-cell table:style-name="ce8" table:formula="of:=[.M113]+[.L114]" office:value-type="float" office:value="133.351845364492" calcext:value-type="float">
            <text:p>133.3518</text:p>
          </table:table-cell>
          <table:table-cell table:style-name="ce7" table:formula="of:=([.M114]*[.C114])+[.J114]" office:value-type="currency" office:currency="USD" office:value="81129.6811267106" calcext:value-type="currency">
            <text:p>$81,129.6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05-01</text:p>
          </table:table-cell>
          <table:table-cell table:style-name="ce3" office:value-type="float" office:value="450.910004" calcext:value-type="float">
            <text:p>450.91</text:p>
          </table:table-cell>
          <table:table-cell table:style-name="ce3" office:value-type="float" office:value="456.5" calcext:value-type="float">
            <text:p>456.50</text:p>
          </table:table-cell>
          <table:table-cell table:style-name="ce5" table:formula="of:=([.C115]-[.B115])/[.C115]" office:value-type="percentage" office:value="0.0122453362541073" calcext:value-type="percentage">
            <text:p>1.2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5]/[.B115]" office:value-type="float" office:value="1.10886872228277" calcext:value-type="float">
            <text:p>1.1089</text:p>
          </table:table-cell>
          <table:table-cell table:style-name="ce8" table:formula="of:=[.H114]+[.G115]" office:value-type="float" office:value="187.924486688833" calcext:value-type="float">
            <text:p>187.9245</text:p>
          </table:table-cell>
          <table:table-cell table:style-name="ce7" table:formula="of:=([.H115]*[.C115])+[.E115]" office:value-type="currency" office:currency="USD" office:value="85787.5281734522" calcext:value-type="currency">
            <text:p>$85,787.53</text:p>
          </table:table-cell>
          <table:table-cell table:style-name="ce7" office:value-type="currency" office:currency="USD" office:value="21500" calcext:value-type="currency">
            <text:p>$2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5]/[.B115]" office:value-type="float" office:value="0" calcext:value-type="float">
            <text:p>0.0000</text:p>
          </table:table-cell>
          <table:table-cell table:style-name="ce8" table:formula="of:=[.M114]+[.L115]" office:value-type="float" office:value="133.351845364492" calcext:value-type="float">
            <text:p>133.3518</text:p>
          </table:table-cell>
          <table:table-cell table:style-name="ce7" table:formula="of:=([.M115]*[.C115])+[.J115]" office:value-type="currency" office:currency="USD" office:value="82375.1174088907" calcext:value-type="currency">
            <text:p>$82,375.1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06-01</text:p>
          </table:table-cell>
          <table:table-cell table:style-name="ce3" office:value-type="float" office:value="456.5" calcext:value-type="float">
            <text:p>456.50</text:p>
          </table:table-cell>
          <table:table-cell table:style-name="ce3" office:value-type="float" office:value="444.269989" calcext:value-type="float">
            <text:p>444.27</text:p>
          </table:table-cell>
          <table:table-cell table:style-name="ce5" table:formula="of:=([.C116]-[.B116])/[.C116]" office:value-type="percentage" office:value="-0.0275283303009693" calcext:value-type="percentage">
            <text:p>-2.7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6]/[.B116]" office:value-type="float" office:value="1.09529025191676" calcext:value-type="float">
            <text:p>1.0953</text:p>
          </table:table-cell>
          <table:table-cell table:style-name="ce8" table:formula="of:=[.H115]+[.G116]" office:value-type="float" office:value="189.01977694075" calcext:value-type="float">
            <text:p>189.0198</text:p>
          </table:table-cell>
          <table:table-cell table:style-name="ce7" table:formula="of:=([.H116]*[.C116])+[.E116]" office:value-type="currency" office:currency="USD" office:value="83975.8142222493" calcext:value-type="currency">
            <text:p>$83,975.81</text:p>
          </table:table-cell>
          <table:table-cell table:style-name="ce7" office:value-type="currency" office:currency="USD" office:value="22000" calcext:value-type="currency">
            <text:p>$2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6]/[.B116]" office:value-type="float" office:value="0" calcext:value-type="float">
            <text:p>0.0000</text:p>
          </table:table-cell>
          <table:table-cell table:style-name="ce8" table:formula="of:=[.M115]+[.L116]" office:value-type="float" office:value="133.351845364492" calcext:value-type="float">
            <text:p>133.3518</text:p>
          </table:table-cell>
          <table:table-cell table:style-name="ce7" table:formula="of:=([.M116]*[.C116])+[.J116]" office:value-type="currency" office:currency="USD" office:value="81244.2228732127" calcext:value-type="currency">
            <text:p>$81,244.2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07-01</text:p>
          </table:table-cell>
          <table:table-cell table:style-name="ce3" office:value-type="float" office:value="444.269989" calcext:value-type="float">
            <text:p>444.27</text:p>
          </table:table-cell>
          <table:table-cell table:style-name="ce3" office:value-type="float" office:value="458.26001" calcext:value-type="float">
            <text:p>458.26</text:p>
          </table:table-cell>
          <table:table-cell table:style-name="ce5" table:formula="of:=([.C117]-[.B117])/[.C117]" office:value-type="percentage" office:value="0.0305285660863142" calcext:value-type="percentage">
            <text:p>3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7]/[.B117]" office:value-type="float" office:value="1.12544176374695" calcext:value-type="float">
            <text:p>1.1254</text:p>
          </table:table-cell>
          <table:table-cell table:style-name="ce8" table:formula="of:=[.H116]+[.G117]" office:value-type="float" office:value="190.145218704497" calcext:value-type="float">
            <text:p>190.1452</text:p>
          </table:table-cell>
          <table:table-cell table:style-name="ce7" table:formula="of:=([.H117]*[.C117])+[.E117]" office:value-type="currency" office:currency="USD" office:value="87135.9498249748" calcext:value-type="currency">
            <text:p>$87,135.95</text:p>
          </table:table-cell>
          <table:table-cell table:style-name="ce7" office:value-type="currency" office:currency="USD" office:value="22500" calcext:value-type="currency">
            <text:p>$2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7]/[.B117]" office:value-type="float" office:value="0" calcext:value-type="float">
            <text:p>0.0000</text:p>
          </table:table-cell>
          <table:table-cell table:style-name="ce8" table:formula="of:=[.M116]+[.L117]" office:value-type="float" office:value="133.351845364492" calcext:value-type="float">
            <text:p>133.3518</text:p>
          </table:table-cell>
          <table:table-cell table:style-name="ce7" table:formula="of:=([.M117]*[.C117])+[.J117]" office:value-type="currency" office:currency="USD" office:value="83609.8179902507" calcext:value-type="currency">
            <text:p>$83,609.8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08-01</text:p>
          </table:table-cell>
          <table:table-cell table:style-name="ce3" office:value-type="float" office:value="458.279999" calcext:value-type="float">
            <text:p>458.28</text:p>
          </table:table-cell>
          <table:table-cell table:style-name="ce3" office:value-type="float" office:value="475.48999" calcext:value-type="float">
            <text:p>475.49</text:p>
          </table:table-cell>
          <table:table-cell table:style-name="ce5" table:formula="of:=([.C118]-[.B118])/[.C118]" office:value-type="percentage" office:value="0.0361942235629398" calcext:value-type="percentage">
            <text:p>3.6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8]/[.B118]" office:value-type="float" office:value="1.09103605021174" calcext:value-type="float">
            <text:p>1.0910</text:p>
          </table:table-cell>
          <table:table-cell table:style-name="ce8" table:formula="of:=[.H117]+[.G118]" office:value-type="float" office:value="191.236254754708" calcext:value-type="float">
            <text:p>191.2363</text:p>
          </table:table-cell>
          <table:table-cell table:style-name="ce7" table:formula="of:=([.H118]*[.C118])+[.E118]" office:value-type="currency" office:currency="USD" office:value="90930.9248609537" calcext:value-type="currency">
            <text:p>$90,930.92</text:p>
          </table:table-cell>
          <table:table-cell table:style-name="ce7" office:value-type="currency" office:currency="USD" office:value="23000" calcext:value-type="currency">
            <text:p>$2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8]/[.B118]" office:value-type="float" office:value="0" calcext:value-type="float">
            <text:p>0.0000</text:p>
          </table:table-cell>
          <table:table-cell table:style-name="ce8" table:formula="of:=[.M117]+[.L118]" office:value-type="float" office:value="133.351845364492" calcext:value-type="float">
            <text:p>133.3518</text:p>
          </table:table-cell>
          <table:table-cell table:style-name="ce7" table:formula="of:=([.M118]*[.C118])+[.J118]" office:value-type="currency" office:currency="USD" office:value="86407.467618844" calcext:value-type="currency">
            <text:p>$86,407.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09-01</text:p>
          </table:table-cell>
          <table:table-cell table:style-name="ce3" office:value-type="float" office:value="475.48999" calcext:value-type="float">
            <text:p>475.49</text:p>
          </table:table-cell>
          <table:table-cell table:style-name="ce3" office:value-type="float" office:value="462.709991" calcext:value-type="float">
            <text:p>462.71</text:p>
          </table:table-cell>
          <table:table-cell table:style-name="ce5" table:formula="of:=([.C119]-[.B119])/[.C119]" office:value-type="percentage" office:value="-0.0276198898847636" calcext:value-type="percentage">
            <text:p>-2.7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19]/[.B119]" office:value-type="float" office:value="1.05154684749515" calcext:value-type="float">
            <text:p>1.0515</text:p>
          </table:table-cell>
          <table:table-cell table:style-name="ce8" table:formula="of:=[.H118]+[.G119]" office:value-type="float" office:value="192.287801602203" calcext:value-type="float">
            <text:p>192.2878</text:p>
          </table:table-cell>
          <table:table-cell table:style-name="ce7" table:formula="of:=([.H119]*[.C119])+[.E119]" office:value-type="currency" office:currency="USD" office:value="88973.4869487653" calcext:value-type="currency">
            <text:p>$88,973.49</text:p>
          </table:table-cell>
          <table:table-cell table:style-name="ce7" office:value-type="currency" office:currency="USD" office:value="23500" calcext:value-type="currency">
            <text:p>$2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19]/[.B119]" office:value-type="float" office:value="0" calcext:value-type="float">
            <text:p>0.0000</text:p>
          </table:table-cell>
          <table:table-cell table:style-name="ce8" table:formula="of:=[.M118]+[.L119]" office:value-type="float" office:value="133.351845364492" calcext:value-type="float">
            <text:p>133.3518</text:p>
          </table:table-cell>
          <table:table-cell table:style-name="ce7" table:formula="of:=([.M119]*[.C119])+[.J119]" office:value-type="currency" office:currency="USD" office:value="85203.2311684376" calcext:value-type="currency">
            <text:p>$85,203.2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10-01</text:p>
          </table:table-cell>
          <table:table-cell table:style-name="ce3" office:value-type="float" office:value="462.690002" calcext:value-type="float">
            <text:p>462.69</text:p>
          </table:table-cell>
          <table:table-cell table:style-name="ce3" office:value-type="float" office:value="472.350006" calcext:value-type="float">
            <text:p>472.35</text:p>
          </table:table-cell>
          <table:table-cell table:style-name="ce5" table:formula="of:=([.C120]-[.B120])/[.C120]" office:value-type="percentage" office:value="0.0204509450138549" calcext:value-type="percentage">
            <text:p>2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0]/[.B120]" office:value-type="float" office:value="1.0806371389888" calcext:value-type="float">
            <text:p>1.0806</text:p>
          </table:table-cell>
          <table:table-cell table:style-name="ce8" table:formula="of:=[.H119]+[.G120]" office:value-type="float" office:value="193.368438741192" calcext:value-type="float">
            <text:p>193.3684</text:p>
          </table:table-cell>
          <table:table-cell table:style-name="ce7" table:formula="of:=([.H120]*[.C120])+[.E120]" office:value-type="currency" office:currency="USD" office:value="91337.5831996128" calcext:value-type="currency">
            <text:p>$91,337.58</text:p>
          </table:table-cell>
          <table:table-cell table:style-name="ce7" office:value-type="currency" office:currency="USD" office:value="24000" calcext:value-type="currency">
            <text:p>$2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0]/[.B120]" office:value-type="float" office:value="0" calcext:value-type="float">
            <text:p>0.0000</text:p>
          </table:table-cell>
          <table:table-cell table:style-name="ce8" table:formula="of:=[.M119]+[.L120]" office:value-type="float" office:value="133.351845364492" calcext:value-type="float">
            <text:p>133.3518</text:p>
          </table:table-cell>
          <table:table-cell table:style-name="ce7" table:formula="of:=([.M120]*[.C120])+[.J120]" office:value-type="currency" office:currency="USD" office:value="86988.744958029" calcext:value-type="currency">
            <text:p>$86,988.7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11-01</text:p>
          </table:table-cell>
          <table:table-cell table:style-name="ce3" office:value-type="float" office:value="472.26001" calcext:value-type="float">
            <text:p>472.26</text:p>
          </table:table-cell>
          <table:table-cell table:style-name="ce3" office:value-type="float" office:value="453.690002" calcext:value-type="float">
            <text:p>453.69</text:p>
          </table:table-cell>
          <table:table-cell table:style-name="ce5" table:formula="of:=([.C121]-[.B121])/[.C121]" office:value-type="percentage" office:value="-0.0409310496553548" calcext:value-type="percentage">
            <text:p>-4.0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1]/[.B121]" office:value-type="float" office:value="1.05873880788678" calcext:value-type="float">
            <text:p>1.0587</text:p>
          </table:table-cell>
          <table:table-cell table:style-name="ce8" table:formula="of:=[.H120]+[.G121]" office:value-type="float" office:value="194.427177549079" calcext:value-type="float">
            <text:p>194.4272</text:p>
          </table:table-cell>
          <table:table-cell table:style-name="ce7" table:formula="of:=([.H121]*[.C121])+[.E121]" office:value-type="currency" office:currency="USD" office:value="88209.666571096" calcext:value-type="currency">
            <text:p>$88,209.67</text:p>
          </table:table-cell>
          <table:table-cell table:style-name="ce7" office:value-type="currency" office:currency="USD" office:value="24500" calcext:value-type="currency">
            <text:p>$2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1]/[.B121]" office:value-type="float" office:value="0" calcext:value-type="float">
            <text:p>0.0000</text:p>
          </table:table-cell>
          <table:table-cell table:style-name="ce8" table:formula="of:=[.M120]+[.L121]" office:value-type="float" office:value="133.351845364492" calcext:value-type="float">
            <text:p>133.3518</text:p>
          </table:table-cell>
          <table:table-cell table:style-name="ce7" table:formula="of:=([.M121]*[.C121])+[.J121]" office:value-type="currency" office:currency="USD" office:value="85000.3989901202" calcext:value-type="currency">
            <text:p>$85,000.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4-12-01</text:p>
          </table:table-cell>
          <table:table-cell table:style-name="ce3" office:value-type="float" office:value="453.549988" calcext:value-type="float">
            <text:p>453.55</text:p>
          </table:table-cell>
          <table:table-cell table:style-name="ce3" office:value-type="float" office:value="459.269989" calcext:value-type="float">
            <text:p>459.27</text:p>
          </table:table-cell>
          <table:table-cell table:style-name="ce5" table:formula="of:=([.C122]-[.B122])/[.C122]" office:value-type="percentage" office:value="0.0124545499096394" calcext:value-type="percentage">
            <text:p>1.2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2]/[.B122]" office:value-type="float" office:value="1.10241431645678" calcext:value-type="float">
            <text:p>1.1024</text:p>
          </table:table-cell>
          <table:table-cell table:style-name="ce8" table:formula="of:=[.H121]+[.G122]" office:value-type="float" office:value="195.529591865536" calcext:value-type="float">
            <text:p>195.5296</text:p>
          </table:table-cell>
          <table:table-cell table:style-name="ce7" table:formula="of:=([.H122]*[.C122])+[.E122]" office:value-type="currency" office:currency="USD" office:value="89800.8735052591" calcext:value-type="currency">
            <text:p>$89,800.87</text:p>
          </table:table-cell>
          <table:table-cell table:style-name="ce7" office:value-type="currency" office:currency="USD" office:value="25000" calcext:value-type="currency">
            <text:p>$2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2]/[.B122]" office:value-type="float" office:value="0" calcext:value-type="float">
            <text:p>0.0000</text:p>
          </table:table-cell>
          <table:table-cell table:style-name="ce8" table:formula="of:=[.M121]+[.L122]" office:value-type="float" office:value="133.351845364492" calcext:value-type="float">
            <text:p>133.3518</text:p>
          </table:table-cell>
          <table:table-cell table:style-name="ce7" table:formula="of:=([.M122]*[.C122])+[.J122]" office:value-type="currency" office:currency="USD" office:value="86244.5005536801" calcext:value-type="currency">
            <text:p>$86,244.5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01-01</text:p>
          </table:table-cell>
          <table:table-cell table:style-name="ce3" office:value-type="float" office:value="459.209991" calcext:value-type="float">
            <text:p>459.21</text:p>
          </table:table-cell>
          <table:table-cell table:style-name="ce3" office:value-type="float" office:value="470.420013" calcext:value-type="float">
            <text:p>470.42</text:p>
          </table:table-cell>
          <table:table-cell table:style-name="ce5" table:formula="of:=([.C123]-[.B123])/[.C123]" office:value-type="percentage" office:value="0.0238298152506534" calcext:value-type="percentage">
            <text:p>2.3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3]/[.B123]" office:value-type="float" office:value="1.08882648417813" calcext:value-type="float">
            <text:p>1.0888</text:p>
          </table:table-cell>
          <table:table-cell table:style-name="ce8" table:formula="of:=[.H122]+[.G123]" office:value-type="float" office:value="196.618418349714" calcext:value-type="float">
            <text:p>196.6184</text:p>
          </table:table-cell>
          <table:table-cell table:style-name="ce7" table:formula="of:=([.H123]*[.C123])+[.E123]" office:value-type="currency" office:currency="USD" office:value="92493.2389161119" calcext:value-type="currency">
            <text:p>$92,493.24</text:p>
          </table:table-cell>
          <table:table-cell table:style-name="ce7" office:value-type="currency" office:currency="USD" office:value="25500" calcext:value-type="currency">
            <text:p>$2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3]/[.B123]" office:value-type="float" office:value="0" calcext:value-type="float">
            <text:p>0.0000</text:p>
          </table:table-cell>
          <table:table-cell table:style-name="ce8" table:formula="of:=[.M122]+[.L123]" office:value-type="float" office:value="133.351845364492" calcext:value-type="float">
            <text:p>133.3518</text:p>
          </table:table-cell>
          <table:table-cell table:style-name="ce7" table:formula="of:=([.M123]*[.C123])+[.J123]" office:value-type="currency" office:currency="USD" office:value="88231.3768299385" calcext:value-type="currency">
            <text:p>$88,231.3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02-01</text:p>
          </table:table-cell>
          <table:table-cell table:style-name="ce3" office:value-type="float" office:value="470.420013" calcext:value-type="float">
            <text:p>470.42</text:p>
          </table:table-cell>
          <table:table-cell table:style-name="ce3" office:value-type="float" office:value="487.390015" calcext:value-type="float">
            <text:p>487.39</text:p>
          </table:table-cell>
          <table:table-cell table:style-name="ce5" table:formula="of:=([.C124]-[.B124])/[.C124]" office:value-type="percentage" office:value="0.0348181158368622" calcext:value-type="percentage">
            <text:p>3.4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4]/[.B124]" office:value-type="float" office:value="1.06287995022015" calcext:value-type="float">
            <text:p>1.0629</text:p>
          </table:table-cell>
          <table:table-cell table:style-name="ce8" table:formula="of:=[.H123]+[.G124]" office:value-type="float" office:value="197.681298299934" calcext:value-type="float">
            <text:p>197.6813</text:p>
          </table:table-cell>
          <table:table-cell table:style-name="ce7" table:formula="of:=([.H124]*[.C124])+[.E124]" office:value-type="currency" office:currency="USD" office:value="96347.8909436243" calcext:value-type="currency">
            <text:p>$96,347.89</text:p>
          </table:table-cell>
          <table:table-cell table:style-name="ce7" office:value-type="currency" office:currency="USD" office:value="26000" calcext:value-type="currency">
            <text:p>$2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4]/[.B124]" office:value-type="float" office:value="0" calcext:value-type="float">
            <text:p>0.0000</text:p>
          </table:table-cell>
          <table:table-cell table:style-name="ce8" table:formula="of:=[.M123]+[.L124]" office:value-type="float" office:value="133.351845364492" calcext:value-type="float">
            <text:p>133.3518</text:p>
          </table:table-cell>
          <table:table-cell table:style-name="ce7" table:formula="of:=([.M124]*[.C124])+[.J124]" office:value-type="currency" office:currency="USD" office:value="90994.3579124776" calcext:value-type="currency">
            <text:p>$90,994.3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03-01</text:p>
          </table:table-cell>
          <table:table-cell table:style-name="ce3" office:value-type="float" office:value="487.390015" calcext:value-type="float">
            <text:p>487.39</text:p>
          </table:table-cell>
          <table:table-cell table:style-name="ce3" office:value-type="float" office:value="500.709991" calcext:value-type="float">
            <text:p>500.71</text:p>
          </table:table-cell>
          <table:table-cell table:style-name="ce5" table:formula="of:=([.C125]-[.B125])/[.C125]" office:value-type="percentage" office:value="0.0266021773869497" calcext:value-type="percentage">
            <text:p>2.6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5]/[.B125]" office:value-type="float" office:value="1.0258724729927" calcext:value-type="float">
            <text:p>1.0259</text:p>
          </table:table-cell>
          <table:table-cell table:style-name="ce8" table:formula="of:=[.H124]+[.G125]" office:value-type="float" office:value="198.707170772927" calcext:value-type="float">
            <text:p>198.7072</text:p>
          </table:table-cell>
          <table:table-cell table:style-name="ce7" table:formula="of:=([.H125]*[.C125])+[.E125]" office:value-type="currency" office:currency="USD" office:value="99494.6656893476" calcext:value-type="currency">
            <text:p>$99,494.67</text:p>
          </table:table-cell>
          <table:table-cell table:style-name="ce7" office:value-type="currency" office:currency="USD" office:value="26500" calcext:value-type="currency">
            <text:p>$2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5]/[.B125]" office:value-type="float" office:value="0" calcext:value-type="float">
            <text:p>0.0000</text:p>
          </table:table-cell>
          <table:table-cell table:style-name="ce8" table:formula="of:=[.M124]+[.L125]" office:value-type="float" office:value="133.351845364492" calcext:value-type="float">
            <text:p>133.3518</text:p>
          </table:table-cell>
          <table:table-cell table:style-name="ce7" table:formula="of:=([.M125]*[.C125])+[.J125]" office:value-type="currency" office:currency="USD" office:value="93270.6012922883" calcext:value-type="currency">
            <text:p>$93,270.6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04-01</text:p>
          </table:table-cell>
          <table:table-cell table:style-name="ce3" office:value-type="float" office:value="500.700012" calcext:value-type="float">
            <text:p>500.70</text:p>
          </table:table-cell>
          <table:table-cell table:style-name="ce3" office:value-type="float" office:value="514.710022" calcext:value-type="float">
            <text:p>514.71</text:p>
          </table:table-cell>
          <table:table-cell table:style-name="ce5" table:formula="of:=([.C126]-[.B126])/[.C126]" office:value-type="percentage" office:value="0.0272192290827396" calcext:value-type="percentage">
            <text:p>2.7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6]/[.B126]" office:value-type="float" office:value="0.998601933326896" calcext:value-type="float">
            <text:p>0.9986</text:p>
          </table:table-cell>
          <table:table-cell table:style-name="ce8" table:formula="of:=[.H125]+[.G126]" office:value-type="float" office:value="199.705772706254" calcext:value-type="float">
            <text:p>199.7058</text:p>
          </table:table-cell>
          <table:table-cell table:style-name="ce7" table:formula="of:=([.H126]*[.C126])+[.E126]" office:value-type="currency" office:currency="USD" office:value="102790.562663163" calcext:value-type="currency">
            <text:p>$102,790.56</text:p>
          </table:table-cell>
          <table:table-cell table:style-name="ce7" office:value-type="currency" office:currency="USD" office:value="27000" calcext:value-type="currency">
            <text:p>$2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6]/[.B126]" office:value-type="float" office:value="0" calcext:value-type="float">
            <text:p>0.0000</text:p>
          </table:table-cell>
          <table:table-cell table:style-name="ce8" table:formula="of:=[.M125]+[.L126]" office:value-type="float" office:value="133.351845364492" calcext:value-type="float">
            <text:p>133.3518</text:p>
          </table:table-cell>
          <table:table-cell table:style-name="ce7" table:formula="of:=([.M126]*[.C126])+[.J126]" office:value-type="currency" office:currency="USD" office:value="95637.5312612984" calcext:value-type="currency">
            <text:p>$95,637.5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05-01</text:p>
          </table:table-cell>
          <table:table-cell table:style-name="ce3" office:value-type="float" office:value="514.76001" calcext:value-type="float">
            <text:p>514.76</text:p>
          </table:table-cell>
          <table:table-cell table:style-name="ce3" office:value-type="float" office:value="533.400024" calcext:value-type="float">
            <text:p>533.40</text:p>
          </table:table-cell>
          <table:table-cell table:style-name="ce5" table:formula="of:=([.C127]-[.B127])/[.C127]" office:value-type="percentage" office:value="0.0349456564703868" calcext:value-type="percentage">
            <text:p>3.4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7]/[.B127]" office:value-type="float" office:value="0.971326424521594" calcext:value-type="float">
            <text:p>0.9713</text:p>
          </table:table-cell>
          <table:table-cell table:style-name="ce8" table:formula="of:=[.H126]+[.G127]" office:value-type="float" office:value="200.677099130775" calcext:value-type="float">
            <text:p>200.6771</text:p>
          </table:table-cell>
          <table:table-cell table:style-name="ce7" table:formula="of:=([.H127]*[.C127])+[.E127]" office:value-type="currency" office:currency="USD" office:value="107041.169492606" calcext:value-type="currency">
            <text:p>$107,041.17</text:p>
          </table:table-cell>
          <table:table-cell table:style-name="ce7" office:value-type="currency" office:currency="USD" office:value="27500" calcext:value-type="currency">
            <text:p>$2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7]/[.B127]" office:value-type="float" office:value="0" calcext:value-type="float">
            <text:p>0.0000</text:p>
          </table:table-cell>
          <table:table-cell table:style-name="ce8" table:formula="of:=[.M126]+[.L127]" office:value-type="float" office:value="133.351845364492" calcext:value-type="float">
            <text:p>133.3518</text:p>
          </table:table-cell>
          <table:table-cell table:style-name="ce7" table:formula="of:=([.M127]*[.C127])+[.J127]" office:value-type="currency" office:currency="USD" office:value="98629.8775178645" calcext:value-type="currency">
            <text:p>$98,629.8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06-01</text:p>
          </table:table-cell>
          <table:table-cell table:style-name="ce3" office:value-type="float" office:value="533.400024" calcext:value-type="float">
            <text:p>533.40</text:p>
          </table:table-cell>
          <table:table-cell table:style-name="ce3" office:value-type="float" office:value="544.75" calcext:value-type="float">
            <text:p>544.75</text:p>
          </table:table-cell>
          <table:table-cell table:style-name="ce5" table:formula="of:=([.C128]-[.B128])/[.C128]" office:value-type="percentage" office:value="0.0208352014685635" calcext:value-type="percentage">
            <text:p>2.0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8]/[.B128]" office:value-type="float" office:value="0.937382784969653" calcext:value-type="float">
            <text:p>0.9374</text:p>
          </table:table-cell>
          <table:table-cell table:style-name="ce8" table:formula="of:=[.H127]+[.G128]" office:value-type="float" office:value="201.614481915745" calcext:value-type="float">
            <text:p>201.6145</text:p>
          </table:table-cell>
          <table:table-cell table:style-name="ce7" table:formula="of:=([.H128]*[.C128])+[.E128]" office:value-type="currency" office:currency="USD" office:value="109829.489023602" calcext:value-type="currency">
            <text:p>$109,829.49</text:p>
          </table:table-cell>
          <table:table-cell table:style-name="ce7" office:value-type="currency" office:currency="USD" office:value="28000" calcext:value-type="currency">
            <text:p>$2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8]/[.B128]" office:value-type="float" office:value="0" calcext:value-type="float">
            <text:p>0.0000</text:p>
          </table:table-cell>
          <table:table-cell table:style-name="ce8" table:formula="of:=[.M127]+[.L128]" office:value-type="float" office:value="133.351845364492" calcext:value-type="float">
            <text:p>133.3518</text:p>
          </table:table-cell>
          <table:table-cell table:style-name="ce7" table:formula="of:=([.M128]*[.C128])+[.J128]" office:value-type="currency" office:currency="USD" office:value="100643.417762307" calcext:value-type="currency">
            <text:p>$100,643.4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07-01</text:p>
          </table:table-cell>
          <table:table-cell table:style-name="ce3" office:value-type="float" office:value="544.75" calcext:value-type="float">
            <text:p>544.75</text:p>
          </table:table-cell>
          <table:table-cell table:style-name="ce3" office:value-type="float" office:value="562.059998" calcext:value-type="float">
            <text:p>562.06</text:p>
          </table:table-cell>
          <table:table-cell table:style-name="ce5" table:formula="of:=([.C129]-[.B129])/[.C129]" office:value-type="percentage" office:value="0.0307974203138362" calcext:value-type="percentage">
            <text:p>3.0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29]/[.B129]" office:value-type="float" office:value="0.917852225791648" calcext:value-type="float">
            <text:p>0.9179</text:p>
          </table:table-cell>
          <table:table-cell table:style-name="ce8" table:formula="of:=[.H128]+[.G129]" office:value-type="float" office:value="202.532334141537" calcext:value-type="float">
            <text:p>202.5323</text:p>
          </table:table-cell>
          <table:table-cell table:style-name="ce7" table:formula="of:=([.H129]*[.C129])+[.E129]" office:value-type="currency" office:currency="USD" office:value="113835.323322527" calcext:value-type="currency">
            <text:p>$113,835.32</text:p>
          </table:table-cell>
          <table:table-cell table:style-name="ce7" office:value-type="currency" office:currency="USD" office:value="28500" calcext:value-type="currency">
            <text:p>$2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29]/[.B129]" office:value-type="float" office:value="0" calcext:value-type="float">
            <text:p>0.0000</text:p>
          </table:table-cell>
          <table:table-cell table:style-name="ce8" table:formula="of:=[.M128]+[.L129]" office:value-type="float" office:value="133.351845364492" calcext:value-type="float">
            <text:p>133.3518</text:p>
          </table:table-cell>
          <table:table-cell table:style-name="ce7" table:formula="of:=([.M129]*[.C129])+[.J129]" office:value-type="currency" office:currency="USD" office:value="103451.737938863" calcext:value-type="currency">
            <text:p>$103,451.7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08-01</text:p>
          </table:table-cell>
          <table:table-cell table:style-name="ce3" office:value-type="float" office:value="562.059998" calcext:value-type="float">
            <text:p>562.06</text:p>
          </table:table-cell>
          <table:table-cell table:style-name="ce3" office:value-type="float" office:value="561.880005" calcext:value-type="float">
            <text:p>561.88</text:p>
          </table:table-cell>
          <table:table-cell table:style-name="ce5" table:formula="of:=([.C130]-[.B130])/[.C130]" office:value-type="percentage" office:value="-0.00032034063927932" calcext:value-type="percentage">
            <text:p>-0.0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0]/[.B130]" office:value-type="float" office:value="0.889584745007952" calcext:value-type="float">
            <text:p>0.8896</text:p>
          </table:table-cell>
          <table:table-cell table:style-name="ce8" table:formula="of:=[.H129]+[.G130]" office:value-type="float" office:value="203.421918886545" calcext:value-type="float">
            <text:p>203.4219</text:p>
          </table:table-cell>
          <table:table-cell table:style-name="ce7" table:formula="of:=([.H130]*[.C130])+[.E130]" office:value-type="currency" office:currency="USD" office:value="114298.708801081" calcext:value-type="currency">
            <text:p>$114,298.71</text:p>
          </table:table-cell>
          <table:table-cell table:style-name="ce7" office:value-type="currency" office:currency="USD" office:value="29000" calcext:value-type="currency">
            <text:p>$2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0]/[.B130]" office:value-type="float" office:value="0" calcext:value-type="float">
            <text:p>0.0000</text:p>
          </table:table-cell>
          <table:table-cell table:style-name="ce8" table:formula="of:=[.M129]+[.L130]" office:value-type="float" office:value="133.351845364492" calcext:value-type="float">
            <text:p>133.3518</text:p>
          </table:table-cell>
          <table:table-cell table:style-name="ce7" table:formula="of:=([.M130]*[.C130])+[.J130]" office:value-type="currency" office:currency="USD" office:value="103927.73554016" calcext:value-type="currency">
            <text:p>$103,927.7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09-01</text:p>
          </table:table-cell>
          <table:table-cell table:style-name="ce3" office:value-type="float" office:value="561.880005" calcext:value-type="float">
            <text:p>561.88</text:p>
          </table:table-cell>
          <table:table-cell table:style-name="ce3" office:value-type="float" office:value="584.409973" calcext:value-type="float">
            <text:p>584.41</text:p>
          </table:table-cell>
          <table:table-cell table:style-name="ce5" table:formula="of:=([.C131]-[.B131])/[.C131]" office:value-type="percentage" office:value="0.0385516487412853" calcext:value-type="percentage">
            <text:p>3.8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1]/[.B131]" office:value-type="float" office:value="0.889869715153861" calcext:value-type="float">
            <text:p>0.8899</text:p>
          </table:table-cell>
          <table:table-cell table:style-name="ce8" table:formula="of:=[.H130]+[.G131]" office:value-type="float" office:value="204.311788601698" calcext:value-type="float">
            <text:p>204.3118</text:p>
          </table:table-cell>
          <table:table-cell table:style-name="ce7" table:formula="of:=([.H131]*[.C131])+[.E131]" office:value-type="currency" office:currency="USD" office:value="119401.8468603" calcext:value-type="currency">
            <text:p>$119,401.85</text:p>
          </table:table-cell>
          <table:table-cell table:style-name="ce7" office:value-type="currency" office:currency="USD" office:value="29500" calcext:value-type="currency">
            <text:p>$2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1]/[.B131]" office:value-type="float" office:value="0" calcext:value-type="float">
            <text:p>0.0000</text:p>
          </table:table-cell>
          <table:table-cell table:style-name="ce8" table:formula="of:=[.M130]+[.L131]" office:value-type="float" office:value="133.351845364492" calcext:value-type="float">
            <text:p>133.3518</text:p>
          </table:table-cell>
          <table:table-cell table:style-name="ce7" table:formula="of:=([.M131]*[.C131])+[.J131]" office:value-type="currency" office:currency="USD" office:value="107432.148348963" calcext:value-type="currency">
            <text:p>$107,432.1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10-01</text:p>
          </table:table-cell>
          <table:table-cell table:style-name="ce3" office:value-type="float" office:value="584.409973" calcext:value-type="float">
            <text:p>584.41</text:p>
          </table:table-cell>
          <table:table-cell table:style-name="ce3" office:value-type="float" office:value="581.5" calcext:value-type="float">
            <text:p>581.50</text:p>
          </table:table-cell>
          <table:table-cell table:style-name="ce5" table:formula="of:=([.C132]-[.B132])/[.C132]" office:value-type="percentage" office:value="-0.00500425279449705" calcext:value-type="percentage">
            <text:p>-0.5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2]/[.B132]" office:value-type="float" office:value="0.855563770469742" calcext:value-type="float">
            <text:p>0.8556</text:p>
          </table:table-cell>
          <table:table-cell table:style-name="ce8" table:formula="of:=[.H131]+[.G132]" office:value-type="float" office:value="205.167352372168" calcext:value-type="float">
            <text:p>205.1674</text:p>
          </table:table-cell>
          <table:table-cell table:style-name="ce7" table:formula="of:=([.H132]*[.C132])+[.E132]" office:value-type="currency" office:currency="USD" office:value="119304.815404416" calcext:value-type="currency">
            <text:p>$119,304.82</text:p>
          </table:table-cell>
          <table:table-cell table:style-name="ce7" office:value-type="currency" office:currency="USD" office:value="30000" calcext:value-type="currency">
            <text:p>$3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2]/[.B132]" office:value-type="float" office:value="0" calcext:value-type="float">
            <text:p>0.0000</text:p>
          </table:table-cell>
          <table:table-cell table:style-name="ce8" table:formula="of:=[.M131]+[.L132]" office:value-type="float" office:value="133.351845364492" calcext:value-type="float">
            <text:p>133.3518</text:p>
          </table:table-cell>
          <table:table-cell table:style-name="ce7" table:formula="of:=([.M132]*[.C132])+[.J132]" office:value-type="currency" office:currency="USD" office:value="107544.098079452" calcext:value-type="currency">
            <text:p>$107,544.1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11-01</text:p>
          </table:table-cell>
          <table:table-cell table:style-name="ce3" office:value-type="float" office:value="581.5" calcext:value-type="float">
            <text:p>581.50</text:p>
          </table:table-cell>
          <table:table-cell table:style-name="ce3" office:value-type="float" office:value="605.369995" calcext:value-type="float">
            <text:p>605.37</text:p>
          </table:table-cell>
          <table:table-cell table:style-name="ce5" table:formula="of:=([.C133]-[.B133])/[.C133]" office:value-type="percentage" office:value="0.0394304230423578" calcext:value-type="percentage">
            <text:p>3.9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3]/[.B133]" office:value-type="float" office:value="0.859845227858985" calcext:value-type="float">
            <text:p>0.8598</text:p>
          </table:table-cell>
          <table:table-cell table:style-name="ce8" table:formula="of:=[.H132]+[.G133]" office:value-type="float" office:value="206.027197600027" calcext:value-type="float">
            <text:p>206.0272</text:p>
          </table:table-cell>
          <table:table-cell table:style-name="ce7" table:formula="of:=([.H133]*[.C133])+[.E133]" office:value-type="currency" office:currency="USD" office:value="124722.683580992" calcext:value-type="currency">
            <text:p>$124,722.68</text:p>
          </table:table-cell>
          <table:table-cell table:style-name="ce7" office:value-type="currency" office:currency="USD" office:value="30500" calcext:value-type="currency">
            <text:p>$3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3]/[.B133]" office:value-type="float" office:value="0" calcext:value-type="float">
            <text:p>0.0000</text:p>
          </table:table-cell>
          <table:table-cell table:style-name="ce8" table:formula="of:=[.M132]+[.L133]" office:value-type="float" office:value="133.351845364492" calcext:value-type="float">
            <text:p>133.3518</text:p>
          </table:table-cell>
          <table:table-cell table:style-name="ce7" table:formula="of:=([.M133]*[.C133])+[.J133]" office:value-type="currency" office:currency="USD" office:value="111227.205961543" calcext:value-type="currency">
            <text:p>$111,227.2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5-12-01</text:p>
          </table:table-cell>
          <table:table-cell table:style-name="ce3" office:value-type="float" office:value="605.369995" calcext:value-type="float">
            <text:p>605.37</text:p>
          </table:table-cell>
          <table:table-cell table:style-name="ce3" office:value-type="float" office:value="615.929993" calcext:value-type="float">
            <text:p>615.93</text:p>
          </table:table-cell>
          <table:table-cell table:style-name="ce5" table:formula="of:=([.C134]-[.B134])/[.C134]" office:value-type="percentage" office:value="0.017144802363927" calcext:value-type="percentage">
            <text:p>1.7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4]/[.B134]" office:value-type="float" office:value="0.825941166773553" calcext:value-type="float">
            <text:p>0.8259</text:p>
          </table:table-cell>
          <table:table-cell table:style-name="ce8" table:formula="of:=[.H133]+[.G134]" office:value-type="float" office:value="206.853138766801" calcext:value-type="float">
            <text:p>206.8531</text:p>
          </table:table-cell>
          <table:table-cell table:style-name="ce7" table:formula="of:=([.H134]*[.C134])+[.E134]" office:value-type="currency" office:currency="USD" office:value="127407.052312664" calcext:value-type="currency">
            <text:p>$127,407.05</text:p>
          </table:table-cell>
          <table:table-cell table:style-name="ce7" office:value-type="currency" office:currency="USD" office:value="31000" calcext:value-type="currency">
            <text:p>$3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4]/[.B134]" office:value-type="float" office:value="0" calcext:value-type="float">
            <text:p>0.0000</text:p>
          </table:table-cell>
          <table:table-cell table:style-name="ce8" table:formula="of:=[.M133]+[.L134]" office:value-type="float" office:value="133.351845364492" calcext:value-type="float">
            <text:p>133.3518</text:p>
          </table:table-cell>
          <table:table-cell table:style-name="ce7" table:formula="of:=([.M134]*[.C134])+[.J134]" office:value-type="currency" office:currency="USD" office:value="113135.401181889" calcext:value-type="currency">
            <text:p>$113,135.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01-01</text:p>
          </table:table-cell>
          <table:table-cell table:style-name="ce3" office:value-type="float" office:value="615.929993" calcext:value-type="float">
            <text:p>615.93</text:p>
          </table:table-cell>
          <table:table-cell table:style-name="ce3" office:value-type="float" office:value="636.02002" calcext:value-type="float">
            <text:p>636.02</text:p>
          </table:table-cell>
          <table:table-cell table:style-name="ce5" table:formula="of:=([.C135]-[.B135])/[.C135]" office:value-type="percentage" office:value="0.0315870984690074" calcext:value-type="percentage">
            <text:p>3.1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5]/[.B135]" office:value-type="float" office:value="0.811780568704989" calcext:value-type="float">
            <text:p>0.8118</text:p>
          </table:table-cell>
          <table:table-cell table:style-name="ce8" table:formula="of:=[.H134]+[.G135]" office:value-type="float" office:value="207.664919335506" calcext:value-type="float">
            <text:p>207.6649</text:p>
          </table:table-cell>
          <table:table-cell table:style-name="ce7" table:formula="of:=([.H135]*[.C135])+[.E135]" office:value-type="currency" office:currency="USD" office:value="132079.046149067" calcext:value-type="currency">
            <text:p>$132,079.05</text:p>
          </table:table-cell>
          <table:table-cell table:style-name="ce7" office:value-type="currency" office:currency="USD" office:value="31500" calcext:value-type="currency">
            <text:p>$3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5]/[.B135]" office:value-type="float" office:value="0" calcext:value-type="float">
            <text:p>0.0000</text:p>
          </table:table-cell>
          <table:table-cell table:style-name="ce8" table:formula="of:=[.M134]+[.L135]" office:value-type="float" office:value="133.351845364492" calcext:value-type="float">
            <text:p>133.3518</text:p>
          </table:table-cell>
          <table:table-cell table:style-name="ce7" table:formula="of:=([.M135]*[.C135])+[.J135]" office:value-type="currency" office:currency="USD" office:value="116314.443355761" calcext:value-type="currency">
            <text:p>$116,314.4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02-01</text:p>
          </table:table-cell>
          <table:table-cell table:style-name="ce3" office:value-type="float" office:value="636.02002" calcext:value-type="float">
            <text:p>636.02</text:p>
          </table:table-cell>
          <table:table-cell table:style-name="ce3" office:value-type="float" office:value="640.429993" calcext:value-type="float">
            <text:p>640.43</text:p>
          </table:table-cell>
          <table:table-cell table:style-name="ce5" table:formula="of:=([.C136]-[.B136])/[.C136]" office:value-type="percentage" office:value="0.00688595638586827" calcext:value-type="percentage">
            <text:p>0.6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6]/[.B136]" office:value-type="float" office:value="0.786138775946078" calcext:value-type="float">
            <text:p>0.7861</text:p>
          </table:table-cell>
          <table:table-cell table:style-name="ce8" table:formula="of:=[.H135]+[.G136]" office:value-type="float" office:value="208.451058111452" calcext:value-type="float">
            <text:p>208.4511</text:p>
          </table:table-cell>
          <table:table-cell table:style-name="ce7" table:formula="of:=([.H136]*[.C136])+[.E136]" office:value-type="currency" office:currency="USD" office:value="133498.30968716" calcext:value-type="currency">
            <text:p>$133,498.31</text:p>
          </table:table-cell>
          <table:table-cell table:style-name="ce7" office:value-type="currency" office:currency="USD" office:value="32000" calcext:value-type="currency">
            <text:p>$3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6]/[.B136]" office:value-type="float" office:value="0" calcext:value-type="float">
            <text:p>0.0000</text:p>
          </table:table-cell>
          <table:table-cell table:style-name="ce8" table:formula="of:=[.M135]+[.L136]" office:value-type="float" office:value="133.351845364492" calcext:value-type="float">
            <text:p>133.3518</text:p>
          </table:table-cell>
          <table:table-cell table:style-name="ce7" table:formula="of:=([.M136]*[.C136])+[.J136]" office:value-type="currency" office:currency="USD" office:value="117402.521393319" calcext:value-type="currency">
            <text:p>$117,402.5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03-01</text:p>
          </table:table-cell>
          <table:table-cell table:style-name="ce3" office:value-type="float" office:value="640.429993" calcext:value-type="float">
            <text:p>640.43</text:p>
          </table:table-cell>
          <table:table-cell table:style-name="ce3" office:value-type="float" office:value="645.5" calcext:value-type="float">
            <text:p>645.50</text:p>
          </table:table-cell>
          <table:table-cell table:style-name="ce5" table:formula="of:=([.C137]-[.B137])/[.C137]" office:value-type="percentage" office:value="0.0078543872966693" calcext:value-type="percentage">
            <text:p>0.7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7]/[.B137]" office:value-type="float" office:value="0.780725458621673" calcext:value-type="float">
            <text:p>0.7807</text:p>
          </table:table-cell>
          <table:table-cell table:style-name="ce8" table:formula="of:=[.H136]+[.G137]" office:value-type="float" office:value="209.231783570073" calcext:value-type="float">
            <text:p>209.2318</text:p>
          </table:table-cell>
          <table:table-cell table:style-name="ce7" table:formula="of:=([.H137]*[.C137])+[.E137]" office:value-type="currency" office:currency="USD" office:value="135059.116294482" calcext:value-type="currency">
            <text:p>$135,059.12</text:p>
          </table:table-cell>
          <table:table-cell table:style-name="ce7" office:value-type="currency" office:currency="USD" office:value="32500" calcext:value-type="currency">
            <text:p>$3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7]/[.B137]" office:value-type="float" office:value="0" calcext:value-type="float">
            <text:p>0.0000</text:p>
          </table:table-cell>
          <table:table-cell table:style-name="ce8" table:formula="of:=[.M136]+[.L137]" office:value-type="float" office:value="133.351845364492" calcext:value-type="float">
            <text:p>133.3518</text:p>
          </table:table-cell>
          <table:table-cell table:style-name="ce7" table:formula="of:=([.M137]*[.C137])+[.J137]" office:value-type="currency" office:currency="USD" office:value="118578.61618278" calcext:value-type="currency">
            <text:p>$118,578.6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04-01</text:p>
          </table:table-cell>
          <table:table-cell table:style-name="ce3" office:value-type="float" office:value="645.5" calcext:value-type="float">
            <text:p>645.50</text:p>
          </table:table-cell>
          <table:table-cell table:style-name="ce3" office:value-type="float" office:value="654.169983" calcext:value-type="float">
            <text:p>654.17</text:p>
          </table:table-cell>
          <table:table-cell table:style-name="ce5" table:formula="of:=([.C138]-[.B138])/[.C138]" office:value-type="percentage" office:value="0.0132534100085727" calcext:value-type="percentage">
            <text:p>1.3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8]/[.B138]" office:value-type="float" office:value="0.774593338497289" calcext:value-type="float">
            <text:p>0.7746</text:p>
          </table:table-cell>
          <table:table-cell table:style-name="ce8" table:formula="of:=[.H137]+[.G138]" office:value-type="float" office:value="210.006376908571" calcext:value-type="float">
            <text:p>210.0064</text:p>
          </table:table-cell>
          <table:table-cell table:style-name="ce7" table:formula="of:=([.H138]*[.C138])+[.E138]" office:value-type="currency" office:currency="USD" office:value="137379.868012171" calcext:value-type="currency">
            <text:p>$137,379.87</text:p>
          </table:table-cell>
          <table:table-cell table:style-name="ce7" office:value-type="currency" office:currency="USD" office:value="33000" calcext:value-type="currency">
            <text:p>$3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8]/[.B138]" office:value-type="float" office:value="0" calcext:value-type="float">
            <text:p>0.0000</text:p>
          </table:table-cell>
          <table:table-cell table:style-name="ce8" table:formula="of:=[.M137]+[.L138]" office:value-type="float" office:value="133.351845364492" calcext:value-type="float">
            <text:p>133.3518</text:p>
          </table:table-cell>
          <table:table-cell table:style-name="ce7" table:formula="of:=([.M138]*[.C138])+[.J138]" office:value-type="currency" office:currency="USD" office:value="120234.774415109" calcext:value-type="currency">
            <text:p>$120,234.7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05-01</text:p>
          </table:table-cell>
          <table:table-cell table:style-name="ce3" office:value-type="float" office:value="654.169983" calcext:value-type="float">
            <text:p>654.17</text:p>
          </table:table-cell>
          <table:table-cell table:style-name="ce3" office:value-type="float" office:value="669.119995" calcext:value-type="float">
            <text:p>669.12</text:p>
          </table:table-cell>
          <table:table-cell table:style-name="ce5" table:formula="of:=([.C139]-[.B139])/[.C139]" office:value-type="percentage" office:value="0.022342796675804" calcext:value-type="percentage">
            <text:p>2.2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39]/[.B139]" office:value-type="float" office:value="0.764327335392275" calcext:value-type="float">
            <text:p>0.7643</text:p>
          </table:table-cell>
          <table:table-cell table:style-name="ce8" table:formula="of:=[.H138]+[.G139]" office:value-type="float" office:value="210.770704243963" calcext:value-type="float">
            <text:p>210.7707</text:p>
          </table:table-cell>
          <table:table-cell table:style-name="ce7" table:formula="of:=([.H139]*[.C139])+[.E139]" office:value-type="currency" office:currency="USD" office:value="141030.892569867" calcext:value-type="currency">
            <text:p>$141,030.89</text:p>
          </table:table-cell>
          <table:table-cell table:style-name="ce7" office:value-type="currency" office:currency="USD" office:value="33500" calcext:value-type="currency">
            <text:p>$3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39]/[.B139]" office:value-type="float" office:value="0" calcext:value-type="float">
            <text:p>0.0000</text:p>
          </table:table-cell>
          <table:table-cell table:style-name="ce8" table:formula="of:=[.M138]+[.L139]" office:value-type="float" office:value="133.351845364492" calcext:value-type="float">
            <text:p>133.3518</text:p>
          </table:table-cell>
          <table:table-cell table:style-name="ce7" table:formula="of:=([.M139]*[.C139])+[.J139]" office:value-type="currency" office:currency="USD" office:value="122728.38610353" calcext:value-type="currency">
            <text:p>$122,728.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06-01</text:p>
          </table:table-cell>
          <table:table-cell table:style-name="ce3" office:value-type="float" office:value="669.119995" calcext:value-type="float">
            <text:p>669.12</text:p>
          </table:table-cell>
          <table:table-cell table:style-name="ce3" office:value-type="float" office:value="670.630005" calcext:value-type="float">
            <text:p>670.63</text:p>
          </table:table-cell>
          <table:table-cell table:style-name="ce5" table:formula="of:=([.C140]-[.B140])/[.C140]" office:value-type="percentage" office:value="0.00225162904841987" calcext:value-type="percentage">
            <text:p>0.2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0]/[.B140]" office:value-type="float" office:value="0.747250125143847" calcext:value-type="float">
            <text:p>0.7473</text:p>
          </table:table-cell>
          <table:table-cell table:style-name="ce8" table:formula="of:=[.H139]+[.G140]" office:value-type="float" office:value="211.517954369107" calcext:value-type="float">
            <text:p>211.5180</text:p>
          </table:table-cell>
          <table:table-cell table:style-name="ce7" table:formula="of:=([.H140]*[.C140])+[.E140]" office:value-type="currency" office:currency="USD" office:value="141850.286796144" calcext:value-type="currency">
            <text:p>$141,850.29</text:p>
          </table:table-cell>
          <table:table-cell table:style-name="ce7" office:value-type="currency" office:currency="USD" office:value="34000" calcext:value-type="currency">
            <text:p>$3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0]/[.B140]" office:value-type="float" office:value="0" calcext:value-type="float">
            <text:p>0.0000</text:p>
          </table:table-cell>
          <table:table-cell table:style-name="ce8" table:formula="of:=[.M139]+[.L140]" office:value-type="float" office:value="133.351845364492" calcext:value-type="float">
            <text:p>133.3518</text:p>
          </table:table-cell>
          <table:table-cell table:style-name="ce7" table:formula="of:=([.M140]*[.C140])+[.J140]" office:value-type="currency" office:currency="USD" office:value="123429.748723549" calcext:value-type="currency">
            <text:p>$123,429.7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07-01</text:p>
          </table:table-cell>
          <table:table-cell table:style-name="ce3" office:value-type="float" office:value="670.630005" calcext:value-type="float">
            <text:p>670.63</text:p>
          </table:table-cell>
          <table:table-cell table:style-name="ce3" office:value-type="float" office:value="639.950012" calcext:value-type="float">
            <text:p>639.95</text:p>
          </table:table-cell>
          <table:table-cell table:style-name="ce5" table:formula="of:=([.C141]-[.B141])/[.C141]" office:value-type="percentage" office:value="-0.0479412335724747" calcext:value-type="percentage">
            <text:p>-4.7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1]/[.B141]" office:value-type="float" office:value="0.745567595055637" calcext:value-type="float">
            <text:p>0.7456</text:p>
          </table:table-cell>
          <table:table-cell table:style-name="ce8" table:formula="of:=[.H140]+[.G141]" office:value-type="float" office:value="212.263521964162" calcext:value-type="float">
            <text:p>212.2635</text:p>
          </table:table-cell>
          <table:table-cell table:style-name="ce7" table:formula="of:=([.H141]*[.C141])+[.E141]" office:value-type="currency" office:currency="USD" office:value="135838.043428128" calcext:value-type="currency">
            <text:p>$135,838.04</text:p>
          </table:table-cell>
          <table:table-cell table:style-name="ce7" office:value-type="currency" office:currency="USD" office:value="34500" calcext:value-type="currency">
            <text:p>$3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1]/[.B141]" office:value-type="float" office:value="0" calcext:value-type="float">
            <text:p>0.0000</text:p>
          </table:table-cell>
          <table:table-cell table:style-name="ce8" table:formula="of:=[.M140]+[.L141]" office:value-type="float" office:value="133.351845364492" calcext:value-type="float">
            <text:p>133.3518</text:p>
          </table:table-cell>
          <table:table-cell table:style-name="ce7" table:formula="of:=([.M141]*[.C141])+[.J141]" office:value-type="currency" office:currency="USD" office:value="119838.515041229" calcext:value-type="currency">
            <text:p>$119,838.5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08-01</text:p>
          </table:table-cell>
          <table:table-cell table:style-name="ce3" office:value-type="float" office:value="639.950012" calcext:value-type="float">
            <text:p>639.95</text:p>
          </table:table-cell>
          <table:table-cell table:style-name="ce3" office:value-type="float" office:value="651.98999" calcext:value-type="float">
            <text:p>651.99</text:p>
          </table:table-cell>
          <table:table-cell table:style-name="ce5" table:formula="of:=([.C142]-[.B142])/[.C142]" office:value-type="percentage" office:value="0.0184665074382507" calcext:value-type="percentage">
            <text:p>1.8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2]/[.B142]" office:value-type="float" office:value="0.781311025274268" calcext:value-type="float">
            <text:p>0.7813</text:p>
          </table:table-cell>
          <table:table-cell table:style-name="ce8" table:formula="of:=[.H141]+[.G142]" office:value-type="float" office:value="213.044832989437" calcext:value-type="float">
            <text:p>213.0448</text:p>
          </table:table-cell>
          <table:table-cell table:style-name="ce7" table:formula="of:=([.H142]*[.C142])+[.E142]" office:value-type="currency" office:currency="USD" office:value="138903.098530335" calcext:value-type="currency">
            <text:p>$138,903.10</text:p>
          </table:table-cell>
          <table:table-cell table:style-name="ce7" office:value-type="currency" office:currency="USD" office:value="35000" calcext:value-type="currency">
            <text:p>$3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2]/[.B142]" office:value-type="float" office:value="0" calcext:value-type="float">
            <text:p>0.0000</text:p>
          </table:table-cell>
          <table:table-cell table:style-name="ce8" table:formula="of:=[.M141]+[.L142]" office:value-type="float" office:value="133.351845364492" calcext:value-type="float">
            <text:p>133.3518</text:p>
          </table:table-cell>
          <table:table-cell table:style-name="ce7" table:formula="of:=([.M142]*[.C142])+[.J142]" office:value-type="currency" office:currency="USD" office:value="121944.068325677" calcext:value-type="currency">
            <text:p>$121,944.0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09-01</text:p>
          </table:table-cell>
          <table:table-cell table:style-name="ce3" office:value-type="float" office:value="651.98999" calcext:value-type="float">
            <text:p>651.99</text:p>
          </table:table-cell>
          <table:table-cell table:style-name="ce3" office:value-type="float" office:value="687.330017" calcext:value-type="float">
            <text:p>687.33</text:p>
          </table:table-cell>
          <table:table-cell table:style-name="ce5" table:formula="of:=([.C143]-[.B143])/[.C143]" office:value-type="percentage" office:value="0.051416388235522" calcext:value-type="percentage">
            <text:p>5.1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3]/[.B143]" office:value-type="float" office:value="0.766882939414453" calcext:value-type="float">
            <text:p>0.7669</text:p>
          </table:table-cell>
          <table:table-cell table:style-name="ce8" table:formula="of:=[.H142]+[.G143]" office:value-type="float" office:value="213.811715928851" calcext:value-type="float">
            <text:p>213.8117</text:p>
          </table:table-cell>
          <table:table-cell table:style-name="ce7" table:formula="of:=([.H143]*[.C143])+[.E143]" office:value-type="currency" office:currency="USD" office:value="146959.210344176" calcext:value-type="currency">
            <text:p>$146,959.21</text:p>
          </table:table-cell>
          <table:table-cell table:style-name="ce7" office:value-type="currency" office:currency="USD" office:value="35500" calcext:value-type="currency">
            <text:p>$3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3]/[.B143]" office:value-type="float" office:value="0" calcext:value-type="float">
            <text:p>0.0000</text:p>
          </table:table-cell>
          <table:table-cell table:style-name="ce8" table:formula="of:=[.M142]+[.L143]" office:value-type="float" office:value="133.351845364492" calcext:value-type="float">
            <text:p>133.3518</text:p>
          </table:table-cell>
          <table:table-cell table:style-name="ce7" table:formula="of:=([.M143]*[.C143])+[.J143]" office:value-type="currency" office:currency="USD" office:value="127156.726141358" calcext:value-type="currency">
            <text:p>$127,156.7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10-01</text:p>
          </table:table-cell>
          <table:table-cell table:style-name="ce3" office:value-type="float" office:value="687.309998" calcext:value-type="float">
            <text:p>687.31</text:p>
          </table:table-cell>
          <table:table-cell table:style-name="ce3" office:value-type="float" office:value="705.27002" calcext:value-type="float">
            <text:p>705.27</text:p>
          </table:table-cell>
          <table:table-cell table:style-name="ce5" table:formula="of:=([.C144]-[.B144])/[.C144]" office:value-type="percentage" office:value="0.0254654550607441" calcext:value-type="percentage">
            <text:p>2.5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4]/[.B144]" office:value-type="float" office:value="0.727473776687299" calcext:value-type="float">
            <text:p>0.7275</text:p>
          </table:table-cell>
          <table:table-cell table:style-name="ce8" table:formula="of:=[.H143]+[.G144]" office:value-type="float" office:value="214.539189705538" calcext:value-type="float">
            <text:p>214.5392</text:p>
          </table:table-cell>
          <table:table-cell table:style-name="ce7" table:formula="of:=([.H144]*[.C144])+[.E144]" office:value-type="currency" office:currency="USD" office:value="151308.058614409" calcext:value-type="currency">
            <text:p>$151,308.06</text:p>
          </table:table-cell>
          <table:table-cell table:style-name="ce7" office:value-type="currency" office:currency="USD" office:value="36000" calcext:value-type="currency">
            <text:p>$3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4]/[.B144]" office:value-type="float" office:value="0" calcext:value-type="float">
            <text:p>0.0000</text:p>
          </table:table-cell>
          <table:table-cell table:style-name="ce8" table:formula="of:=[.M143]+[.L144]" office:value-type="float" office:value="133.351845364492" calcext:value-type="float">
            <text:p>133.3518</text:p>
          </table:table-cell>
          <table:table-cell table:style-name="ce7" table:formula="of:=([.M144]*[.C144])+[.J144]" office:value-type="currency" office:currency="USD" office:value="130049.058647252" calcext:value-type="currency">
            <text:p>$130,049.0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11-01</text:p>
          </table:table-cell>
          <table:table-cell table:style-name="ce3" office:value-type="float" office:value="705.27002" calcext:value-type="float">
            <text:p>705.27</text:p>
          </table:table-cell>
          <table:table-cell table:style-name="ce3" office:value-type="float" office:value="757.02002" calcext:value-type="float">
            <text:p>757.02</text:p>
          </table:table-cell>
          <table:table-cell table:style-name="ce5" table:formula="of:=([.C145]-[.B145])/[.C145]" office:value-type="percentage" office:value="0.0683601471992775" calcext:value-type="percentage">
            <text:p>6.8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5]/[.B145]" office:value-type="float" office:value="0.708948325919199" calcext:value-type="float">
            <text:p>0.7089</text:p>
          </table:table-cell>
          <table:table-cell table:style-name="ce8" table:formula="of:=[.H144]+[.G145]" office:value-type="float" office:value="215.248138031458" calcext:value-type="float">
            <text:p>215.2481</text:p>
          </table:table-cell>
          <table:table-cell table:style-name="ce7" table:formula="of:=([.H145]*[.C145])+[.E145]" office:value-type="currency" office:currency="USD" office:value="162947.149757537" calcext:value-type="currency">
            <text:p>$162,947.15</text:p>
          </table:table-cell>
          <table:table-cell table:style-name="ce7" office:value-type="currency" office:currency="USD" office:value="36500" calcext:value-type="currency">
            <text:p>$3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5]/[.B145]" office:value-type="float" office:value="0" calcext:value-type="float">
            <text:p>0.0000</text:p>
          </table:table-cell>
          <table:table-cell table:style-name="ce8" table:formula="of:=[.M144]+[.L145]" office:value-type="float" office:value="133.351845364492" calcext:value-type="float">
            <text:p>133.3518</text:p>
          </table:table-cell>
          <table:table-cell table:style-name="ce7" table:formula="of:=([.M145]*[.C145])+[.J145]" office:value-type="currency" office:currency="USD" office:value="137450.016644865" calcext:value-type="currency">
            <text:p>$137,450.0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6-12-01</text:p>
          </table:table-cell>
          <table:table-cell table:style-name="ce3" office:value-type="float" office:value="757.02002" calcext:value-type="float">
            <text:p>757.02</text:p>
          </table:table-cell>
          <table:table-cell table:style-name="ce3" office:value-type="float" office:value="740.73999" calcext:value-type="float">
            <text:p>740.74</text:p>
          </table:table-cell>
          <table:table-cell table:style-name="ce5" table:formula="of:=([.C146]-[.B146])/[.C146]" office:value-type="percentage" office:value="-0.0219780627747666" calcext:value-type="percentage">
            <text:p>-2.2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6]/[.B146]" office:value-type="float" office:value="0.660484514002681" calcext:value-type="float">
            <text:p>0.6605</text:p>
          </table:table-cell>
          <table:table-cell table:style-name="ce8" table:formula="of:=[.H145]+[.G146]" office:value-type="float" office:value="215.90862254546" calcext:value-type="float">
            <text:p>215.9086</text:p>
          </table:table-cell>
          <table:table-cell table:style-name="ce7" table:formula="of:=([.H146]*[.C146])+[.E146]" office:value-type="currency" office:currency="USD" office:value="159932.150905238" calcext:value-type="currency">
            <text:p>$159,932.15</text:p>
          </table:table-cell>
          <table:table-cell table:style-name="ce7" office:value-type="currency" office:currency="USD" office:value="37000" calcext:value-type="currency">
            <text:p>$3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6]/[.B146]" office:value-type="float" office:value="0" calcext:value-type="float">
            <text:p>0.0000</text:p>
          </table:table-cell>
          <table:table-cell table:style-name="ce8" table:formula="of:=[.M145]+[.L146]" office:value-type="float" office:value="133.351845364492" calcext:value-type="float">
            <text:p>133.3518</text:p>
          </table:table-cell>
          <table:table-cell table:style-name="ce7" table:formula="of:=([.M146]*[.C146])+[.J146]" office:value-type="currency" office:currency="USD" office:value="135779.044601776" calcext:value-type="currency">
            <text:p>$135,779.0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01-01</text:p>
          </table:table-cell>
          <table:table-cell table:style-name="ce3" office:value-type="float" office:value="740.73999" calcext:value-type="float">
            <text:p>740.74</text:p>
          </table:table-cell>
          <table:table-cell table:style-name="ce3" office:value-type="float" office:value="786.159973" calcext:value-type="float">
            <text:p>786.16</text:p>
          </table:table-cell>
          <table:table-cell table:style-name="ce5" table:formula="of:=([.C147]-[.B147])/[.C147]" office:value-type="percentage" office:value="0.0577744791898735" calcext:value-type="percentage">
            <text:p>5.7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7]/[.B147]" office:value-type="float" office:value="0.675000684113193" calcext:value-type="float">
            <text:p>0.6750</text:p>
          </table:table-cell>
          <table:table-cell table:style-name="ce8" table:formula="of:=[.H146]+[.G147]" office:value-type="float" office:value="216.583623229574" calcext:value-type="float">
            <text:p>216.5836</text:p>
          </table:table-cell>
          <table:table-cell table:style-name="ce7" table:formula="of:=([.H147]*[.C147])+[.E147]" office:value-type="currency" office:currency="USD" office:value="170269.375390404" calcext:value-type="currency">
            <text:p>$170,269.38</text:p>
          </table:table-cell>
          <table:table-cell table:style-name="ce7" office:value-type="currency" office:currency="USD" office:value="37500" calcext:value-type="currency">
            <text:p>$3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7]/[.B147]" office:value-type="float" office:value="0" calcext:value-type="float">
            <text:p>0.0000</text:p>
          </table:table-cell>
          <table:table-cell table:style-name="ce8" table:formula="of:=[.M146]+[.L147]" office:value-type="float" office:value="133.351845364492" calcext:value-type="float">
            <text:p>133.3518</text:p>
          </table:table-cell>
          <table:table-cell table:style-name="ce7" table:formula="of:=([.M147]*[.C147])+[.J147]" office:value-type="currency" office:currency="USD" office:value="142335.883151249" calcext:value-type="currency">
            <text:p>$142,335.8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02-01</text:p>
          </table:table-cell>
          <table:table-cell table:style-name="ce3" office:value-type="float" office:value="786.159973" calcext:value-type="float">
            <text:p>786.16</text:p>
          </table:table-cell>
          <table:table-cell table:style-name="ce3" office:value-type="float" office:value="790.820007" calcext:value-type="float">
            <text:p>790.82</text:p>
          </table:table-cell>
          <table:table-cell table:style-name="ce5" table:formula="of:=([.C148]-[.B148])/[.C148]" office:value-type="percentage" office:value="0.00589266073031963" calcext:value-type="percentage">
            <text:p>0.5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8]/[.B148]" office:value-type="float" office:value="0.636002871135745" calcext:value-type="float">
            <text:p>0.6360</text:p>
          </table:table-cell>
          <table:table-cell table:style-name="ce8" table:formula="of:=[.H147]+[.G148]" office:value-type="float" office:value="217.219626100709" calcext:value-type="float">
            <text:p>217.2196</text:p>
          </table:table-cell>
          <table:table-cell table:style-name="ce7" table:formula="of:=([.H148]*[.C148])+[.E148]" office:value-type="currency" office:currency="USD" office:value="171781.6262335" calcext:value-type="currency">
            <text:p>$171,781.63</text:p>
          </table:table-cell>
          <table:table-cell table:style-name="ce7" office:value-type="currency" office:currency="USD" office:value="38000" calcext:value-type="currency">
            <text:p>$3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8]/[.B148]" office:value-type="float" office:value="0" calcext:value-type="float">
            <text:p>0.0000</text:p>
          </table:table-cell>
          <table:table-cell table:style-name="ce8" table:formula="of:=[.M147]+[.L148]" office:value-type="float" office:value="133.351845364492" calcext:value-type="float">
            <text:p>133.3518</text:p>
          </table:table-cell>
          <table:table-cell table:style-name="ce7" table:formula="of:=([.M148]*[.C148])+[.J148]" office:value-type="currency" office:currency="USD" office:value="143457.307284611" calcext:value-type="currency">
            <text:p>$143,457.3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03-01</text:p>
          </table:table-cell>
          <table:table-cell table:style-name="ce3" office:value-type="float" office:value="790.820007" calcext:value-type="float">
            <text:p>790.82</text:p>
          </table:table-cell>
          <table:table-cell table:style-name="ce3" office:value-type="float" office:value="757.119995" calcext:value-type="float">
            <text:p>757.12</text:p>
          </table:table-cell>
          <table:table-cell table:style-name="ce5" table:formula="of:=([.C149]-[.B149])/[.C149]" office:value-type="percentage" office:value="-0.0445107938273378" calcext:value-type="percentage">
            <text:p>-4.4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49]/[.B149]" office:value-type="float" office:value="0.632255121992633" calcext:value-type="float">
            <text:p>0.6323</text:p>
          </table:table-cell>
          <table:table-cell table:style-name="ce8" table:formula="of:=[.H148]+[.G149]" office:value-type="float" office:value="217.851881222702" calcext:value-type="float">
            <text:p>217.8519</text:p>
          </table:table-cell>
          <table:table-cell table:style-name="ce7" table:formula="of:=([.H149]*[.C149])+[.E149]" office:value-type="currency" office:currency="USD" office:value="164940.015222073" calcext:value-type="currency">
            <text:p>$164,940.02</text:p>
          </table:table-cell>
          <table:table-cell table:style-name="ce7" office:value-type="currency" office:currency="USD" office:value="38500" calcext:value-type="currency">
            <text:p>$3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49]/[.B149]" office:value-type="float" office:value="0" calcext:value-type="float">
            <text:p>0.0000</text:p>
          </table:table-cell>
          <table:table-cell table:style-name="ce8" table:formula="of:=[.M148]+[.L149]" office:value-type="float" office:value="133.351845364492" calcext:value-type="float">
            <text:p>133.3518</text:p>
          </table:table-cell>
          <table:table-cell table:style-name="ce7" table:formula="of:=([.M149]*[.C149])+[.J149]" office:value-type="currency" office:currency="USD" office:value="139463.348495605" calcext:value-type="currency">
            <text:p>$139,463.3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04-01</text:p>
          </table:table-cell>
          <table:table-cell table:style-name="ce3" office:value-type="float" office:value="757.119995" calcext:value-type="float">
            <text:p>757.12</text:p>
          </table:table-cell>
          <table:table-cell table:style-name="ce3" office:value-type="float" office:value="801.340027" calcext:value-type="float">
            <text:p>801.34</text:p>
          </table:table-cell>
          <table:table-cell table:style-name="ce5" table:formula="of:=([.C150]-[.B150])/[.C150]" office:value-type="percentage" office:value="0.055182607270409" calcext:value-type="percentage">
            <text:p>5.5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0]/[.B150]" office:value-type="float" office:value="0.660397299373926" calcext:value-type="float">
            <text:p>0.6604</text:p>
          </table:table-cell>
          <table:table-cell table:style-name="ce8" table:formula="of:=[.H149]+[.G150]" office:value-type="float" office:value="218.512278522076" calcext:value-type="float">
            <text:p>218.5123</text:p>
          </table:table-cell>
          <table:table-cell table:style-name="ce7" table:formula="of:=([.H150]*[.C150])+[.E150]" office:value-type="currency" office:currency="USD" office:value="175102.635170712" calcext:value-type="currency">
            <text:p>$175,102.64</text:p>
          </table:table-cell>
          <table:table-cell table:style-name="ce7" office:value-type="currency" office:currency="USD" office:value="39000" calcext:value-type="currency">
            <text:p>$3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0]/[.B150]" office:value-type="float" office:value="0" calcext:value-type="float">
            <text:p>0.0000</text:p>
          </table:table-cell>
          <table:table-cell table:style-name="ce8" table:formula="of:=[.M149]+[.L150]" office:value-type="float" office:value="133.351845364492" calcext:value-type="float">
            <text:p>133.3518</text:p>
          </table:table-cell>
          <table:table-cell table:style-name="ce7" table:formula="of:=([.M150]*[.C150])+[.J150]" office:value-type="currency" office:currency="USD" office:value="145860.171364882" calcext:value-type="currency">
            <text:p>$145,860.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05-01</text:p>
          </table:table-cell>
          <table:table-cell table:style-name="ce3" office:value-type="float" office:value="801.340027" calcext:value-type="float">
            <text:p>801.34</text:p>
          </table:table-cell>
          <table:table-cell table:style-name="ce3" office:value-type="float" office:value="848.280029" calcext:value-type="float">
            <text:p>848.28</text:p>
          </table:table-cell>
          <table:table-cell table:style-name="ce5" table:formula="of:=([.C151]-[.B151])/[.C151]" office:value-type="percentage" office:value="0.0553355028944104" calcext:value-type="percentage">
            <text:p>5.5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1]/[.B151]" office:value-type="float" office:value="0.623954854560135" calcext:value-type="float">
            <text:p>0.6240</text:p>
          </table:table-cell>
          <table:table-cell table:style-name="ce8" table:formula="of:=[.H150]+[.G151]" office:value-type="float" office:value="219.136233376636" calcext:value-type="float">
            <text:p>219.1362</text:p>
          </table:table-cell>
          <table:table-cell table:style-name="ce7" table:formula="of:=([.H151]*[.C151])+[.E151]" office:value-type="currency" office:currency="USD" office:value="185888.890403684" calcext:value-type="currency">
            <text:p>$185,888.89</text:p>
          </table:table-cell>
          <table:table-cell table:style-name="ce7" office:value-type="currency" office:currency="USD" office:value="39500" calcext:value-type="currency">
            <text:p>$3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1]/[.B151]" office:value-type="float" office:value="0" calcext:value-type="float">
            <text:p>0.0000</text:p>
          </table:table-cell>
          <table:table-cell table:style-name="ce8" table:formula="of:=[.M150]+[.L151]" office:value-type="float" office:value="133.351845364492" calcext:value-type="float">
            <text:p>133.3518</text:p>
          </table:table-cell>
          <table:table-cell table:style-name="ce7" table:formula="of:=([.M151]*[.C151])+[.J151]" office:value-type="currency" office:currency="USD" office:value="152619.707252995" calcext:value-type="currency">
            <text:p>$152,619.7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06-01</text:p>
          </table:table-cell>
          <table:table-cell table:style-name="ce3" office:value-type="float" office:value="848.280029" calcext:value-type="float">
            <text:p>848.28</text:p>
          </table:table-cell>
          <table:table-cell table:style-name="ce3" office:value-type="float" office:value="885.140015" calcext:value-type="float">
            <text:p>885.14</text:p>
          </table:table-cell>
          <table:table-cell table:style-name="ce5" table:formula="of:=([.C152]-[.B152])/[.C152]" office:value-type="percentage" office:value="0.0416431133779439" calcext:value-type="percentage">
            <text:p>4.1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2]/[.B152]" office:value-type="float" office:value="0.589427998899642" calcext:value-type="float">
            <text:p>0.5894</text:p>
          </table:table-cell>
          <table:table-cell table:style-name="ce8" table:formula="of:=[.H151]+[.G152]" office:value-type="float" office:value="219.725661375536" calcext:value-type="float">
            <text:p>219.7257</text:p>
          </table:table-cell>
          <table:table-cell table:style-name="ce7" table:formula="of:=([.H152]*[.C152])+[.E152]" office:value-type="currency" office:currency="USD" office:value="194487.975205827" calcext:value-type="currency">
            <text:p>$194,487.98</text:p>
          </table:table-cell>
          <table:table-cell table:style-name="ce7" office:value-type="currency" office:currency="USD" office:value="40000" calcext:value-type="currency">
            <text:p>$4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2]/[.B152]" office:value-type="float" office:value="0" calcext:value-type="float">
            <text:p>0.0000</text:p>
          </table:table-cell>
          <table:table-cell table:style-name="ce8" table:formula="of:=[.M151]+[.L152]" office:value-type="float" office:value="133.351845364492" calcext:value-type="float">
            <text:p>133.3518</text:p>
          </table:table-cell>
          <table:table-cell table:style-name="ce7" table:formula="of:=([.M152]*[.C152])+[.J152]" office:value-type="currency" office:currency="USD" office:value="158035.054406204" calcext:value-type="currency">
            <text:p>$158,035.0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07-01</text:p>
          </table:table-cell>
          <table:table-cell table:style-name="ce3" office:value-type="float" office:value="885.140015" calcext:value-type="float">
            <text:p>885.14</text:p>
          </table:table-cell>
          <table:table-cell table:style-name="ce3" office:value-type="float" office:value="954.309998" calcext:value-type="float">
            <text:p>954.31</text:p>
          </table:table-cell>
          <table:table-cell table:style-name="ce5" table:formula="of:=([.C153]-[.B153])/[.C153]" office:value-type="percentage" office:value="0.0724816706782527" calcext:value-type="percentage">
            <text:p>7.2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3]/[.B153]" office:value-type="float" office:value="0.564882381913329" calcext:value-type="float">
            <text:p>0.5649</text:p>
          </table:table-cell>
          <table:table-cell table:style-name="ce8" table:formula="of:=[.H152]+[.G153]" office:value-type="float" office:value="220.290543757449" calcext:value-type="float">
            <text:p>220.2905</text:p>
          </table:table-cell>
          <table:table-cell table:style-name="ce7" table:formula="of:=([.H153]*[.C153])+[.E153]" office:value-type="currency" office:currency="USD" office:value="210225.46837259" calcext:value-type="currency">
            <text:p>$210,225.47</text:p>
          </table:table-cell>
          <table:table-cell table:style-name="ce7" office:value-type="currency" office:currency="USD" office:value="40500" calcext:value-type="currency">
            <text:p>$4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3]/[.B153]" office:value-type="float" office:value="0" calcext:value-type="float">
            <text:p>0.0000</text:p>
          </table:table-cell>
          <table:table-cell table:style-name="ce8" table:formula="of:=[.M152]+[.L153]" office:value-type="float" office:value="133.351845364492" calcext:value-type="float">
            <text:p>133.3518</text:p>
          </table:table-cell>
          <table:table-cell table:style-name="ce7" table:formula="of:=([.M153]*[.C153])+[.J153]" office:value-type="currency" office:currency="USD" office:value="167758.999283085" calcext:value-type="currency">
            <text:p>$167,759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08-01</text:p>
          </table:table-cell>
          <table:table-cell table:style-name="ce3" office:value-type="float" office:value="954.289978" calcext:value-type="float">
            <text:p>954.29</text:p>
          </table:table-cell>
          <table:table-cell table:style-name="ce3" office:value-type="float" office:value="899.469971" calcext:value-type="float">
            <text:p>899.47</text:p>
          </table:table-cell>
          <table:table-cell table:style-name="ce5" table:formula="of:=([.C154]-[.B154])/[.C154]" office:value-type="percentage" office:value="-0.0609470118708388" calcext:value-type="percentage">
            <text:p>-6.0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4]/[.B154]" office:value-type="float" office:value="0.523949754819703" calcext:value-type="float">
            <text:p>0.5239</text:p>
          </table:table-cell>
          <table:table-cell table:style-name="ce8" table:formula="of:=[.H153]+[.G154]" office:value-type="float" office:value="220.814493512269" calcext:value-type="float">
            <text:p>220.8145</text:p>
          </table:table-cell>
          <table:table-cell table:style-name="ce7" table:formula="of:=([.H154]*[.C154])+[.E154]" office:value-type="currency" office:currency="USD" office:value="198616.00607586" calcext:value-type="currency">
            <text:p>$198,616.01</text:p>
          </table:table-cell>
          <table:table-cell table:style-name="ce7" office:value-type="currency" office:currency="USD" office:value="41000" calcext:value-type="currency">
            <text:p>$4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4]/[.B154]" office:value-type="float" office:value="0" calcext:value-type="float">
            <text:p>0.0000</text:p>
          </table:table-cell>
          <table:table-cell table:style-name="ce8" table:formula="of:=[.M153]+[.L154]" office:value-type="float" office:value="133.351845364492" calcext:value-type="float">
            <text:p>133.3518</text:p>
          </table:table-cell>
          <table:table-cell table:style-name="ce7" table:formula="of:=([.M154]*[.C154])+[.J154]" office:value-type="currency" office:currency="USD" office:value="160945.980482796" calcext:value-type="currency">
            <text:p>$160,945.9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09-01</text:p>
          </table:table-cell>
          <table:table-cell table:style-name="ce3" office:value-type="float" office:value="899.469971" calcext:value-type="float">
            <text:p>899.47</text:p>
          </table:table-cell>
          <table:table-cell table:style-name="ce3" office:value-type="float" office:value="947.280029" calcext:value-type="float">
            <text:p>947.28</text:p>
          </table:table-cell>
          <table:table-cell table:style-name="ce5" table:formula="of:=([.C155]-[.B155])/[.C155]" office:value-type="percentage" office:value="0.0504708814039613" calcext:value-type="percentage">
            <text:p>5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5]/[.B155]" office:value-type="float" office:value="0.555882926746423" calcext:value-type="float">
            <text:p>0.5559</text:p>
          </table:table-cell>
          <table:table-cell table:style-name="ce8" table:formula="of:=[.H154]+[.G155]" office:value-type="float" office:value="221.370376439015" calcext:value-type="float">
            <text:p>221.3704</text:p>
          </table:table-cell>
          <table:table-cell table:style-name="ce7" table:formula="of:=([.H155]*[.C155])+[.E155]" office:value-type="currency" office:currency="USD" office:value="209699.736612891" calcext:value-type="currency">
            <text:p>$209,699.74</text:p>
          </table:table-cell>
          <table:table-cell table:style-name="ce7" office:value-type="currency" office:currency="USD" office:value="41500" calcext:value-type="currency">
            <text:p>$4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5]/[.B155]" office:value-type="float" office:value="0" calcext:value-type="float">
            <text:p>0.0000</text:p>
          </table:table-cell>
          <table:table-cell table:style-name="ce8" table:formula="of:=[.M154]+[.L155]" office:value-type="float" office:value="133.351845364492" calcext:value-type="float">
            <text:p>133.3518</text:p>
          </table:table-cell>
          <table:table-cell table:style-name="ce7" table:formula="of:=([.M155]*[.C155])+[.J155]" office:value-type="currency" office:currency="USD" office:value="167821.53994408" calcext:value-type="currency">
            <text:p>$167,821.5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10-01</text:p>
          </table:table-cell>
          <table:table-cell table:style-name="ce3" office:value-type="float" office:value="947.280029" calcext:value-type="float">
            <text:p>947.28</text:p>
          </table:table-cell>
          <table:table-cell table:style-name="ce3" office:value-type="float" office:value="914.619995" calcext:value-type="float">
            <text:p>914.62</text:p>
          </table:table-cell>
          <table:table-cell table:style-name="ce5" table:formula="of:=([.C156]-[.B156])/[.C156]" office:value-type="percentage" office:value="-0.0357088563321863" calcext:value-type="percentage">
            <text:p>-3.5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6]/[.B156]" office:value-type="float" office:value="0.527827025476117" calcext:value-type="float">
            <text:p>0.5278</text:p>
          </table:table-cell>
          <table:table-cell table:style-name="ce8" table:formula="of:=[.H155]+[.G156]" office:value-type="float" office:value="221.898203464491" calcext:value-type="float">
            <text:p>221.8982</text:p>
          </table:table-cell>
          <table:table-cell table:style-name="ce7" table:formula="of:=([.H156]*[.C156])+[.E156]" office:value-type="currency" office:currency="USD" office:value="202952.533743202" calcext:value-type="currency">
            <text:p>$202,952.53</text:p>
          </table:table-cell>
          <table:table-cell table:style-name="ce7" office:value-type="currency" office:currency="USD" office:value="42000" calcext:value-type="currency">
            <text:p>$4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6]/[.B156]" office:value-type="float" office:value="0" calcext:value-type="float">
            <text:p>0.0000</text:p>
          </table:table-cell>
          <table:table-cell table:style-name="ce8" table:formula="of:=[.M155]+[.L156]" office:value-type="float" office:value="133.351845364492" calcext:value-type="float">
            <text:p>133.3518</text:p>
          </table:table-cell>
          <table:table-cell table:style-name="ce7" table:formula="of:=([.M156]*[.C156])+[.J156]" office:value-type="currency" office:currency="USD" office:value="163966.264140513" calcext:value-type="currency">
            <text:p>$163,966.2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11-01</text:p>
          </table:table-cell>
          <table:table-cell table:style-name="ce3" office:value-type="float" office:value="914.619995" calcext:value-type="float">
            <text:p>914.62</text:p>
          </table:table-cell>
          <table:table-cell table:style-name="ce3" office:value-type="float" office:value="955.400024" calcext:value-type="float">
            <text:p>955.40</text:p>
          </table:table-cell>
          <table:table-cell table:style-name="ce5" table:formula="of:=([.C157]-[.B157])/[.C157]" office:value-type="percentage" office:value="0.0426837219757072" calcext:value-type="percentage">
            <text:p>4.2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7]/[.B157]" office:value-type="float" office:value="0.546675124897089" calcext:value-type="float">
            <text:p>0.5467</text:p>
          </table:table-cell>
          <table:table-cell table:style-name="ce8" table:formula="of:=[.H156]+[.G157]" office:value-type="float" office:value="222.444878589388" calcext:value-type="float">
            <text:p>222.4449</text:p>
          </table:table-cell>
          <table:table-cell table:style-name="ce7" table:formula="of:=([.H157]*[.C157])+[.E157]" office:value-type="currency" office:currency="USD" office:value="212523.842342979" calcext:value-type="currency">
            <text:p>$212,523.84</text:p>
          </table:table-cell>
          <table:table-cell table:style-name="ce7" office:value-type="currency" office:currency="USD" office:value="42500" calcext:value-type="currency">
            <text:p>$4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7]/[.B157]" office:value-type="float" office:value="0" calcext:value-type="float">
            <text:p>0.0000</text:p>
          </table:table-cell>
          <table:table-cell table:style-name="ce8" table:formula="of:=[.M156]+[.L157]" office:value-type="float" office:value="133.351845364492" calcext:value-type="float">
            <text:p>133.3518</text:p>
          </table:table-cell>
          <table:table-cell table:style-name="ce7" table:formula="of:=([.M157]*[.C157])+[.J157]" office:value-type="currency" office:currency="USD" office:value="169904.35626168" calcext:value-type="currency">
            <text:p>$169,904.3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7-12-01</text:p>
          </table:table-cell>
          <table:table-cell table:style-name="ce3" office:value-type="float" office:value="955.400024" calcext:value-type="float">
            <text:p>955.40</text:p>
          </table:table-cell>
          <table:table-cell table:style-name="ce3" office:value-type="float" office:value="970.429993" calcext:value-type="float">
            <text:p>970.43</text:p>
          </table:table-cell>
          <table:table-cell table:style-name="ce5" table:formula="of:=([.C158]-[.B158])/[.C158]" office:value-type="percentage" office:value="0.015487947722572" calcext:value-type="percentage">
            <text:p>1.5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8]/[.B158]" office:value-type="float" office:value="0.523340995854947" calcext:value-type="float">
            <text:p>0.5233</text:p>
          </table:table-cell>
          <table:table-cell table:style-name="ce8" table:formula="of:=[.H157]+[.G158]" office:value-type="float" office:value="222.968219585243" calcext:value-type="float">
            <text:p>222.9682</text:p>
          </table:table-cell>
          <table:table-cell table:style-name="ce7" table:formula="of:=([.H158]*[.C158])+[.E158]" office:value-type="currency" office:currency="USD" office:value="216375.04777133" calcext:value-type="currency">
            <text:p>$216,375.05</text:p>
          </table:table-cell>
          <table:table-cell table:style-name="ce7" office:value-type="currency" office:currency="USD" office:value="43000" calcext:value-type="currency">
            <text:p>$4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8]/[.B158]" office:value-type="float" office:value="0" calcext:value-type="float">
            <text:p>0.0000</text:p>
          </table:table-cell>
          <table:table-cell table:style-name="ce8" table:formula="of:=[.M157]+[.L158]" office:value-type="float" office:value="133.351845364492" calcext:value-type="float">
            <text:p>133.3518</text:p>
          </table:table-cell>
          <table:table-cell table:style-name="ce7" table:formula="of:=([.M158]*[.C158])+[.J158]" office:value-type="currency" office:currency="USD" office:value="172408.630363601" calcext:value-type="currency">
            <text:p>$172,408.6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01-01</text:p>
          </table:table-cell>
          <table:table-cell table:style-name="ce3" office:value-type="float" office:value="970.429993" calcext:value-type="float">
            <text:p>970.43</text:p>
          </table:table-cell>
          <table:table-cell table:style-name="ce3" office:value-type="float" office:value="980.280029" calcext:value-type="float">
            <text:p>980.28</text:p>
          </table:table-cell>
          <table:table-cell table:style-name="ce5" table:formula="of:=([.C159]-[.B159])/[.C159]" office:value-type="percentage" office:value="0.0100481859352457" calcext:value-type="percentage">
            <text:p>1.0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59]/[.B159]" office:value-type="float" office:value="0.515235517870067" calcext:value-type="float">
            <text:p>0.5152</text:p>
          </table:table-cell>
          <table:table-cell table:style-name="ce8" table:formula="of:=[.H158]+[.G159]" office:value-type="float" office:value="223.483455103113" calcext:value-type="float">
            <text:p>223.4835</text:p>
          </table:table-cell>
          <table:table-cell table:style-name="ce7" table:formula="of:=([.H159]*[.C159])+[.E159]" office:value-type="currency" office:currency="USD" office:value="219076.3678495" calcext:value-type="currency">
            <text:p>$219,076.37</text:p>
          </table:table-cell>
          <table:table-cell table:style-name="ce7" office:value-type="currency" office:currency="USD" office:value="43500" calcext:value-type="currency">
            <text:p>$4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59]/[.B159]" office:value-type="float" office:value="0" calcext:value-type="float">
            <text:p>0.0000</text:p>
          </table:table-cell>
          <table:table-cell table:style-name="ce8" table:formula="of:=[.M158]+[.L159]" office:value-type="float" office:value="133.351845364492" calcext:value-type="float">
            <text:p>133.3518</text:p>
          </table:table-cell>
          <table:table-cell table:style-name="ce7" table:formula="of:=([.M159]*[.C159])+[.J159]" office:value-type="currency" office:currency="USD" office:value="174222.150841108" calcext:value-type="currency">
            <text:p>$174,222.1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02-01</text:p>
          </table:table-cell>
          <table:table-cell table:style-name="ce3" office:value-type="float" office:value="980.280029" calcext:value-type="float">
            <text:p>980.28</text:p>
          </table:table-cell>
          <table:table-cell table:style-name="ce3" office:value-type="float" office:value="1049.339966" calcext:value-type="float">
            <text:p>1,049.34</text:p>
          </table:table-cell>
          <table:table-cell table:style-name="ce5" table:formula="of:=([.C160]-[.B160])/[.C160]" office:value-type="percentage" office:value="0.0658127387096967" calcext:value-type="percentage">
            <text:p>6.5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0]/[.B160]" office:value-type="float" office:value="0.510058335586066" calcext:value-type="float">
            <text:p>0.5101</text:p>
          </table:table-cell>
          <table:table-cell table:style-name="ce8" table:formula="of:=[.H159]+[.G160]" office:value-type="float" office:value="223.993513438699" calcext:value-type="float">
            <text:p>223.9935</text:p>
          </table:table-cell>
          <table:table-cell table:style-name="ce7" table:formula="of:=([.H160]*[.C160])+[.E160]" office:value-type="currency" office:currency="USD" office:value="235045.345775985" calcext:value-type="currency">
            <text:p>$235,045.35</text:p>
          </table:table-cell>
          <table:table-cell table:style-name="ce7" office:value-type="currency" office:currency="USD" office:value="44000" calcext:value-type="currency">
            <text:p>$4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0]/[.B160]" office:value-type="float" office:value="0" calcext:value-type="float">
            <text:p>0.0000</text:p>
          </table:table-cell>
          <table:table-cell table:style-name="ce8" table:formula="of:=[.M159]+[.L160]" office:value-type="float" office:value="133.351845364492" calcext:value-type="float">
            <text:p>133.3518</text:p>
          </table:table-cell>
          <table:table-cell table:style-name="ce7" table:formula="of:=([.M160]*[.C160])+[.J160]" office:value-type="currency" office:currency="USD" office:value="183931.420880814" calcext:value-type="currency">
            <text:p>$183,931.4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03-01</text:p>
          </table:table-cell>
          <table:table-cell table:style-name="ce3" office:value-type="float" office:value="1049.339966" calcext:value-type="float">
            <text:p>1,049.34</text:p>
          </table:table-cell>
          <table:table-cell table:style-name="ce3" office:value-type="float" office:value="1101.75" calcext:value-type="float">
            <text:p>1,101.75</text:p>
          </table:table-cell>
          <table:table-cell table:style-name="ce5" table:formula="of:=([.C161]-[.B161])/[.C161]" office:value-type="percentage" office:value="0.0475698062173814" calcext:value-type="percentage">
            <text:p>4.7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1]/[.B161]" office:value-type="float" office:value="0.476489999619437" calcext:value-type="float">
            <text:p>0.4765</text:p>
          </table:table-cell>
          <table:table-cell table:style-name="ce8" table:formula="of:=[.H160]+[.G161]" office:value-type="float" office:value="224.470003438319" calcext:value-type="float">
            <text:p>224.4700</text:p>
          </table:table-cell>
          <table:table-cell table:style-name="ce7" table:formula="of:=([.H161]*[.C161])+[.E161]" office:value-type="currency" office:currency="USD" office:value="247309.826288168" calcext:value-type="currency">
            <text:p>$247,309.83</text:p>
          </table:table-cell>
          <table:table-cell table:style-name="ce7" office:value-type="currency" office:currency="USD" office:value="44500" calcext:value-type="currency">
            <text:p>$4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1]/[.B161]" office:value-type="float" office:value="0" calcext:value-type="float">
            <text:p>0.0000</text:p>
          </table:table-cell>
          <table:table-cell table:style-name="ce8" table:formula="of:=[.M160]+[.L161]" office:value-type="float" office:value="133.351845364492" calcext:value-type="float">
            <text:p>133.3518</text:p>
          </table:table-cell>
          <table:table-cell table:style-name="ce7" table:formula="of:=([.M161]*[.C161])+[.J161]" office:value-type="currency" office:currency="USD" office:value="191420.395630329" calcext:value-type="currency">
            <text:p>$191,420.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04-01</text:p>
          </table:table-cell>
          <table:table-cell table:style-name="ce3" office:value-type="float" office:value="1101.75" calcext:value-type="float">
            <text:p>1,101.75</text:p>
          </table:table-cell>
          <table:table-cell table:style-name="ce3" office:value-type="float" office:value="1111.75" calcext:value-type="float">
            <text:p>1,111.75</text:p>
          </table:table-cell>
          <table:table-cell table:style-name="ce5" table:formula="of:=([.C162]-[.B162])/[.C162]" office:value-type="percentage" office:value="0.008994827973915" calcext:value-type="percentage">
            <text:p>0.9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2]/[.B162]" office:value-type="float" office:value="0.45382346267302" calcext:value-type="float">
            <text:p>0.4538</text:p>
          </table:table-cell>
          <table:table-cell table:style-name="ce8" table:formula="of:=[.H161]+[.G162]" office:value-type="float" office:value="224.923826900992" calcext:value-type="float">
            <text:p>224.9238</text:p>
          </table:table-cell>
          <table:table-cell table:style-name="ce7" table:formula="of:=([.H162]*[.C162])+[.E162]" office:value-type="currency" office:currency="USD" office:value="250059.064557178" calcext:value-type="currency">
            <text:p>$250,059.06</text:p>
          </table:table-cell>
          <table:table-cell table:style-name="ce7" office:value-type="currency" office:currency="USD" office:value="45000" calcext:value-type="currency">
            <text:p>$4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2]/[.B162]" office:value-type="float" office:value="0" calcext:value-type="float">
            <text:p>0.0000</text:p>
          </table:table-cell>
          <table:table-cell table:style-name="ce8" table:formula="of:=[.M161]+[.L162]" office:value-type="float" office:value="133.351845364492" calcext:value-type="float">
            <text:p>133.3518</text:p>
          </table:table-cell>
          <table:table-cell table:style-name="ce7" table:formula="of:=([.M162]*[.C162])+[.J162]" office:value-type="currency" office:currency="USD" office:value="193253.914083974" calcext:value-type="currency">
            <text:p>$193,253.9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05-01</text:p>
          </table:table-cell>
          <table:table-cell table:style-name="ce3" office:value-type="float" office:value="1111.75" calcext:value-type="float">
            <text:p>1,111.75</text:p>
          </table:table-cell>
          <table:table-cell table:style-name="ce3" office:value-type="float" office:value="1090.819946" calcext:value-type="float">
            <text:p>1,090.82</text:p>
          </table:table-cell>
          <table:table-cell table:style-name="ce5" table:formula="of:=([.C163]-[.B163])/[.C163]" office:value-type="percentage" office:value="-0.0191874507582573" calcext:value-type="percentage">
            <text:p>-1.9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3]/[.B163]" office:value-type="float" office:value="0.44974139869575" calcext:value-type="float">
            <text:p>0.4497</text:p>
          </table:table-cell>
          <table:table-cell table:style-name="ce8" table:formula="of:=[.H162]+[.G163]" office:value-type="float" office:value="225.373568299688" calcext:value-type="float">
            <text:p>225.3736</text:p>
          </table:table-cell>
          <table:table-cell table:style-name="ce7" table:formula="of:=([.H163]*[.C163])+[.E163]" office:value-type="currency" office:currency="USD" office:value="245841.983602492" calcext:value-type="currency">
            <text:p>$245,841.98</text:p>
          </table:table-cell>
          <table:table-cell table:style-name="ce7" office:value-type="currency" office:currency="USD" office:value="45500" calcext:value-type="currency">
            <text:p>$4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3]/[.B163]" office:value-type="float" office:value="0" calcext:value-type="float">
            <text:p>0.0000</text:p>
          </table:table-cell>
          <table:table-cell table:style-name="ce8" table:formula="of:=[.M162]+[.L163]" office:value-type="float" office:value="133.351845364492" calcext:value-type="float">
            <text:p>133.3518</text:p>
          </table:table-cell>
          <table:table-cell table:style-name="ce7" table:formula="of:=([.M163]*[.C163])+[.J163]" office:value-type="currency" office:currency="USD" office:value="190962.852759496" calcext:value-type="currency">
            <text:p>$190,962.8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06-01</text:p>
          </table:table-cell>
          <table:table-cell table:style-name="ce3" office:value-type="float" office:value="1090.819946" calcext:value-type="float">
            <text:p>1,090.82</text:p>
          </table:table-cell>
          <table:table-cell table:style-name="ce3" office:value-type="float" office:value="1133.839966" calcext:value-type="float">
            <text:p>1,133.84</text:p>
          </table:table-cell>
          <table:table-cell table:style-name="ce5" table:formula="of:=([.C164]-[.B164])/[.C164]" office:value-type="percentage" office:value="0.0379418800624637" calcext:value-type="percentage">
            <text:p>3.7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4]/[.B164]" office:value-type="float" office:value="0.458370789637174" calcext:value-type="float">
            <text:p>0.4584</text:p>
          </table:table-cell>
          <table:table-cell table:style-name="ce8" table:formula="of:=[.H163]+[.G164]" office:value-type="float" office:value="225.831939089325" calcext:value-type="float">
            <text:p>225.8319</text:p>
          </table:table-cell>
          <table:table-cell table:style-name="ce7" table:formula="of:=([.H164]*[.C164])+[.E164]" office:value-type="currency" office:currency="USD" office:value="256057.278138754" calcext:value-type="currency">
            <text:p>$256,057.28</text:p>
          </table:table-cell>
          <table:table-cell table:style-name="ce7" office:value-type="currency" office:currency="USD" office:value="46000" calcext:value-type="currency">
            <text:p>$4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4]/[.B164]" office:value-type="float" office:value="0" calcext:value-type="float">
            <text:p>0.0000</text:p>
          </table:table-cell>
          <table:table-cell table:style-name="ce8" table:formula="of:=[.M163]+[.L164]" office:value-type="float" office:value="133.351845364492" calcext:value-type="float">
            <text:p>133.3518</text:p>
          </table:table-cell>
          <table:table-cell table:style-name="ce7" table:formula="of:=([.M164]*[.C164])+[.J164]" office:value-type="currency" office:currency="USD" office:value="197199.651814113" calcext:value-type="currency">
            <text:p>$197,199.6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07-01</text:p>
          </table:table-cell>
          <table:table-cell table:style-name="ce3" office:value-type="float" office:value="1133.839966" calcext:value-type="float">
            <text:p>1,133.84</text:p>
          </table:table-cell>
          <table:table-cell table:style-name="ce3" office:value-type="float" office:value="1120.670044" calcext:value-type="float">
            <text:p>1,120.67</text:p>
          </table:table-cell>
          <table:table-cell table:style-name="ce5" table:formula="of:=([.C165]-[.B165])/[.C165]" office:value-type="percentage" office:value="-0.0117518283552871" calcext:value-type="percentage">
            <text:p>-1.1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5]/[.B165]" office:value-type="float" office:value="0.440979340112624" calcext:value-type="float">
            <text:p>0.4410</text:p>
          </table:table-cell>
          <table:table-cell table:style-name="ce8" table:formula="of:=[.H164]+[.G165]" office:value-type="float" office:value="226.272918429437" calcext:value-type="float">
            <text:p>226.2729</text:p>
          </table:table-cell>
          <table:table-cell table:style-name="ce7" table:formula="of:=([.H165]*[.C165])+[.E165]" office:value-type="currency" office:currency="USD" office:value="253577.281452326" calcext:value-type="currency">
            <text:p>$253,577.28</text:p>
          </table:table-cell>
          <table:table-cell table:style-name="ce7" office:value-type="currency" office:currency="USD" office:value="46500" calcext:value-type="currency">
            <text:p>$4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5]/[.B165]" office:value-type="float" office:value="0" calcext:value-type="float">
            <text:p>0.0000</text:p>
          </table:table-cell>
          <table:table-cell table:style-name="ce8" table:formula="of:=[.M164]+[.L165]" office:value-type="float" office:value="133.351845364492" calcext:value-type="float">
            <text:p>133.3518</text:p>
          </table:table-cell>
          <table:table-cell table:style-name="ce7" table:formula="of:=([.M165]*[.C165])+[.J165]" office:value-type="currency" office:currency="USD" office:value="195943.418412107" calcext:value-type="currency">
            <text:p>$195,943.4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08-01</text:p>
          </table:table-cell>
          <table:table-cell table:style-name="ce3" office:value-type="float" office:value="1120.670044" calcext:value-type="float">
            <text:p>1,120.67</text:p>
          </table:table-cell>
          <table:table-cell table:style-name="ce3" office:value-type="float" office:value="957.280029" calcext:value-type="float">
            <text:p>957.28</text:p>
          </table:table-cell>
          <table:table-cell table:style-name="ce5" table:formula="of:=([.C166]-[.B166])/[.C166]" office:value-type="percentage" office:value="-0.170681524789232" calcext:value-type="percentage">
            <text:p>-17.0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6]/[.B166]" office:value-type="float" office:value="0.446161653625855" calcext:value-type="float">
            <text:p>0.4462</text:p>
          </table:table-cell>
          <table:table-cell table:style-name="ce8" table:formula="of:=[.H165]+[.G166]" office:value-type="float" office:value="226.719080083063" calcext:value-type="float">
            <text:p>226.7191</text:p>
          </table:table-cell>
          <table:table-cell table:style-name="ce7" table:formula="of:=([.H166]*[.C166])+[.E166]" office:value-type="currency" office:currency="USD" office:value="217033.647556768" calcext:value-type="currency">
            <text:p>$217,033.65</text:p>
          </table:table-cell>
          <table:table-cell table:style-name="ce7" office:value-type="currency" office:currency="USD" office:value="47000" calcext:value-type="currency">
            <text:p>$4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6]/[.B166]" office:value-type="float" office:value="0" calcext:value-type="float">
            <text:p>0.0000</text:p>
          </table:table-cell>
          <table:table-cell table:style-name="ce8" table:formula="of:=[.M165]+[.L166]" office:value-type="float" office:value="133.351845364492" calcext:value-type="float">
            <text:p>133.3518</text:p>
          </table:table-cell>
          <table:table-cell table:style-name="ce7" table:formula="of:=([.M166]*[.C166])+[.J166]" office:value-type="currency" office:currency="USD" office:value="174655.058397725" calcext:value-type="currency">
            <text:p>$174,655.0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09-01</text:p>
          </table:table-cell>
          <table:table-cell table:style-name="ce3" office:value-type="float" office:value="957.280029" calcext:value-type="float">
            <text:p>957.28</text:p>
          </table:table-cell>
          <table:table-cell table:style-name="ce3" office:value-type="float" office:value="1017.01001" calcext:value-type="float">
            <text:p>1,017.01</text:p>
          </table:table-cell>
          <table:table-cell table:style-name="ce5" table:formula="of:=([.C167]-[.B167])/[.C167]" office:value-type="percentage" office:value="0.0587309666696397" calcext:value-type="percentage">
            <text:p>5.8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7]/[.B167]" office:value-type="float" office:value="0.522313204969201" calcext:value-type="float">
            <text:p>0.5223</text:p>
          </table:table-cell>
          <table:table-cell table:style-name="ce8" table:formula="of:=[.H166]+[.G167]" office:value-type="float" office:value="227.241393288032" calcext:value-type="float">
            <text:p>227.2414</text:p>
          </table:table-cell>
          <table:table-cell table:style-name="ce7" table:formula="of:=([.H167]*[.C167])+[.E167]" office:value-type="currency" office:currency="USD" office:value="231106.771660276" calcext:value-type="currency">
            <text:p>$231,106.77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47000" calcext:value-type="currency">
            <text:p>$47,000.00</text:p>
          </table:table-cell>
          <table:table-cell table:style-name="ce8" table:formula="of:=[.K167]/[.B167]" office:value-type="float" office:value="49.0974412671049" calcext:value-type="float">
            <text:p>49.0974</text:p>
          </table:table-cell>
          <table:table-cell table:style-name="ce8" table:formula="of:=[.M166]+[.L167]" office:value-type="float" office:value="182.449286631597" calcext:value-type="float">
            <text:p>182.4493</text:p>
          </table:table-cell>
          <table:table-cell table:style-name="ce7" table:formula="of:=([.M167]*[.C167])+[.J167]" office:value-type="currency" office:currency="USD" office:value="186052.750821694" calcext:value-type="currency">
            <text:p>$186,052.7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10-01</text:p>
          </table:table-cell>
          <table:table-cell table:style-name="ce3" office:value-type="float" office:value="1017.01001" calcext:value-type="float">
            <text:p>1,017.01</text:p>
          </table:table-cell>
          <table:table-cell table:style-name="ce3" office:value-type="float" office:value="1098.670044" calcext:value-type="float">
            <text:p>1,098.67</text:p>
          </table:table-cell>
          <table:table-cell table:style-name="ce5" table:formula="of:=([.C168]-[.B168])/[.C168]" office:value-type="percentage" office:value="0.0743262587761972" calcext:value-type="percentage">
            <text:p>7.4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8]/[.B168]" office:value-type="float" office:value="0.491637245537042" calcext:value-type="float">
            <text:p>0.4916</text:p>
          </table:table-cell>
          <table:table-cell table:style-name="ce8" table:formula="of:=[.H167]+[.G168]" office:value-type="float" office:value="227.733030533569" calcext:value-type="float">
            <text:p>227.7330</text:p>
          </table:table-cell>
          <table:table-cell table:style-name="ce7" table:formula="of:=([.H168]*[.C168])+[.E168]" office:value-type="currency" office:currency="USD" office:value="250203.45867657" calcext:value-type="currency">
            <text:p>$250,203.46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8]/[.B168]" office:value-type="float" office:value="0" calcext:value-type="float">
            <text:p>0.0000</text:p>
          </table:table-cell>
          <table:table-cell table:style-name="ce8" table:formula="of:=[.M167]+[.L168]" office:value-type="float" office:value="182.449286631597" calcext:value-type="float">
            <text:p>182.4493</text:p>
          </table:table-cell>
          <table:table-cell table:style-name="ce7" table:formula="of:=([.M168]*[.C168])+[.J168]" office:value-type="currency" office:currency="USD" office:value="201451.565771306" calcext:value-type="currency">
            <text:p>$201,451.5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11-01</text:p>
          </table:table-cell>
          <table:table-cell table:style-name="ce3" office:value-type="float" office:value="1098.670044" calcext:value-type="float">
            <text:p>1,098.67</text:p>
          </table:table-cell>
          <table:table-cell table:style-name="ce3" office:value-type="float" office:value="1163.630005" calcext:value-type="float">
            <text:p>1,163.63</text:p>
          </table:table-cell>
          <table:table-cell table:style-name="ce5" table:formula="of:=([.C169]-[.B169])/[.C169]" office:value-type="percentage" office:value="0.0558252715389545" calcext:value-type="percentage">
            <text:p>5.5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69]/[.B169]" office:value-type="float" office:value="0.455095688401239" calcext:value-type="float">
            <text:p>0.4551</text:p>
          </table:table-cell>
          <table:table-cell table:style-name="ce8" table:formula="of:=[.H168]+[.G169]" office:value-type="float" office:value="228.188126221971" calcext:value-type="float">
            <text:p>228.1881</text:p>
          </table:table-cell>
          <table:table-cell table:style-name="ce7" table:formula="of:=([.H169]*[.C169])+[.E169]" office:value-type="currency" office:currency="USD" office:value="265526.550456612" calcext:value-type="currency">
            <text:p>$265,526.55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69]/[.B169]" office:value-type="float" office:value="0" calcext:value-type="float">
            <text:p>0.0000</text:p>
          </table:table-cell>
          <table:table-cell table:style-name="ce8" table:formula="of:=[.M168]+[.L169]" office:value-type="float" office:value="182.449286631597" calcext:value-type="float">
            <text:p>182.4493</text:p>
          </table:table-cell>
          <table:table-cell table:style-name="ce7" table:formula="of:=([.M169]*[.C169])+[.J169]" office:value-type="currency" office:currency="USD" office:value="213803.464315372" calcext:value-type="currency">
            <text:p>$213,803.4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8-12-01</text:p>
          </table:table-cell>
          <table:table-cell table:style-name="ce3" office:value-type="float" office:value="1163.630005" calcext:value-type="float">
            <text:p>1,163.63</text:p>
          </table:table-cell>
          <table:table-cell table:style-name="ce3" office:value-type="float" office:value="1229.22998" calcext:value-type="float">
            <text:p>1,229.23</text:p>
          </table:table-cell>
          <table:table-cell table:style-name="ce5" table:formula="of:=([.C170]-[.B170])/[.C170]" office:value-type="percentage" office:value="0.0533667223118005" calcext:value-type="percentage">
            <text:p>5.3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0]/[.B170]" office:value-type="float" office:value="0.429689848020033" calcext:value-type="float">
            <text:p>0.4297</text:p>
          </table:table-cell>
          <table:table-cell table:style-name="ce8" table:formula="of:=[.H169]+[.G170]" office:value-type="float" office:value="228.617816069991" calcext:value-type="float">
            <text:p>228.6178</text:p>
          </table:table-cell>
          <table:table-cell table:style-name="ce7" table:formula="of:=([.H170]*[.C170])+[.E170]" office:value-type="currency" office:currency="USD" office:value="281023.873475358" calcext:value-type="currency">
            <text:p>$281,023.87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0]/[.B170]" office:value-type="float" office:value="0" calcext:value-type="float">
            <text:p>0.0000</text:p>
          </table:table-cell>
          <table:table-cell table:style-name="ce8" table:formula="of:=[.M169]+[.L170]" office:value-type="float" office:value="182.449286631597" calcext:value-type="float">
            <text:p>182.4493</text:p>
          </table:table-cell>
          <table:table-cell table:style-name="ce7" table:formula="of:=([.M170]*[.C170])+[.J170]" office:value-type="currency" office:currency="USD" office:value="226272.132957173" calcext:value-type="currency">
            <text:p>$226,272.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01-01</text:p>
          </table:table-cell>
          <table:table-cell table:style-name="ce3" office:value-type="float" office:value="1229.22998" calcext:value-type="float">
            <text:p>1,229.23</text:p>
          </table:table-cell>
          <table:table-cell table:style-name="ce3" office:value-type="float" office:value="1279.640015" calcext:value-type="float">
            <text:p>1,279.64</text:p>
          </table:table-cell>
          <table:table-cell table:style-name="ce5" table:formula="of:=([.C171]-[.B171])/[.C171]" office:value-type="percentage" office:value="0.0393939189217992" calcext:value-type="percentage">
            <text:p>3.9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1]/[.B171]" office:value-type="float" office:value="0.406758709220548" calcext:value-type="float">
            <text:p>0.4068</text:p>
          </table:table-cell>
          <table:table-cell table:style-name="ce8" table:formula="of:=[.H170]+[.G171]" office:value-type="float" office:value="229.024574779211" calcext:value-type="float">
            <text:p>229.0246</text:p>
          </table:table-cell>
          <table:table-cell table:style-name="ce7" table:formula="of:=([.H171]*[.C171])+[.E171]" office:value-type="currency" office:currency="USD" office:value="293069.010305839" calcext:value-type="currency">
            <text:p>$293,069.01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1]/[.B171]" office:value-type="float" office:value="0" calcext:value-type="float">
            <text:p>0.0000</text:p>
          </table:table-cell>
          <table:table-cell table:style-name="ce8" table:formula="of:=[.M170]+[.L171]" office:value-type="float" office:value="182.449286631597" calcext:value-type="float">
            <text:p>182.4493</text:p>
          </table:table-cell>
          <table:table-cell table:style-name="ce7" table:formula="of:=([.M171]*[.C171])+[.J171]" office:value-type="currency" office:currency="USD" office:value="235969.407881996" calcext:value-type="currency">
            <text:p>$235,969.4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02-01</text:p>
          </table:table-cell>
          <table:table-cell table:style-name="ce3" office:value-type="float" office:value="1279.640015" calcext:value-type="float">
            <text:p>1,279.64</text:p>
          </table:table-cell>
          <table:table-cell table:style-name="ce3" office:value-type="float" office:value="1238.329956" calcext:value-type="float">
            <text:p>1,238.33</text:p>
          </table:table-cell>
          <table:table-cell table:style-name="ce5" table:formula="of:=([.C172]-[.B172])/[.C172]" office:value-type="percentage" office:value="-0.033359492597141" calcext:value-type="percentage">
            <text:p>-3.3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2]/[.B172]" office:value-type="float" office:value="0.390734889608778" calcext:value-type="float">
            <text:p>0.3907</text:p>
          </table:table-cell>
          <table:table-cell table:style-name="ce8" table:formula="of:=[.H171]+[.G172]" office:value-type="float" office:value="229.41530966882" calcext:value-type="float">
            <text:p>229.4153</text:p>
          </table:table-cell>
          <table:table-cell table:style-name="ce7" table:formula="of:=([.H172]*[.C172])+[.E172]" office:value-type="currency" office:currency="USD" office:value="284091.850327916" calcext:value-type="currency">
            <text:p>$284,091.85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2]/[.B172]" office:value-type="float" office:value="0" calcext:value-type="float">
            <text:p>0.0000</text:p>
          </table:table-cell>
          <table:table-cell table:style-name="ce8" table:formula="of:=[.M171]+[.L172]" office:value-type="float" office:value="182.449286631597" calcext:value-type="float">
            <text:p>182.4493</text:p>
          </table:table-cell>
          <table:table-cell table:style-name="ce7" table:formula="of:=([.M172]*[.C172])+[.J172]" office:value-type="currency" office:currency="USD" office:value="228932.417086737" calcext:value-type="currency">
            <text:p>$228,932.4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03-01</text:p>
          </table:table-cell>
          <table:table-cell table:style-name="ce3" office:value-type="float" office:value="1238.329956" calcext:value-type="float">
            <text:p>1,238.33</text:p>
          </table:table-cell>
          <table:table-cell table:style-name="ce3" office:value-type="float" office:value="1286.369995" calcext:value-type="float">
            <text:p>1,286.37</text:p>
          </table:table-cell>
          <table:table-cell table:style-name="ce5" table:formula="of:=([.C173]-[.B173])/[.C173]" office:value-type="percentage" office:value="0.0373454287543453" calcext:value-type="percentage">
            <text:p>3.7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3]/[.B173]" office:value-type="float" office:value="0.403769607266127" calcext:value-type="float">
            <text:p>0.4038</text:p>
          </table:table-cell>
          <table:table-cell table:style-name="ce8" table:formula="of:=[.H172]+[.G173]" office:value-type="float" office:value="229.819079276086" calcext:value-type="float">
            <text:p>229.8191</text:p>
          </table:table-cell>
          <table:table-cell table:style-name="ce7" table:formula="of:=([.H173]*[.C173])+[.E173]" office:value-type="currency" office:currency="USD" office:value="295632.367859284" calcext:value-type="currency">
            <text:p>$295,632.37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3]/[.B173]" office:value-type="float" office:value="0" calcext:value-type="float">
            <text:p>0.0000</text:p>
          </table:table-cell>
          <table:table-cell table:style-name="ce8" table:formula="of:=[.M172]+[.L173]" office:value-type="float" office:value="182.449286631597" calcext:value-type="float">
            <text:p>182.4493</text:p>
          </table:table-cell>
          <table:table-cell table:style-name="ce7" table:formula="of:=([.M173]*[.C173])+[.J173]" office:value-type="currency" office:currency="USD" office:value="238197.287932041" calcext:value-type="currency">
            <text:p>$238,197.2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04-01</text:p>
          </table:table-cell>
          <table:table-cell table:style-name="ce3" office:value-type="float" office:value="1286.369995" calcext:value-type="float">
            <text:p>1,286.37</text:p>
          </table:table-cell>
          <table:table-cell table:style-name="ce3" office:value-type="float" office:value="1335.180054" calcext:value-type="float">
            <text:p>1,335.18</text:p>
          </table:table-cell>
          <table:table-cell table:style-name="ce5" table:formula="of:=([.C174]-[.B174])/[.C174]" office:value-type="percentage" office:value="0.0365569114470908" calcext:value-type="percentage">
            <text:p>3.6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4]/[.B174]" office:value-type="float" office:value="0.3886906581648" calcext:value-type="float">
            <text:p>0.3887</text:p>
          </table:table-cell>
          <table:table-cell table:style-name="ce8" table:formula="of:=[.H173]+[.G174]" office:value-type="float" office:value="230.207769934251" calcext:value-type="float">
            <text:p>230.2078</text:p>
          </table:table-cell>
          <table:table-cell table:style-name="ce7" table:formula="of:=([.H174]*[.C174])+[.E174]" office:value-type="currency" office:currency="USD" office:value="307368.822692033" calcext:value-type="currency">
            <text:p>$307,368.82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4]/[.B174]" office:value-type="float" office:value="0" calcext:value-type="float">
            <text:p>0.0000</text:p>
          </table:table-cell>
          <table:table-cell table:style-name="ce8" table:formula="of:=[.M173]+[.L174]" office:value-type="float" office:value="182.449286631597" calcext:value-type="float">
            <text:p>182.4493</text:p>
          </table:table-cell>
          <table:table-cell table:style-name="ce7" table:formula="of:=([.M174]*[.C174])+[.J174]" office:value-type="currency" office:currency="USD" office:value="247602.648377037" calcext:value-type="currency">
            <text:p>$247,602.6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05-01</text:p>
          </table:table-cell>
          <table:table-cell table:style-name="ce3" office:value-type="float" office:value="1335.180054" calcext:value-type="float">
            <text:p>1,335.18</text:p>
          </table:table-cell>
          <table:table-cell table:style-name="ce3" office:value-type="float" office:value="1301.839966" calcext:value-type="float">
            <text:p>1,301.84</text:p>
          </table:table-cell>
          <table:table-cell table:style-name="ce5" table:formula="of:=([.C175]-[.B175])/[.C175]" office:value-type="percentage" office:value="-0.0256099742447144" calcext:value-type="percentage">
            <text:p>-2.5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5]/[.B175]" office:value-type="float" office:value="0.374481328193958" calcext:value-type="float">
            <text:p>0.3745</text:p>
          </table:table-cell>
          <table:table-cell table:style-name="ce8" table:formula="of:=[.H174]+[.G175]" office:value-type="float" office:value="230.582251262445" calcext:value-type="float">
            <text:p>230.5823</text:p>
          </table:table-cell>
          <table:table-cell table:style-name="ce7" table:formula="of:=([.H175]*[.C175])+[.E175]" office:value-type="currency" office:currency="USD" office:value="300181.190143705" calcext:value-type="currency">
            <text:p>$300,181.19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5]/[.B175]" office:value-type="float" office:value="0" calcext:value-type="float">
            <text:p>0.0000</text:p>
          </table:table-cell>
          <table:table-cell table:style-name="ce8" table:formula="of:=[.M174]+[.L175]" office:value-type="float" office:value="182.449286631597" calcext:value-type="float">
            <text:p>182.4493</text:p>
          </table:table-cell>
          <table:table-cell table:style-name="ce7" table:formula="of:=([.M175]*[.C175])+[.J175]" office:value-type="currency" office:currency="USD" office:value="242019.773105203" calcext:value-type="currency">
            <text:p>$242,019.7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06-01</text:p>
          </table:table-cell>
          <table:table-cell table:style-name="ce3" office:value-type="float" office:value="1301.839966" calcext:value-type="float">
            <text:p>1,301.84</text:p>
          </table:table-cell>
          <table:table-cell table:style-name="ce3" office:value-type="float" office:value="1372.709961" calcext:value-type="float">
            <text:p>1,372.71</text:p>
          </table:table-cell>
          <table:table-cell table:style-name="ce5" table:formula="of:=([.C176]-[.B176])/[.C176]" office:value-type="percentage" office:value="0.0516277997635948" calcext:value-type="percentage">
            <text:p>5.1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6]/[.B176]" office:value-type="float" office:value="0.384071785364131" calcext:value-type="float">
            <text:p>0.3841</text:p>
          </table:table-cell>
          <table:table-cell table:style-name="ce8" table:formula="of:=[.H175]+[.G176]" office:value-type="float" office:value="230.966323047809" calcext:value-type="float">
            <text:p>230.9663</text:p>
          </table:table-cell>
          <table:table-cell table:style-name="ce7" table:formula="of:=([.H176]*[.C176])+[.E176]" office:value-type="currency" office:currency="USD" office:value="317049.772303271" calcext:value-type="currency">
            <text:p>$317,049.77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6]/[.B176]" office:value-type="float" office:value="0" calcext:value-type="float">
            <text:p>0.0000</text:p>
          </table:table-cell>
          <table:table-cell table:style-name="ce8" table:formula="of:=[.M175]+[.L176]" office:value-type="float" office:value="182.449286631597" calcext:value-type="float">
            <text:p>182.4493</text:p>
          </table:table-cell>
          <table:table-cell table:style-name="ce7" table:formula="of:=([.M176]*[.C176])+[.J176]" office:value-type="currency" office:currency="USD" office:value="255449.953136538" calcext:value-type="currency">
            <text:p>$255,449.9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07-01</text:p>
          </table:table-cell>
          <table:table-cell table:style-name="ce3" office:value-type="float" office:value="1372.709961" calcext:value-type="float">
            <text:p>1,372.71</text:p>
          </table:table-cell>
          <table:table-cell table:style-name="ce3" office:value-type="float" office:value="1328.719971" calcext:value-type="float">
            <text:p>1,328.72</text:p>
          </table:table-cell>
          <table:table-cell table:style-name="ce5" table:formula="of:=([.C177]-[.B177])/[.C177]" office:value-type="percentage" office:value="-0.0331070435909027" calcext:value-type="percentage">
            <text:p>-3.3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7]/[.B177]" office:value-type="float" office:value="0.364243004134506" calcext:value-type="float">
            <text:p>0.3642</text:p>
          </table:table-cell>
          <table:table-cell table:style-name="ce8" table:formula="of:=[.H176]+[.G177]" office:value-type="float" office:value="231.330566051944" calcext:value-type="float">
            <text:p>231.3306</text:p>
          </table:table-cell>
          <table:table-cell table:style-name="ce7" table:formula="of:=([.H177]*[.C177])+[.E177]" office:value-type="currency" office:currency="USD" office:value="307373.543015952" calcext:value-type="currency">
            <text:p>$307,373.54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7]/[.B177]" office:value-type="float" office:value="0" calcext:value-type="float">
            <text:p>0.0000</text:p>
          </table:table-cell>
          <table:table-cell table:style-name="ce8" table:formula="of:=[.M176]+[.L177]" office:value-type="float" office:value="182.449286631597" calcext:value-type="float">
            <text:p>182.4493</text:p>
          </table:table-cell>
          <table:table-cell table:style-name="ce7" table:formula="of:=([.M177]*[.C177])+[.J177]" office:value-type="currency" office:currency="USD" office:value="247924.010842107" calcext:value-type="currency">
            <text:p>$247,924.0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08-01</text:p>
          </table:table-cell>
          <table:table-cell table:style-name="ce3" office:value-type="float" office:value="1328.719971" calcext:value-type="float">
            <text:p>1,328.72</text:p>
          </table:table-cell>
          <table:table-cell table:style-name="ce3" office:value-type="float" office:value="1320.410034" calcext:value-type="float">
            <text:p>1,320.41</text:p>
          </table:table-cell>
          <table:table-cell table:style-name="ce5" table:formula="of:=([.C178]-[.B178])/[.C178]" office:value-type="percentage" office:value="-0.00629345187178424" calcext:value-type="percentage">
            <text:p>-0.6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8]/[.B178]" office:value-type="float" office:value="0.376302013150068" calcext:value-type="float">
            <text:p>0.3763</text:p>
          </table:table-cell>
          <table:table-cell table:style-name="ce8" table:formula="of:=[.H177]+[.G178]" office:value-type="float" office:value="231.706868065094" calcext:value-type="float">
            <text:p>231.7069</text:p>
          </table:table-cell>
          <table:table-cell table:style-name="ce7" table:formula="of:=([.H178]*[.C178])+[.E178]" office:value-type="currency" office:currency="USD" office:value="305948.073539864" calcext:value-type="currency">
            <text:p>$305,948.07</text:p>
          </table:table-cell>
          <table:table-cell table:style-name="ce7" office:value-type="currency" office:currency="USD" office:value="6000" calcext:value-type="currency">
            <text:p>$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8]/[.B178]" office:value-type="float" office:value="0" calcext:value-type="float">
            <text:p>0.0000</text:p>
          </table:table-cell>
          <table:table-cell table:style-name="ce8" table:formula="of:=[.M177]+[.L178]" office:value-type="float" office:value="182.449286631597" calcext:value-type="float">
            <text:p>182.4493</text:p>
          </table:table-cell>
          <table:table-cell table:style-name="ce7" table:formula="of:=([.M178]*[.C178])+[.J178]" office:value-type="currency" office:currency="USD" office:value="246907.868764503" calcext:value-type="currency">
            <text:p>$246,907.8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09-01</text:p>
          </table:table-cell>
          <table:table-cell table:style-name="ce3" office:value-type="float" office:value="1320.410034" calcext:value-type="float">
            <text:p>1,320.41</text:p>
          </table:table-cell>
          <table:table-cell table:style-name="ce3" office:value-type="float" office:value="1282.709961" calcext:value-type="float">
            <text:p>1,282.71</text:p>
          </table:table-cell>
          <table:table-cell table:style-name="ce5" table:formula="of:=([.C179]-[.B179])/[.C179]" office:value-type="percentage" office:value="-0.0293909567604893" calcext:value-type="percentage">
            <text:p>-2.9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79]/[.B179]" office:value-type="float" office:value="0.378670251759083" calcext:value-type="float">
            <text:p>0.3787</text:p>
          </table:table-cell>
          <table:table-cell table:style-name="ce8" table:formula="of:=[.H178]+[.G179]" office:value-type="float" office:value="232.085538316853" calcext:value-type="float">
            <text:p>232.0855</text:p>
          </table:table-cell>
          <table:table-cell table:style-name="ce7" table:formula="of:=([.H179]*[.C179])+[.E179]" office:value-type="currency" office:currency="USD" office:value="297698.431803074" calcext:value-type="currency">
            <text:p>$297,698.43</text:p>
          </table:table-cell>
          <table:table-cell table:style-name="ce7" office:value-type="currency" office:currency="USD" office:value="6500" calcext:value-type="currency">
            <text:p>$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79]/[.B179]" office:value-type="float" office:value="0" calcext:value-type="float">
            <text:p>0.0000</text:p>
          </table:table-cell>
          <table:table-cell table:style-name="ce8" table:formula="of:=[.M178]+[.L179]" office:value-type="float" office:value="182.449286631597" calcext:value-type="float">
            <text:p>182.4493</text:p>
          </table:table-cell>
          <table:table-cell table:style-name="ce7" table:formula="of:=([.M179]*[.C179])+[.J179]" office:value-type="currency" office:currency="USD" office:value="240529.517339694" calcext:value-type="currency">
            <text:p>$240,529.5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10-01</text:p>
          </table:table-cell>
          <table:table-cell table:style-name="ce3" office:value-type="float" office:value="1282.709961" calcext:value-type="float">
            <text:p>1,282.71</text:p>
          </table:table-cell>
          <table:table-cell table:style-name="ce3" office:value-type="float" office:value="1362.930054" calcext:value-type="float">
            <text:p>1,362.93</text:p>
          </table:table-cell>
          <table:table-cell table:style-name="ce5" table:formula="of:=([.C180]-[.B180])/[.C180]" office:value-type="percentage" office:value="0.0588585546004842" calcext:value-type="percentage">
            <text:p>5.8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0]/[.B180]" office:value-type="float" office:value="0.389799732755018" calcext:value-type="float">
            <text:p>0.3898</text:p>
          </table:table-cell>
          <table:table-cell table:style-name="ce8" table:formula="of:=[.H179]+[.G180]" office:value-type="float" office:value="232.475338049608" calcext:value-type="float">
            <text:p>232.4753</text:p>
          </table:table-cell>
          <table:table-cell table:style-name="ce7" table:formula="of:=([.H180]*[.C180])+[.E180]" office:value-type="currency" office:currency="USD" office:value="316847.62504162" calcext:value-type="currency">
            <text:p>$316,847.63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0]/[.B180]" office:value-type="float" office:value="0" calcext:value-type="float">
            <text:p>0.0000</text:p>
          </table:table-cell>
          <table:table-cell table:style-name="ce8" table:formula="of:=[.M179]+[.L180]" office:value-type="float" office:value="182.449286631597" calcext:value-type="float">
            <text:p>182.4493</text:p>
          </table:table-cell>
          <table:table-cell table:style-name="ce7" table:formula="of:=([.M180]*[.C180])+[.J180]" office:value-type="currency" office:currency="USD" office:value="255665.616081064" calcext:value-type="currency">
            <text:p>$255,665.6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11-01</text:p>
          </table:table-cell>
          <table:table-cell table:style-name="ce3" office:value-type="float" office:value="1362.930054" calcext:value-type="float">
            <text:p>1,362.93</text:p>
          </table:table-cell>
          <table:table-cell table:style-name="ce3" office:value-type="float" office:value="1388.910034" calcext:value-type="float">
            <text:p>1,388.91</text:p>
          </table:table-cell>
          <table:table-cell table:style-name="ce5" table:formula="of:=([.C181]-[.B181])/[.C181]" office:value-type="percentage" office:value="0.0187053008215218" calcext:value-type="percentage">
            <text:p>1.8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1]/[.B181]" office:value-type="float" office:value="0.366856683901403" calcext:value-type="float">
            <text:p>0.3669</text:p>
          </table:table-cell>
          <table:table-cell table:style-name="ce8" table:formula="of:=[.H180]+[.G181]" office:value-type="float" office:value="232.842194733509" calcext:value-type="float">
            <text:p>232.8422</text:p>
          </table:table-cell>
          <table:table-cell table:style-name="ce7" table:formula="of:=([.H181]*[.C181])+[.E181]" office:value-type="currency" office:currency="USD" office:value="323396.860603953" calcext:value-type="currency">
            <text:p>$323,396.86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1]/[.B181]" office:value-type="float" office:value="0" calcext:value-type="float">
            <text:p>0.0000</text:p>
          </table:table-cell>
          <table:table-cell table:style-name="ce8" table:formula="of:=[.M180]+[.L181]" office:value-type="float" office:value="182.449286631597" calcext:value-type="float">
            <text:p>182.4493</text:p>
          </table:table-cell>
          <table:table-cell table:style-name="ce7" table:formula="of:=([.M181]*[.C181])+[.J181]" office:value-type="currency" office:currency="USD" office:value="260905.644898767" calcext:value-type="currency">
            <text:p>$260,905.6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999-12-01</text:p>
          </table:table-cell>
          <table:table-cell table:style-name="ce3" office:value-type="float" office:value="1388.910034" calcext:value-type="float">
            <text:p>1,388.91</text:p>
          </table:table-cell>
          <table:table-cell table:style-name="ce3" office:value-type="float" office:value="1469.25" calcext:value-type="float">
            <text:p>1,469.25</text:p>
          </table:table-cell>
          <table:table-cell table:style-name="ce5" table:formula="of:=([.C182]-[.B182])/[.C182]" office:value-type="percentage" office:value="0.0546809365322443" calcext:value-type="percentage">
            <text:p>5.4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2]/[.B182]" office:value-type="float" office:value="0.359994519270641" calcext:value-type="float">
            <text:p>0.3600</text:p>
          </table:table-cell>
          <table:table-cell table:style-name="ce8" table:formula="of:=[.H181]+[.G182]" office:value-type="float" office:value="233.20218925278" calcext:value-type="float">
            <text:p>233.2022</text:p>
          </table:table-cell>
          <table:table-cell table:style-name="ce7" table:formula="of:=([.H182]*[.C182])+[.E182]" office:value-type="currency" office:currency="USD" office:value="342632.316559647" calcext:value-type="currency">
            <text:p>$342,632.32</text:p>
          </table:table-cell>
          <table:table-cell table:style-name="ce7" office:value-type="currency" office:currency="USD" office:value="8000" calcext:value-type="currency">
            <text:p>$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2]/[.B182]" office:value-type="float" office:value="0" calcext:value-type="float">
            <text:p>0.0000</text:p>
          </table:table-cell>
          <table:table-cell table:style-name="ce8" table:formula="of:=[.M181]+[.L182]" office:value-type="float" office:value="182.449286631597" calcext:value-type="float">
            <text:p>182.4493</text:p>
          </table:table-cell>
          <table:table-cell table:style-name="ce7" table:formula="of:=([.M182]*[.C182])+[.J182]" office:value-type="currency" office:currency="USD" office:value="276063.614383474" calcext:value-type="currency">
            <text:p>$276,063.6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01-01</text:p>
          </table:table-cell>
          <table:table-cell table:style-name="ce3" office:value-type="float" office:value="1469.25" calcext:value-type="float">
            <text:p>1,469.25</text:p>
          </table:table-cell>
          <table:table-cell table:style-name="ce3" office:value-type="float" office:value="1394.459961" calcext:value-type="float">
            <text:p>1,394.46</text:p>
          </table:table-cell>
          <table:table-cell table:style-name="ce5" table:formula="of:=([.C183]-[.B183])/[.C183]" office:value-type="percentage" office:value="-0.0536336941122112" calcext:value-type="percentage">
            <text:p>-5.3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3]/[.B183]" office:value-type="float" office:value="0.340309681810447" calcext:value-type="float">
            <text:p>0.3403</text:p>
          </table:table-cell>
          <table:table-cell table:style-name="ce8" table:formula="of:=[.H182]+[.G183]" office:value-type="float" office:value="233.54249893459" calcext:value-type="float">
            <text:p>233.5425</text:p>
          </table:table-cell>
          <table:table-cell table:style-name="ce7" table:formula="of:=([.H183]*[.C183])+[.E183]" office:value-type="currency" office:currency="USD" office:value="325665.663956171" calcext:value-type="currency">
            <text:p>$325,665.66</text:p>
          </table:table-cell>
          <table:table-cell table:style-name="ce7" office:value-type="currency" office:currency="USD" office:value="8500" calcext:value-type="currency">
            <text:p>$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3]/[.B183]" office:value-type="float" office:value="0" calcext:value-type="float">
            <text:p>0.0000</text:p>
          </table:table-cell>
          <table:table-cell table:style-name="ce8" table:formula="of:=[.M182]+[.L183]" office:value-type="float" office:value="182.449286631597" calcext:value-type="float">
            <text:p>182.4493</text:p>
          </table:table-cell>
          <table:table-cell table:style-name="ce7" table:formula="of:=([.M183]*[.C183])+[.J183]" office:value-type="currency" office:currency="USD" office:value="262918.225120775" calcext:value-type="currency">
            <text:p>$262,918.2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02-01</text:p>
          </table:table-cell>
          <table:table-cell table:style-name="ce3" office:value-type="float" office:value="1394.459961" calcext:value-type="float">
            <text:p>1,394.46</text:p>
          </table:table-cell>
          <table:table-cell table:style-name="ce3" office:value-type="float" office:value="1366.420044" calcext:value-type="float">
            <text:p>1,366.42</text:p>
          </table:table-cell>
          <table:table-cell table:style-name="ce5" table:formula="of:=([.C184]-[.B184])/[.C184]" office:value-type="percentage" office:value="-0.0205207155172557" calcext:value-type="percentage">
            <text:p>-2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4]/[.B184]" office:value-type="float" office:value="0.358561747188093" calcext:value-type="float">
            <text:p>0.3586</text:p>
          </table:table-cell>
          <table:table-cell table:style-name="ce8" table:formula="of:=[.H183]+[.G184]" office:value-type="float" office:value="233.901060681778" calcext:value-type="float">
            <text:p>233.9011</text:p>
          </table:table-cell>
          <table:table-cell table:style-name="ce7" table:formula="of:=([.H184]*[.C184])+[.E184]" office:value-type="currency" office:currency="USD" office:value="319607.097628442" calcext:value-type="currency">
            <text:p>$319,607.10</text:p>
          </table:table-cell>
          <table:table-cell table:style-name="ce7" office:value-type="currency" office:currency="USD" office:value="9000" calcext:value-type="currency">
            <text:p>$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4]/[.B184]" office:value-type="float" office:value="0" calcext:value-type="float">
            <text:p>0.0000</text:p>
          </table:table-cell>
          <table:table-cell table:style-name="ce8" table:formula="of:=[.M183]+[.L184]" office:value-type="float" office:value="182.449286631597" calcext:value-type="float">
            <text:p>182.4493</text:p>
          </table:table-cell>
          <table:table-cell table:style-name="ce7" table:formula="of:=([.M184]*[.C184])+[.J184]" office:value-type="currency" office:currency="USD" office:value="258302.362266916" calcext:value-type="currency">
            <text:p>$258,302.3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03-01</text:p>
          </table:table-cell>
          <table:table-cell table:style-name="ce3" office:value-type="float" office:value="1366.420044" calcext:value-type="float">
            <text:p>1,366.42</text:p>
          </table:table-cell>
          <table:table-cell table:style-name="ce3" office:value-type="float" office:value="1498.579956" calcext:value-type="float">
            <text:p>1,498.58</text:p>
          </table:table-cell>
          <table:table-cell table:style-name="ce5" table:formula="of:=([.C185]-[.B185])/[.C185]" office:value-type="percentage" office:value="0.0881900972122705" calcext:value-type="percentage">
            <text:p>8.8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5]/[.B185]" office:value-type="float" office:value="0.36591969079751" calcext:value-type="float">
            <text:p>0.3659</text:p>
          </table:table-cell>
          <table:table-cell table:style-name="ce8" table:formula="of:=[.H184]+[.G185]" office:value-type="float" office:value="234.266980372576" calcext:value-type="float">
            <text:p>234.2670</text:p>
          </table:table-cell>
          <table:table-cell table:style-name="ce7" table:formula="of:=([.H185]*[.C185])+[.E185]" office:value-type="currency" office:currency="USD" office:value="351067.801138988" calcext:value-type="currency">
            <text:p>$351,067.80</text:p>
          </table:table-cell>
          <table:table-cell table:style-name="ce7" office:value-type="currency" office:currency="USD" office:value="9500" calcext:value-type="currency">
            <text:p>$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5]/[.B185]" office:value-type="float" office:value="0" calcext:value-type="float">
            <text:p>0.0000</text:p>
          </table:table-cell>
          <table:table-cell table:style-name="ce8" table:formula="of:=[.M184]+[.L185]" office:value-type="float" office:value="182.449286631597" calcext:value-type="float">
            <text:p>182.4493</text:p>
          </table:table-cell>
          <table:table-cell table:style-name="ce7" table:formula="of:=([.M185]*[.C185])+[.J185]" office:value-type="currency" office:currency="USD" office:value="282914.84393261" calcext:value-type="currency">
            <text:p>$282,914.8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04-01</text:p>
          </table:table-cell>
          <table:table-cell table:style-name="ce3" office:value-type="float" office:value="1498.579956" calcext:value-type="float">
            <text:p>1,498.58</text:p>
          </table:table-cell>
          <table:table-cell table:style-name="ce3" office:value-type="float" office:value="1452.430054" calcext:value-type="float">
            <text:p>1,452.43</text:p>
          </table:table-cell>
          <table:table-cell table:style-name="ce5" table:formula="of:=([.C186]-[.B186])/[.C186]" office:value-type="percentage" office:value="-0.0317742681466161" calcext:value-type="percentage">
            <text:p>-3.1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6]/[.B186]" office:value-type="float" office:value="0.333649197694194" calcext:value-type="float">
            <text:p>0.3336</text:p>
          </table:table-cell>
          <table:table-cell table:style-name="ce8" table:formula="of:=[.H185]+[.G186]" office:value-type="float" office:value="234.60062957027" calcext:value-type="float">
            <text:p>234.6006</text:p>
          </table:table-cell>
          <table:table-cell table:style-name="ce7" table:formula="of:=([.H186]*[.C186])+[.E186]" office:value-type="currency" office:currency="USD" office:value="340741.005075181" calcext:value-type="currency">
            <text:p>$340,741.01</text:p>
          </table:table-cell>
          <table:table-cell table:style-name="ce7" office:value-type="currency" office:currency="USD" office:value="10000" calcext:value-type="currency">
            <text:p>$1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6]/[.B186]" office:value-type="float" office:value="0" calcext:value-type="float">
            <text:p>0.0000</text:p>
          </table:table-cell>
          <table:table-cell table:style-name="ce8" table:formula="of:=[.M185]+[.L186]" office:value-type="float" office:value="182.449286631597" calcext:value-type="float">
            <text:p>182.4493</text:p>
          </table:table-cell>
          <table:table-cell table:style-name="ce7" table:formula="of:=([.M186]*[.C186])+[.J186]" office:value-type="currency" office:currency="USD" office:value="274994.827234592" calcext:value-type="currency">
            <text:p>$274,994.8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05-01</text:p>
          </table:table-cell>
          <table:table-cell table:style-name="ce3" office:value-type="float" office:value="1452.430054" calcext:value-type="float">
            <text:p>1,452.43</text:p>
          </table:table-cell>
          <table:table-cell table:style-name="ce3" office:value-type="float" office:value="1420.599976" calcext:value-type="float">
            <text:p>1,420.60</text:p>
          </table:table-cell>
          <table:table-cell table:style-name="ce5" table:formula="of:=([.C187]-[.B187])/[.C187]" office:value-type="percentage" office:value="-0.0224060809078881" calcext:value-type="percentage">
            <text:p>-2.2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7]/[.B187]" office:value-type="float" office:value="0.344250656768632" calcext:value-type="float">
            <text:p>0.3443</text:p>
          </table:table-cell>
          <table:table-cell table:style-name="ce8" table:formula="of:=[.H186]+[.G187]" office:value-type="float" office:value="234.944880227039" calcext:value-type="float">
            <text:p>234.9449</text:p>
          </table:table-cell>
          <table:table-cell table:style-name="ce7" table:formula="of:=([.H187]*[.C187])+[.E187]" office:value-type="currency" office:currency="USD" office:value="333762.691211854" calcext:value-type="currency">
            <text:p>$333,762.69</text:p>
          </table:table-cell>
          <table:table-cell table:style-name="ce7" office:value-type="currency" office:currency="USD" office:value="10500" calcext:value-type="currency">
            <text:p>$1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7]/[.B187]" office:value-type="float" office:value="0" calcext:value-type="float">
            <text:p>0.0000</text:p>
          </table:table-cell>
          <table:table-cell table:style-name="ce8" table:formula="of:=[.M186]+[.L187]" office:value-type="float" office:value="182.449286631597" calcext:value-type="float">
            <text:p>182.4493</text:p>
          </table:table-cell>
          <table:table-cell table:style-name="ce7" table:formula="of:=([.M187]*[.C187])+[.J187]" office:value-type="currency" office:currency="USD" office:value="269687.452210064" calcext:value-type="currency">
            <text:p>$269,687.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06-01</text:p>
          </table:table-cell>
          <table:table-cell table:style-name="ce3" office:value-type="float" office:value="1420.599976" calcext:value-type="float">
            <text:p>1,420.60</text:p>
          </table:table-cell>
          <table:table-cell table:style-name="ce3" office:value-type="float" office:value="1454.599976" calcext:value-type="float">
            <text:p>1,454.60</text:p>
          </table:table-cell>
          <table:table-cell table:style-name="ce5" table:formula="of:=([.C188]-[.B188])/[.C188]" office:value-type="percentage" office:value="0.0233741238560284" calcext:value-type="percentage">
            <text:p>2.3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8]/[.B188]" office:value-type="float" office:value="0.351963964836784" calcext:value-type="float">
            <text:p>0.3520</text:p>
          </table:table-cell>
          <table:table-cell table:style-name="ce8" table:formula="of:=[.H187]+[.G188]" office:value-type="float" office:value="235.296844191875" calcext:value-type="float">
            <text:p>235.2968</text:p>
          </table:table-cell>
          <table:table-cell table:style-name="ce7" table:formula="of:=([.H188]*[.C188])+[.E188]" office:value-type="currency" office:currency="USD" office:value="342262.783914378" calcext:value-type="currency">
            <text:p>$342,262.78</text:p>
          </table:table-cell>
          <table:table-cell table:style-name="ce7" office:value-type="currency" office:currency="USD" office:value="11000" calcext:value-type="currency">
            <text:p>$1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8]/[.B188]" office:value-type="float" office:value="0" calcext:value-type="float">
            <text:p>0.0000</text:p>
          </table:table-cell>
          <table:table-cell table:style-name="ce8" table:formula="of:=[.M187]+[.L188]" office:value-type="float" office:value="182.449286631597" calcext:value-type="float">
            <text:p>182.4493</text:p>
          </table:table-cell>
          <table:table-cell table:style-name="ce7" table:formula="of:=([.M188]*[.C188])+[.J188]" office:value-type="currency" office:currency="USD" office:value="276390.727955538" calcext:value-type="currency">
            <text:p>$276,390.7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07-01</text:p>
          </table:table-cell>
          <table:table-cell table:style-name="ce3" office:value-type="float" office:value="1454.599976" calcext:value-type="float">
            <text:p>1,454.60</text:p>
          </table:table-cell>
          <table:table-cell table:style-name="ce3" office:value-type="float" office:value="1430.829956" calcext:value-type="float">
            <text:p>1,430.83</text:p>
          </table:table-cell>
          <table:table-cell table:style-name="ce5" table:formula="of:=([.C189]-[.B189])/[.C189]" office:value-type="percentage" office:value="-0.0166127497543111" calcext:value-type="percentage">
            <text:p>-1.6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89]/[.B189]" office:value-type="float" office:value="0.34373711552983" calcext:value-type="float">
            <text:p>0.3437</text:p>
          </table:table-cell>
          <table:table-cell table:style-name="ce8" table:formula="of:=[.H188]+[.G189]" office:value-type="float" office:value="235.640581307405" calcext:value-type="float">
            <text:p>235.6406</text:p>
          </table:table-cell>
          <table:table-cell table:style-name="ce7" table:formula="of:=([.H189]*[.C189])+[.E189]" office:value-type="currency" office:currency="USD" office:value="337161.602583889" calcext:value-type="currency">
            <text:p>$337,161.60</text:p>
          </table:table-cell>
          <table:table-cell table:style-name="ce7" office:value-type="currency" office:currency="USD" office:value="11500" calcext:value-type="currency">
            <text:p>$1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89]/[.B189]" office:value-type="float" office:value="0" calcext:value-type="float">
            <text:p>0.0000</text:p>
          </table:table-cell>
          <table:table-cell table:style-name="ce8" table:formula="of:=[.M188]+[.L189]" office:value-type="float" office:value="182.449286631597" calcext:value-type="float">
            <text:p>182.4493</text:p>
          </table:table-cell>
          <table:table-cell table:style-name="ce7" table:formula="of:=([.M189]*[.C189])+[.J189]" office:value-type="currency" office:currency="USD" office:value="272553.90476332" calcext:value-type="currency">
            <text:p>$272,553.9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08-01</text:p>
          </table:table-cell>
          <table:table-cell table:style-name="ce3" office:value-type="float" office:value="1430.829956" calcext:value-type="float">
            <text:p>1,430.83</text:p>
          </table:table-cell>
          <table:table-cell table:style-name="ce3" office:value-type="float" office:value="1517.680054" calcext:value-type="float">
            <text:p>1,517.68</text:p>
          </table:table-cell>
          <table:table-cell table:style-name="ce5" table:formula="of:=([.C190]-[.B190])/[.C190]" office:value-type="percentage" office:value="0.0572255646182459" calcext:value-type="percentage">
            <text:p>5.7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0]/[.B190]" office:value-type="float" office:value="0.349447534211396" calcext:value-type="float">
            <text:p>0.3494</text:p>
          </table:table-cell>
          <table:table-cell table:style-name="ce8" table:formula="of:=[.H189]+[.G190]" office:value-type="float" office:value="235.990028841617" calcext:value-type="float">
            <text:p>235.9900</text:p>
          </table:table-cell>
          <table:table-cell table:style-name="ce7" table:formula="of:=([.H190]*[.C190])+[.E190]" office:value-type="currency" office:currency="USD" office:value="358157.359715806" calcext:value-type="currency">
            <text:p>$358,157.36</text:p>
          </table:table-cell>
          <table:table-cell table:style-name="ce7" office:value-type="currency" office:currency="USD" office:value="12000" calcext:value-type="currency">
            <text:p>$1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90]/[.B190]" office:value-type="float" office:value="0" calcext:value-type="float">
            <text:p>0.0000</text:p>
          </table:table-cell>
          <table:table-cell table:style-name="ce8" table:formula="of:=[.M189]+[.L190]" office:value-type="float" office:value="182.449286631597" calcext:value-type="float">
            <text:p>182.4493</text:p>
          </table:table-cell>
          <table:table-cell table:style-name="ce7" table:formula="of:=([.M190]*[.C190])+[.J190]" office:value-type="currency" office:currency="USD" office:value="288899.643187304" calcext:value-type="currency">
            <text:p>$288,899.6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09-01</text:p>
          </table:table-cell>
          <table:table-cell table:style-name="ce3" office:value-type="float" office:value="1517.680054" calcext:value-type="float">
            <text:p>1,517.68</text:p>
          </table:table-cell>
          <table:table-cell table:style-name="ce3" office:value-type="float" office:value="1436.51001" calcext:value-type="float">
            <text:p>1,436.51</text:p>
          </table:table-cell>
          <table:table-cell table:style-name="ce5" table:formula="of:=([.C191]-[.B191])/[.C191]" office:value-type="percentage" office:value="-0.0565050319419633" calcext:value-type="percentage">
            <text:p>-5.6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1]/[.B191]" office:value-type="float" office:value="0.329450201761695" calcext:value-type="float">
            <text:p>0.3295</text:p>
          </table:table-cell>
          <table:table-cell table:style-name="ce8" table:formula="of:=[.H190]+[.G191]" office:value-type="float" office:value="236.319479043378" calcext:value-type="float">
            <text:p>236.3195</text:p>
          </table:table-cell>
          <table:table-cell table:style-name="ce7" table:formula="of:=([.H191]*[.C191])+[.E191]" office:value-type="currency" office:currency="USD" office:value="339475.297203798" calcext:value-type="currency">
            <text:p>$339,475.30</text:p>
          </table:table-cell>
          <table:table-cell table:style-name="ce7" office:value-type="currency" office:currency="USD" office:value="12500" calcext:value-type="currency">
            <text:p>$1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91]/[.B191]" office:value-type="float" office:value="0" calcext:value-type="float">
            <text:p>0.0000</text:p>
          </table:table-cell>
          <table:table-cell table:style-name="ce8" table:formula="of:=[.M190]+[.L191]" office:value-type="float" office:value="182.449286631597" calcext:value-type="float">
            <text:p>182.4493</text:p>
          </table:table-cell>
          <table:table-cell table:style-name="ce7" table:formula="of:=([.M191]*[.C191])+[.J191]" office:value-type="currency" office:currency="USD" office:value="274590.226563649" calcext:value-type="currency">
            <text:p>$274,590.2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10-01</text:p>
          </table:table-cell>
          <table:table-cell table:style-name="ce3" office:value-type="float" office:value="1436.52002" calcext:value-type="float">
            <text:p>1,436.52</text:p>
          </table:table-cell>
          <table:table-cell table:style-name="ce3" office:value-type="float" office:value="1429.400024" calcext:value-type="float">
            <text:p>1,429.40</text:p>
          </table:table-cell>
          <table:table-cell table:style-name="ce5" table:formula="of:=([.C192]-[.B192])/[.C192]" office:value-type="percentage" office:value="-0.00498110807363461" calcext:value-type="percentage">
            <text:p>-0.5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2]/[.B192]" office:value-type="float" office:value="0.348063370533465" calcext:value-type="float">
            <text:p>0.3481</text:p>
          </table:table-cell>
          <table:table-cell table:style-name="ce8" table:formula="of:=[.H191]+[.G192]" office:value-type="float" office:value="236.667542413912" calcext:value-type="float">
            <text:p>236.6675</text:p>
          </table:table-cell>
          <table:table-cell table:style-name="ce7" table:formula="of:=([.H192]*[.C192])+[.E192]" office:value-type="currency" office:currency="USD" office:value="338292.590806467" calcext:value-type="currency">
            <text:p>$338,292.59</text:p>
          </table:table-cell>
          <table:table-cell table:style-name="ce7" office:value-type="currency" office:currency="USD" office:value="13000" calcext:value-type="currency">
            <text:p>$1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92]/[.B192]" office:value-type="float" office:value="0" calcext:value-type="float">
            <text:p>0.0000</text:p>
          </table:table-cell>
          <table:table-cell table:style-name="ce8" table:formula="of:=[.M191]+[.L192]" office:value-type="float" office:value="182.449286631597" calcext:value-type="float">
            <text:p>182.4493</text:p>
          </table:table-cell>
          <table:table-cell table:style-name="ce7" table:formula="of:=([.M192]*[.C192])+[.J192]" office:value-type="currency" office:currency="USD" office:value="273793.014689988" calcext:value-type="currency">
            <text:p>$273,793.0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11-01</text:p>
          </table:table-cell>
          <table:table-cell table:style-name="ce3" office:value-type="float" office:value="1429.400024" calcext:value-type="float">
            <text:p>1,429.40</text:p>
          </table:table-cell>
          <table:table-cell table:style-name="ce3" office:value-type="float" office:value="1314.949951" calcext:value-type="float">
            <text:p>1,314.95</text:p>
          </table:table-cell>
          <table:table-cell table:style-name="ce5" table:formula="of:=([.C193]-[.B193])/[.C193]" office:value-type="percentage" office:value="-0.0870375887028722" calcext:value-type="percentage">
            <text:p>-8.7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3]/[.B193]" office:value-type="float" office:value="0.349797111798565" calcext:value-type="float">
            <text:p>0.3498</text:p>
          </table:table-cell>
          <table:table-cell table:style-name="ce8" table:formula="of:=[.H192]+[.G193]" office:value-type="float" office:value="237.01733952571" calcext:value-type="float">
            <text:p>237.0173</text:p>
          </table:table-cell>
          <table:table-cell table:style-name="ce7" table:formula="of:=([.H193]*[.C193])+[.E193]" office:value-type="currency" office:currency="USD" office:value="311665.938995483" calcext:value-type="currency">
            <text:p>$311,665.94</text:p>
          </table:table-cell>
          <table:table-cell table:style-name="ce7" office:value-type="currency" office:currency="USD" office:value="13500" calcext:value-type="currency">
            <text:p>$1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93]/[.B193]" office:value-type="float" office:value="0" calcext:value-type="float">
            <text:p>0.0000</text:p>
          </table:table-cell>
          <table:table-cell table:style-name="ce8" table:formula="of:=[.M192]+[.L193]" office:value-type="float" office:value="182.449286631597" calcext:value-type="float">
            <text:p>182.4493</text:p>
          </table:table-cell>
          <table:table-cell table:style-name="ce7" table:formula="of:=([.M193]*[.C193])+[.J193]" office:value-type="currency" office:currency="USD" office:value="253411.680516204" calcext:value-type="currency">
            <text:p>$253,411.6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0-12-01</text:p>
          </table:table-cell>
          <table:table-cell table:style-name="ce3" office:value-type="float" office:value="1314.949951" calcext:value-type="float">
            <text:p>1,314.95</text:p>
          </table:table-cell>
          <table:table-cell table:style-name="ce3" office:value-type="float" office:value="1320.280029" calcext:value-type="float">
            <text:p>1,320.28</text:p>
          </table:table-cell>
          <table:table-cell table:style-name="ce5" table:formula="of:=([.C194]-[.B194])/[.C194]" office:value-type="percentage" office:value="0.00403708143948602" calcext:value-type="percentage">
            <text:p>0.4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4]/[.B194]" office:value-type="float" office:value="0.380242608944741" calcext:value-type="float">
            <text:p>0.3802</text:p>
          </table:table-cell>
          <table:table-cell table:style-name="ce8" table:formula="of:=[.H193]+[.G194]" office:value-type="float" office:value="237.397582134655" calcext:value-type="float">
            <text:p>237.3976</text:p>
          </table:table-cell>
          <table:table-cell table:style-name="ce7" table:formula="of:=([.H194]*[.C194])+[.E194]" office:value-type="currency" office:currency="USD" office:value="313431.286625272" calcext:value-type="currency">
            <text:p>$313,431.29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13500" calcext:value-type="currency">
            <text:p>$13,500.00</text:p>
          </table:table-cell>
          <table:table-cell table:style-name="ce8" table:formula="of:=[.K194]/[.B194]" office:value-type="float" office:value="10.266550441508" calcext:value-type="float">
            <text:p>10.2666</text:p>
          </table:table-cell>
          <table:table-cell table:style-name="ce8" table:formula="of:=[.M193]+[.L194]" office:value-type="float" office:value="192.715837073105" calcext:value-type="float">
            <text:p>192.7158</text:p>
          </table:table-cell>
          <table:table-cell table:style-name="ce7" table:formula="of:=([.M194]*[.C194])+[.J194]" office:value-type="currency" office:currency="USD" office:value="254938.870959639" calcext:value-type="currency">
            <text:p>$254,938.8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01-01</text:p>
          </table:table-cell>
          <table:table-cell table:style-name="ce3" office:value-type="float" office:value="1320.280029" calcext:value-type="float">
            <text:p>1,320.28</text:p>
          </table:table-cell>
          <table:table-cell table:style-name="ce3" office:value-type="float" office:value="1366.01001" calcext:value-type="float">
            <text:p>1,366.01</text:p>
          </table:table-cell>
          <table:table-cell table:style-name="ce5" table:formula="of:=([.C195]-[.B195])/[.C195]" office:value-type="percentage" office:value="0.0334770467750818" calcext:value-type="percentage">
            <text:p>3.3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5]/[.B195]" office:value-type="float" office:value="0.378707538565669" calcext:value-type="float">
            <text:p>0.3787</text:p>
          </table:table-cell>
          <table:table-cell table:style-name="ce8" table:formula="of:=[.H194]+[.G195]" office:value-type="float" office:value="237.776289673221" calcext:value-type="float">
            <text:p>237.7763</text:p>
          </table:table-cell>
          <table:table-cell table:style-name="ce7" table:formula="of:=([.H195]*[.C195])+[.E195]" office:value-type="currency" office:currency="USD" office:value="324804.791834279" calcext:value-type="currency">
            <text:p>$324,804.79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95]/[.B195]" office:value-type="float" office:value="0" calcext:value-type="float">
            <text:p>0.0000</text:p>
          </table:table-cell>
          <table:table-cell table:style-name="ce8" table:formula="of:=[.M194]+[.L195]" office:value-type="float" office:value="192.715837073105" calcext:value-type="float">
            <text:p>192.7158</text:p>
          </table:table-cell>
          <table:table-cell table:style-name="ce7" table:formula="of:=([.M195]*[.C195])+[.J195]" office:value-type="currency" office:currency="USD" office:value="264251.762527391" calcext:value-type="currency">
            <text:p>$264,251.7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02-01</text:p>
          </table:table-cell>
          <table:table-cell table:style-name="ce3" office:value-type="float" office:value="1366.01001" calcext:value-type="float">
            <text:p>1,366.01</text:p>
          </table:table-cell>
          <table:table-cell table:style-name="ce3" office:value-type="float" office:value="1239.939941" calcext:value-type="float">
            <text:p>1,239.94</text:p>
          </table:table-cell>
          <table:table-cell table:style-name="ce5" table:formula="of:=([.C196]-[.B196])/[.C196]" office:value-type="percentage" office:value="-0.101674335047491" calcext:value-type="percentage">
            <text:p>-10.1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6]/[.B196]" office:value-type="float" office:value="0.36602952858303" calcext:value-type="float">
            <text:p>0.3660</text:p>
          </table:table-cell>
          <table:table-cell table:style-name="ce8" table:formula="of:=[.H195]+[.G196]" office:value-type="float" office:value="238.142319201804" calcext:value-type="float">
            <text:p>238.1423</text:p>
          </table:table-cell>
          <table:table-cell table:style-name="ce7" table:formula="of:=([.H196]*[.C196])+[.E196]" office:value-type="currency" office:currency="USD" office:value="295282.173220688" calcext:value-type="currency">
            <text:p>$295,282.17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96]/[.B196]" office:value-type="float" office:value="0" calcext:value-type="float">
            <text:p>0.0000</text:p>
          </table:table-cell>
          <table:table-cell table:style-name="ce8" table:formula="of:=[.M195]+[.L196]" office:value-type="float" office:value="192.715837073105" calcext:value-type="float">
            <text:p>192.7158</text:p>
          </table:table-cell>
          <table:table-cell table:style-name="ce7" table:formula="of:=([.M196]*[.C196])+[.J196]" office:value-type="currency" office:currency="USD" office:value="240456.063650192" calcext:value-type="currency">
            <text:p>$240,456.0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03-01</text:p>
          </table:table-cell>
          <table:table-cell table:style-name="ce3" office:value-type="float" office:value="1239.939941" calcext:value-type="float">
            <text:p>1,239.94</text:p>
          </table:table-cell>
          <table:table-cell table:style-name="ce3" office:value-type="float" office:value="1160.329956" calcext:value-type="float">
            <text:p>1,160.33</text:p>
          </table:table-cell>
          <table:table-cell table:style-name="ce5" table:formula="of:=([.C197]-[.B197])/[.C197]" office:value-type="percentage" office:value="-0.0686097817162621" calcext:value-type="percentage">
            <text:p>-6.8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7]/[.B197]" office:value-type="float" office:value="0.403245337509456" calcext:value-type="float">
            <text:p>0.4032</text:p>
          </table:table-cell>
          <table:table-cell table:style-name="ce8" table:formula="of:=[.H196]+[.G197]" office:value-type="float" office:value="238.545564539313" calcext:value-type="float">
            <text:p>238.5456</text:p>
          </table:table-cell>
          <table:table-cell table:style-name="ce7" table:formula="of:=([.H197]*[.C197])+[.E197]" office:value-type="currency" office:currency="USD" office:value="276791.564405897" calcext:value-type="currency">
            <text:p>$276,791.56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97]/[.B197]" office:value-type="float" office:value="0" calcext:value-type="float">
            <text:p>0.0000</text:p>
          </table:table-cell>
          <table:table-cell table:style-name="ce8" table:formula="of:=[.M196]+[.L197]" office:value-type="float" office:value="192.715837073105" calcext:value-type="float">
            <text:p>192.7158</text:p>
          </table:table-cell>
          <table:table-cell table:style-name="ce7" table:formula="of:=([.M197]*[.C197])+[.J197]" office:value-type="currency" office:currency="USD" office:value="225613.958751539" calcext:value-type="currency">
            <text:p>$225,613.9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04-01</text:p>
          </table:table-cell>
          <table:table-cell table:style-name="ce3" office:value-type="float" office:value="1160.329956" calcext:value-type="float">
            <text:p>1,160.33</text:p>
          </table:table-cell>
          <table:table-cell table:style-name="ce3" office:value-type="float" office:value="1249.459961" calcext:value-type="float">
            <text:p>1,249.46</text:p>
          </table:table-cell>
          <table:table-cell table:style-name="ce5" table:formula="of:=([.C198]-[.B198])/[.C198]" office:value-type="percentage" office:value="0.0713348228691259" calcext:value-type="percentage">
            <text:p>7.1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8]/[.B198]" office:value-type="float" office:value="0.43091191209408" calcext:value-type="float">
            <text:p>0.4309</text:p>
          </table:table-cell>
          <table:table-cell table:style-name="ce8" table:formula="of:=[.H197]+[.G198]" office:value-type="float" office:value="238.976476451407" calcext:value-type="float">
            <text:p>238.9765</text:p>
          </table:table-cell>
          <table:table-cell table:style-name="ce7" table:formula="of:=([.H198]*[.C198])+[.E198]" office:value-type="currency" office:currency="USD" office:value="298591.538946893" calcext:value-type="currency">
            <text:p>$298,591.54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8" table:formula="of:=[.K198]/[.B198]" office:value-type="float" office:value="1.72364764837632" calcext:value-type="float">
            <text:p>1.7236</text:p>
          </table:table-cell>
          <table:table-cell table:style-name="ce8" table:formula="of:=[.M197]+[.L198]" office:value-type="float" office:value="194.439484721482" calcext:value-type="float">
            <text:p>194.4395</text:p>
          </table:table-cell>
          <table:table-cell table:style-name="ce7" table:formula="of:=([.M198]*[.C198])+[.J198]" office:value-type="currency" office:currency="USD" office:value="243444.350996962" calcext:value-type="currency">
            <text:p>$243,444.3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05-01</text:p>
          </table:table-cell>
          <table:table-cell table:style-name="ce3" office:value-type="float" office:value="1249.459961" calcext:value-type="float">
            <text:p>1,249.46</text:p>
          </table:table-cell>
          <table:table-cell table:style-name="ce3" office:value-type="float" office:value="1255.819946" calcext:value-type="float">
            <text:p>1,255.82</text:p>
          </table:table-cell>
          <table:table-cell table:style-name="ce5" table:formula="of:=([.C199]-[.B199])/[.C199]" office:value-type="percentage" office:value="0.00506440833358133" calcext:value-type="percentage">
            <text:p>0.5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199]/[.B199]" office:value-type="float" office:value="0.400172887172653" calcext:value-type="float">
            <text:p>0.4002</text:p>
          </table:table-cell>
          <table:table-cell table:style-name="ce8" table:formula="of:=[.H198]+[.G199]" office:value-type="float" office:value="239.37664933858" calcext:value-type="float">
            <text:p>239.3766</text:p>
          </table:table-cell>
          <table:table-cell table:style-name="ce7" table:formula="of:=([.H199]*[.C199])+[.E199]" office:value-type="currency" office:currency="USD" office:value="300613.970846037" calcext:value-type="currency">
            <text:p>$300,613.97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199]/[.B199]" office:value-type="float" office:value="0" calcext:value-type="float">
            <text:p>0.0000</text:p>
          </table:table-cell>
          <table:table-cell table:style-name="ce8" table:formula="of:=[.M198]+[.L199]" office:value-type="float" office:value="194.439484721482" calcext:value-type="float">
            <text:p>194.4395</text:p>
          </table:table-cell>
          <table:table-cell table:style-name="ce7" table:formula="of:=([.M199]*[.C199])+[.J199]" office:value-type="currency" office:currency="USD" office:value="245180.983203199" calcext:value-type="currency">
            <text:p>$245,180.9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06-01</text:p>
          </table:table-cell>
          <table:table-cell table:style-name="ce3" office:value-type="float" office:value="1255.819946" calcext:value-type="float">
            <text:p>1,255.82</text:p>
          </table:table-cell>
          <table:table-cell table:style-name="ce3" office:value-type="float" office:value="1224.380005" calcext:value-type="float">
            <text:p>1,224.38</text:p>
          </table:table-cell>
          <table:table-cell table:style-name="ce5" table:formula="of:=([.C200]-[.B200])/[.C200]" office:value-type="percentage" office:value="-0.0256782541952734" calcext:value-type="percentage">
            <text:p>-2.5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0]/[.B200]" office:value-type="float" office:value="0.398146248267982" calcext:value-type="float">
            <text:p>0.3981</text:p>
          </table:table-cell>
          <table:table-cell table:style-name="ce8" table:formula="of:=[.H199]+[.G200]" office:value-type="float" office:value="239.774795586848" calcext:value-type="float">
            <text:p>239.7748</text:p>
          </table:table-cell>
          <table:table-cell table:style-name="ce7" table:formula="of:=([.H200]*[.C200])+[.E200]" office:value-type="currency" office:currency="USD" office:value="293575.465419499" calcext:value-type="currency">
            <text:p>$293,575.47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0]/[.B200]" office:value-type="float" office:value="0" calcext:value-type="float">
            <text:p>0.0000</text:p>
          </table:table-cell>
          <table:table-cell table:style-name="ce8" table:formula="of:=[.M199]+[.L200]" office:value-type="float" office:value="194.439484721482" calcext:value-type="float">
            <text:p>194.4395</text:p>
          </table:table-cell>
          <table:table-cell table:style-name="ce7" table:formula="of:=([.M200]*[.C200])+[.J200]" office:value-type="currency" office:currency="USD" office:value="239567.817275485" calcext:value-type="currency">
            <text:p>$239,567.8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07-01</text:p>
          </table:table-cell>
          <table:table-cell table:style-name="ce3" office:value-type="float" office:value="1224.420044" calcext:value-type="float">
            <text:p>1,224.42</text:p>
          </table:table-cell>
          <table:table-cell table:style-name="ce3" office:value-type="float" office:value="1211.22998" calcext:value-type="float">
            <text:p>1,211.23</text:p>
          </table:table-cell>
          <table:table-cell table:style-name="ce5" table:formula="of:=([.C201]-[.B201])/[.C201]" office:value-type="percentage" office:value="-0.0108898097122727" calcext:value-type="percentage">
            <text:p>-1.0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1]/[.B201]" office:value-type="float" office:value="0.408356594985634" calcext:value-type="float">
            <text:p>0.4084</text:p>
          </table:table-cell>
          <table:table-cell table:style-name="ce8" table:formula="of:=[.H200]+[.G201]" office:value-type="float" office:value="240.183152181834" calcext:value-type="float">
            <text:p>240.1832</text:p>
          </table:table-cell>
          <table:table-cell table:style-name="ce7" table:formula="of:=([.H201]*[.C201])+[.E201]" office:value-type="currency" office:currency="USD" office:value="290917.034613539" calcext:value-type="currency">
            <text:p>$290,917.03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1]/[.B201]" office:value-type="float" office:value="0" calcext:value-type="float">
            <text:p>0.0000</text:p>
          </table:table-cell>
          <table:table-cell table:style-name="ce8" table:formula="of:=[.M200]+[.L201]" office:value-type="float" office:value="194.439484721482" calcext:value-type="float">
            <text:p>194.4395</text:p>
          </table:table-cell>
          <table:table-cell table:style-name="ce7" table:formula="of:=([.M201]*[.C201])+[.J201]" office:value-type="currency" office:currency="USD" office:value="237510.93319041" calcext:value-type="currency">
            <text:p>$237,510.9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08-01</text:p>
          </table:table-cell>
          <table:table-cell table:style-name="ce3" office:value-type="float" office:value="1211.22998" calcext:value-type="float">
            <text:p>1,211.23</text:p>
          </table:table-cell>
          <table:table-cell table:style-name="ce3" office:value-type="float" office:value="1133.579956" calcext:value-type="float">
            <text:p>1,133.58</text:p>
          </table:table-cell>
          <table:table-cell table:style-name="ce5" table:formula="of:=([.C202]-[.B202])/[.C202]" office:value-type="percentage" office:value="-0.0684998209336722" calcext:value-type="percentage">
            <text:p>-6.8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2]/[.B202]" office:value-type="float" office:value="0.412803520599779" calcext:value-type="float">
            <text:p>0.4128</text:p>
          </table:table-cell>
          <table:table-cell table:style-name="ce8" table:formula="of:=[.H201]+[.G202]" office:value-type="float" office:value="240.595955702433" calcext:value-type="float">
            <text:p>240.5960</text:p>
          </table:table-cell>
          <table:table-cell table:style-name="ce7" table:formula="of:=([.H202]*[.C202])+[.E202]" office:value-type="currency" office:currency="USD" office:value="272734.752878942" calcext:value-type="currency">
            <text:p>$272,734.75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2]/[.B202]" office:value-type="float" office:value="0" calcext:value-type="float">
            <text:p>0.0000</text:p>
          </table:table-cell>
          <table:table-cell table:style-name="ce8" table:formula="of:=[.M201]+[.L202]" office:value-type="float" office:value="194.439484721482" calcext:value-type="float">
            <text:p>194.4395</text:p>
          </table:table-cell>
          <table:table-cell table:style-name="ce7" table:formula="of:=([.M202]*[.C202])+[.J202]" office:value-type="currency" office:currency="USD" office:value="222912.70253524" calcext:value-type="currency">
            <text:p>$222,912.7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09-01</text:p>
          </table:table-cell>
          <table:table-cell table:style-name="ce3" office:value-type="float" office:value="1133.579956" calcext:value-type="float">
            <text:p>1,133.58</text:p>
          </table:table-cell>
          <table:table-cell table:style-name="ce3" office:value-type="float" office:value="1040.939941" calcext:value-type="float">
            <text:p>1,040.94</text:p>
          </table:table-cell>
          <table:table-cell table:style-name="ce5" table:formula="of:=([.C203]-[.B203])/[.C203]" office:value-type="percentage" office:value="-0.0889965034015348" calcext:value-type="percentage">
            <text:p>-8.9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3]/[.B203]" office:value-type="float" office:value="0.441080487841653" calcext:value-type="float">
            <text:p>0.4411</text:p>
          </table:table-cell>
          <table:table-cell table:style-name="ce8" table:formula="of:=[.H202]+[.G203]" office:value-type="float" office:value="241.037036190275" calcext:value-type="float">
            <text:p>241.0370</text:p>
          </table:table-cell>
          <table:table-cell table:style-name="ce7" table:formula="of:=([.H203]*[.C203])+[.E203]" office:value-type="currency" office:currency="USD" office:value="250905.07823072" calcext:value-type="currency">
            <text:p>$250,905.08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3]/[.B203]" office:value-type="float" office:value="0" calcext:value-type="float">
            <text:p>0.0000</text:p>
          </table:table-cell>
          <table:table-cell table:style-name="ce8" table:formula="of:=[.M202]+[.L203]" office:value-type="float" office:value="194.439484721482" calcext:value-type="float">
            <text:p>194.4395</text:p>
          </table:table-cell>
          <table:table-cell table:style-name="ce7" table:formula="of:=([.M203]*[.C203])+[.J203]" office:value-type="currency" office:currency="USD" office:value="205399.825754049" calcext:value-type="currency">
            <text:p>$205,399.8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10-01</text:p>
          </table:table-cell>
          <table:table-cell table:style-name="ce3" office:value-type="float" office:value="1040.939941" calcext:value-type="float">
            <text:p>1,040.94</text:p>
          </table:table-cell>
          <table:table-cell table:style-name="ce3" office:value-type="float" office:value="1059.780029" calcext:value-type="float">
            <text:p>1,059.78</text:p>
          </table:table-cell>
          <table:table-cell table:style-name="ce5" table:formula="of:=([.C204]-[.B204])/[.C204]" office:value-type="percentage" office:value="0.0177773570783149" calcext:value-type="percentage">
            <text:p>1.7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4]/[.B204]" office:value-type="float" office:value="0.480335108978204" calcext:value-type="float">
            <text:p>0.4803</text:p>
          </table:table-cell>
          <table:table-cell table:style-name="ce8" table:formula="of:=[.H203]+[.G204]" office:value-type="float" office:value="241.517371299253" calcext:value-type="float">
            <text:p>241.5174</text:p>
          </table:table-cell>
          <table:table-cell table:style-name="ce7" table:formula="of:=([.H204]*[.C204])+[.E204]" office:value-type="currency" office:currency="USD" office:value="255955.286759526" calcext:value-type="currency">
            <text:p>$255,955.29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8" table:formula="of:=[.K204]/[.B204]" office:value-type="float" office:value="2.88201065386922" calcext:value-type="float">
            <text:p>2.8820</text:p>
          </table:table-cell>
          <table:table-cell table:style-name="ce8" table:formula="of:=[.M203]+[.L204]" office:value-type="float" office:value="197.321495375351" calcext:value-type="float">
            <text:p>197.3215</text:p>
          </table:table-cell>
          <table:table-cell table:style-name="ce7" table:formula="of:=([.M204]*[.C204])+[.J204]" office:value-type="currency" office:currency="USD" office:value="209617.380091213" calcext:value-type="currency">
            <text:p>$209,617.3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11-01</text:p>
          </table:table-cell>
          <table:table-cell table:style-name="ce3" office:value-type="float" office:value="1059.780029" calcext:value-type="float">
            <text:p>1,059.78</text:p>
          </table:table-cell>
          <table:table-cell table:style-name="ce3" office:value-type="float" office:value="1139.449951" calcext:value-type="float">
            <text:p>1,139.45</text:p>
          </table:table-cell>
          <table:table-cell table:style-name="ce5" table:formula="of:=([.C205]-[.B205])/[.C205]" office:value-type="percentage" office:value="0.06991963265265" calcext:value-type="percentage">
            <text:p>6.9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5]/[.B205]" office:value-type="float" office:value="0.471796020228647" calcext:value-type="float">
            <text:p>0.4718</text:p>
          </table:table-cell>
          <table:table-cell table:style-name="ce8" table:formula="of:=[.H204]+[.G205]" office:value-type="float" office:value="241.989167319482" calcext:value-type="float">
            <text:p>241.9892</text:p>
          </table:table-cell>
          <table:table-cell table:style-name="ce7" table:formula="of:=([.H205]*[.C205])+[.E205]" office:value-type="currency" office:currency="USD" office:value="275734.544844714" calcext:value-type="currency">
            <text:p>$275,734.54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5]/[.B205]" office:value-type="float" office:value="0" calcext:value-type="float">
            <text:p>0.0000</text:p>
          </table:table-cell>
          <table:table-cell table:style-name="ce8" table:formula="of:=[.M204]+[.L205]" office:value-type="float" office:value="197.321495375351" calcext:value-type="float">
            <text:p>197.3215</text:p>
          </table:table-cell>
          <table:table-cell table:style-name="ce7" table:formula="of:=([.M205]*[.C205])+[.J205]" office:value-type="currency" office:currency="USD" office:value="225837.96823669" calcext:value-type="currency">
            <text:p>$225,837.9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1-12-01</text:p>
          </table:table-cell>
          <table:table-cell table:style-name="ce3" office:value-type="float" office:value="1139.449951" calcext:value-type="float">
            <text:p>1,139.45</text:p>
          </table:table-cell>
          <table:table-cell table:style-name="ce3" office:value-type="float" office:value="1148.079956" calcext:value-type="float">
            <text:p>1,148.08</text:p>
          </table:table-cell>
          <table:table-cell table:style-name="ce5" table:formula="of:=([.C206]-[.B206])/[.C206]" office:value-type="percentage" office:value="0.00751690242033977" calcext:value-type="percentage">
            <text:p>0.7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6]/[.B206]" office:value-type="float" office:value="0.438808215807278" calcext:value-type="float">
            <text:p>0.4388</text:p>
          </table:table-cell>
          <table:table-cell table:style-name="ce8" table:formula="of:=[.H205]+[.G206]" office:value-type="float" office:value="242.427975535289" calcext:value-type="float">
            <text:p>242.4280</text:p>
          </table:table-cell>
          <table:table-cell table:style-name="ce7" table:formula="of:=([.H206]*[.C206])+[.E206]" office:value-type="currency" office:currency="USD" office:value="278326.699485724" calcext:value-type="currency">
            <text:p>$278,326.70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6]/[.B206]" office:value-type="float" office:value="0" calcext:value-type="float">
            <text:p>0.0000</text:p>
          </table:table-cell>
          <table:table-cell table:style-name="ce8" table:formula="of:=[.M205]+[.L206]" office:value-type="float" office:value="197.321495375351" calcext:value-type="float">
            <text:p>197.3215</text:p>
          </table:table-cell>
          <table:table-cell table:style-name="ce7" table:formula="of:=([.M206]*[.C206])+[.J206]" office:value-type="currency" office:currency="USD" office:value="228040.853728387" calcext:value-type="currency">
            <text:p>$228,040.8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01-01</text:p>
          </table:table-cell>
          <table:table-cell table:style-name="ce3" office:value-type="float" office:value="1148.079956" calcext:value-type="float">
            <text:p>1,148.08</text:p>
          </table:table-cell>
          <table:table-cell table:style-name="ce3" office:value-type="float" office:value="1130.199951" calcext:value-type="float">
            <text:p>1,130.20</text:p>
          </table:table-cell>
          <table:table-cell table:style-name="ce5" table:formula="of:=([.C207]-[.B207])/[.C207]" office:value-type="percentage" office:value="-0.0158202139224832" calcext:value-type="percentage">
            <text:p>-1.5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7]/[.B207]" office:value-type="float" office:value="0.435509737267811" calcext:value-type="float">
            <text:p>0.4355</text:p>
          </table:table-cell>
          <table:table-cell table:style-name="ce8" table:formula="of:=[.H206]+[.G207]" office:value-type="float" office:value="242.863485272557" calcext:value-type="float">
            <text:p>242.8635</text:p>
          </table:table-cell>
          <table:table-cell table:style-name="ce7" table:formula="of:=([.H207]*[.C207])+[.E207]" office:value-type="currency" office:currency="USD" office:value="274484.299154733" calcext:value-type="currency">
            <text:p>$274,484.30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7]/[.B207]" office:value-type="float" office:value="0" calcext:value-type="float">
            <text:p>0.0000</text:p>
          </table:table-cell>
          <table:table-cell table:style-name="ce8" table:formula="of:=[.M206]+[.L207]" office:value-type="float" office:value="197.321495375351" calcext:value-type="float">
            <text:p>197.3215</text:p>
          </table:table-cell>
          <table:table-cell table:style-name="ce7" table:formula="of:=([.M207]*[.C207])+[.J207]" office:value-type="currency" office:currency="USD" office:value="225012.744404468" calcext:value-type="currency">
            <text:p>$225,012.7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02-01</text:p>
          </table:table-cell>
          <table:table-cell table:style-name="ce3" office:value-type="float" office:value="1130.199951" calcext:value-type="float">
            <text:p>1,130.20</text:p>
          </table:table-cell>
          <table:table-cell table:style-name="ce3" office:value-type="float" office:value="1106.72998" calcext:value-type="float">
            <text:p>1,106.73</text:p>
          </table:table-cell>
          <table:table-cell table:style-name="ce5" table:formula="of:=([.C208]-[.B208])/[.C208]" office:value-type="percentage" office:value="-0.0212065918734758" calcext:value-type="percentage">
            <text:p>-2.1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8]/[.B208]" office:value-type="float" office:value="0.442399594476712" calcext:value-type="float">
            <text:p>0.4424</text:p>
          </table:table-cell>
          <table:table-cell table:style-name="ce8" table:formula="of:=[.H207]+[.G208]" office:value-type="float" office:value="243.305884867034" calcext:value-type="float">
            <text:p>243.3059</text:p>
          </table:table-cell>
          <table:table-cell table:style-name="ce7" table:formula="of:=([.H208]*[.C208])+[.E208]" office:value-type="currency" office:currency="USD" office:value="269273.917092775" calcext:value-type="currency">
            <text:p>$269,273.92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8]/[.B208]" office:value-type="float" office:value="0" calcext:value-type="float">
            <text:p>0.0000</text:p>
          </table:table-cell>
          <table:table-cell table:style-name="ce8" table:formula="of:=[.M207]+[.L208]" office:value-type="float" office:value="197.321495375351" calcext:value-type="float">
            <text:p>197.3215</text:p>
          </table:table-cell>
          <table:table-cell table:style-name="ce7" table:formula="of:=([.M208]*[.C208])+[.J208]" office:value-type="currency" office:currency="USD" office:value="220881.614630332" calcext:value-type="currency">
            <text:p>$220,881.6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03-01</text:p>
          </table:table-cell>
          <table:table-cell table:style-name="ce3" office:value-type="float" office:value="1106.72998" calcext:value-type="float">
            <text:p>1,106.73</text:p>
          </table:table-cell>
          <table:table-cell table:style-name="ce3" office:value-type="float" office:value="1147.390015" calcext:value-type="float">
            <text:p>1,147.39</text:p>
          </table:table-cell>
          <table:table-cell table:style-name="ce5" table:formula="of:=([.C209]-[.B209])/[.C209]" office:value-type="percentage" office:value="0.0354369782449256" calcext:value-type="percentage">
            <text:p>3.5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09]/[.B209]" office:value-type="float" office:value="0.451781382121771" calcext:value-type="float">
            <text:p>0.4518</text:p>
          </table:table-cell>
          <table:table-cell table:style-name="ce8" table:formula="of:=[.H208]+[.G209]" office:value-type="float" office:value="243.757666249155" calcext:value-type="float">
            <text:p>243.7577</text:p>
          </table:table-cell>
          <table:table-cell table:style-name="ce7" table:formula="of:=([.H209]*[.C209])+[.E209]" office:value-type="currency" office:currency="USD" office:value="279685.112333983" calcext:value-type="currency">
            <text:p>$279,685.11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09]/[.B209]" office:value-type="float" office:value="0" calcext:value-type="float">
            <text:p>0.0000</text:p>
          </table:table-cell>
          <table:table-cell table:style-name="ce8" table:formula="of:=[.M208]+[.L209]" office:value-type="float" office:value="197.321495375351" calcext:value-type="float">
            <text:p>197.3215</text:p>
          </table:table-cell>
          <table:table-cell table:style-name="ce7" table:formula="of:=([.M209]*[.C209])+[.J209]" office:value-type="currency" office:currency="USD" office:value="229404.713538546" calcext:value-type="currency">
            <text:p>$229,404.7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04-01</text:p>
          </table:table-cell>
          <table:table-cell table:style-name="ce3" office:value-type="float" office:value="1147.390015" calcext:value-type="float">
            <text:p>1,147.39</text:p>
          </table:table-cell>
          <table:table-cell table:style-name="ce3" office:value-type="float" office:value="1076.920044" calcext:value-type="float">
            <text:p>1,076.92</text:p>
          </table:table-cell>
          <table:table-cell table:style-name="ce5" table:formula="of:=([.C210]-[.B210])/[.C210]" office:value-type="percentage" office:value="-0.0654365859309793" calcext:value-type="percentage">
            <text:p>-6.5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0]/[.B210]" office:value-type="float" office:value="0.435771615112059" calcext:value-type="float">
            <text:p>0.4358</text:p>
          </table:table-cell>
          <table:table-cell table:style-name="ce8" table:formula="of:=[.H209]+[.G210]" office:value-type="float" office:value="244.193437864268" calcext:value-type="float">
            <text:p>244.1934</text:p>
          </table:table-cell>
          <table:table-cell table:style-name="ce7" table:formula="of:=([.H210]*[.C210])+[.E210]" office:value-type="currency" office:currency="USD" office:value="262976.807849298" calcext:value-type="currency">
            <text:p>$262,976.81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10]/[.B210]" office:value-type="float" office:value="0" calcext:value-type="float">
            <text:p>0.0000</text:p>
          </table:table-cell>
          <table:table-cell table:style-name="ce8" table:formula="of:=[.M209]+[.L210]" office:value-type="float" office:value="197.321495375351" calcext:value-type="float">
            <text:p>197.3215</text:p>
          </table:table-cell>
          <table:table-cell table:style-name="ce7" table:formula="of:=([.M210]*[.C210])+[.J210]" office:value-type="currency" office:currency="USD" office:value="215999.473481769" calcext:value-type="currency">
            <text:p>$215,999.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05-01</text:p>
          </table:table-cell>
          <table:table-cell table:style-name="ce3" office:value-type="float" office:value="1076.920044" calcext:value-type="float">
            <text:p>1,076.92</text:p>
          </table:table-cell>
          <table:table-cell table:style-name="ce3" office:value-type="float" office:value="1067.140015" calcext:value-type="float">
            <text:p>1,067.14</text:p>
          </table:table-cell>
          <table:table-cell table:style-name="ce5" table:formula="of:=([.C211]-[.B211])/[.C211]" office:value-type="percentage" office:value="-0.00916471021846183" calcext:value-type="percentage">
            <text:p>-0.9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1]/[.B211]" office:value-type="float" office:value="0.464287021850621" calcext:value-type="float">
            <text:p>0.4643</text:p>
          </table:table-cell>
          <table:table-cell table:style-name="ce8" table:formula="of:=[.H210]+[.G211]" office:value-type="float" office:value="244.657724886118" calcext:value-type="float">
            <text:p>244.6577</text:p>
          </table:table-cell>
          <table:table-cell table:style-name="ce7" table:formula="of:=([.H211]*[.C211])+[.E211]" office:value-type="currency" office:currency="USD" office:value="261084.048204838" calcext:value-type="currency">
            <text:p>$261,084.05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11]/[.B211]" office:value-type="float" office:value="0" calcext:value-type="float">
            <text:p>0.0000</text:p>
          </table:table-cell>
          <table:table-cell table:style-name="ce8" table:formula="of:=[.M210]+[.L211]" office:value-type="float" office:value="197.321495375351" calcext:value-type="float">
            <text:p>197.3215</text:p>
          </table:table-cell>
          <table:table-cell table:style-name="ce7" table:formula="of:=([.M211]*[.C211])+[.J211]" office:value-type="currency" office:currency="USD" office:value="214569.663534674" calcext:value-type="currency">
            <text:p>$214,569.6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06-01</text:p>
          </table:table-cell>
          <table:table-cell table:style-name="ce3" office:value-type="float" office:value="1067.140015" calcext:value-type="float">
            <text:p>1,067.14</text:p>
          </table:table-cell>
          <table:table-cell table:style-name="ce3" office:value-type="float" office:value="989.820007" calcext:value-type="float">
            <text:p>989.82</text:p>
          </table:table-cell>
          <table:table-cell table:style-name="ce5" table:formula="of:=([.C212]-[.B212])/[.C212]" office:value-type="percentage" office:value="-0.0781152203968331" calcext:value-type="percentage">
            <text:p>-7.8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2]/[.B212]" office:value-type="float" office:value="0.468542077864075" calcext:value-type="float">
            <text:p>0.4685</text:p>
          </table:table-cell>
          <table:table-cell table:style-name="ce8" table:formula="of:=[.H211]+[.G212]" office:value-type="float" office:value="245.126266963982" calcext:value-type="float">
            <text:p>245.1263</text:p>
          </table:table-cell>
          <table:table-cell table:style-name="ce7" table:formula="of:=([.H212]*[.C212])+[.E212]" office:value-type="currency" office:currency="USD" office:value="242630.883282173" calcext:value-type="currency">
            <text:p>$242,630.88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12]/[.B212]" office:value-type="float" office:value="0" calcext:value-type="float">
            <text:p>0.0000</text:p>
          </table:table-cell>
          <table:table-cell table:style-name="ce8" table:formula="of:=[.M211]+[.L212]" office:value-type="float" office:value="197.321495375351" calcext:value-type="float">
            <text:p>197.3215</text:p>
          </table:table-cell>
          <table:table-cell table:style-name="ce7" table:formula="of:=([.M212]*[.C212])+[.J212]" office:value-type="currency" office:currency="USD" office:value="199812.76393368" calcext:value-type="currency">
            <text:p>$199,812.7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07-01</text:p>
          </table:table-cell>
          <table:table-cell table:style-name="ce3" office:value-type="float" office:value="989.820007" calcext:value-type="float">
            <text:p>989.82</text:p>
          </table:table-cell>
          <table:table-cell table:style-name="ce3" office:value-type="float" office:value="911.619995" calcext:value-type="float">
            <text:p>911.62</text:p>
          </table:table-cell>
          <table:table-cell table:style-name="ce5" table:formula="of:=([.C213]-[.B213])/[.C213]" office:value-type="percentage" office:value="-0.0857813699007337" calcext:value-type="percentage">
            <text:p>-8.5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3]/[.B213]" office:value-type="float" office:value="0.505142345541617" calcext:value-type="float">
            <text:p>0.5051</text:p>
          </table:table-cell>
          <table:table-cell table:style-name="ce8" table:formula="of:=[.H212]+[.G213]" office:value-type="float" office:value="245.631409309524" calcext:value-type="float">
            <text:p>245.6314</text:p>
          </table:table-cell>
          <table:table-cell table:style-name="ce7" table:formula="of:=([.H213]*[.C213])+[.E213]" office:value-type="currency" office:currency="USD" office:value="223922.504126591" calcext:value-type="currency">
            <text:p>$223,922.50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13]/[.B213]" office:value-type="float" office:value="0" calcext:value-type="float">
            <text:p>0.0000</text:p>
          </table:table-cell>
          <table:table-cell table:style-name="ce8" table:formula="of:=[.M212]+[.L213]" office:value-type="float" office:value="197.321495375351" calcext:value-type="float">
            <text:p>197.3215</text:p>
          </table:table-cell>
          <table:table-cell table:style-name="ce7" table:formula="of:=([.M213]*[.C213])+[.J213]" office:value-type="currency" office:currency="USD" office:value="184882.22062747" calcext:value-type="currency">
            <text:p>$184,882.2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08-01</text:p>
          </table:table-cell>
          <table:table-cell table:style-name="ce3" office:value-type="float" office:value="911.619995" calcext:value-type="float">
            <text:p>911.62</text:p>
          </table:table-cell>
          <table:table-cell table:style-name="ce3" office:value-type="float" office:value="916.070007" calcext:value-type="float">
            <text:p>916.07</text:p>
          </table:table-cell>
          <table:table-cell table:style-name="ce5" table:formula="of:=([.C214]-[.B214])/[.C214]" office:value-type="percentage" office:value="0.00485772044275653" calcext:value-type="percentage">
            <text:p>0.4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4]/[.B214]" office:value-type="float" office:value="0.548474147937047" calcext:value-type="float">
            <text:p>0.5485</text:p>
          </table:table-cell>
          <table:table-cell table:style-name="ce8" table:formula="of:=[.H213]+[.G214]" office:value-type="float" office:value="246.179883457461" calcext:value-type="float">
            <text:p>246.1799</text:p>
          </table:table-cell>
          <table:table-cell table:style-name="ce7" table:formula="of:=([.H214]*[.C214])+[.E214]" office:value-type="currency" office:currency="USD" office:value="225518.007562135" calcext:value-type="currency">
            <text:p>$225,518.01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8" table:formula="of:=[.K214]/[.B214]" office:value-type="float" office:value="5.48474147937047" calcext:value-type="float">
            <text:p>5.4847</text:p>
          </table:table-cell>
          <table:table-cell table:style-name="ce8" table:formula="of:=[.M213]+[.L214]" office:value-type="float" office:value="202.806236854721" calcext:value-type="float">
            <text:p>202.8062</text:p>
          </table:table-cell>
          <table:table-cell table:style-name="ce7" table:formula="of:=([.M214]*[.C214])+[.J214]" office:value-type="currency" office:currency="USD" office:value="186284.710815148" calcext:value-type="currency">
            <text:p>$186,284.7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09-01</text:p>
          </table:table-cell>
          <table:table-cell table:style-name="ce3" office:value-type="float" office:value="916.070007" calcext:value-type="float">
            <text:p>916.07</text:p>
          </table:table-cell>
          <table:table-cell table:style-name="ce3" office:value-type="float" office:value="815.280029" calcext:value-type="float">
            <text:p>815.28</text:p>
          </table:table-cell>
          <table:table-cell table:style-name="ce5" table:formula="of:=([.C215]-[.B215])/[.C215]" office:value-type="percentage" office:value="-0.123626207456138" calcext:value-type="percentage">
            <text:p>-12.3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5]/[.B215]" office:value-type="float" office:value="0.54580981385629" calcext:value-type="float">
            <text:p>0.5458</text:p>
          </table:table-cell>
          <table:table-cell table:style-name="ce8" table:formula="of:=[.H214]+[.G215]" office:value-type="float" office:value="246.725693271317" calcext:value-type="float">
            <text:p>246.7257</text:p>
          </table:table-cell>
          <table:table-cell table:style-name="ce7" table:formula="of:=([.H215]*[.C215])+[.E215]" office:value-type="currency" office:currency="USD" office:value="201150.530365285" calcext:value-type="currency">
            <text:p>$201,150.53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15]/[.B215]" office:value-type="float" office:value="0" calcext:value-type="float">
            <text:p>0.0000</text:p>
          </table:table-cell>
          <table:table-cell table:style-name="ce8" table:formula="of:=[.M214]+[.L215]" office:value-type="float" office:value="202.806236854721" calcext:value-type="float">
            <text:p>202.8062</text:p>
          </table:table-cell>
          <table:table-cell table:style-name="ce7" table:formula="of:=([.M215]*[.C215])+[.J215]" office:value-type="currency" office:currency="USD" office:value="166343.874664298" calcext:value-type="currency">
            <text:p>$166,343.8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10-01</text:p>
          </table:table-cell>
          <table:table-cell table:style-name="ce3" office:value-type="float" office:value="815.280029" calcext:value-type="float">
            <text:p>815.28</text:p>
          </table:table-cell>
          <table:table-cell table:style-name="ce3" office:value-type="float" office:value="885.76001" calcext:value-type="float">
            <text:p>885.76</text:p>
          </table:table-cell>
          <table:table-cell table:style-name="ce5" table:formula="of:=([.C216]-[.B216])/[.C216]" office:value-type="percentage" office:value="0.0795700643563711" calcext:value-type="percentage">
            <text:p>7.9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6]/[.B216]" office:value-type="float" office:value="0.613286211135683" calcext:value-type="float">
            <text:p>0.6133</text:p>
          </table:table-cell>
          <table:table-cell table:style-name="ce8" table:formula="of:=[.H215]+[.G216]" office:value-type="float" office:value="247.338979482453" calcext:value-type="float">
            <text:p>247.3390</text:p>
          </table:table-cell>
          <table:table-cell table:style-name="ce7" table:formula="of:=([.H216]*[.C216])+[.E216]" office:value-type="currency" office:currency="USD" office:value="219082.976939767" calcext:value-type="currency">
            <text:p>$219,082.98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8" table:formula="of:=[.K216]/[.B216]" office:value-type="float" office:value="1.22657242227137" calcext:value-type="float">
            <text:p>1.2266</text:p>
          </table:table-cell>
          <table:table-cell table:style-name="ce8" table:formula="of:=[.M215]+[.L216]" office:value-type="float" office:value="204.032809276993" calcext:value-type="float">
            <text:p>204.0328</text:p>
          </table:table-cell>
          <table:table-cell table:style-name="ce7" table:formula="of:=([.M216]*[.C216])+[.J216]" office:value-type="currency" office:currency="USD" office:value="181224.103185517" calcext:value-type="currency">
            <text:p>$181,224.1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11-01</text:p>
          </table:table-cell>
          <table:table-cell table:style-name="ce3" office:value-type="float" office:value="885.76001" calcext:value-type="float">
            <text:p>885.76</text:p>
          </table:table-cell>
          <table:table-cell table:style-name="ce3" office:value-type="float" office:value="936.309998" calcext:value-type="float">
            <text:p>936.31</text:p>
          </table:table-cell>
          <table:table-cell table:style-name="ce5" table:formula="of:=([.C217]-[.B217])/[.C217]" office:value-type="percentage" office:value="0.0539885167390896" calcext:value-type="percentage">
            <text:p>5.4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7]/[.B217]" office:value-type="float" office:value="0.564486987846742" calcext:value-type="float">
            <text:p>0.5645</text:p>
          </table:table-cell>
          <table:table-cell table:style-name="ce8" table:formula="of:=[.H216]+[.G217]" office:value-type="float" office:value="247.9034664703" calcext:value-type="float">
            <text:p>247.9035</text:p>
          </table:table-cell>
          <table:table-cell table:style-name="ce7" table:formula="of:=([.H217]*[.C217])+[.E217]" office:value-type="currency" office:currency="USD" office:value="232114.494194999" calcext:value-type="currency">
            <text:p>$232,114.49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17]/[.B217]" office:value-type="float" office:value="0" calcext:value-type="float">
            <text:p>0.0000</text:p>
          </table:table-cell>
          <table:table-cell table:style-name="ce8" table:formula="of:=[.M216]+[.L217]" office:value-type="float" office:value="204.032809276993" calcext:value-type="float">
            <text:p>204.0328</text:p>
          </table:table-cell>
          <table:table-cell table:style-name="ce7" table:formula="of:=([.M217]*[.C217])+[.J217]" office:value-type="currency" office:currency="USD" office:value="192037.959246075" calcext:value-type="currency">
            <text:p>$192,037.9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2-12-01</text:p>
          </table:table-cell>
          <table:table-cell table:style-name="ce3" office:value-type="float" office:value="936.309998" calcext:value-type="float">
            <text:p>936.31</text:p>
          </table:table-cell>
          <table:table-cell table:style-name="ce3" office:value-type="float" office:value="879.820007" calcext:value-type="float">
            <text:p>879.82</text:p>
          </table:table-cell>
          <table:table-cell table:style-name="ce5" table:formula="of:=([.C218]-[.B218])/[.C218]" office:value-type="percentage" office:value="-0.0642063041878518" calcext:value-type="percentage">
            <text:p>-6.4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8]/[.B218]" office:value-type="float" office:value="0.53401117265438" calcext:value-type="float">
            <text:p>0.5340</text:p>
          </table:table-cell>
          <table:table-cell table:style-name="ce8" table:formula="of:=[.H217]+[.G218]" office:value-type="float" office:value="248.437477642954" calcext:value-type="float">
            <text:p>248.4375</text:p>
          </table:table-cell>
          <table:table-cell table:style-name="ce7" table:formula="of:=([.H218]*[.C218])+[.E218]" office:value-type="currency" office:currency="USD" office:value="218580.263318886" calcext:value-type="currency">
            <text:p>$218,580.26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18]/[.B218]" office:value-type="float" office:value="0" calcext:value-type="float">
            <text:p>0.0000</text:p>
          </table:table-cell>
          <table:table-cell table:style-name="ce8" table:formula="of:=[.M217]+[.L218]" office:value-type="float" office:value="204.032809276993" calcext:value-type="float">
            <text:p>204.0328</text:p>
          </table:table-cell>
          <table:table-cell table:style-name="ce7" table:formula="of:=([.M218]*[.C218])+[.J218]" office:value-type="currency" office:currency="USD" office:value="181012.147686313" calcext:value-type="currency">
            <text:p>$181,012.1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01-01</text:p>
          </table:table-cell>
          <table:table-cell table:style-name="ce3" office:value-type="float" office:value="879.820007" calcext:value-type="float">
            <text:p>879.82</text:p>
          </table:table-cell>
          <table:table-cell table:style-name="ce3" office:value-type="float" office:value="855.700012" calcext:value-type="float">
            <text:p>855.70</text:p>
          </table:table-cell>
          <table:table-cell table:style-name="ce5" table:formula="of:=([.C219]-[.B219])/[.C219]" office:value-type="percentage" office:value="-0.0281874426338094" calcext:value-type="percentage">
            <text:p>-2.8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19]/[.B219]" office:value-type="float" office:value="0.568298056445538" calcext:value-type="float">
            <text:p>0.5683</text:p>
          </table:table-cell>
          <table:table-cell table:style-name="ce8" table:formula="of:=[.H218]+[.G219]" office:value-type="float" office:value="249.0057756994" calcext:value-type="float">
            <text:p>249.0058</text:p>
          </table:table-cell>
          <table:table-cell table:style-name="ce7" table:formula="of:=([.H219]*[.C219])+[.E219]" office:value-type="currency" office:currency="USD" office:value="213074.245254045" calcext:value-type="currency">
            <text:p>$213,074.25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19]/[.B219]" office:value-type="float" office:value="0" calcext:value-type="float">
            <text:p>0.0000</text:p>
          </table:table-cell>
          <table:table-cell table:style-name="ce8" table:formula="of:=[.M218]+[.L219]" office:value-type="float" office:value="204.032809276993" calcext:value-type="float">
            <text:p>204.0328</text:p>
          </table:table-cell>
          <table:table-cell table:style-name="ce7" table:formula="of:=([.M219]*[.C219])+[.J219]" office:value-type="currency" office:currency="USD" office:value="176590.877346716" calcext:value-type="currency">
            <text:p>$176,590.8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02-01</text:p>
          </table:table-cell>
          <table:table-cell table:style-name="ce3" office:value-type="float" office:value="855.700012" calcext:value-type="float">
            <text:p>855.70</text:p>
          </table:table-cell>
          <table:table-cell table:style-name="ce3" office:value-type="float" office:value="841.150024" calcext:value-type="float">
            <text:p>841.15</text:p>
          </table:table-cell>
          <table:table-cell table:style-name="ce5" table:formula="of:=([.C220]-[.B220])/[.C220]" office:value-type="percentage" office:value="-0.0172977323721743" calcext:value-type="percentage">
            <text:p>-1.7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0]/[.B220]" office:value-type="float" office:value="0.584316925310502" calcext:value-type="float">
            <text:p>0.5843</text:p>
          </table:table-cell>
          <table:table-cell table:style-name="ce8" table:formula="of:=[.H219]+[.G220]" office:value-type="float" office:value="249.59009262471" calcext:value-type="float">
            <text:p>249.5901</text:p>
          </table:table-cell>
          <table:table-cell table:style-name="ce7" table:formula="of:=([.H220]*[.C220])+[.E220]" office:value-type="currency" office:currency="USD" office:value="209942.712401437" calcext:value-type="currency">
            <text:p>$209,942.71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0]/[.B220]" office:value-type="float" office:value="0" calcext:value-type="float">
            <text:p>0.0000</text:p>
          </table:table-cell>
          <table:table-cell table:style-name="ce8" table:formula="of:=[.M219]+[.L220]" office:value-type="float" office:value="204.032809276993" calcext:value-type="float">
            <text:p>204.0328</text:p>
          </table:table-cell>
          <table:table-cell table:style-name="ce7" table:formula="of:=([.M220]*[.C220])+[.J220]" office:value-type="currency" office:currency="USD" office:value="174122.20242013" calcext:value-type="currency">
            <text:p>$174,122.2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03-01</text:p>
          </table:table-cell>
          <table:table-cell table:style-name="ce3" office:value-type="float" office:value="841.150024" calcext:value-type="float">
            <text:p>841.15</text:p>
          </table:table-cell>
          <table:table-cell table:style-name="ce3" office:value-type="float" office:value="848.179993" calcext:value-type="float">
            <text:p>848.18</text:p>
          </table:table-cell>
          <table:table-cell table:style-name="ce5" table:formula="of:=([.C221]-[.B221])/[.C221]" office:value-type="percentage" office:value="0.00828829854278341" calcext:value-type="percentage">
            <text:p>0.8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1]/[.B221]" office:value-type="float" office:value="0.594424283105055" calcext:value-type="float">
            <text:p>0.5944</text:p>
          </table:table-cell>
          <table:table-cell table:style-name="ce8" table:formula="of:=[.H220]+[.G221]" office:value-type="float" office:value="250.184516907815" calcext:value-type="float">
            <text:p>250.1845</text:p>
          </table:table-cell>
          <table:table-cell table:style-name="ce7" table:formula="of:=([.H221]*[.C221])+[.E221]" office:value-type="currency" office:currency="USD" office:value="212201.501799579" calcext:value-type="currency">
            <text:p>$212,201.50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1]/[.B221]" office:value-type="float" office:value="0" calcext:value-type="float">
            <text:p>0.0000</text:p>
          </table:table-cell>
          <table:table-cell table:style-name="ce8" table:formula="of:=[.M220]+[.L221]" office:value-type="float" office:value="204.032809276993" calcext:value-type="float">
            <text:p>204.0328</text:p>
          </table:table-cell>
          <table:table-cell table:style-name="ce7" table:formula="of:=([.M221]*[.C221])+[.J221]" office:value-type="currency" office:currency="USD" office:value="176056.54674433" calcext:value-type="currency">
            <text:p>$176,056.5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04-01</text:p>
          </table:table-cell>
          <table:table-cell table:style-name="ce3" office:value-type="float" office:value="848.179993" calcext:value-type="float">
            <text:p>848.18</text:p>
          </table:table-cell>
          <table:table-cell table:style-name="ce3" office:value-type="float" office:value="916.919983" calcext:value-type="float">
            <text:p>916.92</text:p>
          </table:table-cell>
          <table:table-cell table:style-name="ce5" table:formula="of:=([.C222]-[.B222])/[.C222]" office:value-type="percentage" office:value="0.0749683628609499" calcext:value-type="percentage">
            <text:p>7.5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2]/[.B222]" office:value-type="float" office:value="0.5894975171856" calcext:value-type="float">
            <text:p>0.5895</text:p>
          </table:table-cell>
          <table:table-cell table:style-name="ce8" table:formula="of:=[.H221]+[.G222]" office:value-type="float" office:value="250.774014425001" calcext:value-type="float">
            <text:p>250.7740</text:p>
          </table:table-cell>
          <table:table-cell table:style-name="ce7" table:formula="of:=([.H222]*[.C222])+[.E222]" office:value-type="currency" office:currency="USD" office:value="229939.705043413" calcext:value-type="currency">
            <text:p>$229,939.71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2]/[.B222]" office:value-type="float" office:value="0" calcext:value-type="float">
            <text:p>0.0000</text:p>
          </table:table-cell>
          <table:table-cell table:style-name="ce8" table:formula="of:=[.M221]+[.L222]" office:value-type="float" office:value="204.032809276993" calcext:value-type="float">
            <text:p>204.0328</text:p>
          </table:table-cell>
          <table:table-cell table:style-name="ce7" table:formula="of:=([.M222]*[.C222])+[.J222]" office:value-type="currency" office:currency="USD" office:value="190581.760013702" calcext:value-type="currency">
            <text:p>$190,581.7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05-01</text:p>
          </table:table-cell>
          <table:table-cell table:style-name="ce3" office:value-type="float" office:value="916.919983" calcext:value-type="float">
            <text:p>916.92</text:p>
          </table:table-cell>
          <table:table-cell table:style-name="ce3" office:value-type="float" office:value="963.590027" calcext:value-type="float">
            <text:p>963.59</text:p>
          </table:table-cell>
          <table:table-cell table:style-name="ce5" table:formula="of:=([.C223]-[.B223])/[.C223]" office:value-type="percentage" office:value="0.0484335066701556" calcext:value-type="percentage">
            <text:p>4.8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3]/[.B223]" office:value-type="float" office:value="0.545303853411601" calcext:value-type="float">
            <text:p>0.5453</text:p>
          </table:table-cell>
          <table:table-cell table:style-name="ce8" table:formula="of:=[.H222]+[.G223]" office:value-type="float" office:value="251.319318278412" calcext:value-type="float">
            <text:p>251.3193</text:p>
          </table:table-cell>
          <table:table-cell table:style-name="ce7" table:formula="of:=([.H223]*[.C223])+[.E223]" office:value-type="currency" office:currency="USD" office:value="242168.788685517" calcext:value-type="currency">
            <text:p>$242,168.79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3]/[.B223]" office:value-type="float" office:value="0" calcext:value-type="float">
            <text:p>0.0000</text:p>
          </table:table-cell>
          <table:table-cell table:style-name="ce8" table:formula="of:=[.M222]+[.L223]" office:value-type="float" office:value="204.032809276993" calcext:value-type="float">
            <text:p>204.0328</text:p>
          </table:table-cell>
          <table:table-cell table:style-name="ce7" table:formula="of:=([.M223]*[.C223])+[.J223]" office:value-type="currency" office:currency="USD" office:value="200603.980200103" calcext:value-type="currency">
            <text:p>$200,603.9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06-01</text:p>
          </table:table-cell>
          <table:table-cell table:style-name="ce3" office:value-type="float" office:value="963.590027" calcext:value-type="float">
            <text:p>963.59</text:p>
          </table:table-cell>
          <table:table-cell table:style-name="ce3" office:value-type="float" office:value="974.5" calcext:value-type="float">
            <text:p>974.50</text:p>
          </table:table-cell>
          <table:table-cell table:style-name="ce5" table:formula="of:=([.C224]-[.B224])/[.C224]" office:value-type="percentage" office:value="0.0111954571575167" calcext:value-type="percentage">
            <text:p>1.1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4]/[.B224]" office:value-type="float" office:value="0.518892875590129" calcext:value-type="float">
            <text:p>0.5189</text:p>
          </table:table-cell>
          <table:table-cell table:style-name="ce8" table:formula="of:=[.H223]+[.G224]" office:value-type="float" office:value="251.838211154002" calcext:value-type="float">
            <text:p>251.8382</text:p>
          </table:table-cell>
          <table:table-cell table:style-name="ce7" table:formula="of:=([.H224]*[.C224])+[.E224]" office:value-type="currency" office:currency="USD" office:value="245416.336769575" calcext:value-type="currency">
            <text:p>$245,416.34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4]/[.B224]" office:value-type="float" office:value="0" calcext:value-type="float">
            <text:p>0.0000</text:p>
          </table:table-cell>
          <table:table-cell table:style-name="ce8" table:formula="of:=[.M223]+[.L224]" office:value-type="float" office:value="204.032809276993" calcext:value-type="float">
            <text:p>204.0328</text:p>
          </table:table-cell>
          <table:table-cell table:style-name="ce7" table:formula="of:=([.M224]*[.C224])+[.J224]" office:value-type="currency" office:currency="USD" office:value="203329.972640429" calcext:value-type="currency">
            <text:p>$203,329.9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07-01</text:p>
          </table:table-cell>
          <table:table-cell table:style-name="ce3" office:value-type="float" office:value="974.5" calcext:value-type="float">
            <text:p>974.50</text:p>
          </table:table-cell>
          <table:table-cell table:style-name="ce3" office:value-type="float" office:value="990.309998" calcext:value-type="float">
            <text:p>990.31</text:p>
          </table:table-cell>
          <table:table-cell table:style-name="ce5" table:formula="of:=([.C225]-[.B225])/[.C225]" office:value-type="percentage" office:value="0.0159646959355448" calcext:value-type="percentage">
            <text:p>1.6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5]/[.B225]" office:value-type="float" office:value="0.513083632632119" calcext:value-type="float">
            <text:p>0.5131</text:p>
          </table:table-cell>
          <table:table-cell table:style-name="ce8" table:formula="of:=[.H224]+[.G225]" office:value-type="float" office:value="252.351294786635" calcext:value-type="float">
            <text:p>252.3513</text:p>
          </table:table-cell>
          <table:table-cell table:style-name="ce7" table:formula="of:=([.H225]*[.C225])+[.E225]" office:value-type="currency" office:currency="USD" office:value="249906.010235449" calcext:value-type="currency">
            <text:p>$249,906.01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5]/[.B225]" office:value-type="float" office:value="0" calcext:value-type="float">
            <text:p>0.0000</text:p>
          </table:table-cell>
          <table:table-cell table:style-name="ce8" table:formula="of:=[.M224]+[.L225]" office:value-type="float" office:value="204.032809276993" calcext:value-type="float">
            <text:p>204.0328</text:p>
          </table:table-cell>
          <table:table-cell table:style-name="ce7" table:formula="of:=([.M225]*[.C225])+[.J225]" office:value-type="currency" office:currency="USD" office:value="207055.730947033" calcext:value-type="currency">
            <text:p>$207,055.7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08-01</text:p>
          </table:table-cell>
          <table:table-cell table:style-name="ce3" office:value-type="float" office:value="990.309998" calcext:value-type="float">
            <text:p>990.31</text:p>
          </table:table-cell>
          <table:table-cell table:style-name="ce3" office:value-type="float" office:value="1008.01001" calcext:value-type="float">
            <text:p>1,008.01</text:p>
          </table:table-cell>
          <table:table-cell table:style-name="ce5" table:formula="of:=([.C226]-[.B226])/[.C226]" office:value-type="percentage" office:value="0.0175593613400724" calcext:value-type="percentage">
            <text:p>1.7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6]/[.B226]" office:value-type="float" office:value="0.504892408447642" calcext:value-type="float">
            <text:p>0.5049</text:p>
          </table:table-cell>
          <table:table-cell table:style-name="ce8" table:formula="of:=[.H225]+[.G226]" office:value-type="float" office:value="252.856187195082" calcext:value-type="float">
            <text:p>252.8562</text:p>
          </table:table-cell>
          <table:table-cell table:style-name="ce7" table:formula="of:=([.H226]*[.C226])+[.E226]" office:value-type="currency" office:currency="USD" office:value="254881.567783077" calcext:value-type="currency">
            <text:p>$254,881.57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6]/[.B226]" office:value-type="float" office:value="0" calcext:value-type="float">
            <text:p>0.0000</text:p>
          </table:table-cell>
          <table:table-cell table:style-name="ce8" table:formula="of:=[.M225]+[.L226]" office:value-type="float" office:value="204.032809276993" calcext:value-type="float">
            <text:p>204.0328</text:p>
          </table:table-cell>
          <table:table-cell table:style-name="ce7" table:formula="of:=([.M226]*[.C226])+[.J226]" office:value-type="currency" office:currency="USD" office:value="211167.114119629" calcext:value-type="currency">
            <text:p>$211,167.1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09-01</text:p>
          </table:table-cell>
          <table:table-cell table:style-name="ce3" office:value-type="float" office:value="1008.01001" calcext:value-type="float">
            <text:p>1,008.01</text:p>
          </table:table-cell>
          <table:table-cell table:style-name="ce3" office:value-type="float" office:value="995.969971" calcext:value-type="float">
            <text:p>995.97</text:p>
          </table:table-cell>
          <table:table-cell table:style-name="ce5" table:formula="of:=([.C227]-[.B227])/[.C227]" office:value-type="percentage" office:value="-0.012088757041451" calcext:value-type="percentage">
            <text:p>-1.2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7]/[.B227]" office:value-type="float" office:value="0.496026820209851" calcext:value-type="float">
            <text:p>0.4960</text:p>
          </table:table-cell>
          <table:table-cell table:style-name="ce8" table:formula="of:=[.H226]+[.G227]" office:value-type="float" office:value="253.352214015292" calcext:value-type="float">
            <text:p>253.3522</text:p>
          </table:table-cell>
          <table:table-cell table:style-name="ce7" table:formula="of:=([.H227]*[.C227])+[.E227]" office:value-type="currency" office:currency="USD" office:value="252331.197245596" calcext:value-type="currency">
            <text:p>$252,331.20</text:p>
          </table:table-cell>
          <table:table-cell table:style-name="ce7" office:value-type="currency" office:currency="USD" office:value="6000" calcext:value-type="currency">
            <text:p>$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7]/[.B227]" office:value-type="float" office:value="0" calcext:value-type="float">
            <text:p>0.0000</text:p>
          </table:table-cell>
          <table:table-cell table:style-name="ce8" table:formula="of:=[.M226]+[.L227]" office:value-type="float" office:value="204.032809276993" calcext:value-type="float">
            <text:p>204.0328</text:p>
          </table:table-cell>
          <table:table-cell table:style-name="ce7" table:formula="of:=([.M227]*[.C227])+[.J227]" office:value-type="currency" office:currency="USD" office:value="209210.551138655" calcext:value-type="currency">
            <text:p>$209,210.5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10-01</text:p>
          </table:table-cell>
          <table:table-cell table:style-name="ce3" office:value-type="float" office:value="995.969971" calcext:value-type="float">
            <text:p>995.97</text:p>
          </table:table-cell>
          <table:table-cell table:style-name="ce3" office:value-type="float" office:value="1050.709961" calcext:value-type="float">
            <text:p>1,050.71</text:p>
          </table:table-cell>
          <table:table-cell table:style-name="ce5" table:formula="of:=([.C228]-[.B228])/[.C228]" office:value-type="percentage" office:value="0.052098097507234" calcext:value-type="percentage">
            <text:p>5.2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8]/[.B228]" office:value-type="float" office:value="0.502023167925411" calcext:value-type="float">
            <text:p>0.5020</text:p>
          </table:table-cell>
          <table:table-cell table:style-name="ce8" table:formula="of:=[.H227]+[.G228]" office:value-type="float" office:value="253.854237183217" calcext:value-type="float">
            <text:p>253.8542</text:p>
          </table:table-cell>
          <table:table-cell table:style-name="ce7" table:formula="of:=([.H228]*[.C228])+[.E228]" office:value-type="currency" office:currency="USD" office:value="266727.175650463" calcext:value-type="currency">
            <text:p>$266,727.18</text:p>
          </table:table-cell>
          <table:table-cell table:style-name="ce7" office:value-type="currency" office:currency="USD" office:value="6500" calcext:value-type="currency">
            <text:p>$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8]/[.B228]" office:value-type="float" office:value="0" calcext:value-type="float">
            <text:p>0.0000</text:p>
          </table:table-cell>
          <table:table-cell table:style-name="ce8" table:formula="of:=[.M227]+[.L228]" office:value-type="float" office:value="204.032809276993" calcext:value-type="float">
            <text:p>204.0328</text:p>
          </table:table-cell>
          <table:table-cell table:style-name="ce7" table:formula="of:=([.M228]*[.C228])+[.J228]" office:value-type="currency" office:currency="USD" office:value="220879.305078149" calcext:value-type="currency">
            <text:p>$220,879.3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11-01</text:p>
          </table:table-cell>
          <table:table-cell table:style-name="ce3" office:value-type="float" office:value="1050.709961" calcext:value-type="float">
            <text:p>1,050.71</text:p>
          </table:table-cell>
          <table:table-cell table:style-name="ce3" office:value-type="float" office:value="1058.199951" calcext:value-type="float">
            <text:p>1,058.20</text:p>
          </table:table-cell>
          <table:table-cell table:style-name="ce5" table:formula="of:=([.C229]-[.B229])/[.C229]" office:value-type="percentage" office:value="0.007078047955797" calcext:value-type="percentage">
            <text:p>0.7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29]/[.B229]" office:value-type="float" office:value="0.475868715971943" calcext:value-type="float">
            <text:p>0.4759</text:p>
          </table:table-cell>
          <table:table-cell table:style-name="ce8" table:formula="of:=[.H228]+[.G229]" office:value-type="float" office:value="254.330105899189" calcext:value-type="float">
            <text:p>254.3301</text:p>
          </table:table-cell>
          <table:table-cell table:style-name="ce7" table:formula="of:=([.H229]*[.C229])+[.E229]" office:value-type="currency" office:currency="USD" office:value="269132.105600347" calcext:value-type="currency">
            <text:p>$269,132.11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29]/[.B229]" office:value-type="float" office:value="0" calcext:value-type="float">
            <text:p>0.0000</text:p>
          </table:table-cell>
          <table:table-cell table:style-name="ce8" table:formula="of:=[.M228]+[.L229]" office:value-type="float" office:value="204.032809276993" calcext:value-type="float">
            <text:p>204.0328</text:p>
          </table:table-cell>
          <table:table-cell table:style-name="ce7" table:formula="of:=([.M229]*[.C229])+[.J229]" office:value-type="currency" office:currency="USD" office:value="222907.508779306" calcext:value-type="currency">
            <text:p>$222,907.5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3-12-01</text:p>
          </table:table-cell>
          <table:table-cell table:style-name="ce3" office:value-type="float" office:value="1058.199951" calcext:value-type="float">
            <text:p>1,058.20</text:p>
          </table:table-cell>
          <table:table-cell table:style-name="ce3" office:value-type="float" office:value="1111.920044" calcext:value-type="float">
            <text:p>1,111.92</text:p>
          </table:table-cell>
          <table:table-cell table:style-name="ce5" table:formula="of:=([.C230]-[.B230])/[.C230]" office:value-type="percentage" office:value="0.0483129099883372" calcext:value-type="percentage">
            <text:p>4.8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0]/[.B230]" office:value-type="float" office:value="0.47250049437963" calcext:value-type="float">
            <text:p>0.4725</text:p>
          </table:table-cell>
          <table:table-cell table:style-name="ce8" table:formula="of:=[.H229]+[.G230]" office:value-type="float" office:value="254.802606393569" calcext:value-type="float">
            <text:p>254.8026</text:p>
          </table:table-cell>
          <table:table-cell table:style-name="ce7" table:formula="of:=([.H230]*[.C230])+[.E230]" office:value-type="currency" office:currency="USD" office:value="283320.125312452" calcext:value-type="currency">
            <text:p>$283,320.13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0]/[.B230]" office:value-type="float" office:value="0" calcext:value-type="float">
            <text:p>0.0000</text:p>
          </table:table-cell>
          <table:table-cell table:style-name="ce8" table:formula="of:=[.M229]+[.L230]" office:value-type="float" office:value="204.032809276993" calcext:value-type="float">
            <text:p>204.0328</text:p>
          </table:table-cell>
          <table:table-cell table:style-name="ce7" table:formula="of:=([.M230]*[.C230])+[.J230]" office:value-type="currency" office:currency="USD" office:value="234368.170268717" calcext:value-type="currency">
            <text:p>$234,368.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01-01</text:p>
          </table:table-cell>
          <table:table-cell table:style-name="ce3" office:value-type="float" office:value="1111.920044" calcext:value-type="float">
            <text:p>1,111.92</text:p>
          </table:table-cell>
          <table:table-cell table:style-name="ce3" office:value-type="float" office:value="1131.130005" calcext:value-type="float">
            <text:p>1,131.13</text:p>
          </table:table-cell>
          <table:table-cell table:style-name="ce5" table:formula="of:=([.C231]-[.B231])/[.C231]" office:value-type="percentage" office:value="0.0169829824291506" calcext:value-type="percentage">
            <text:p>1.7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1]/[.B231]" office:value-type="float" office:value="0.449672620525222" calcext:value-type="float">
            <text:p>0.4497</text:p>
          </table:table-cell>
          <table:table-cell table:style-name="ce8" table:formula="of:=[.H230]+[.G231]" office:value-type="float" office:value="255.252279014094" calcext:value-type="float">
            <text:p>255.2523</text:p>
          </table:table-cell>
          <table:table-cell table:style-name="ce7" table:formula="of:=([.H231]*[.C231])+[.E231]" office:value-type="currency" office:currency="USD" office:value="288723.511637474" calcext:value-type="currency">
            <text:p>$288,723.51</text:p>
          </table:table-cell>
          <table:table-cell table:style-name="ce7" office:value-type="currency" office:currency="USD" office:value="8000" calcext:value-type="currency">
            <text:p>$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1]/[.B231]" office:value-type="float" office:value="0" calcext:value-type="float">
            <text:p>0.0000</text:p>
          </table:table-cell>
          <table:table-cell table:style-name="ce8" table:formula="of:=[.M230]+[.L231]" office:value-type="float" office:value="204.032809276993" calcext:value-type="float">
            <text:p>204.0328</text:p>
          </table:table-cell>
          <table:table-cell table:style-name="ce7" table:formula="of:=([.M231]*[.C231])+[.J231]" office:value-type="currency" office:currency="USD" office:value="238787.632577649" calcext:value-type="currency">
            <text:p>$238,787.6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02-01</text:p>
          </table:table-cell>
          <table:table-cell table:style-name="ce3" office:value-type="float" office:value="1131.130005" calcext:value-type="float">
            <text:p>1,131.13</text:p>
          </table:table-cell>
          <table:table-cell table:style-name="ce3" office:value-type="float" office:value="1144.939941" calcext:value-type="float">
            <text:p>1,144.94</text:p>
          </table:table-cell>
          <table:table-cell table:style-name="ce5" table:formula="of:=([.C232]-[.B232])/[.C232]" office:value-type="percentage" office:value="0.0120617121522884" calcext:value-type="percentage">
            <text:p>1.2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2]/[.B232]" office:value-type="float" office:value="0.442035838311972" calcext:value-type="float">
            <text:p>0.4420</text:p>
          </table:table-cell>
          <table:table-cell table:style-name="ce8" table:formula="of:=[.H231]+[.G232]" office:value-type="float" office:value="255.694314852406" calcext:value-type="float">
            <text:p>255.6943</text:p>
          </table:table-cell>
          <table:table-cell table:style-name="ce7" table:formula="of:=([.H232]*[.C232])+[.E232]" office:value-type="currency" office:currency="USD" office:value="292754.633761149" calcext:value-type="currency">
            <text:p>$292,754.63</text:p>
          </table:table-cell>
          <table:table-cell table:style-name="ce7" office:value-type="currency" office:currency="USD" office:value="8500" calcext:value-type="currency">
            <text:p>$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2]/[.B232]" office:value-type="float" office:value="0" calcext:value-type="float">
            <text:p>0.0000</text:p>
          </table:table-cell>
          <table:table-cell table:style-name="ce8" table:formula="of:=[.M231]+[.L232]" office:value-type="float" office:value="204.032809276993" calcext:value-type="float">
            <text:p>204.0328</text:p>
          </table:table-cell>
          <table:table-cell table:style-name="ce7" table:formula="of:=([.M232]*[.C232])+[.J232]" office:value-type="currency" office:currency="USD" office:value="242105.312615664" calcext:value-type="currency">
            <text:p>$242,105.3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03-01</text:p>
          </table:table-cell>
          <table:table-cell table:style-name="ce3" office:value-type="float" office:value="1144.939941" calcext:value-type="float">
            <text:p>1,144.94</text:p>
          </table:table-cell>
          <table:table-cell table:style-name="ce3" office:value-type="float" office:value="1126.209961" calcext:value-type="float">
            <text:p>1,126.21</text:p>
          </table:table-cell>
          <table:table-cell table:style-name="ce5" table:formula="of:=([.C233]-[.B233])/[.C233]" office:value-type="percentage" office:value="-0.0166309841402655" calcext:value-type="percentage">
            <text:p>-1.6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3]/[.B233]" office:value-type="float" office:value="0.436704129269257" calcext:value-type="float">
            <text:p>0.4367</text:p>
          </table:table-cell>
          <table:table-cell table:style-name="ce8" table:formula="of:=[.H232]+[.G233]" office:value-type="float" office:value="256.131018981675" calcext:value-type="float">
            <text:p>256.1310</text:p>
          </table:table-cell>
          <table:table-cell table:style-name="ce7" table:formula="of:=([.H233]*[.C233])+[.E233]" office:value-type="currency" office:currency="USD" office:value="288457.304898243" calcext:value-type="currency">
            <text:p>$288,457.30</text:p>
          </table:table-cell>
          <table:table-cell table:style-name="ce7" office:value-type="currency" office:currency="USD" office:value="9000" calcext:value-type="currency">
            <text:p>$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3]/[.B233]" office:value-type="float" office:value="0" calcext:value-type="float">
            <text:p>0.0000</text:p>
          </table:table-cell>
          <table:table-cell table:style-name="ce8" table:formula="of:=[.M232]+[.L233]" office:value-type="float" office:value="204.032809276993" calcext:value-type="float">
            <text:p>204.0328</text:p>
          </table:table-cell>
          <table:table-cell table:style-name="ce7" table:formula="of:=([.M233]*[.C233])+[.J233]" office:value-type="currency" office:currency="USD" office:value="238783.782178562" calcext:value-type="currency">
            <text:p>$238,783.7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04-01</text:p>
          </table:table-cell>
          <table:table-cell table:style-name="ce3" office:value-type="float" office:value="1126.209961" calcext:value-type="float">
            <text:p>1,126.21</text:p>
          </table:table-cell>
          <table:table-cell table:style-name="ce3" office:value-type="float" office:value="1107.300049" calcext:value-type="float">
            <text:p>1,107.30</text:p>
          </table:table-cell>
          <table:table-cell table:style-name="ce5" table:formula="of:=([.C234]-[.B234])/[.C234]" office:value-type="percentage" office:value="-0.0170774958576743" calcext:value-type="percentage">
            <text:p>-1.7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4]/[.B234]" office:value-type="float" office:value="0.443966948717123" calcext:value-type="float">
            <text:p>0.4440</text:p>
          </table:table-cell>
          <table:table-cell table:style-name="ce8" table:formula="of:=[.H233]+[.G234]" office:value-type="float" office:value="256.574985930393" calcext:value-type="float">
            <text:p>256.5750</text:p>
          </table:table-cell>
          <table:table-cell table:style-name="ce7" table:formula="of:=([.H234]*[.C234])+[.E234]" office:value-type="currency" office:currency="USD" office:value="284105.494492898" calcext:value-type="currency">
            <text:p>$284,105.49</text:p>
          </table:table-cell>
          <table:table-cell table:style-name="ce7" office:value-type="currency" office:currency="USD" office:value="9500" calcext:value-type="currency">
            <text:p>$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4]/[.B234]" office:value-type="float" office:value="0" calcext:value-type="float">
            <text:p>0.0000</text:p>
          </table:table-cell>
          <table:table-cell table:style-name="ce8" table:formula="of:=[.M233]+[.L234]" office:value-type="float" office:value="204.032809276993" calcext:value-type="float">
            <text:p>204.0328</text:p>
          </table:table-cell>
          <table:table-cell table:style-name="ce7" table:formula="of:=([.M234]*[.C234])+[.J234]" office:value-type="currency" office:currency="USD" office:value="235425.539710022" calcext:value-type="currency">
            <text:p>$235,425.5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05-01</text:p>
          </table:table-cell>
          <table:table-cell table:style-name="ce3" office:value-type="float" office:value="1107.300049" calcext:value-type="float">
            <text:p>1,107.30</text:p>
          </table:table-cell>
          <table:table-cell table:style-name="ce3" office:value-type="float" office:value="1120.680054" calcext:value-type="float">
            <text:p>1,120.68</text:p>
          </table:table-cell>
          <table:table-cell table:style-name="ce5" table:formula="of:=([.C235]-[.B235])/[.C235]" office:value-type="percentage" office:value="0.0119391836699897" calcext:value-type="percentage">
            <text:p>1.1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5]/[.B235]" office:value-type="float" office:value="0.451548792444784" calcext:value-type="float">
            <text:p>0.4515</text:p>
          </table:table-cell>
          <table:table-cell table:style-name="ce8" table:formula="of:=[.H234]+[.G235]" office:value-type="float" office:value="257.026534722837" calcext:value-type="float">
            <text:p>257.0265</text:p>
          </table:table-cell>
          <table:table-cell table:style-name="ce7" table:formula="of:=([.H235]*[.C235])+[.E235]" office:value-type="currency" office:currency="USD" office:value="288044.510812622" calcext:value-type="currency">
            <text:p>$288,044.51</text:p>
          </table:table-cell>
          <table:table-cell table:style-name="ce7" office:value-type="currency" office:currency="USD" office:value="10000" calcext:value-type="currency">
            <text:p>$1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5]/[.B235]" office:value-type="float" office:value="0" calcext:value-type="float">
            <text:p>0.0000</text:p>
          </table:table-cell>
          <table:table-cell table:style-name="ce8" table:formula="of:=[.M234]+[.L235]" office:value-type="float" office:value="204.032809276993" calcext:value-type="float">
            <text:p>204.0328</text:p>
          </table:table-cell>
          <table:table-cell table:style-name="ce7" table:formula="of:=([.M235]*[.C235])+[.J235]" office:value-type="currency" office:currency="USD" office:value="238655.499718312" calcext:value-type="currency">
            <text:p>$238,655.5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06-01</text:p>
          </table:table-cell>
          <table:table-cell table:style-name="ce3" office:value-type="float" office:value="1120.680054" calcext:value-type="float">
            <text:p>1,120.68</text:p>
          </table:table-cell>
          <table:table-cell table:style-name="ce3" office:value-type="float" office:value="1140.839966" calcext:value-type="float">
            <text:p>1,140.84</text:p>
          </table:table-cell>
          <table:table-cell table:style-name="ce5" table:formula="of:=([.C236]-[.B236])/[.C236]" office:value-type="percentage" office:value="0.0176711130402317" calcext:value-type="percentage">
            <text:p>1.7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6]/[.B236]" office:value-type="float" office:value="0.446157668475824" calcext:value-type="float">
            <text:p>0.4462</text:p>
          </table:table-cell>
          <table:table-cell table:style-name="ce8" table:formula="of:=[.H235]+[.G236]" office:value-type="float" office:value="257.472692391313" calcext:value-type="float">
            <text:p>257.4727</text:p>
          </table:table-cell>
          <table:table-cell table:style-name="ce7" table:formula="of:=([.H236]*[.C236])+[.E236]" office:value-type="currency" office:currency="USD" office:value="293735.137633634" calcext:value-type="currency">
            <text:p>$293,735.14</text:p>
          </table:table-cell>
          <table:table-cell table:style-name="ce7" office:value-type="currency" office:currency="USD" office:value="10500" calcext:value-type="currency">
            <text:p>$1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6]/[.B236]" office:value-type="float" office:value="0" calcext:value-type="float">
            <text:p>0.0000</text:p>
          </table:table-cell>
          <table:table-cell table:style-name="ce8" table:formula="of:=[.M235]+[.L236]" office:value-type="float" office:value="204.032809276993" calcext:value-type="float">
            <text:p>204.0328</text:p>
          </table:table-cell>
          <table:table-cell table:style-name="ce7" table:formula="of:=([.M236]*[.C236])+[.J236]" office:value-type="currency" office:currency="USD" office:value="243268.783198449" calcext:value-type="currency">
            <text:p>$243,268.7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07-01</text:p>
          </table:table-cell>
          <table:table-cell table:style-name="ce3" office:value-type="float" office:value="1140.839966" calcext:value-type="float">
            <text:p>1,140.84</text:p>
          </table:table-cell>
          <table:table-cell table:style-name="ce3" office:value-type="float" office:value="1101.719971" calcext:value-type="float">
            <text:p>1,101.72</text:p>
          </table:table-cell>
          <table:table-cell table:style-name="ce5" table:formula="of:=([.C237]-[.B237])/[.C237]" office:value-type="percentage" office:value="-0.0355081109807712" calcext:value-type="percentage">
            <text:p>-3.5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7]/[.B237]" office:value-type="float" office:value="0.438273565882421" calcext:value-type="float">
            <text:p>0.4383</text:p>
          </table:table-cell>
          <table:table-cell table:style-name="ce8" table:formula="of:=[.H236]+[.G237]" office:value-type="float" office:value="257.910965957196" calcext:value-type="float">
            <text:p>257.9110</text:p>
          </table:table-cell>
          <table:table-cell table:style-name="ce7" table:formula="of:=([.H237]*[.C237])+[.E237]" office:value-type="currency" office:currency="USD" office:value="284145.661934944" calcext:value-type="currency">
            <text:p>$284,145.66</text:p>
          </table:table-cell>
          <table:table-cell table:style-name="ce7" office:value-type="currency" office:currency="USD" office:value="11000" calcext:value-type="currency">
            <text:p>$1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7]/[.B237]" office:value-type="float" office:value="0" calcext:value-type="float">
            <text:p>0.0000</text:p>
          </table:table-cell>
          <table:table-cell table:style-name="ce8" table:formula="of:=[.M236]+[.L237]" office:value-type="float" office:value="204.032809276993" calcext:value-type="float">
            <text:p>204.0328</text:p>
          </table:table-cell>
          <table:table-cell table:style-name="ce7" table:formula="of:=([.M237]*[.C237])+[.J237]" office:value-type="currency" office:currency="USD" office:value="235787.020719697" calcext:value-type="currency">
            <text:p>$235,787.0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08-01</text:p>
          </table:table-cell>
          <table:table-cell table:style-name="ce3" office:value-type="float" office:value="1101.719971" calcext:value-type="float">
            <text:p>1,101.72</text:p>
          </table:table-cell>
          <table:table-cell table:style-name="ce3" office:value-type="float" office:value="1104.23999" calcext:value-type="float">
            <text:p>1,104.24</text:p>
          </table:table-cell>
          <table:table-cell table:style-name="ce5" table:formula="of:=([.C238]-[.B238])/[.C238]" office:value-type="percentage" office:value="0.00228212981129224" calcext:value-type="percentage">
            <text:p>0.2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8]/[.B238]" office:value-type="float" office:value="0.453835832299712" calcext:value-type="float">
            <text:p>0.4538</text:p>
          </table:table-cell>
          <table:table-cell table:style-name="ce8" table:formula="of:=[.H237]+[.G238]" office:value-type="float" office:value="258.364801789495" calcext:value-type="float">
            <text:p>258.3648</text:p>
          </table:table-cell>
          <table:table-cell table:style-name="ce7" table:formula="of:=([.H238]*[.C238])+[.E238]" office:value-type="currency" office:currency="USD" office:value="285296.746144384" calcext:value-type="currency">
            <text:p>$285,296.75</text:p>
          </table:table-cell>
          <table:table-cell table:style-name="ce7" office:value-type="currency" office:currency="USD" office:value="11500" calcext:value-type="currency">
            <text:p>$1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8]/[.B238]" office:value-type="float" office:value="0" calcext:value-type="float">
            <text:p>0.0000</text:p>
          </table:table-cell>
          <table:table-cell table:style-name="ce8" table:formula="of:=[.M237]+[.L238]" office:value-type="float" office:value="204.032809276993" calcext:value-type="float">
            <text:p>204.0328</text:p>
          </table:table-cell>
          <table:table-cell table:style-name="ce7" table:formula="of:=([.M238]*[.C238])+[.J238]" office:value-type="currency" office:currency="USD" office:value="236801.187275698" calcext:value-type="currency">
            <text:p>$236,801.1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09-01</text:p>
          </table:table-cell>
          <table:table-cell table:style-name="ce3" office:value-type="float" office:value="1104.23999" calcext:value-type="float">
            <text:p>1,104.24</text:p>
          </table:table-cell>
          <table:table-cell table:style-name="ce3" office:value-type="float" office:value="1114.579956" calcext:value-type="float">
            <text:p>1,114.58</text:p>
          </table:table-cell>
          <table:table-cell table:style-name="ce5" table:formula="of:=([.C239]-[.B239])/[.C239]" office:value-type="percentage" office:value="0.00927700695166638" calcext:value-type="percentage">
            <text:p>0.9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39]/[.B239]" office:value-type="float" office:value="0.452800120017389" calcext:value-type="float">
            <text:p>0.4528</text:p>
          </table:table-cell>
          <table:table-cell table:style-name="ce8" table:formula="of:=[.H238]+[.G239]" office:value-type="float" office:value="258.817601909513" calcext:value-type="float">
            <text:p>258.8176</text:p>
          </table:table-cell>
          <table:table-cell table:style-name="ce7" table:formula="of:=([.H239]*[.C239])+[.E239]" office:value-type="currency" office:currency="USD" office:value="288472.91134833" calcext:value-type="currency">
            <text:p>$288,472.91</text:p>
          </table:table-cell>
          <table:table-cell table:style-name="ce7" office:value-type="currency" office:currency="USD" office:value="12000" calcext:value-type="currency">
            <text:p>$1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39]/[.B239]" office:value-type="float" office:value="0" calcext:value-type="float">
            <text:p>0.0000</text:p>
          </table:table-cell>
          <table:table-cell table:style-name="ce8" table:formula="of:=[.M238]+[.L239]" office:value-type="float" office:value="204.032809276993" calcext:value-type="float">
            <text:p>204.0328</text:p>
          </table:table-cell>
          <table:table-cell table:style-name="ce7" table:formula="of:=([.M239]*[.C239])+[.J239]" office:value-type="currency" office:currency="USD" office:value="239410.879586507" calcext:value-type="currency">
            <text:p>$239,410.8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10-01</text:p>
          </table:table-cell>
          <table:table-cell table:style-name="ce3" office:value-type="float" office:value="1114.579956" calcext:value-type="float">
            <text:p>1,114.58</text:p>
          </table:table-cell>
          <table:table-cell table:style-name="ce3" office:value-type="float" office:value="1130.199951" calcext:value-type="float">
            <text:p>1,130.20</text:p>
          </table:table-cell>
          <table:table-cell table:style-name="ce5" table:formula="of:=([.C240]-[.B240])/[.C240]" office:value-type="percentage" office:value="0.0138205589074566" calcext:value-type="percentage">
            <text:p>1.3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0]/[.B240]" office:value-type="float" office:value="0.448599490156272" calcext:value-type="float">
            <text:p>0.4486</text:p>
          </table:table-cell>
          <table:table-cell table:style-name="ce8" table:formula="of:=[.H239]+[.G240]" office:value-type="float" office:value="259.266201399669" calcext:value-type="float">
            <text:p>259.2662</text:p>
          </table:table-cell>
          <table:table-cell table:style-name="ce7" table:formula="of:=([.H240]*[.C240])+[.E240]" office:value-type="currency" office:currency="USD" office:value="293022.648117862" calcext:value-type="currency">
            <text:p>$293,022.65</text:p>
          </table:table-cell>
          <table:table-cell table:style-name="ce7" office:value-type="currency" office:currency="USD" office:value="12500" calcext:value-type="currency">
            <text:p>$1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0]/[.B240]" office:value-type="float" office:value="0" calcext:value-type="float">
            <text:p>0.0000</text:p>
          </table:table-cell>
          <table:table-cell table:style-name="ce8" table:formula="of:=[.M239]+[.L240]" office:value-type="float" office:value="204.032809276993" calcext:value-type="float">
            <text:p>204.0328</text:p>
          </table:table-cell>
          <table:table-cell table:style-name="ce7" table:formula="of:=([.M240]*[.C240])+[.J240]" office:value-type="currency" office:currency="USD" office:value="243097.871047249" calcext:value-type="currency">
            <text:p>$243,097.8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11-01</text:p>
          </table:table-cell>
          <table:table-cell table:style-name="ce3" office:value-type="float" office:value="1130.199951" calcext:value-type="float">
            <text:p>1,130.20</text:p>
          </table:table-cell>
          <table:table-cell table:style-name="ce3" office:value-type="float" office:value="1173.819946" calcext:value-type="float">
            <text:p>1,173.82</text:p>
          </table:table-cell>
          <table:table-cell table:style-name="ce5" table:formula="of:=([.C241]-[.B241])/[.C241]" office:value-type="percentage" office:value="0.0371607205590967" calcext:value-type="percentage">
            <text:p>3.7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1]/[.B241]" office:value-type="float" office:value="0.442399594476712" calcext:value-type="float">
            <text:p>0.4424</text:p>
          </table:table-cell>
          <table:table-cell table:style-name="ce8" table:formula="of:=[.H240]+[.G241]" office:value-type="float" office:value="259.708600994146" calcext:value-type="float">
            <text:p>259.7086</text:p>
          </table:table-cell>
          <table:table-cell table:style-name="ce7" table:formula="of:=([.H241]*[.C241])+[.E241]" office:value-type="currency" office:currency="USD" office:value="304851.135994684" calcext:value-type="currency">
            <text:p>$304,851.14</text:p>
          </table:table-cell>
          <table:table-cell table:style-name="ce7" office:value-type="currency" office:currency="USD" office:value="13000" calcext:value-type="currency">
            <text:p>$1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1]/[.B241]" office:value-type="float" office:value="0" calcext:value-type="float">
            <text:p>0.0000</text:p>
          </table:table-cell>
          <table:table-cell table:style-name="ce8" table:formula="of:=[.M240]+[.L241]" office:value-type="float" office:value="204.032809276993" calcext:value-type="float">
            <text:p>204.0328</text:p>
          </table:table-cell>
          <table:table-cell table:style-name="ce7" table:formula="of:=([.M241]*[.C241])+[.J241]" office:value-type="currency" office:currency="USD" office:value="252497.781167748" calcext:value-type="currency">
            <text:p>$252,497.7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4-12-01</text:p>
          </table:table-cell>
          <table:table-cell table:style-name="ce3" office:value-type="float" office:value="1173.780029" calcext:value-type="float">
            <text:p>1,173.78</text:p>
          </table:table-cell>
          <table:table-cell table:style-name="ce3" office:value-type="float" office:value="1211.920044" calcext:value-type="float">
            <text:p>1,211.92</text:p>
          </table:table-cell>
          <table:table-cell table:style-name="ce5" table:formula="of:=([.C242]-[.B242])/[.C242]" office:value-type="percentage" office:value="0.0314707353746845" calcext:value-type="percentage">
            <text:p>3.1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2]/[.B242]" office:value-type="float" office:value="0.425974192477933" calcext:value-type="float">
            <text:p>0.4260</text:p>
          </table:table-cell>
          <table:table-cell table:style-name="ce8" table:formula="of:=[.H241]+[.G242]" office:value-type="float" office:value="260.134575186624" calcext:value-type="float">
            <text:p>260.1346</text:p>
          </table:table-cell>
          <table:table-cell table:style-name="ce7" table:formula="of:=([.H242]*[.C242])+[.E242]" office:value-type="currency" office:currency="USD" office:value="315262.305806094" calcext:value-type="currency">
            <text:p>$315,262.31</text:p>
          </table:table-cell>
          <table:table-cell table:style-name="ce7" office:value-type="currency" office:currency="USD" office:value="13500" calcext:value-type="currency">
            <text:p>$1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2]/[.B242]" office:value-type="float" office:value="0" calcext:value-type="float">
            <text:p>0.0000</text:p>
          </table:table-cell>
          <table:table-cell table:style-name="ce8" table:formula="of:=[.M241]+[.L242]" office:value-type="float" office:value="204.032809276993" calcext:value-type="float">
            <text:p>204.0328</text:p>
          </table:table-cell>
          <table:table-cell table:style-name="ce7" table:formula="of:=([.M242]*[.C242])+[.J242]" office:value-type="currency" office:currency="USD" office:value="260771.451196417" calcext:value-type="currency">
            <text:p>$260,771.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01-01</text:p>
          </table:table-cell>
          <table:table-cell table:style-name="ce3" office:value-type="float" office:value="1211.920044" calcext:value-type="float">
            <text:p>1,211.92</text:p>
          </table:table-cell>
          <table:table-cell table:style-name="ce3" office:value-type="float" office:value="1181.27002" calcext:value-type="float">
            <text:p>1,181.27</text:p>
          </table:table-cell>
          <table:table-cell table:style-name="ce5" table:formula="of:=([.C243]-[.B243])/[.C243]" office:value-type="percentage" office:value="-0.0259466705165344" calcext:value-type="percentage">
            <text:p>-2.5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3]/[.B243]" office:value-type="float" office:value="0.412568471390015" calcext:value-type="float">
            <text:p>0.4126</text:p>
          </table:table-cell>
          <table:table-cell table:style-name="ce8" table:formula="of:=[.H242]+[.G243]" office:value-type="float" office:value="260.547143658014" calcext:value-type="float">
            <text:p>260.5471</text:p>
          </table:table-cell>
          <table:table-cell table:style-name="ce7" table:formula="of:=([.H243]*[.C243])+[.E243]" office:value-type="currency" office:currency="USD" office:value="307776.529599845" calcext:value-type="currency">
            <text:p>$307,776.53</text:p>
          </table:table-cell>
          <table:table-cell table:style-name="ce7" office:value-type="currency" office:currency="USD" office:value="14000" calcext:value-type="currency">
            <text:p>$1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3]/[.B243]" office:value-type="float" office:value="0" calcext:value-type="float">
            <text:p>0.0000</text:p>
          </table:table-cell>
          <table:table-cell table:style-name="ce8" table:formula="of:=[.M242]+[.L243]" office:value-type="float" office:value="204.032809276993" calcext:value-type="float">
            <text:p>204.0328</text:p>
          </table:table-cell>
          <table:table-cell table:style-name="ce7" table:formula="of:=([.M243]*[.C243])+[.J243]" office:value-type="currency" office:currency="USD" office:value="255017.840695289" calcext:value-type="currency">
            <text:p>$255,017.8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02-01</text:p>
          </table:table-cell>
          <table:table-cell table:style-name="ce3" office:value-type="float" office:value="1181.27002" calcext:value-type="float">
            <text:p>1,181.27</text:p>
          </table:table-cell>
          <table:table-cell table:style-name="ce3" office:value-type="float" office:value="1203.599976" calcext:value-type="float">
            <text:p>1,203.60</text:p>
          </table:table-cell>
          <table:table-cell table:style-name="ce5" table:formula="of:=([.C244]-[.B244])/[.C244]" office:value-type="percentage" office:value="0.0185526391203584" calcext:value-type="percentage">
            <text:p>1.8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4]/[.B244]" office:value-type="float" office:value="0.423273249582682" calcext:value-type="float">
            <text:p>0.4233</text:p>
          </table:table-cell>
          <table:table-cell table:style-name="ce8" table:formula="of:=[.H243]+[.G244]" office:value-type="float" office:value="260.970416907596" calcext:value-type="float">
            <text:p>260.9704</text:p>
          </table:table-cell>
          <table:table-cell table:style-name="ce7" table:formula="of:=([.H244]*[.C244])+[.E244]" office:value-type="currency" office:currency="USD" office:value="314103.987526693" calcext:value-type="currency">
            <text:p>$314,103.99</text:p>
          </table:table-cell>
          <table:table-cell table:style-name="ce7" office:value-type="currency" office:currency="USD" office:value="14500" calcext:value-type="currency">
            <text:p>$1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4]/[.B244]" office:value-type="float" office:value="0" calcext:value-type="float">
            <text:p>0.0000</text:p>
          </table:table-cell>
          <table:table-cell table:style-name="ce8" table:formula="of:=[.M243]+[.L244]" office:value-type="float" office:value="204.032809276993" calcext:value-type="float">
            <text:p>204.0328</text:p>
          </table:table-cell>
          <table:table-cell table:style-name="ce7" table:formula="of:=([.M244]*[.C244])+[.J244]" office:value-type="currency" office:currency="USD" office:value="260073.884349001" calcext:value-type="currency">
            <text:p>$260,073.8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03-01</text:p>
          </table:table-cell>
          <table:table-cell table:style-name="ce3" office:value-type="float" office:value="1203.599976" calcext:value-type="float">
            <text:p>1,203.60</text:p>
          </table:table-cell>
          <table:table-cell table:style-name="ce3" office:value-type="float" office:value="1180.589966" calcext:value-type="float">
            <text:p>1,180.59</text:p>
          </table:table-cell>
          <table:table-cell table:style-name="ce5" table:formula="of:=([.C245]-[.B245])/[.C245]" office:value-type="percentage" office:value="-0.019490263904208" calcext:value-type="percentage">
            <text:p>-1.9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5]/[.B245]" office:value-type="float" office:value="0.415420413733873" calcext:value-type="float">
            <text:p>0.4154</text:p>
          </table:table-cell>
          <table:table-cell table:style-name="ce8" table:formula="of:=[.H244]+[.G245]" office:value-type="float" office:value="261.38583732133" calcext:value-type="float">
            <text:p>261.3858</text:p>
          </table:table-cell>
          <table:table-cell table:style-name="ce7" table:formula="of:=([.H245]*[.C245])+[.E245]" office:value-type="currency" office:currency="USD" office:value="308589.496796071" calcext:value-type="currency">
            <text:p>$308,589.50</text:p>
          </table:table-cell>
          <table:table-cell table:style-name="ce7" office:value-type="currency" office:currency="USD" office:value="15000" calcext:value-type="currency">
            <text:p>$1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5]/[.B245]" office:value-type="float" office:value="0" calcext:value-type="float">
            <text:p>0.0000</text:p>
          </table:table-cell>
          <table:table-cell table:style-name="ce8" table:formula="of:=[.M244]+[.L245]" office:value-type="float" office:value="204.032809276993" calcext:value-type="float">
            <text:p>204.0328</text:p>
          </table:table-cell>
          <table:table-cell table:style-name="ce7" table:formula="of:=([.M245]*[.C245])+[.J245]" office:value-type="currency" office:currency="USD" office:value="255879.087367209" calcext:value-type="currency">
            <text:p>$255,879.0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04-01</text:p>
          </table:table-cell>
          <table:table-cell table:style-name="ce3" office:value-type="float" office:value="1180.589966" calcext:value-type="float">
            <text:p>1,180.59</text:p>
          </table:table-cell>
          <table:table-cell table:style-name="ce3" office:value-type="float" office:value="1156.849976" calcext:value-type="float">
            <text:p>1,156.85</text:p>
          </table:table-cell>
          <table:table-cell table:style-name="ce5" table:formula="of:=([.C246]-[.B246])/[.C246]" office:value-type="percentage" office:value="-0.0205212348122139" calcext:value-type="percentage">
            <text:p>-2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6]/[.B246]" office:value-type="float" office:value="0.423517067228742" calcext:value-type="float">
            <text:p>0.4235</text:p>
          </table:table-cell>
          <table:table-cell table:style-name="ce8" table:formula="of:=[.H245]+[.G246]" office:value-type="float" office:value="261.809354388559" calcext:value-type="float">
            <text:p>261.8094</text:p>
          </table:table-cell>
          <table:table-cell table:style-name="ce7" table:formula="of:=([.H246]*[.C246])+[.E246]" office:value-type="currency" office:currency="USD" office:value="302874.14534098" calcext:value-type="currency">
            <text:p>$302,874.15</text:p>
          </table:table-cell>
          <table:table-cell table:style-name="ce7" office:value-type="currency" office:currency="USD" office:value="15500" calcext:value-type="currency">
            <text:p>$1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6]/[.B246]" office:value-type="float" office:value="0" calcext:value-type="float">
            <text:p>0.0000</text:p>
          </table:table-cell>
          <table:table-cell table:style-name="ce8" table:formula="of:=[.M245]+[.L246]" office:value-type="float" office:value="204.032809276993" calcext:value-type="float">
            <text:p>204.0328</text:p>
          </table:table-cell>
          <table:table-cell table:style-name="ce7" table:formula="of:=([.M246]*[.C246])+[.J246]" office:value-type="currency" office:currency="USD" office:value="251535.350515302" calcext:value-type="currency">
            <text:p>$251,535.3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05-01</text:p>
          </table:table-cell>
          <table:table-cell table:style-name="ce3" office:value-type="float" office:value="1156.849976" calcext:value-type="float">
            <text:p>1,156.85</text:p>
          </table:table-cell>
          <table:table-cell table:style-name="ce3" office:value-type="float" office:value="1191.5" calcext:value-type="float">
            <text:p>1,191.50</text:p>
          </table:table-cell>
          <table:table-cell table:style-name="ce5" table:formula="of:=([.C247]-[.B247])/[.C247]" office:value-type="percentage" office:value="0.0290810104909778" calcext:value-type="percentage">
            <text:p>2.9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7]/[.B247]" office:value-type="float" office:value="0.432208160412323" calcext:value-type="float">
            <text:p>0.4322</text:p>
          </table:table-cell>
          <table:table-cell table:style-name="ce8" table:formula="of:=[.H246]+[.G247]" office:value-type="float" office:value="262.241562548971" calcext:value-type="float">
            <text:p>262.2416</text:p>
          </table:table-cell>
          <table:table-cell table:style-name="ce7" table:formula="of:=([.H247]*[.C247])+[.E247]" office:value-type="currency" office:currency="USD" office:value="312460.821777099" calcext:value-type="currency">
            <text:p>$312,460.82</text:p>
          </table:table-cell>
          <table:table-cell table:style-name="ce7" office:value-type="currency" office:currency="USD" office:value="16000" calcext:value-type="currency">
            <text:p>$1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7]/[.B247]" office:value-type="float" office:value="0" calcext:value-type="float">
            <text:p>0.0000</text:p>
          </table:table-cell>
          <table:table-cell table:style-name="ce8" table:formula="of:=[.M246]+[.L247]" office:value-type="float" office:value="204.032809276993" calcext:value-type="float">
            <text:p>204.0328</text:p>
          </table:table-cell>
          <table:table-cell table:style-name="ce7" table:formula="of:=([.M247]*[.C247])+[.J247]" office:value-type="currency" office:currency="USD" office:value="259105.092253537" calcext:value-type="currency">
            <text:p>$259,105.0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06-01</text:p>
          </table:table-cell>
          <table:table-cell table:style-name="ce3" office:value-type="float" office:value="1191.5" calcext:value-type="float">
            <text:p>1,191.50</text:p>
          </table:table-cell>
          <table:table-cell table:style-name="ce3" office:value-type="float" office:value="1191.329956" calcext:value-type="float">
            <text:p>1,191.33</text:p>
          </table:table-cell>
          <table:table-cell table:style-name="ce5" table:formula="of:=([.C248]-[.B248])/[.C248]" office:value-type="percentage" office:value="-0.000142734596023171" calcext:value-type="percentage">
            <text:p>-0.0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8]/[.B248]" office:value-type="float" office:value="0.419639110365086" calcext:value-type="float">
            <text:p>0.4196</text:p>
          </table:table-cell>
          <table:table-cell table:style-name="ce8" table:formula="of:=[.H247]+[.G248]" office:value-type="float" office:value="262.661201659336" calcext:value-type="float">
            <text:p>262.6612</text:p>
          </table:table-cell>
          <table:table-cell table:style-name="ce7" table:formula="of:=([.H248]*[.C248])+[.E248]" office:value-type="currency" office:currency="USD" office:value="312916.157815724" calcext:value-type="currency">
            <text:p>$312,916.16</text:p>
          </table:table-cell>
          <table:table-cell table:style-name="ce7" office:value-type="currency" office:currency="USD" office:value="16500" calcext:value-type="currency">
            <text:p>$1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8]/[.B248]" office:value-type="float" office:value="0" calcext:value-type="float">
            <text:p>0.0000</text:p>
          </table:table-cell>
          <table:table-cell table:style-name="ce8" table:formula="of:=[.M247]+[.L248]" office:value-type="float" office:value="204.032809276993" calcext:value-type="float">
            <text:p>204.0328</text:p>
          </table:table-cell>
          <table:table-cell table:style-name="ce7" table:formula="of:=([.M248]*[.C248])+[.J248]" office:value-type="currency" office:currency="USD" office:value="259570.397698516" calcext:value-type="currency">
            <text:p>$259,570.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07-01</text:p>
          </table:table-cell>
          <table:table-cell table:style-name="ce3" office:value-type="float" office:value="1191.329956" calcext:value-type="float">
            <text:p>1,191.33</text:p>
          </table:table-cell>
          <table:table-cell table:style-name="ce3" office:value-type="float" office:value="1234.180054" calcext:value-type="float">
            <text:p>1,234.18</text:p>
          </table:table-cell>
          <table:table-cell table:style-name="ce5" table:formula="of:=([.C249]-[.B249])/[.C249]" office:value-type="percentage" office:value="0.0347194867240983" calcext:value-type="percentage">
            <text:p>3.4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49]/[.B249]" office:value-type="float" office:value="0.41969900738398" calcext:value-type="float">
            <text:p>0.4197</text:p>
          </table:table-cell>
          <table:table-cell table:style-name="ce8" table:formula="of:=[.H248]+[.G249]" office:value-type="float" office:value="263.08090066672" calcext:value-type="float">
            <text:p>263.0809</text:p>
          </table:table-cell>
          <table:table-cell table:style-name="ce7" table:formula="of:=([.H249]*[.C249])+[.E249]" office:value-type="currency" office:currency="USD" office:value="324689.200191222" calcext:value-type="currency">
            <text:p>$324,689.20</text:p>
          </table:table-cell>
          <table:table-cell table:style-name="ce7" office:value-type="currency" office:currency="USD" office:value="17000" calcext:value-type="currency">
            <text:p>$1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49]/[.B249]" office:value-type="float" office:value="0" calcext:value-type="float">
            <text:p>0.0000</text:p>
          </table:table-cell>
          <table:table-cell table:style-name="ce8" table:formula="of:=[.M248]+[.L249]" office:value-type="float" office:value="204.032809276993" calcext:value-type="float">
            <text:p>204.0328</text:p>
          </table:table-cell>
          <table:table-cell table:style-name="ce7" table:formula="of:=([.M249]*[.C249])+[.J249]" office:value-type="currency" office:currency="USD" office:value="268813.22357125" calcext:value-type="currency">
            <text:p>$268,813.2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08-01</text:p>
          </table:table-cell>
          <table:table-cell table:style-name="ce3" office:value-type="float" office:value="1234.180054" calcext:value-type="float">
            <text:p>1,234.18</text:p>
          </table:table-cell>
          <table:table-cell table:style-name="ce3" office:value-type="float" office:value="1220.329956" calcext:value-type="float">
            <text:p>1,220.33</text:p>
          </table:table-cell>
          <table:table-cell table:style-name="ce5" table:formula="of:=([.C250]-[.B250])/[.C250]" office:value-type="percentage" office:value="-0.0113494698150308" calcext:value-type="percentage">
            <text:p>-1.1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0]/[.B250]" office:value-type="float" office:value="0.405127273268994" calcext:value-type="float">
            <text:p>0.4051</text:p>
          </table:table-cell>
          <table:table-cell table:style-name="ce8" table:formula="of:=[.H249]+[.G250]" office:value-type="float" office:value="263.486027939989" calcext:value-type="float">
            <text:p>263.4860</text:p>
          </table:table-cell>
          <table:table-cell table:style-name="ce7" table:formula="of:=([.H250]*[.C250])+[.E250]" office:value-type="currency" office:currency="USD" office:value="321539.892882622" calcext:value-type="currency">
            <text:p>$321,539.89</text:p>
          </table:table-cell>
          <table:table-cell table:style-name="ce7" office:value-type="currency" office:currency="USD" office:value="17500" calcext:value-type="currency">
            <text:p>$1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0]/[.B250]" office:value-type="float" office:value="0" calcext:value-type="float">
            <text:p>0.0000</text:p>
          </table:table-cell>
          <table:table-cell table:style-name="ce8" table:formula="of:=[.M249]+[.L250]" office:value-type="float" office:value="204.032809276993" calcext:value-type="float">
            <text:p>204.0328</text:p>
          </table:table-cell>
          <table:table-cell table:style-name="ce7" table:formula="of:=([.M250]*[.C250])+[.J250]" office:value-type="currency" office:currency="USD" office:value="266487.349167549" calcext:value-type="currency">
            <text:p>$266,487.3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09-01</text:p>
          </table:table-cell>
          <table:table-cell table:style-name="ce3" office:value-type="float" office:value="1220.329956" calcext:value-type="float">
            <text:p>1,220.33</text:p>
          </table:table-cell>
          <table:table-cell table:style-name="ce3" office:value-type="float" office:value="1228.810059" calcext:value-type="float">
            <text:p>1,228.81</text:p>
          </table:table-cell>
          <table:table-cell table:style-name="ce5" table:formula="of:=([.C251]-[.B251])/[.C251]" office:value-type="percentage" office:value="0.00690106899588773" calcext:value-type="percentage">
            <text:p>0.6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1]/[.B251]" office:value-type="float" office:value="0.409725253028206" calcext:value-type="float">
            <text:p>0.4097</text:p>
          </table:table-cell>
          <table:table-cell table:style-name="ce8" table:formula="of:=[.H250]+[.G251]" office:value-type="float" office:value="263.895753193018" calcext:value-type="float">
            <text:p>263.8958</text:p>
          </table:table-cell>
          <table:table-cell table:style-name="ce7" table:formula="of:=([.H251]*[.C251])+[.E251]" office:value-type="currency" office:currency="USD" office:value="324277.756050961" calcext:value-type="currency">
            <text:p>$324,277.76</text:p>
          </table:table-cell>
          <table:table-cell table:style-name="ce7" office:value-type="currency" office:currency="USD" office:value="18000" calcext:value-type="currency">
            <text:p>$1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1]/[.B251]" office:value-type="float" office:value="0" calcext:value-type="float">
            <text:p>0.0000</text:p>
          </table:table-cell>
          <table:table-cell table:style-name="ce8" table:formula="of:=[.M250]+[.L251]" office:value-type="float" office:value="204.032809276993" calcext:value-type="float">
            <text:p>204.0328</text:p>
          </table:table-cell>
          <table:table-cell table:style-name="ce7" table:formula="of:=([.M251]*[.C251])+[.J251]" office:value-type="currency" office:currency="USD" office:value="268717.568405597" calcext:value-type="currency">
            <text:p>$268,717.5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10-01</text:p>
          </table:table-cell>
          <table:table-cell table:style-name="ce3" office:value-type="float" office:value="1228.810059" calcext:value-type="float">
            <text:p>1,228.81</text:p>
          </table:table-cell>
          <table:table-cell table:style-name="ce3" office:value-type="float" office:value="1207.01001" calcext:value-type="float">
            <text:p>1,207.01</text:p>
          </table:table-cell>
          <table:table-cell table:style-name="ce5" table:formula="of:=([.C252]-[.B252])/[.C252]" office:value-type="percentage" office:value="-0.0180611998404222" calcext:value-type="percentage">
            <text:p>-1.8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2]/[.B252]" office:value-type="float" office:value="0.406897710787701" calcext:value-type="float">
            <text:p>0.4069</text:p>
          </table:table-cell>
          <table:table-cell table:style-name="ce8" table:formula="of:=[.H251]+[.G252]" office:value-type="float" office:value="264.302650903805" calcext:value-type="float">
            <text:p>264.3027</text:p>
          </table:table-cell>
          <table:table-cell table:style-name="ce7" table:formula="of:=([.H252]*[.C252])+[.E252]" office:value-type="currency" office:currency="USD" office:value="319015.945310429" calcext:value-type="currency">
            <text:p>$319,015.95</text:p>
          </table:table-cell>
          <table:table-cell table:style-name="ce7" office:value-type="currency" office:currency="USD" office:value="18500" calcext:value-type="currency">
            <text:p>$1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2]/[.B252]" office:value-type="float" office:value="0" calcext:value-type="float">
            <text:p>0.0000</text:p>
          </table:table-cell>
          <table:table-cell table:style-name="ce8" table:formula="of:=[.M251]+[.L252]" office:value-type="float" office:value="204.032809276993" calcext:value-type="float">
            <text:p>204.0328</text:p>
          </table:table-cell>
          <table:table-cell table:style-name="ce7" table:formula="of:=([.M252]*[.C252])+[.J252]" office:value-type="currency" office:currency="USD" office:value="264769.643165751" calcext:value-type="currency">
            <text:p>$264,769.6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11-01</text:p>
          </table:table-cell>
          <table:table-cell table:style-name="ce3" office:value-type="float" office:value="1207.01001" calcext:value-type="float">
            <text:p>1,207.01</text:p>
          </table:table-cell>
          <table:table-cell table:style-name="ce3" office:value-type="float" office:value="1249.47998" calcext:value-type="float">
            <text:p>1,249.48</text:p>
          </table:table-cell>
          <table:table-cell table:style-name="ce5" table:formula="of:=([.C253]-[.B253])/[.C253]" office:value-type="percentage" office:value="0.0339901164322778" calcext:value-type="percentage">
            <text:p>3.4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3]/[.B253]" office:value-type="float" office:value="0.414246771656848" calcext:value-type="float">
            <text:p>0.4142</text:p>
          </table:table-cell>
          <table:table-cell table:style-name="ce8" table:formula="of:=[.H252]+[.G253]" office:value-type="float" office:value="264.716897675462" calcext:value-type="float">
            <text:p>264.7169</text:p>
          </table:table-cell>
          <table:table-cell table:style-name="ce7" table:formula="of:=([.H253]*[.C253])+[.E253]" office:value-type="currency" office:currency="USD" office:value="330758.464013198" calcext:value-type="currency">
            <text:p>$330,758.46</text:p>
          </table:table-cell>
          <table:table-cell table:style-name="ce7" office:value-type="currency" office:currency="USD" office:value="19000" calcext:value-type="currency">
            <text:p>$1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3]/[.B253]" office:value-type="float" office:value="0" calcext:value-type="float">
            <text:p>0.0000</text:p>
          </table:table-cell>
          <table:table-cell table:style-name="ce8" table:formula="of:=[.M252]+[.L253]" office:value-type="float" office:value="204.032809276993" calcext:value-type="float">
            <text:p>204.0328</text:p>
          </table:table-cell>
          <table:table-cell table:style-name="ce7" table:formula="of:=([.M253]*[.C253])+[.J253]" office:value-type="currency" office:currency="USD" office:value="273934.910454761" calcext:value-type="currency">
            <text:p>$273,934.9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5-12-01</text:p>
          </table:table-cell>
          <table:table-cell table:style-name="ce3" office:value-type="float" office:value="1249.47998" calcext:value-type="float">
            <text:p>1,249.48</text:p>
          </table:table-cell>
          <table:table-cell table:style-name="ce3" office:value-type="float" office:value="1248.290039" calcext:value-type="float">
            <text:p>1,248.29</text:p>
          </table:table-cell>
          <table:table-cell table:style-name="ce5" table:formula="of:=([.C254]-[.B254])/[.C254]" office:value-type="percentage" office:value="-0.000953256825595874" calcext:value-type="percentage">
            <text:p>-0.1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4]/[.B254]" office:value-type="float" office:value="0.400166475656537" calcext:value-type="float">
            <text:p>0.4002</text:p>
          </table:table-cell>
          <table:table-cell table:style-name="ce8" table:formula="of:=[.H253]+[.G254]" office:value-type="float" office:value="265.117064151119" calcext:value-type="float">
            <text:p>265.1171</text:p>
          </table:table-cell>
          <table:table-cell table:style-name="ce7" table:formula="of:=([.H254]*[.C254])+[.E254]" office:value-type="currency" office:currency="USD" office:value="330942.990348765" calcext:value-type="currency">
            <text:p>$330,942.99</text:p>
          </table:table-cell>
          <table:table-cell table:style-name="ce7" office:value-type="currency" office:currency="USD" office:value="19500" calcext:value-type="currency">
            <text:p>$1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4]/[.B254]" office:value-type="float" office:value="0" calcext:value-type="float">
            <text:p>0.0000</text:p>
          </table:table-cell>
          <table:table-cell table:style-name="ce8" table:formula="of:=[.M253]+[.L254]" office:value-type="float" office:value="204.032809276993" calcext:value-type="float">
            <text:p>204.0328</text:p>
          </table:table-cell>
          <table:table-cell table:style-name="ce7" table:formula="of:=([.M254]*[.C254])+[.J254]" office:value-type="currency" office:currency="USD" office:value="274192.123449657" calcext:value-type="currency">
            <text:p>$274,192.1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01-01</text:p>
          </table:table-cell>
          <table:table-cell table:style-name="ce3" office:value-type="float" office:value="1248.290039" calcext:value-type="float">
            <text:p>1,248.29</text:p>
          </table:table-cell>
          <table:table-cell table:style-name="ce3" office:value-type="float" office:value="1280.079956" calcext:value-type="float">
            <text:p>1,280.08</text:p>
          </table:table-cell>
          <table:table-cell table:style-name="ce5" table:formula="of:=([.C255]-[.B255])/[.C255]" office:value-type="percentage" office:value="0.0248343213648445" calcext:value-type="percentage">
            <text:p>2.4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5]/[.B255]" office:value-type="float" office:value="0.400547937080831" calcext:value-type="float">
            <text:p>0.4005</text:p>
          </table:table-cell>
          <table:table-cell table:style-name="ce8" table:formula="of:=[.H254]+[.G255]" office:value-type="float" office:value="265.517612088199" calcext:value-type="float">
            <text:p>265.5176</text:p>
          </table:table-cell>
          <table:table-cell table:style-name="ce7" table:formula="of:=([.H255]*[.C255])+[.E255]" office:value-type="currency" office:currency="USD" office:value="339883.773199087" calcext:value-type="currency">
            <text:p>$339,883.77</text:p>
          </table:table-cell>
          <table:table-cell table:style-name="ce7" office:value-type="currency" office:currency="USD" office:value="20000" calcext:value-type="currency">
            <text:p>$2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5]/[.B255]" office:value-type="float" office:value="0" calcext:value-type="float">
            <text:p>0.0000</text:p>
          </table:table-cell>
          <table:table-cell table:style-name="ce8" table:formula="of:=[.M254]+[.L255]" office:value-type="float" office:value="204.032809276993" calcext:value-type="float">
            <text:p>204.0328</text:p>
          </table:table-cell>
          <table:table-cell table:style-name="ce7" table:formula="of:=([.M255]*[.C255])+[.J255]" office:value-type="currency" office:currency="USD" office:value="281178.309521849" calcext:value-type="currency">
            <text:p>$281,178.3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02-01</text:p>
          </table:table-cell>
          <table:table-cell table:style-name="ce3" office:value-type="float" office:value="1280.079956" calcext:value-type="float">
            <text:p>1,280.08</text:p>
          </table:table-cell>
          <table:table-cell table:style-name="ce3" office:value-type="float" office:value="1280.660034" calcext:value-type="float">
            <text:p>1,280.66</text:p>
          </table:table-cell>
          <table:table-cell table:style-name="ce5" table:formula="of:=([.C256]-[.B256])/[.C256]" office:value-type="percentage" office:value="0.000452952371901658" calcext:value-type="percentage">
            <text:p>0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6]/[.B256]" office:value-type="float" office:value="0.39060060088934" calcext:value-type="float">
            <text:p>0.3906</text:p>
          </table:table-cell>
          <table:table-cell table:style-name="ce8" table:formula="of:=[.H255]+[.G256]" office:value-type="float" office:value="265.908212689089" calcext:value-type="float">
            <text:p>265.9082</text:p>
          </table:table-cell>
          <table:table-cell table:style-name="ce7" table:formula="of:=([.H256]*[.C256])+[.E256]" office:value-type="currency" office:currency="USD" office:value="340538.020703288" calcext:value-type="currency">
            <text:p>$340,538.02</text:p>
          </table:table-cell>
          <table:table-cell table:style-name="ce7" office:value-type="currency" office:currency="USD" office:value="20500" calcext:value-type="currency">
            <text:p>$2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6]/[.B256]" office:value-type="float" office:value="0" calcext:value-type="float">
            <text:p>0.0000</text:p>
          </table:table-cell>
          <table:table-cell table:style-name="ce8" table:formula="of:=[.M255]+[.L256]" office:value-type="float" office:value="204.032809276993" calcext:value-type="float">
            <text:p>204.0328</text:p>
          </table:table-cell>
          <table:table-cell table:style-name="ce7" table:formula="of:=([.M256]*[.C256])+[.J256]" office:value-type="currency" office:currency="USD" office:value="281796.664465789" calcext:value-type="currency">
            <text:p>$281,796.6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03-01</text:p>
          </table:table-cell>
          <table:table-cell table:style-name="ce3" office:value-type="float" office:value="1280.660034" calcext:value-type="float">
            <text:p>1,280.66</text:p>
          </table:table-cell>
          <table:table-cell table:style-name="ce3" office:value-type="float" office:value="1294.869995" calcext:value-type="float">
            <text:p>1,294.87</text:p>
          </table:table-cell>
          <table:table-cell table:style-name="ce5" table:formula="of:=([.C257]-[.B257])/[.C257]" office:value-type="percentage" office:value="0.0109740445410506" calcext:value-type="percentage">
            <text:p>1.1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7]/[.B257]" office:value-type="float" office:value="0.390423677420701" calcext:value-type="float">
            <text:p>0.3904</text:p>
          </table:table-cell>
          <table:table-cell table:style-name="ce8" table:formula="of:=[.H256]+[.G257]" office:value-type="float" office:value="266.29863636651" calcext:value-type="float">
            <text:p>266.2986</text:p>
          </table:table-cell>
          <table:table-cell table:style-name="ce7" table:formula="of:=([.H257]*[.C257])+[.E257]" office:value-type="currency" office:currency="USD" office:value="344822.113940409" calcext:value-type="currency">
            <text:p>$344,822.11</text:p>
          </table:table-cell>
          <table:table-cell table:style-name="ce7" office:value-type="currency" office:currency="USD" office:value="21000" calcext:value-type="currency">
            <text:p>$2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7]/[.B257]" office:value-type="float" office:value="0" calcext:value-type="float">
            <text:p>0.0000</text:p>
          </table:table-cell>
          <table:table-cell table:style-name="ce8" table:formula="of:=[.M256]+[.L257]" office:value-type="float" office:value="204.032809276993" calcext:value-type="float">
            <text:p>204.0328</text:p>
          </table:table-cell>
          <table:table-cell table:style-name="ce7" table:formula="of:=([.M257]*[.C257])+[.J257]" office:value-type="currency" office:currency="USD" office:value="285195.962728335" calcext:value-type="currency">
            <text:p>$285,195.9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04-01</text:p>
          </table:table-cell>
          <table:table-cell table:style-name="ce3" office:value-type="float" office:value="1302.880005" calcext:value-type="float">
            <text:p>1,302.88</text:p>
          </table:table-cell>
          <table:table-cell table:style-name="ce3" office:value-type="float" office:value="1310.609985" calcext:value-type="float">
            <text:p>1,310.61</text:p>
          </table:table-cell>
          <table:table-cell table:style-name="ce5" table:formula="of:=([.C258]-[.B258])/[.C258]" office:value-type="percentage" office:value="0.00589800176137073" calcext:value-type="percentage">
            <text:p>0.5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8]/[.B258]" office:value-type="float" office:value="0.383765195629048" calcext:value-type="float">
            <text:p>0.3838</text:p>
          </table:table-cell>
          <table:table-cell table:style-name="ce8" table:formula="of:=[.H257]+[.G258]" office:value-type="float" office:value="266.682401562139" calcext:value-type="float">
            <text:p>266.6824</text:p>
          </table:table-cell>
          <table:table-cell table:style-name="ce7" table:formula="of:=([.H258]*[.C258])+[.E258]" office:value-type="currency" office:currency="USD" office:value="349516.618311118" calcext:value-type="currency">
            <text:p>$349,516.62</text:p>
          </table:table-cell>
          <table:table-cell table:style-name="ce7" office:value-type="currency" office:currency="USD" office:value="21500" calcext:value-type="currency">
            <text:p>$2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8]/[.B258]" office:value-type="float" office:value="0" calcext:value-type="float">
            <text:p>0.0000</text:p>
          </table:table-cell>
          <table:table-cell table:style-name="ce8" table:formula="of:=[.M257]+[.L258]" office:value-type="float" office:value="204.032809276993" calcext:value-type="float">
            <text:p>204.0328</text:p>
          </table:table-cell>
          <table:table-cell table:style-name="ce7" table:formula="of:=([.M258]*[.C258])+[.J258]" office:value-type="currency" office:currency="USD" office:value="288907.437106027" calcext:value-type="currency">
            <text:p>$288,907.4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05-01</text:p>
          </table:table-cell>
          <table:table-cell table:style-name="ce3" office:value-type="float" office:value="1310.609985" calcext:value-type="float">
            <text:p>1,310.61</text:p>
          </table:table-cell>
          <table:table-cell table:style-name="ce3" office:value-type="float" office:value="1270.089966" calcext:value-type="float">
            <text:p>1,270.09</text:p>
          </table:table-cell>
          <table:table-cell table:style-name="ce5" table:formula="of:=([.C259]-[.B259])/[.C259]" office:value-type="percentage" office:value="-0.0319032667643325" calcext:value-type="percentage">
            <text:p>-3.1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59]/[.B259]" office:value-type="float" office:value="0.381501747829275" calcext:value-type="float">
            <text:p>0.3815</text:p>
          </table:table-cell>
          <table:table-cell table:style-name="ce8" table:formula="of:=[.H258]+[.G259]" office:value-type="float" office:value="267.063903309968" calcext:value-type="float">
            <text:p>267.0639</text:p>
          </table:table-cell>
          <table:table-cell table:style-name="ce7" table:formula="of:=([.H259]*[.C259])+[.E259]" office:value-type="currency" office:currency="USD" office:value="339195.183874784" calcext:value-type="currency">
            <text:p>$339,195.18</text:p>
          </table:table-cell>
          <table:table-cell table:style-name="ce7" office:value-type="currency" office:currency="USD" office:value="22000" calcext:value-type="currency">
            <text:p>$2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59]/[.B259]" office:value-type="float" office:value="0" calcext:value-type="float">
            <text:p>0.0000</text:p>
          </table:table-cell>
          <table:table-cell table:style-name="ce8" table:formula="of:=[.M258]+[.L259]" office:value-type="float" office:value="204.032809276993" calcext:value-type="float">
            <text:p>204.0328</text:p>
          </table:table-cell>
          <table:table-cell table:style-name="ce7" table:formula="of:=([.M259]*[.C259])+[.J259]" office:value-type="currency" office:currency="USD" office:value="281140.0237975" calcext:value-type="currency">
            <text:p>$281,140.0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06-01</text:p>
          </table:table-cell>
          <table:table-cell table:style-name="ce3" office:value-type="float" office:value="1270.050049" calcext:value-type="float">
            <text:p>1,270.05</text:p>
          </table:table-cell>
          <table:table-cell table:style-name="ce3" office:value-type="float" office:value="1270.199951" calcext:value-type="float">
            <text:p>1,270.20</text:p>
          </table:table-cell>
          <table:table-cell table:style-name="ce5" table:formula="of:=([.C260]-[.B260])/[.C260]" office:value-type="percentage" office:value="0.000118014490460416" calcext:value-type="percentage">
            <text:p>0.0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0]/[.B260]" office:value-type="float" office:value="0.393685272791954" calcext:value-type="float">
            <text:p>0.3937</text:p>
          </table:table-cell>
          <table:table-cell table:style-name="ce8" table:formula="of:=[.H259]+[.G260]" office:value-type="float" office:value="267.45758858276" calcext:value-type="float">
            <text:p>267.4576</text:p>
          </table:table-cell>
          <table:table-cell table:style-name="ce7" table:formula="of:=([.H260]*[.C260])+[.E260]" office:value-type="currency" office:currency="USD" office:value="339724.6159124" calcext:value-type="currency">
            <text:p>$339,724.62</text:p>
          </table:table-cell>
          <table:table-cell table:style-name="ce7" office:value-type="currency" office:currency="USD" office:value="22500" calcext:value-type="currency">
            <text:p>$2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0]/[.B260]" office:value-type="float" office:value="0" calcext:value-type="float">
            <text:p>0.0000</text:p>
          </table:table-cell>
          <table:table-cell table:style-name="ce8" table:formula="of:=[.M259]+[.L260]" office:value-type="float" office:value="204.032809276993" calcext:value-type="float">
            <text:p>204.0328</text:p>
          </table:table-cell>
          <table:table-cell table:style-name="ce7" table:formula="of:=([.M260]*[.C260])+[.J260]" office:value-type="currency" office:currency="USD" office:value="281662.464346028" calcext:value-type="currency">
            <text:p>$281,662.4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07-01</text:p>
          </table:table-cell>
          <table:table-cell table:style-name="ce3" office:value-type="float" office:value="1270.060059" calcext:value-type="float">
            <text:p>1,270.06</text:p>
          </table:table-cell>
          <table:table-cell table:style-name="ce3" office:value-type="float" office:value="1276.660034" calcext:value-type="float">
            <text:p>1,276.66</text:p>
          </table:table-cell>
          <table:table-cell table:style-name="ce5" table:formula="of:=([.C261]-[.B261])/[.C261]" office:value-type="percentage" office:value="0.00516972006973635" calcext:value-type="percentage">
            <text:p>0.5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1]/[.B261]" office:value-type="float" office:value="0.393682169954767" calcext:value-type="float">
            <text:p>0.3937</text:p>
          </table:table-cell>
          <table:table-cell table:style-name="ce8" table:formula="of:=[.H260]+[.G261]" office:value-type="float" office:value="267.851270752715" calcext:value-type="float">
            <text:p>267.8513</text:p>
          </table:table-cell>
          <table:table-cell table:style-name="ce7" table:formula="of:=([.H261]*[.C261])+[.E261]" office:value-type="currency" office:currency="USD" office:value="341955.012426104" calcext:value-type="currency">
            <text:p>$341,955.01</text:p>
          </table:table-cell>
          <table:table-cell table:style-name="ce7" office:value-type="currency" office:currency="USD" office:value="23000" calcext:value-type="currency">
            <text:p>$2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1]/[.B261]" office:value-type="float" office:value="0" calcext:value-type="float">
            <text:p>0.0000</text:p>
          </table:table-cell>
          <table:table-cell table:style-name="ce8" table:formula="of:=[.M260]+[.L261]" office:value-type="float" office:value="204.032809276993" calcext:value-type="float">
            <text:p>204.0328</text:p>
          </table:table-cell>
          <table:table-cell table:style-name="ce7" table:formula="of:=([.M261]*[.C261])+[.J261]" office:value-type="currency" office:currency="USD" office:value="283480.533228681" calcext:value-type="currency">
            <text:p>$283,480.5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08-01</text:p>
          </table:table-cell>
          <table:table-cell table:style-name="ce3" office:value-type="float" office:value="1278.530029" calcext:value-type="float">
            <text:p>1,278.53</text:p>
          </table:table-cell>
          <table:table-cell table:style-name="ce3" office:value-type="float" office:value="1303.819946" calcext:value-type="float">
            <text:p>1,303.82</text:p>
          </table:table-cell>
          <table:table-cell table:style-name="ce5" table:formula="of:=([.C262]-[.B262])/[.C262]" office:value-type="percentage" office:value="0.0193967864025913" calcext:value-type="percentage">
            <text:p>1.9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2]/[.B262]" office:value-type="float" office:value="0.391074115319039" calcext:value-type="float">
            <text:p>0.3911</text:p>
          </table:table-cell>
          <table:table-cell table:style-name="ce8" table:formula="of:=[.H261]+[.G262]" office:value-type="float" office:value="268.242344868034" calcext:value-type="float">
            <text:p>268.2423</text:p>
          </table:table-cell>
          <table:table-cell table:style-name="ce7" table:formula="of:=([.H262]*[.C262])+[.E262]" office:value-type="currency" office:currency="USD" office:value="349739.719600753" calcext:value-type="currency">
            <text:p>$349,739.72</text:p>
          </table:table-cell>
          <table:table-cell table:style-name="ce7" office:value-type="currency" office:currency="USD" office:value="23500" calcext:value-type="currency">
            <text:p>$2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2]/[.B262]" office:value-type="float" office:value="0" calcext:value-type="float">
            <text:p>0.0000</text:p>
          </table:table-cell>
          <table:table-cell table:style-name="ce8" table:formula="of:=[.M261]+[.L262]" office:value-type="float" office:value="204.032809276993" calcext:value-type="float">
            <text:p>204.0328</text:p>
          </table:table-cell>
          <table:table-cell table:style-name="ce7" table:formula="of:=([.M262]*[.C262])+[.J262]" office:value-type="currency" office:currency="USD" office:value="289522.046373757" calcext:value-type="currency">
            <text:p>$289,522.0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09-01</text:p>
          </table:table-cell>
          <table:table-cell table:style-name="ce3" office:value-type="float" office:value="1303.800049" calcext:value-type="float">
            <text:p>1,303.80</text:p>
          </table:table-cell>
          <table:table-cell table:style-name="ce3" office:value-type="float" office:value="1335.849976" calcext:value-type="float">
            <text:p>1,335.85</text:p>
          </table:table-cell>
          <table:table-cell table:style-name="ce5" table:formula="of:=([.C263]-[.B263])/[.C263]" office:value-type="percentage" office:value="0.0239921604789549" calcext:value-type="percentage">
            <text:p>2.4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3]/[.B263]" office:value-type="float" office:value="0.383494386569087" calcext:value-type="float">
            <text:p>0.3835</text:p>
          </table:table-cell>
          <table:table-cell table:style-name="ce8" table:formula="of:=[.H262]+[.G263]" office:value-type="float" office:value="268.625839254603" calcext:value-type="float">
            <text:p>268.6258</text:p>
          </table:table-cell>
          <table:table-cell table:style-name="ce7" table:formula="of:=([.H263]*[.C263])+[.E263]" office:value-type="currency" office:currency="USD" office:value="358843.820921241" calcext:value-type="currency">
            <text:p>$358,843.82</text:p>
          </table:table-cell>
          <table:table-cell table:style-name="ce7" office:value-type="currency" office:currency="USD" office:value="24000" calcext:value-type="currency">
            <text:p>$2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3]/[.B263]" office:value-type="float" office:value="0" calcext:value-type="float">
            <text:p>0.0000</text:p>
          </table:table-cell>
          <table:table-cell table:style-name="ce8" table:formula="of:=[.M262]+[.L263]" office:value-type="float" office:value="204.032809276993" calcext:value-type="float">
            <text:p>204.0328</text:p>
          </table:table-cell>
          <table:table-cell table:style-name="ce7" table:formula="of:=([.M263]*[.C263])+[.J263]" office:value-type="currency" office:currency="USD" office:value="296557.223375883" calcext:value-type="currency">
            <text:p>$296,557.2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10-01</text:p>
          </table:table-cell>
          <table:table-cell table:style-name="ce3" office:value-type="float" office:value="1335.819946" calcext:value-type="float">
            <text:p>1,335.82</text:p>
          </table:table-cell>
          <table:table-cell table:style-name="ce3" office:value-type="float" office:value="1377.939941" calcext:value-type="float">
            <text:p>1,377.94</text:p>
          </table:table-cell>
          <table:table-cell table:style-name="ce5" table:formula="of:=([.C264]-[.B264])/[.C264]" office:value-type="percentage" office:value="0.0305673663609988" calcext:value-type="percentage">
            <text:p>3.0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4]/[.B264]" office:value-type="float" office:value="0.374301942037329" calcext:value-type="float">
            <text:p>0.3743</text:p>
          </table:table-cell>
          <table:table-cell table:style-name="ce8" table:formula="of:=[.H263]+[.G264]" office:value-type="float" office:value="269.00014119664" calcext:value-type="float">
            <text:p>269.0001</text:p>
          </table:table-cell>
          <table:table-cell table:style-name="ce7" table:formula="of:=([.H264]*[.C264])+[.E264]" office:value-type="currency" office:currency="USD" office:value="370666.03868949" calcext:value-type="currency">
            <text:p>$370,666.04</text:p>
          </table:table-cell>
          <table:table-cell table:style-name="ce7" office:value-type="currency" office:currency="USD" office:value="24500" calcext:value-type="currency">
            <text:p>$2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4]/[.B264]" office:value-type="float" office:value="0" calcext:value-type="float">
            <text:p>0.0000</text:p>
          </table:table-cell>
          <table:table-cell table:style-name="ce8" table:formula="of:=[.M263]+[.L264]" office:value-type="float" office:value="204.032809276993" calcext:value-type="float">
            <text:p>204.0328</text:p>
          </table:table-cell>
          <table:table-cell table:style-name="ce7" table:formula="of:=([.M264]*[.C264])+[.J264]" office:value-type="currency" office:currency="USD" office:value="305644.957177203" calcext:value-type="currency">
            <text:p>$305,644.9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11-01</text:p>
          </table:table-cell>
          <table:table-cell table:style-name="ce3" office:value-type="float" office:value="1377.76001" calcext:value-type="float">
            <text:p>1,377.76</text:p>
          </table:table-cell>
          <table:table-cell table:style-name="ce3" office:value-type="float" office:value="1400.630005" calcext:value-type="float">
            <text:p>1,400.63</text:p>
          </table:table-cell>
          <table:table-cell table:style-name="ce5" table:formula="of:=([.C265]-[.B265])/[.C265]" office:value-type="percentage" office:value="0.0163283628926684" calcext:value-type="percentage">
            <text:p>1.6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5]/[.B265]" office:value-type="float" office:value="0.362907905855099" calcext:value-type="float">
            <text:p>0.3629</text:p>
          </table:table-cell>
          <table:table-cell table:style-name="ce8" table:formula="of:=[.H264]+[.G265]" office:value-type="float" office:value="269.363049102495" calcext:value-type="float">
            <text:p>269.3630</text:p>
          </table:table-cell>
          <table:table-cell table:style-name="ce7" table:formula="of:=([.H265]*[.C265])+[.E265]" office:value-type="currency" office:currency="USD" office:value="377277.968811243" calcext:value-type="currency">
            <text:p>$377,277.97</text:p>
          </table:table-cell>
          <table:table-cell table:style-name="ce7" office:value-type="currency" office:currency="USD" office:value="25000" calcext:value-type="currency">
            <text:p>$2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5]/[.B265]" office:value-type="float" office:value="0" calcext:value-type="float">
            <text:p>0.0000</text:p>
          </table:table-cell>
          <table:table-cell table:style-name="ce8" table:formula="of:=[.M264]+[.L265]" office:value-type="float" office:value="204.032809276993" calcext:value-type="float">
            <text:p>204.0328</text:p>
          </table:table-cell>
          <table:table-cell table:style-name="ce7" table:formula="of:=([.M265]*[.C265])+[.J265]" office:value-type="currency" office:currency="USD" office:value="310774.474677798" calcext:value-type="currency">
            <text:p>$310,774.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6-12-01</text:p>
          </table:table-cell>
          <table:table-cell table:style-name="ce3" office:value-type="float" office:value="1400.630005" calcext:value-type="float">
            <text:p>1,400.63</text:p>
          </table:table-cell>
          <table:table-cell table:style-name="ce3" office:value-type="float" office:value="1418.300049" calcext:value-type="float">
            <text:p>1,418.30</text:p>
          </table:table-cell>
          <table:table-cell table:style-name="ce5" table:formula="of:=([.C266]-[.B266])/[.C266]" office:value-type="percentage" office:value="0.012458607762482" calcext:value-type="percentage">
            <text:p>1.2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6]/[.B266]" office:value-type="float" office:value="0.356982213871678" calcext:value-type="float">
            <text:p>0.3570</text:p>
          </table:table-cell>
          <table:table-cell table:style-name="ce8" table:formula="of:=[.H265]+[.G266]" office:value-type="float" office:value="269.720031316367" calcext:value-type="float">
            <text:p>269.7200</text:p>
          </table:table-cell>
          <table:table-cell table:style-name="ce7" table:formula="of:=([.H266]*[.C266])+[.E266]" office:value-type="currency" office:currency="USD" office:value="382543.933632285" calcext:value-type="currency">
            <text:p>$382,543.93</text:p>
          </table:table-cell>
          <table:table-cell table:style-name="ce7" office:value-type="currency" office:currency="USD" office:value="25500" calcext:value-type="currency">
            <text:p>$2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6]/[.B266]" office:value-type="float" office:value="0" calcext:value-type="float">
            <text:p>0.0000</text:p>
          </table:table-cell>
          <table:table-cell table:style-name="ce8" table:formula="of:=[.M265]+[.L266]" office:value-type="float" office:value="204.032809276993" calcext:value-type="float">
            <text:p>204.0328</text:p>
          </table:table-cell>
          <table:table-cell table:style-name="ce7" table:formula="of:=([.M266]*[.C266])+[.J266]" office:value-type="currency" office:currency="USD" office:value="314879.743395166" calcext:value-type="currency">
            <text:p>$314,879.7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01-01</text:p>
          </table:table-cell>
          <table:table-cell table:style-name="ce3" office:value-type="float" office:value="1418.030029" calcext:value-type="float">
            <text:p>1,418.03</text:p>
          </table:table-cell>
          <table:table-cell table:style-name="ce3" office:value-type="float" office:value="1438.23999" calcext:value-type="float">
            <text:p>1,438.24</text:p>
          </table:table-cell>
          <table:table-cell table:style-name="ce5" table:formula="of:=([.C267]-[.B267])/[.C267]" office:value-type="percentage" office:value="0.0140518697439361" calcext:value-type="percentage">
            <text:p>1.4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7]/[.B267]" office:value-type="float" office:value="0.352601841833069" calcext:value-type="float">
            <text:p>0.3526</text:p>
          </table:table-cell>
          <table:table-cell table:style-name="ce8" table:formula="of:=[.H266]+[.G267]" office:value-type="float" office:value="270.0726331582" calcext:value-type="float">
            <text:p>270.0726</text:p>
          </table:table-cell>
          <table:table-cell table:style-name="ce7" table:formula="of:=([.H267]*[.C267])+[.E267]" office:value-type="currency" office:currency="USD" office:value="388429.261212723" calcext:value-type="currency">
            <text:p>$388,429.26</text:p>
          </table:table-cell>
          <table:table-cell table:style-name="ce7" office:value-type="currency" office:currency="USD" office:value="26000" calcext:value-type="currency">
            <text:p>$2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7]/[.B267]" office:value-type="float" office:value="0" calcext:value-type="float">
            <text:p>0.0000</text:p>
          </table:table-cell>
          <table:table-cell table:style-name="ce8" table:formula="of:=[.M266]+[.L267]" office:value-type="float" office:value="204.032809276993" calcext:value-type="float">
            <text:p>204.0328</text:p>
          </table:table-cell>
          <table:table-cell table:style-name="ce7" table:formula="of:=([.M267]*[.C267])+[.J267]" office:value-type="currency" office:currency="USD" office:value="319448.145574214" calcext:value-type="currency">
            <text:p>$319,448.1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02-01</text:p>
          </table:table-cell>
          <table:table-cell table:style-name="ce3" office:value-type="float" office:value="1437.900024" calcext:value-type="float">
            <text:p>1,437.90</text:p>
          </table:table-cell>
          <table:table-cell table:style-name="ce3" office:value-type="float" office:value="1406.819946" calcext:value-type="float">
            <text:p>1,406.82</text:p>
          </table:table-cell>
          <table:table-cell table:style-name="ce5" table:formula="of:=([.C268]-[.B268])/[.C268]" office:value-type="percentage" office:value="-0.022092434848091" calcext:value-type="percentage">
            <text:p>-2.2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8]/[.B268]" office:value-type="float" office:value="0.347729321687528" calcext:value-type="float">
            <text:p>0.3477</text:p>
          </table:table-cell>
          <table:table-cell table:style-name="ce8" table:formula="of:=[.H267]+[.G268]" office:value-type="float" office:value="270.420362479887" calcext:value-type="float">
            <text:p>270.4204</text:p>
          </table:table-cell>
          <table:table-cell table:style-name="ce7" table:formula="of:=([.H268]*[.C268])+[.E268]" office:value-type="currency" office:currency="USD" office:value="380432.759741256" calcext:value-type="currency">
            <text:p>$380,432.76</text:p>
          </table:table-cell>
          <table:table-cell table:style-name="ce7" office:value-type="currency" office:currency="USD" office:value="26500" calcext:value-type="currency">
            <text:p>$2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8]/[.B268]" office:value-type="float" office:value="0" calcext:value-type="float">
            <text:p>0.0000</text:p>
          </table:table-cell>
          <table:table-cell table:style-name="ce8" table:formula="of:=[.M267]+[.L268]" office:value-type="float" office:value="204.032809276993" calcext:value-type="float">
            <text:p>204.0328</text:p>
          </table:table-cell>
          <table:table-cell table:style-name="ce7" table:formula="of:=([.M268]*[.C268])+[.J268]" office:value-type="currency" office:currency="USD" office:value="313537.425729287" calcext:value-type="currency">
            <text:p>$313,537.4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03-01</text:p>
          </table:table-cell>
          <table:table-cell table:style-name="ce3" office:value-type="float" office:value="1406.800049" calcext:value-type="float">
            <text:p>1,406.80</text:p>
          </table:table-cell>
          <table:table-cell table:style-name="ce3" office:value-type="float" office:value="1420.859985" calcext:value-type="float">
            <text:p>1,420.86</text:p>
          </table:table-cell>
          <table:table-cell table:style-name="ce5" table:formula="of:=([.C269]-[.B269])/[.C269]" office:value-type="percentage" office:value="0.00989537051393569" calcext:value-type="percentage">
            <text:p>0.9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69]/[.B269]" office:value-type="float" office:value="0.355416535815034" calcext:value-type="float">
            <text:p>0.3554</text:p>
          </table:table-cell>
          <table:table-cell table:style-name="ce8" table:formula="of:=[.H268]+[.G269]" office:value-type="float" office:value="270.775779015702" calcext:value-type="float">
            <text:p>270.7758</text:p>
          </table:table-cell>
          <table:table-cell table:style-name="ce7" table:formula="of:=([.H269]*[.C269])+[.E269]" office:value-type="currency" office:currency="USD" office:value="384734.469310614" calcext:value-type="currency">
            <text:p>$384,734.47</text:p>
          </table:table-cell>
          <table:table-cell table:style-name="ce7" office:value-type="currency" office:currency="USD" office:value="27000" calcext:value-type="currency">
            <text:p>$2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69]/[.B269]" office:value-type="float" office:value="0" calcext:value-type="float">
            <text:p>0.0000</text:p>
          </table:table-cell>
          <table:table-cell table:style-name="ce8" table:formula="of:=[.M268]+[.L269]" office:value-type="float" office:value="204.032809276993" calcext:value-type="float">
            <text:p>204.0328</text:p>
          </table:table-cell>
          <table:table-cell table:style-name="ce7" table:formula="of:=([.M269]*[.C269])+[.J269]" office:value-type="currency" office:currency="USD" office:value="316902.054328816" calcext:value-type="currency">
            <text:p>$316,902.0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04-01</text:p>
          </table:table-cell>
          <table:table-cell table:style-name="ce3" office:value-type="float" office:value="1420.829956" calcext:value-type="float">
            <text:p>1,420.83</text:p>
          </table:table-cell>
          <table:table-cell table:style-name="ce3" office:value-type="float" office:value="1482.369995" calcext:value-type="float">
            <text:p>1,482.37</text:p>
          </table:table-cell>
          <table:table-cell table:style-name="ce5" table:formula="of:=([.C270]-[.B270])/[.C270]" office:value-type="percentage" office:value="0.0415146280669287" calcext:value-type="percentage">
            <text:p>4.1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0]/[.B270]" office:value-type="float" office:value="0.351906994843794" calcext:value-type="float">
            <text:p>0.3519</text:p>
          </table:table-cell>
          <table:table-cell table:style-name="ce8" table:formula="of:=[.H269]+[.G270]" office:value-type="float" office:value="271.127686010546" calcext:value-type="float">
            <text:p>271.1277</text:p>
          </table:table-cell>
          <table:table-cell table:style-name="ce7" table:formula="of:=([.H270]*[.C270])+[.E270]" office:value-type="currency" office:currency="USD" office:value="401911.546555815" calcext:value-type="currency">
            <text:p>$401,911.55</text:p>
          </table:table-cell>
          <table:table-cell table:style-name="ce7" office:value-type="currency" office:currency="USD" office:value="27500" calcext:value-type="currency">
            <text:p>$2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0]/[.B270]" office:value-type="float" office:value="0" calcext:value-type="float">
            <text:p>0.0000</text:p>
          </table:table-cell>
          <table:table-cell table:style-name="ce8" table:formula="of:=[.M269]+[.L270]" office:value-type="float" office:value="204.032809276993" calcext:value-type="float">
            <text:p>204.0328</text:p>
          </table:table-cell>
          <table:table-cell table:style-name="ce7" table:formula="of:=([.M270]*[.C270])+[.J270]" office:value-type="currency" office:currency="USD" office:value="329952.114467772" calcext:value-type="currency">
            <text:p>$329,952.1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05-01</text:p>
          </table:table-cell>
          <table:table-cell table:style-name="ce3" office:value-type="float" office:value="1482.369995" calcext:value-type="float">
            <text:p>1,482.37</text:p>
          </table:table-cell>
          <table:table-cell table:style-name="ce3" office:value-type="float" office:value="1530.619995" calcext:value-type="float">
            <text:p>1,530.62</text:p>
          </table:table-cell>
          <table:table-cell table:style-name="ce5" table:formula="of:=([.C271]-[.B271])/[.C271]" office:value-type="percentage" office:value="0.0315231737188955" calcext:value-type="percentage">
            <text:p>3.1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1]/[.B271]" office:value-type="float" office:value="0.337297706838703" calcext:value-type="float">
            <text:p>0.3373</text:p>
          </table:table-cell>
          <table:table-cell table:style-name="ce8" table:formula="of:=[.H270]+[.G271]" office:value-type="float" office:value="271.464983717385" calcext:value-type="float">
            <text:p>271.4650</text:p>
          </table:table-cell>
          <table:table-cell table:style-name="ce7" table:formula="of:=([.H271]*[.C271])+[.E271]" office:value-type="currency" office:currency="USD" office:value="415509.732020179" calcext:value-type="currency">
            <text:p>$415,509.73</text:p>
          </table:table-cell>
          <table:table-cell table:style-name="ce7" office:value-type="currency" office:currency="USD" office:value="28000" calcext:value-type="currency">
            <text:p>$2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1]/[.B271]" office:value-type="float" office:value="0" calcext:value-type="float">
            <text:p>0.0000</text:p>
          </table:table-cell>
          <table:table-cell table:style-name="ce8" table:formula="of:=[.M270]+[.L271]" office:value-type="float" office:value="204.032809276993" calcext:value-type="float">
            <text:p>204.0328</text:p>
          </table:table-cell>
          <table:table-cell table:style-name="ce7" table:formula="of:=([.M271]*[.C271])+[.J271]" office:value-type="currency" office:currency="USD" office:value="340296.697515386" calcext:value-type="currency">
            <text:p>$340,296.7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06-01</text:p>
          </table:table-cell>
          <table:table-cell table:style-name="ce3" office:value-type="float" office:value="1530.619995" calcext:value-type="float">
            <text:p>1,530.62</text:p>
          </table:table-cell>
          <table:table-cell table:style-name="ce3" office:value-type="float" office:value="1503.349976" calcext:value-type="float">
            <text:p>1,503.35</text:p>
          </table:table-cell>
          <table:table-cell table:style-name="ce5" table:formula="of:=([.C272]-[.B272])/[.C272]" office:value-type="percentage" office:value="-0.0181395014037637" calcext:value-type="percentage">
            <text:p>-1.8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2]/[.B272]" office:value-type="float" office:value="0.326665012631042" calcext:value-type="float">
            <text:p>0.3267</text:p>
          </table:table-cell>
          <table:table-cell table:style-name="ce8" table:formula="of:=[.H271]+[.G272]" office:value-type="float" office:value="271.791648730016" calcext:value-type="float">
            <text:p>271.7916</text:p>
          </table:table-cell>
          <table:table-cell table:style-name="ce7" table:formula="of:=([.H272]*[.C272])+[.E272]" office:value-type="currency" office:currency="USD" office:value="408597.96859527" calcext:value-type="currency">
            <text:p>$408,597.97</text:p>
          </table:table-cell>
          <table:table-cell table:style-name="ce7" office:value-type="currency" office:currency="USD" office:value="28500" calcext:value-type="currency">
            <text:p>$2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2]/[.B272]" office:value-type="float" office:value="0" calcext:value-type="float">
            <text:p>0.0000</text:p>
          </table:table-cell>
          <table:table-cell table:style-name="ce8" table:formula="of:=[.M271]+[.L272]" office:value-type="float" office:value="204.032809276993" calcext:value-type="float">
            <text:p>204.0328</text:p>
          </table:table-cell>
          <table:table-cell table:style-name="ce7" table:formula="of:=([.M272]*[.C272])+[.J272]" office:value-type="currency" office:currency="USD" office:value="335232.718929779" calcext:value-type="currency">
            <text:p>$335,232.7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07-01</text:p>
          </table:table-cell>
          <table:table-cell table:style-name="ce3" office:value-type="float" office:value="1504.660034" calcext:value-type="float">
            <text:p>1,504.66</text:p>
          </table:table-cell>
          <table:table-cell table:style-name="ce3" office:value-type="float" office:value="1455.27002" calcext:value-type="float">
            <text:p>1,455.27</text:p>
          </table:table-cell>
          <table:table-cell table:style-name="ce5" table:formula="of:=([.C273]-[.B273])/[.C273]" office:value-type="percentage" office:value="-0.0339387284292437" calcext:value-type="percentage">
            <text:p>-3.3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3]/[.B273]" office:value-type="float" office:value="0.332300977431291" calcext:value-type="float">
            <text:p>0.3323</text:p>
          </table:table-cell>
          <table:table-cell table:style-name="ce8" table:formula="of:=[.H272]+[.G273]" office:value-type="float" office:value="272.123949707447" calcext:value-type="float">
            <text:p>272.1239</text:p>
          </table:table-cell>
          <table:table-cell table:style-name="ce7" table:formula="of:=([.H273]*[.C273])+[.E273]" office:value-type="currency" office:currency="USD" office:value="396013.825733236" calcext:value-type="currency">
            <text:p>$396,013.83</text:p>
          </table:table-cell>
          <table:table-cell table:style-name="ce7" office:value-type="currency" office:currency="USD" office:value="29000" calcext:value-type="currency">
            <text:p>$2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3]/[.B273]" office:value-type="float" office:value="0" calcext:value-type="float">
            <text:p>0.0000</text:p>
          </table:table-cell>
          <table:table-cell table:style-name="ce8" table:formula="of:=[.M272]+[.L273]" office:value-type="float" office:value="204.032809276993" calcext:value-type="float">
            <text:p>204.0328</text:p>
          </table:table-cell>
          <table:table-cell table:style-name="ce7" table:formula="of:=([.M273]*[.C273])+[.J273]" office:value-type="currency" office:currency="USD" office:value="325922.830437185" calcext:value-type="currency">
            <text:p>$325,922.8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08-01</text:p>
          </table:table-cell>
          <table:table-cell table:style-name="ce3" office:value-type="float" office:value="1455.180054" calcext:value-type="float">
            <text:p>1,455.18</text:p>
          </table:table-cell>
          <table:table-cell table:style-name="ce3" office:value-type="float" office:value="1473.98999" calcext:value-type="float">
            <text:p>1,473.99</text:p>
          </table:table-cell>
          <table:table-cell table:style-name="ce5" table:formula="of:=([.C274]-[.B274])/[.C274]" office:value-type="percentage" office:value="0.0127612372727172" calcext:value-type="percentage">
            <text:p>1.2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4]/[.B274]" office:value-type="float" office:value="0.343600091703841" calcext:value-type="float">
            <text:p>0.3436</text:p>
          </table:table-cell>
          <table:table-cell table:style-name="ce8" table:formula="of:=[.H273]+[.G274]" office:value-type="float" office:value="272.467549799151" calcext:value-type="float">
            <text:p>272.4675</text:p>
          </table:table-cell>
          <table:table-cell table:style-name="ce7" table:formula="of:=([.H274]*[.C274])+[.E274]" office:value-type="currency" office:currency="USD" office:value="401614.441003775" calcext:value-type="currency">
            <text:p>$401,614.44</text:p>
          </table:table-cell>
          <table:table-cell table:style-name="ce7" office:value-type="currency" office:currency="USD" office:value="29500" calcext:value-type="currency">
            <text:p>$2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4]/[.B274]" office:value-type="float" office:value="0" calcext:value-type="float">
            <text:p>0.0000</text:p>
          </table:table-cell>
          <table:table-cell table:style-name="ce8" table:formula="of:=[.M273]+[.L274]" office:value-type="float" office:value="204.032809276993" calcext:value-type="float">
            <text:p>204.0328</text:p>
          </table:table-cell>
          <table:table-cell table:style-name="ce7" table:formula="of:=([.M274]*[.C274])+[.J274]" office:value-type="currency" office:currency="USD" office:value="330242.318505866" calcext:value-type="currency">
            <text:p>$330,242.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09-01</text:p>
          </table:table-cell>
          <table:table-cell table:style-name="ce3" office:value-type="float" office:value="1473.959961" calcext:value-type="float">
            <text:p>1,473.96</text:p>
          </table:table-cell>
          <table:table-cell table:style-name="ce3" office:value-type="float" office:value="1526.75" calcext:value-type="float">
            <text:p>1,526.75</text:p>
          </table:table-cell>
          <table:table-cell table:style-name="ce5" table:formula="of:=([.C275]-[.B275])/[.C275]" office:value-type="percentage" office:value="0.0345767407892582" calcext:value-type="percentage">
            <text:p>3.4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5]/[.B275]" office:value-type="float" office:value="0.339222240243743" calcext:value-type="float">
            <text:p>0.3392</text:p>
          </table:table-cell>
          <table:table-cell table:style-name="ce8" table:formula="of:=[.H274]+[.G275]" office:value-type="float" office:value="272.806772039395" calcext:value-type="float">
            <text:p>272.8068</text:p>
          </table:table-cell>
          <table:table-cell table:style-name="ce7" table:formula="of:=([.H275]*[.C275])+[.E275]" office:value-type="currency" office:currency="USD" office:value="416507.739211146" calcext:value-type="currency">
            <text:p>$416,507.74</text:p>
          </table:table-cell>
          <table:table-cell table:style-name="ce7" office:value-type="currency" office:currency="USD" office:value="30000" calcext:value-type="currency">
            <text:p>$3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5]/[.B275]" office:value-type="float" office:value="0" calcext:value-type="float">
            <text:p>0.0000</text:p>
          </table:table-cell>
          <table:table-cell table:style-name="ce8" table:formula="of:=[.M274]+[.L275]" office:value-type="float" office:value="204.032809276993" calcext:value-type="float">
            <text:p>204.0328</text:p>
          </table:table-cell>
          <table:table-cell table:style-name="ce7" table:formula="of:=([.M275]*[.C275])+[.J275]" office:value-type="currency" office:currency="USD" office:value="341507.091563649" calcext:value-type="currency">
            <text:p>$341,507.0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10-01</text:p>
          </table:table-cell>
          <table:table-cell table:style-name="ce3" office:value-type="float" office:value="1527.290039" calcext:value-type="float">
            <text:p>1,527.29</text:p>
          </table:table-cell>
          <table:table-cell table:style-name="ce3" office:value-type="float" office:value="1549.380005" calcext:value-type="float">
            <text:p>1,549.38</text:p>
          </table:table-cell>
          <table:table-cell table:style-name="ce5" table:formula="of:=([.C276]-[.B276])/[.C276]" office:value-type="percentage" office:value="0.0142572938392864" calcext:value-type="percentage">
            <text:p>1.4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6]/[.B276]" office:value-type="float" office:value="0.327377241540433" calcext:value-type="float">
            <text:p>0.3274</text:p>
          </table:table-cell>
          <table:table-cell table:style-name="ce8" table:formula="of:=[.H275]+[.G276]" office:value-type="float" office:value="273.134149280935" calcext:value-type="float">
            <text:p>273.1341</text:p>
          </table:table-cell>
          <table:table-cell table:style-name="ce7" table:formula="of:=([.H276]*[.C276])+[.E276]" office:value-type="currency" office:currency="USD" office:value="423188.589578566" calcext:value-type="currency">
            <text:p>$423,188.59</text:p>
          </table:table-cell>
          <table:table-cell table:style-name="ce7" office:value-type="currency" office:currency="USD" office:value="30500" calcext:value-type="currency">
            <text:p>$3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6]/[.B276]" office:value-type="float" office:value="0" calcext:value-type="float">
            <text:p>0.0000</text:p>
          </table:table-cell>
          <table:table-cell table:style-name="ce8" table:formula="of:=[.M275]+[.L276]" office:value-type="float" office:value="204.032809276993" calcext:value-type="float">
            <text:p>204.0328</text:p>
          </table:table-cell>
          <table:table-cell table:style-name="ce7" table:formula="of:=([.M276]*[.C276])+[.J276]" office:value-type="currency" office:currency="USD" office:value="346624.355057751" calcext:value-type="currency">
            <text:p>$346,624.3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11-01</text:p>
          </table:table-cell>
          <table:table-cell table:style-name="ce3" office:value-type="float" office:value="1545.790039" calcext:value-type="float">
            <text:p>1,545.79</text:p>
          </table:table-cell>
          <table:table-cell table:style-name="ce3" office:value-type="float" office:value="1481.140015" calcext:value-type="float">
            <text:p>1,481.14</text:p>
          </table:table-cell>
          <table:table-cell table:style-name="ce5" table:formula="of:=([.C277]-[.B277])/[.C277]" office:value-type="percentage" office:value="-0.043648826812636" calcext:value-type="percentage">
            <text:p>-4.3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7]/[.B277]" office:value-type="float" office:value="0.323459193930024" calcext:value-type="float">
            <text:p>0.3235</text:p>
          </table:table-cell>
          <table:table-cell table:style-name="ce8" table:formula="of:=[.H276]+[.G277]" office:value-type="float" office:value="273.457608474865" calcext:value-type="float">
            <text:p>273.4576</text:p>
          </table:table-cell>
          <table:table-cell table:style-name="ce7" table:formula="of:=([.H277]*[.C277])+[.E277]" office:value-type="currency" office:currency="USD" office:value="405029.006318326" calcext:value-type="currency">
            <text:p>$405,029.01</text:p>
          </table:table-cell>
          <table:table-cell table:style-name="ce7" office:value-type="currency" office:currency="USD" office:value="31000" calcext:value-type="currency">
            <text:p>$3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7]/[.B277]" office:value-type="float" office:value="0" calcext:value-type="float">
            <text:p>0.0000</text:p>
          </table:table-cell>
          <table:table-cell table:style-name="ce8" table:formula="of:=[.M276]+[.L277]" office:value-type="float" office:value="204.032809276993" calcext:value-type="float">
            <text:p>204.0328</text:p>
          </table:table-cell>
          <table:table-cell table:style-name="ce7" table:formula="of:=([.M277]*[.C277])+[.J277]" office:value-type="currency" office:currency="USD" office:value="333201.158193017" calcext:value-type="currency">
            <text:p>$333,201.1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7-12-01</text:p>
          </table:table-cell>
          <table:table-cell table:style-name="ce3" office:value-type="float" office:value="1479.630005" calcext:value-type="float">
            <text:p>1,479.63</text:p>
          </table:table-cell>
          <table:table-cell table:style-name="ce3" office:value-type="float" office:value="1468.359985" calcext:value-type="float">
            <text:p>1,468.36</text:p>
          </table:table-cell>
          <table:table-cell table:style-name="ce5" table:formula="of:=([.C278]-[.B278])/[.C278]" office:value-type="percentage" office:value="-0.00767524320679437" calcext:value-type="percentage">
            <text:p>-0.7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8]/[.B278]" office:value-type="float" office:value="0.337922317275527" calcext:value-type="float">
            <text:p>0.3379</text:p>
          </table:table-cell>
          <table:table-cell table:style-name="ce8" table:formula="of:=[.H277]+[.G278]" office:value-type="float" office:value="273.795530792141" calcext:value-type="float">
            <text:p>273.7955</text:p>
          </table:table-cell>
          <table:table-cell table:style-name="ce7" table:formula="of:=([.H278]*[.C278])+[.E278]" office:value-type="currency" office:currency="USD" office:value="402030.401487015" calcext:value-type="currency">
            <text:p>$402,030.40</text:p>
          </table:table-cell>
          <table:table-cell table:style-name="ce7" office:value-type="currency" office:currency="USD" office:value="31500" calcext:value-type="currency">
            <text:p>$3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8]/[.B278]" office:value-type="float" office:value="0" calcext:value-type="float">
            <text:p>0.0000</text:p>
          </table:table-cell>
          <table:table-cell table:style-name="ce8" table:formula="of:=[.M277]+[.L278]" office:value-type="float" office:value="204.032809276993" calcext:value-type="float">
            <text:p>204.0328</text:p>
          </table:table-cell>
          <table:table-cell table:style-name="ce7" table:formula="of:=([.M278]*[.C278])+[.J278]" office:value-type="currency" office:currency="USD" office:value="331093.612769473" calcext:value-type="currency">
            <text:p>$331,093.6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01-01</text:p>
          </table:table-cell>
          <table:table-cell table:style-name="ce3" office:value-type="float" office:value="1467.969971" calcext:value-type="float">
            <text:p>1,467.97</text:p>
          </table:table-cell>
          <table:table-cell table:style-name="ce3" office:value-type="float" office:value="1378.550049" calcext:value-type="float">
            <text:p>1,378.55</text:p>
          </table:table-cell>
          <table:table-cell table:style-name="ce5" table:formula="of:=([.C279]-[.B279])/[.C279]" office:value-type="percentage" office:value="-0.0648651980861088" calcext:value-type="percentage">
            <text:p>-6.4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79]/[.B279]" office:value-type="float" office:value="0.340606422391184" calcext:value-type="float">
            <text:p>0.3406</text:p>
          </table:table-cell>
          <table:table-cell table:style-name="ce8" table:formula="of:=[.H278]+[.G279]" office:value-type="float" office:value="274.136137214532" calcext:value-type="float">
            <text:p>274.1361</text:p>
          </table:table-cell>
          <table:table-cell table:style-name="ce7" table:formula="of:=([.H279]*[.C279])+[.E279]" office:value-type="currency" office:currency="USD" office:value="377910.385389764" calcext:value-type="currency">
            <text:p>$377,910.39</text:p>
          </table:table-cell>
          <table:table-cell table:style-name="ce7" office:value-type="currency" office:currency="USD" office:value="32000" calcext:value-type="currency">
            <text:p>$3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79]/[.B279]" office:value-type="float" office:value="0" calcext:value-type="float">
            <text:p>0.0000</text:p>
          </table:table-cell>
          <table:table-cell table:style-name="ce8" table:formula="of:=[.M278]+[.L279]" office:value-type="float" office:value="204.032809276993" calcext:value-type="float">
            <text:p>204.0328</text:p>
          </table:table-cell>
          <table:table-cell table:style-name="ce7" table:formula="of:=([.M279]*[.C279])+[.J279]" office:value-type="currency" office:currency="USD" office:value="313269.439226406" calcext:value-type="currency">
            <text:p>$313,269.4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02-01</text:p>
          </table:table-cell>
          <table:table-cell table:style-name="ce3" office:value-type="float" office:value="1378.599976" calcext:value-type="float">
            <text:p>1,378.60</text:p>
          </table:table-cell>
          <table:table-cell table:style-name="ce3" office:value-type="float" office:value="1330.630005" calcext:value-type="float">
            <text:p>1,330.63</text:p>
          </table:table-cell>
          <table:table-cell table:style-name="ce5" table:formula="of:=([.C280]-[.B280])/[.C280]" office:value-type="percentage" office:value="-0.0360505706467967" calcext:value-type="percentage">
            <text:p>-3.6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0]/[.B280]" office:value-type="float" office:value="0.362686790007604" calcext:value-type="float">
            <text:p>0.3627</text:p>
          </table:table-cell>
          <table:table-cell table:style-name="ce8" table:formula="of:=[.H279]+[.G280]" office:value-type="float" office:value="274.49882400454" calcext:value-type="float">
            <text:p>274.4988</text:p>
          </table:table-cell>
          <table:table-cell table:style-name="ce7" table:formula="of:=([.H280]*[.C280])+[.E280]" office:value-type="currency" office:currency="USD" office:value="365256.371557655" calcext:value-type="currency">
            <text:p>$365,256.37</text:p>
          </table:table-cell>
          <table:table-cell table:style-name="ce7" office:value-type="currency" office:currency="USD" office:value="32500" calcext:value-type="currency">
            <text:p>$3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0]/[.B280]" office:value-type="float" office:value="0" calcext:value-type="float">
            <text:p>0.0000</text:p>
          </table:table-cell>
          <table:table-cell table:style-name="ce8" table:formula="of:=[.M279]+[.L280]" office:value-type="float" office:value="204.032809276993" calcext:value-type="float">
            <text:p>204.0328</text:p>
          </table:table-cell>
          <table:table-cell table:style-name="ce7" table:formula="of:=([.M280]*[.C280])+[.J280]" office:value-type="currency" office:currency="USD" office:value="303992.178028409" calcext:value-type="currency">
            <text:p>$303,992.1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03-01</text:p>
          </table:table-cell>
          <table:table-cell table:style-name="ce3" office:value-type="float" office:value="1330.449951" calcext:value-type="float">
            <text:p>1,330.45</text:p>
          </table:table-cell>
          <table:table-cell table:style-name="ce3" office:value-type="float" office:value="1322.699951" calcext:value-type="float">
            <text:p>1,322.70</text:p>
          </table:table-cell>
          <table:table-cell table:style-name="ce5" table:formula="of:=([.C281]-[.B281])/[.C281]" office:value-type="percentage" office:value="-0.00585922755507836" calcext:value-type="percentage">
            <text:p>-0.5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1]/[.B281]" office:value-type="float" office:value="0.375812708793884" calcext:value-type="float">
            <text:p>0.3758</text:p>
          </table:table-cell>
          <table:table-cell table:style-name="ce8" table:formula="of:=[.H280]+[.G281]" office:value-type="float" office:value="274.874636713334" calcext:value-type="float">
            <text:p>274.8746</text:p>
          </table:table-cell>
          <table:table-cell table:style-name="ce7" table:formula="of:=([.H281]*[.C281])+[.E281]" office:value-type="currency" office:currency="USD" office:value="363576.668511869" calcext:value-type="currency">
            <text:p>$363,576.67</text:p>
          </table:table-cell>
          <table:table-cell table:style-name="ce7" office:value-type="currency" office:currency="USD" office:value="33000" calcext:value-type="currency">
            <text:p>$3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1]/[.B281]" office:value-type="float" office:value="0" calcext:value-type="float">
            <text:p>0.0000</text:p>
          </table:table-cell>
          <table:table-cell table:style-name="ce8" table:formula="of:=[.M280]+[.L281]" office:value-type="float" office:value="204.032809276993" calcext:value-type="float">
            <text:p>204.0328</text:p>
          </table:table-cell>
          <table:table-cell table:style-name="ce7" table:formula="of:=([.M281]*[.C281])+[.J281]" office:value-type="currency" office:currency="USD" office:value="302874.186833071" calcext:value-type="currency">
            <text:p>$302,874.1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04-01</text:p>
          </table:table-cell>
          <table:table-cell table:style-name="ce3" office:value-type="float" office:value="1326.410034" calcext:value-type="float">
            <text:p>1,326.41</text:p>
          </table:table-cell>
          <table:table-cell table:style-name="ce3" office:value-type="float" office:value="1385.589966" calcext:value-type="float">
            <text:p>1,385.59</text:p>
          </table:table-cell>
          <table:table-cell table:style-name="ce5" table:formula="of:=([.C282]-[.B282])/[.C282]" office:value-type="percentage" office:value="0.0427109992509862" calcext:value-type="percentage">
            <text:p>4.2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2]/[.B282]" office:value-type="float" office:value="0.376957341382718" calcext:value-type="float">
            <text:p>0.3770</text:p>
          </table:table-cell>
          <table:table-cell table:style-name="ce8" table:formula="of:=[.H281]+[.G282]" office:value-type="float" office:value="275.251594054716" calcext:value-type="float">
            <text:p>275.2516</text:p>
          </table:table-cell>
          <table:table-cell table:style-name="ce7" table:formula="of:=([.H282]*[.C282])+[.E282]" office:value-type="currency" office:currency="USD" office:value="381385.84684772" calcext:value-type="currency">
            <text:p>$381,385.85</text:p>
          </table:table-cell>
          <table:table-cell table:style-name="ce7" office:value-type="currency" office:currency="USD" office:value="33500" calcext:value-type="currency">
            <text:p>$3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2]/[.B282]" office:value-type="float" office:value="0" calcext:value-type="float">
            <text:p>0.0000</text:p>
          </table:table-cell>
          <table:table-cell table:style-name="ce8" table:formula="of:=[.M281]+[.L282]" office:value-type="float" office:value="204.032809276993" calcext:value-type="float">
            <text:p>204.0328</text:p>
          </table:table-cell>
          <table:table-cell table:style-name="ce7" table:formula="of:=([.M282]*[.C282])+[.J282]" office:value-type="currency" office:currency="USD" office:value="316205.813268993" calcext:value-type="currency">
            <text:p>$316,205.8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05-01</text:p>
          </table:table-cell>
          <table:table-cell table:style-name="ce3" office:value-type="float" office:value="1385.969971" calcext:value-type="float">
            <text:p>1,385.97</text:p>
          </table:table-cell>
          <table:table-cell table:style-name="ce3" office:value-type="float" office:value="1400.380005" calcext:value-type="float">
            <text:p>1,400.38</text:p>
          </table:table-cell>
          <table:table-cell table:style-name="ce5" table:formula="of:=([.C283]-[.B283])/[.C283]" office:value-type="percentage" office:value="0.0102900883678356" calcext:value-type="percentage">
            <text:p>1.0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3]/[.B283]" office:value-type="float" office:value="0.36075817691724" calcext:value-type="float">
            <text:p>0.3608</text:p>
          </table:table-cell>
          <table:table-cell table:style-name="ce8" table:formula="of:=[.H282]+[.G283]" office:value-type="float" office:value="275.612352231634" calcext:value-type="float">
            <text:p>275.6124</text:p>
          </table:table-cell>
          <table:table-cell table:style-name="ce7" table:formula="of:=([.H283]*[.C283])+[.E283]" office:value-type="currency" office:currency="USD" office:value="385962.027196197" calcext:value-type="currency">
            <text:p>$385,962.03</text:p>
          </table:table-cell>
          <table:table-cell table:style-name="ce7" office:value-type="currency" office:currency="USD" office:value="34000" calcext:value-type="currency">
            <text:p>$3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3]/[.B283]" office:value-type="float" office:value="0" calcext:value-type="float">
            <text:p>0.0000</text:p>
          </table:table-cell>
          <table:table-cell table:style-name="ce8" table:formula="of:=[.M282]+[.L283]" office:value-type="float" office:value="204.032809276993" calcext:value-type="float">
            <text:p>204.0328</text:p>
          </table:table-cell>
          <table:table-cell table:style-name="ce7" table:formula="of:=([.M283]*[.C283])+[.J283]" office:value-type="currency" office:currency="USD" office:value="319723.466475479" calcext:value-type="currency">
            <text:p>$319,723.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06-01</text:p>
          </table:table-cell>
          <table:table-cell table:style-name="ce3" office:value-type="float" office:value="1399.619995" calcext:value-type="float">
            <text:p>1,399.62</text:p>
          </table:table-cell>
          <table:table-cell table:style-name="ce3" office:value-type="float" office:value="1280" calcext:value-type="float">
            <text:p>1,280.00</text:p>
          </table:table-cell>
          <table:table-cell table:style-name="ce5" table:formula="of:=([.C284]-[.B284])/[.C284]" office:value-type="percentage" office:value="-0.09345312109375" calcext:value-type="percentage">
            <text:p>-9.3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4]/[.B284]" office:value-type="float" office:value="0.357239823513667" calcext:value-type="float">
            <text:p>0.3572</text:p>
          </table:table-cell>
          <table:table-cell table:style-name="ce8" table:formula="of:=[.H283]+[.G284]" office:value-type="float" office:value="275.969592055147" calcext:value-type="float">
            <text:p>275.9696</text:p>
          </table:table-cell>
          <table:table-cell table:style-name="ce7" table:formula="of:=([.H284]*[.C284])+[.E284]" office:value-type="currency" office:currency="USD" office:value="353241.077830588" calcext:value-type="currency">
            <text:p>$353,241.08</text:p>
          </table:table-cell>
          <table:table-cell table:style-name="ce7" office:value-type="currency" office:currency="USD" office:value="34500" calcext:value-type="currency">
            <text:p>$3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4]/[.B284]" office:value-type="float" office:value="0" calcext:value-type="float">
            <text:p>0.0000</text:p>
          </table:table-cell>
          <table:table-cell table:style-name="ce8" table:formula="of:=[.M283]+[.L284]" office:value-type="float" office:value="204.032809276993" calcext:value-type="float">
            <text:p>204.0328</text:p>
          </table:table-cell>
          <table:table-cell table:style-name="ce7" table:formula="of:=([.M284]*[.C284])+[.J284]" office:value-type="currency" office:currency="USD" office:value="295661.995874551" calcext:value-type="currency">
            <text:p>$295,662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07-01</text:p>
          </table:table-cell>
          <table:table-cell table:style-name="ce3" office:value-type="float" office:value="1276.689941" calcext:value-type="float">
            <text:p>1,276.69</text:p>
          </table:table-cell>
          <table:table-cell table:style-name="ce3" office:value-type="float" office:value="1267.380005" calcext:value-type="float">
            <text:p>1,267.38</text:p>
          </table:table-cell>
          <table:table-cell table:style-name="ce5" table:formula="of:=([.C285]-[.B285])/[.C285]" office:value-type="percentage" office:value="-0.00734581259233304" calcext:value-type="percentage">
            <text:p>-0.7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5]/[.B285]" office:value-type="float" office:value="0.391637768844926" calcext:value-type="float">
            <text:p>0.3916</text:p>
          </table:table-cell>
          <table:table-cell table:style-name="ce8" table:formula="of:=[.H284]+[.G285]" office:value-type="float" office:value="276.361229823992" calcext:value-type="float">
            <text:p>276.3612</text:p>
          </table:table-cell>
          <table:table-cell table:style-name="ce7" table:formula="of:=([.H285]*[.C285])+[.E285]" office:value-type="currency" office:currency="USD" office:value="350254.696836137" calcext:value-type="currency">
            <text:p>$350,254.70</text:p>
          </table:table-cell>
          <table:table-cell table:style-name="ce7" office:value-type="currency" office:currency="USD" office:value="35000" calcext:value-type="currency">
            <text:p>$3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5]/[.B285]" office:value-type="float" office:value="0" calcext:value-type="float">
            <text:p>0.0000</text:p>
          </table:table-cell>
          <table:table-cell table:style-name="ce8" table:formula="of:=[.M284]+[.L285]" office:value-type="float" office:value="204.032809276993" calcext:value-type="float">
            <text:p>204.0328</text:p>
          </table:table-cell>
          <table:table-cell table:style-name="ce7" table:formula="of:=([.M285]*[.C285])+[.J285]" office:value-type="currency" office:currency="USD" office:value="293587.102841639" calcext:value-type="currency">
            <text:p>$293,587.1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08-01</text:p>
          </table:table-cell>
          <table:table-cell table:style-name="ce3" office:value-type="float" office:value="1269.420044" calcext:value-type="float">
            <text:p>1,269.42</text:p>
          </table:table-cell>
          <table:table-cell table:style-name="ce3" office:value-type="float" office:value="1282.829956" calcext:value-type="float">
            <text:p>1,282.83</text:p>
          </table:table-cell>
          <table:table-cell table:style-name="ce5" table:formula="of:=([.C286]-[.B286])/[.C286]" office:value-type="percentage" office:value="0.0104533823343303" calcext:value-type="percentage">
            <text:p>1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6]/[.B286]" office:value-type="float" office:value="0.393880656259749" calcext:value-type="float">
            <text:p>0.3939</text:p>
          </table:table-cell>
          <table:table-cell table:style-name="ce8" table:formula="of:=[.H285]+[.G286]" office:value-type="float" office:value="276.755110480252" calcext:value-type="float">
            <text:p>276.7551</text:p>
          </table:table-cell>
          <table:table-cell table:style-name="ce7" table:formula="of:=([.H286]*[.C286])+[.E286]" office:value-type="currency" office:currency="USD" office:value="355029.746200157" calcext:value-type="currency">
            <text:p>$355,029.75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35000" calcext:value-type="currency">
            <text:p>$35,000.00</text:p>
          </table:table-cell>
          <table:table-cell table:style-name="ce8" table:formula="of:=[.K286]/[.B286]" office:value-type="float" office:value="27.5716459381825" calcext:value-type="float">
            <text:p>27.5716</text:p>
          </table:table-cell>
          <table:table-cell table:style-name="ce8" table:formula="of:=[.M285]+[.L286]" office:value-type="float" office:value="231.604455215175" calcext:value-type="float">
            <text:p>231.6045</text:p>
          </table:table-cell>
          <table:table-cell table:style-name="ce7" table:formula="of:=([.M286]*[.C286])+[.J286]" office:value-type="currency" office:currency="USD" office:value="297609.133093087" calcext:value-type="currency">
            <text:p>$297,609.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09-01</text:p>
          </table:table-cell>
          <table:table-cell table:style-name="ce3" office:value-type="float" office:value="1287.829956" calcext:value-type="float">
            <text:p>1,287.83</text:p>
          </table:table-cell>
          <table:table-cell table:style-name="ce3" office:value-type="float" office:value="1166.359985" calcext:value-type="float">
            <text:p>1,166.36</text:p>
          </table:table-cell>
          <table:table-cell table:style-name="ce5" table:formula="of:=([.C287]-[.B287])/[.C287]" office:value-type="percentage" office:value="-0.10414449446326" calcext:value-type="percentage">
            <text:p>-10.4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7]/[.B287]" office:value-type="float" office:value="0.3882500152062" calcext:value-type="float">
            <text:p>0.3883</text:p>
          </table:table-cell>
          <table:table-cell table:style-name="ce8" table:formula="of:=[.H286]+[.G287]" office:value-type="float" office:value="277.143360495458" calcext:value-type="float">
            <text:p>277.1434</text:p>
          </table:table-cell>
          <table:table-cell table:style-name="ce7" table:formula="of:=([.H287]*[.C287])+[.E287]" office:value-type="currency" office:currency="USD" office:value="323248.925790332" calcext:value-type="currency">
            <text:p>$323,248.93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7]/[.B287]" office:value-type="float" office:value="0" calcext:value-type="float">
            <text:p>0.0000</text:p>
          </table:table-cell>
          <table:table-cell table:style-name="ce8" table:formula="of:=[.M286]+[.L287]" office:value-type="float" office:value="231.604455215175" calcext:value-type="float">
            <text:p>231.6045</text:p>
          </table:table-cell>
          <table:table-cell table:style-name="ce7" table:formula="of:=([.M287]*[.C287])+[.J287]" office:value-type="currency" office:currency="USD" office:value="271134.168910705" calcext:value-type="currency">
            <text:p>$271,134.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10-01</text:p>
          </table:table-cell>
          <table:table-cell table:style-name="ce3" office:value-type="float" office:value="1164.170044" calcext:value-type="float">
            <text:p>1,164.17</text:p>
          </table:table-cell>
          <table:table-cell table:style-name="ce3" office:value-type="float" office:value="968.75" calcext:value-type="float">
            <text:p>968.75</text:p>
          </table:table-cell>
          <table:table-cell table:style-name="ce5" table:formula="of:=([.C288]-[.B288])/[.C288]" office:value-type="percentage" office:value="-0.201723916387097" calcext:value-type="percentage">
            <text:p>-20.1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8]/[.B288]" office:value-type="float" office:value="0.429490522090775" calcext:value-type="float">
            <text:p>0.4295</text:p>
          </table:table-cell>
          <table:table-cell table:style-name="ce8" table:formula="of:=[.H287]+[.G288]" office:value-type="float" office:value="277.572851017549" calcext:value-type="float">
            <text:p>277.5729</text:p>
          </table:table-cell>
          <table:table-cell table:style-name="ce7" table:formula="of:=([.H288]*[.C288])+[.E288]" office:value-type="currency" office:currency="USD" office:value="268898.69942325" calcext:value-type="currency">
            <text:p>$268,898.70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8]/[.B288]" office:value-type="float" office:value="0" calcext:value-type="float">
            <text:p>0.0000</text:p>
          </table:table-cell>
          <table:table-cell table:style-name="ce8" table:formula="of:=[.M287]+[.L288]" office:value-type="float" office:value="231.604455215175" calcext:value-type="float">
            <text:p>231.6045</text:p>
          </table:table-cell>
          <table:table-cell table:style-name="ce7" table:formula="of:=([.M288]*[.C288])+[.J288]" office:value-type="currency" office:currency="USD" office:value="225866.815989701" calcext:value-type="currency">
            <text:p>$225,866.8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11-01</text:p>
          </table:table-cell>
          <table:table-cell table:style-name="ce3" office:value-type="float" office:value="968.669983" calcext:value-type="float">
            <text:p>968.67</text:p>
          </table:table-cell>
          <table:table-cell table:style-name="ce3" office:value-type="float" office:value="896.23999" calcext:value-type="float">
            <text:p>896.24</text:p>
          </table:table-cell>
          <table:table-cell table:style-name="ce5" table:formula="of:=([.C289]-[.B289])/[.C289]" office:value-type="percentage" office:value="-0.0808153996788293" calcext:value-type="percentage">
            <text:p>-8.0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89]/[.B289]" office:value-type="float" office:value="0.516171667105328" calcext:value-type="float">
            <text:p>0.5162</text:p>
          </table:table-cell>
          <table:table-cell table:style-name="ce8" table:formula="of:=[.H288]+[.G289]" office:value-type="float" office:value="278.089022684654" calcext:value-type="float">
            <text:p>278.0890</text:p>
          </table:table-cell>
          <table:table-cell table:style-name="ce7" table:formula="of:=([.H289]*[.C289])+[.E289]" office:value-type="currency" office:currency="USD" office:value="249234.502910004" calcext:value-type="currency">
            <text:p>$249,234.50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89]/[.B289]" office:value-type="float" office:value="0" calcext:value-type="float">
            <text:p>0.0000</text:p>
          </table:table-cell>
          <table:table-cell table:style-name="ce8" table:formula="of:=[.M288]+[.L289]" office:value-type="float" office:value="231.604455215175" calcext:value-type="float">
            <text:p>231.6045</text:p>
          </table:table-cell>
          <table:table-cell table:style-name="ce7" table:formula="of:=([.M289]*[.C289])+[.J289]" office:value-type="currency" office:currency="USD" office:value="209573.174626004" calcext:value-type="currency">
            <text:p>$209,573.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8-12-01</text:p>
          </table:table-cell>
          <table:table-cell table:style-name="ce3" office:value-type="float" office:value="888.609985" calcext:value-type="float">
            <text:p>888.61</text:p>
          </table:table-cell>
          <table:table-cell table:style-name="ce3" office:value-type="float" office:value="903.25" calcext:value-type="float">
            <text:p>903.25</text:p>
          </table:table-cell>
          <table:table-cell table:style-name="ce5" table:formula="of:=([.C290]-[.B290])/[.C290]" office:value-type="percentage" office:value="0.0162081538887351" calcext:value-type="percentage">
            <text:p>1.6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0]/[.B290]" office:value-type="float" office:value="0.562676549262498" calcext:value-type="float">
            <text:p>0.5627</text:p>
          </table:table-cell>
          <table:table-cell table:style-name="ce8" table:formula="of:=[.H289]+[.G290]" office:value-type="float" office:value="278.651699233917" calcext:value-type="float">
            <text:p>278.6517</text:p>
          </table:table-cell>
          <table:table-cell table:style-name="ce7" table:formula="of:=([.H290]*[.C290])+[.E290]" office:value-type="currency" office:currency="USD" office:value="251692.147333035" calcext:value-type="currency">
            <text:p>$251,692.15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8" table:formula="of:=[.K290]/[.B290]" office:value-type="float" office:value="2.25070619704999" calcext:value-type="float">
            <text:p>2.2507</text:p>
          </table:table-cell>
          <table:table-cell table:style-name="ce8" table:formula="of:=[.M289]+[.L290]" office:value-type="float" office:value="233.855161412225" calcext:value-type="float">
            <text:p>233.8552</text:p>
          </table:table-cell>
          <table:table-cell table:style-name="ce7" table:formula="of:=([.M290]*[.C290])+[.J290]" office:value-type="currency" office:currency="USD" office:value="211729.674545592" calcext:value-type="currency">
            <text:p>$211,729.6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01-01</text:p>
          </table:table-cell>
          <table:table-cell table:style-name="ce3" office:value-type="float" office:value="902.98999" calcext:value-type="float">
            <text:p>902.99</text:p>
          </table:table-cell>
          <table:table-cell table:style-name="ce3" office:value-type="float" office:value="825.880005" calcext:value-type="float">
            <text:p>825.88</text:p>
          </table:table-cell>
          <table:table-cell table:style-name="ce5" table:formula="of:=([.C291]-[.B291])/[.C291]" office:value-type="percentage" office:value="-0.0933670563921693" calcext:value-type="percentage">
            <text:p>-9.3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1]/[.B291]" office:value-type="float" office:value="0.553715994127465" calcext:value-type="float">
            <text:p>0.5537</text:p>
          </table:table-cell>
          <table:table-cell table:style-name="ce8" table:formula="of:=[.H290]+[.G291]" office:value-type="float" office:value="279.205415228044" calcext:value-type="float">
            <text:p>279.2054</text:p>
          </table:table-cell>
          <table:table-cell table:style-name="ce7" table:formula="of:=([.H291]*[.C291])+[.E291]" office:value-type="currency" office:currency="USD" office:value="230590.169724564" calcext:value-type="currency">
            <text:p>$230,590.17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91]/[.B291]" office:value-type="float" office:value="0" calcext:value-type="float">
            <text:p>0.0000</text:p>
          </table:table-cell>
          <table:table-cell table:style-name="ce8" table:formula="of:=[.M290]+[.L291]" office:value-type="float" office:value="233.855161412225" calcext:value-type="float">
            <text:p>233.8552</text:p>
          </table:table-cell>
          <table:table-cell table:style-name="ce7" table:formula="of:=([.M291]*[.C291])+[.J291]" office:value-type="currency" office:currency="USD" office:value="194136.301876404" calcext:value-type="currency">
            <text:p>$194,136.3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02-01</text:p>
          </table:table-cell>
          <table:table-cell table:style-name="ce3" office:value-type="float" office:value="823.090027" calcext:value-type="float">
            <text:p>823.09</text:p>
          </table:table-cell>
          <table:table-cell table:style-name="ce3" office:value-type="float" office:value="735.090027" calcext:value-type="float">
            <text:p>735.09</text:p>
          </table:table-cell>
          <table:table-cell table:style-name="ce5" table:formula="of:=([.C292]-[.B292])/[.C292]" office:value-type="percentage" office:value="-0.119713227996222" calcext:value-type="percentage">
            <text:p>-11.9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2]/[.B292]" office:value-type="float" office:value="0.60746696424254" calcext:value-type="float">
            <text:p>0.6075</text:p>
          </table:table-cell>
          <table:table-cell table:style-name="ce8" table:formula="of:=[.H291]+[.G292]" office:value-type="float" office:value="279.812882192287" calcext:value-type="float">
            <text:p>279.8129</text:p>
          </table:table-cell>
          <table:table-cell table:style-name="ce7" table:formula="of:=([.H292]*[.C292])+[.E292]" office:value-type="currency" office:currency="USD" office:value="205687.659125676" calcext:value-type="currency">
            <text:p>$205,687.66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92]/[.B292]" office:value-type="float" office:value="0" calcext:value-type="float">
            <text:p>0.0000</text:p>
          </table:table-cell>
          <table:table-cell table:style-name="ce8" table:formula="of:=[.M291]+[.L292]" office:value-type="float" office:value="233.855161412225" calcext:value-type="float">
            <text:p>233.8552</text:p>
          </table:table-cell>
          <table:table-cell table:style-name="ce7" table:formula="of:=([.M292]*[.C292])+[.J292]" office:value-type="currency" office:currency="USD" office:value="173404.596916602" calcext:value-type="currency">
            <text:p>$173,404.6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03-01</text:p>
          </table:table-cell>
          <table:table-cell table:style-name="ce3" office:value-type="float" office:value="729.570007" calcext:value-type="float">
            <text:p>729.57</text:p>
          </table:table-cell>
          <table:table-cell table:style-name="ce3" office:value-type="float" office:value="797.869995" calcext:value-type="float">
            <text:p>797.87</text:p>
          </table:table-cell>
          <table:table-cell table:style-name="ce5" table:formula="of:=([.C293]-[.B293])/[.C293]" office:value-type="percentage" office:value="0.0856029032649611" calcext:value-type="percentage">
            <text:p>8.5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3]/[.B293]" office:value-type="float" office:value="0.68533519086949" calcext:value-type="float">
            <text:p>0.6853</text:p>
          </table:table-cell>
          <table:table-cell table:style-name="ce8" table:formula="of:=[.H292]+[.G293]" office:value-type="float" office:value="280.498217383156" calcext:value-type="float">
            <text:p>280.4982</text:p>
          </table:table-cell>
          <table:table-cell table:style-name="ce7" table:formula="of:=([.H293]*[.C293])+[.E293]" office:value-type="currency" office:currency="USD" office:value="223801.111301008" calcext:value-type="currency">
            <text:p>$223,801.11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8" table:formula="of:=[.K293]/[.B293]" office:value-type="float" office:value="2.05600557260847" calcext:value-type="float">
            <text:p>2.0560</text:p>
          </table:table-cell>
          <table:table-cell table:style-name="ce8" table:formula="of:=[.M292]+[.L293]" office:value-type="float" office:value="235.911166984834" calcext:value-type="float">
            <text:p>235.9112</text:p>
          </table:table-cell>
          <table:table-cell table:style-name="ce7" table:formula="of:=([.M293]*[.C293])+[.J293]" office:value-type="currency" office:currency="USD" office:value="188726.441622633" calcext:value-type="currency">
            <text:p>$188,726.4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04-01</text:p>
          </table:table-cell>
          <table:table-cell table:style-name="ce3" office:value-type="float" office:value="793.590027" calcext:value-type="float">
            <text:p>793.59</text:p>
          </table:table-cell>
          <table:table-cell table:style-name="ce3" office:value-type="float" office:value="872.809998" calcext:value-type="float">
            <text:p>872.81</text:p>
          </table:table-cell>
          <table:table-cell table:style-name="ce5" table:formula="of:=([.C294]-[.B294])/[.C294]" office:value-type="percentage" office:value="0.0907642799481314" calcext:value-type="percentage">
            <text:p>9.0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4]/[.B294]" office:value-type="float" office:value="0.630048240260963" calcext:value-type="float">
            <text:p>0.6300</text:p>
          </table:table-cell>
          <table:table-cell table:style-name="ce8" table:formula="of:=[.H293]+[.G294]" office:value-type="float" office:value="281.128265623417" calcext:value-type="float">
            <text:p>281.1283</text:p>
          </table:table-cell>
          <table:table-cell table:style-name="ce7" table:formula="of:=([.H294]*[.C294])+[.E294]" office:value-type="currency" office:currency="USD" office:value="245371.560956518" calcext:value-type="currency">
            <text:p>$245,371.56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94]/[.B294]" office:value-type="float" office:value="0" calcext:value-type="float">
            <text:p>0.0000</text:p>
          </table:table-cell>
          <table:table-cell table:style-name="ce8" table:formula="of:=[.M293]+[.L294]" office:value-type="float" office:value="235.911166984834" calcext:value-type="float">
            <text:p>235.9112</text:p>
          </table:table-cell>
          <table:table-cell table:style-name="ce7" table:formula="of:=([.M294]*[.C294])+[.J294]" office:value-type="currency" office:currency="USD" office:value="206905.62518421" calcext:value-type="currency">
            <text:p>$206,905.6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05-01</text:p>
          </table:table-cell>
          <table:table-cell table:style-name="ce3" office:value-type="float" office:value="872.73999" calcext:value-type="float">
            <text:p>872.74</text:p>
          </table:table-cell>
          <table:table-cell table:style-name="ce3" office:value-type="float" office:value="919.140015" calcext:value-type="float">
            <text:p>919.14</text:p>
          </table:table-cell>
          <table:table-cell table:style-name="ce5" table:formula="of:=([.C295]-[.B295])/[.C295]" office:value-type="percentage" office:value="0.0504819986539264" calcext:value-type="percentage">
            <text:p>5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5]/[.B295]" office:value-type="float" office:value="0.572908318318266" calcext:value-type="float">
            <text:p>0.5729</text:p>
          </table:table-cell>
          <table:table-cell table:style-name="ce8" table:formula="of:=[.H294]+[.G295]" office:value-type="float" office:value="281.701173941735" calcext:value-type="float">
            <text:p>281.7012</text:p>
          </table:table-cell>
          <table:table-cell table:style-name="ce7" table:formula="of:=([.H295]*[.C295])+[.E295]" office:value-type="currency" office:currency="USD" office:value="258922.821242324" calcext:value-type="currency">
            <text:p>$258,922.82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95]/[.B295]" office:value-type="float" office:value="0" calcext:value-type="float">
            <text:p>0.0000</text:p>
          </table:table-cell>
          <table:table-cell table:style-name="ce8" table:formula="of:=[.M294]+[.L295]" office:value-type="float" office:value="235.911166984834" calcext:value-type="float">
            <text:p>235.9112</text:p>
          </table:table-cell>
          <table:table-cell table:style-name="ce7" table:formula="of:=([.M295]*[.C295])+[.J295]" office:value-type="currency" office:currency="USD" office:value="218335.393561107" calcext:value-type="currency">
            <text:p>$218,335.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06-01</text:p>
          </table:table-cell>
          <table:table-cell table:style-name="ce3" office:value-type="float" office:value="923.26001" calcext:value-type="float">
            <text:p>923.26</text:p>
          </table:table-cell>
          <table:table-cell table:style-name="ce3" office:value-type="float" office:value="919.320007" calcext:value-type="float">
            <text:p>919.32</text:p>
          </table:table-cell>
          <table:table-cell table:style-name="ce5" table:formula="of:=([.C296]-[.B296])/[.C296]" office:value-type="percentage" office:value="-0.00428577967410638" calcext:value-type="percentage">
            <text:p>-0.4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6]/[.B296]" office:value-type="float" office:value="0.541559251548218" calcext:value-type="float">
            <text:p>0.5416</text:p>
          </table:table-cell>
          <table:table-cell table:style-name="ce8" table:formula="of:=[.H295]+[.G296]" office:value-type="float" office:value="282.242733193284" calcext:value-type="float">
            <text:p>282.2427</text:p>
          </table:table-cell>
          <table:table-cell table:style-name="ce7" table:formula="of:=([.H296]*[.C296])+[.E296]" office:value-type="currency" office:currency="USD" office:value="259471.391454949" calcext:value-type="currency">
            <text:p>$259,471.39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96]/[.B296]" office:value-type="float" office:value="0" calcext:value-type="float">
            <text:p>0.0000</text:p>
          </table:table-cell>
          <table:table-cell table:style-name="ce8" table:formula="of:=[.M295]+[.L296]" office:value-type="float" office:value="235.911166984834" calcext:value-type="float">
            <text:p>235.9112</text:p>
          </table:table-cell>
          <table:table-cell table:style-name="ce7" table:formula="of:=([.M296]*[.C296])+[.J296]" office:value-type="currency" office:currency="USD" office:value="218877.855683875" calcext:value-type="currency">
            <text:p>$218,877.8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07-01</text:p>
          </table:table-cell>
          <table:table-cell table:style-name="ce3" office:value-type="float" office:value="920.820007" calcext:value-type="float">
            <text:p>920.82</text:p>
          </table:table-cell>
          <table:table-cell table:style-name="ce3" office:value-type="float" office:value="987.47998" calcext:value-type="float">
            <text:p>987.48</text:p>
          </table:table-cell>
          <table:table-cell table:style-name="ce5" table:formula="of:=([.C297]-[.B297])/[.C297]" office:value-type="percentage" office:value="0.0675051386864571" calcext:value-type="percentage">
            <text:p>6.7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7]/[.B297]" office:value-type="float" office:value="0.542994283572294" calcext:value-type="float">
            <text:p>0.5430</text:p>
          </table:table-cell>
          <table:table-cell table:style-name="ce8" table:formula="of:=[.H296]+[.G297]" office:value-type="float" office:value="282.785727476856" calcext:value-type="float">
            <text:p>282.7857</text:p>
          </table:table-cell>
          <table:table-cell table:style-name="ce7" table:formula="of:=([.H297]*[.C297])+[.E297]" office:value-type="currency" office:currency="USD" office:value="279245.244513131" calcext:value-type="currency">
            <text:p>$279,245.24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97]/[.B297]" office:value-type="float" office:value="0" calcext:value-type="float">
            <text:p>0.0000</text:p>
          </table:table-cell>
          <table:table-cell table:style-name="ce8" table:formula="of:=[.M296]+[.L297]" office:value-type="float" office:value="235.911166984834" calcext:value-type="float">
            <text:p>235.9112</text:p>
          </table:table-cell>
          <table:table-cell table:style-name="ce7" table:formula="of:=([.M297]*[.C297])+[.J297]" office:value-type="currency" office:currency="USD" office:value="235457.55445596" calcext:value-type="currency">
            <text:p>$235,457.5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08-01</text:p>
          </table:table-cell>
          <table:table-cell table:style-name="ce3" office:value-type="float" office:value="990.219971" calcext:value-type="float">
            <text:p>990.22</text:p>
          </table:table-cell>
          <table:table-cell table:style-name="ce3" office:value-type="float" office:value="1020.619995" calcext:value-type="float">
            <text:p>1,020.62</text:p>
          </table:table-cell>
          <table:table-cell table:style-name="ce5" table:formula="of:=([.C298]-[.B298])/[.C298]" office:value-type="percentage" office:value="0.0297858401255406" calcext:value-type="percentage">
            <text:p>2.9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8]/[.B298]" office:value-type="float" office:value="0.504938311327999" calcext:value-type="float">
            <text:p>0.5049</text:p>
          </table:table-cell>
          <table:table-cell table:style-name="ce8" table:formula="of:=[.H297]+[.G298]" office:value-type="float" office:value="283.290665788184" calcext:value-type="float">
            <text:p>283.2907</text:p>
          </table:table-cell>
          <table:table-cell table:style-name="ce7" table:formula="of:=([.H298]*[.C298])+[.E298]" office:value-type="currency" office:currency="USD" office:value="289132.117900283" calcext:value-type="currency">
            <text:p>$289,132.12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98]/[.B298]" office:value-type="float" office:value="0" calcext:value-type="float">
            <text:p>0.0000</text:p>
          </table:table-cell>
          <table:table-cell table:style-name="ce8" table:formula="of:=[.M297]+[.L298]" office:value-type="float" office:value="235.911166984834" calcext:value-type="float">
            <text:p>235.9112</text:p>
          </table:table-cell>
          <table:table-cell table:style-name="ce7" table:formula="of:=([.M298]*[.C298])+[.J298]" office:value-type="currency" office:currency="USD" office:value="243775.654068505" calcext:value-type="currency">
            <text:p>$243,775.6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09-01</text:p>
          </table:table-cell>
          <table:table-cell table:style-name="ce3" office:value-type="float" office:value="1019.52002" calcext:value-type="float">
            <text:p>1,019.52</text:p>
          </table:table-cell>
          <table:table-cell table:style-name="ce3" office:value-type="float" office:value="1057.079956" calcext:value-type="float">
            <text:p>1,057.08</text:p>
          </table:table-cell>
          <table:table-cell table:style-name="ce5" table:formula="of:=([.C299]-[.B299])/[.C299]" office:value-type="percentage" office:value="0.0355317833687124" calcext:value-type="percentage">
            <text:p>3.5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299]/[.B299]" office:value-type="float" office:value="0.490426857924771" calcext:value-type="float">
            <text:p>0.4904</text:p>
          </table:table-cell>
          <table:table-cell table:style-name="ce8" table:formula="of:=[.H298]+[.G299]" office:value-type="float" office:value="283.781092646109" calcext:value-type="float">
            <text:p>283.7811</text:p>
          </table:table-cell>
          <table:table-cell table:style-name="ce7" table:formula="of:=([.H299]*[.C299])+[.E299]" office:value-type="currency" office:currency="USD" office:value="299979.30492798" calcext:value-type="currency">
            <text:p>$299,979.30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299]/[.B299]" office:value-type="float" office:value="0" calcext:value-type="float">
            <text:p>0.0000</text:p>
          </table:table-cell>
          <table:table-cell table:style-name="ce8" table:formula="of:=[.M298]+[.L299]" office:value-type="float" office:value="235.911166984834" calcext:value-type="float">
            <text:p>235.9112</text:p>
          </table:table-cell>
          <table:table-cell table:style-name="ce7" table:formula="of:=([.M299]*[.C299])+[.J299]" office:value-type="currency" office:currency="USD" office:value="252876.966016237" calcext:value-type="currency">
            <text:p>$252,876.9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10-01</text:p>
          </table:table-cell>
          <table:table-cell table:style-name="ce3" office:value-type="float" office:value="1054.910034" calcext:value-type="float">
            <text:p>1,054.91</text:p>
          </table:table-cell>
          <table:table-cell table:style-name="ce3" office:value-type="float" office:value="1036.189941" calcext:value-type="float">
            <text:p>1,036.19</text:p>
          </table:table-cell>
          <table:table-cell table:style-name="ce5" table:formula="of:=([.C300]-[.B300])/[.C300]" office:value-type="percentage" office:value="-0.0180662755536245" calcext:value-type="percentage">
            <text:p>-1.8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0]/[.B300]" office:value-type="float" office:value="0.473974067820839" calcext:value-type="float">
            <text:p>0.4740</text:p>
          </table:table-cell>
          <table:table-cell table:style-name="ce8" table:formula="of:=[.H299]+[.G300]" office:value-type="float" office:value="284.255066713929" calcext:value-type="float">
            <text:p>284.2551</text:p>
          </table:table-cell>
          <table:table-cell table:style-name="ce7" table:formula="of:=([.H300]*[.C300])+[.E300]" office:value-type="currency" office:currency="USD" office:value="294542.240807258" calcext:value-type="currency">
            <text:p>$294,542.24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0]/[.B300]" office:value-type="float" office:value="0" calcext:value-type="float">
            <text:p>0.0000</text:p>
          </table:table-cell>
          <table:table-cell table:style-name="ce8" table:formula="of:=[.M299]+[.L300]" office:value-type="float" office:value="235.911166984834" calcext:value-type="float">
            <text:p>235.9112</text:p>
          </table:table-cell>
          <table:table-cell table:style-name="ce7" table:formula="of:=([.M300]*[.C300])+[.J300]" office:value-type="currency" office:currency="USD" office:value="248448.778199256" calcext:value-type="currency">
            <text:p>$248,448.7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11-01</text:p>
          </table:table-cell>
          <table:table-cell table:style-name="ce3" office:value-type="float" office:value="1036.180054" calcext:value-type="float">
            <text:p>1,036.18</text:p>
          </table:table-cell>
          <table:table-cell table:style-name="ce3" office:value-type="float" office:value="1095.630005" calcext:value-type="float">
            <text:p>1,095.63</text:p>
          </table:table-cell>
          <table:table-cell table:style-name="ce5" table:formula="of:=([.C301]-[.B301])/[.C301]" office:value-type="percentage" office:value="0.0542609738038345" calcext:value-type="percentage">
            <text:p>5.4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1]/[.B301]" office:value-type="float" office:value="0.482541618196407" calcext:value-type="float">
            <text:p>0.4825</text:p>
          </table:table-cell>
          <table:table-cell table:style-name="ce8" table:formula="of:=[.H300]+[.G301]" office:value-type="float" office:value="284.737608332126" calcext:value-type="float">
            <text:p>284.7376</text:p>
          </table:table-cell>
          <table:table-cell table:style-name="ce7" table:formula="of:=([.H301]*[.C301])+[.E301]" office:value-type="currency" office:currency="USD" office:value="311967.067240615" calcext:value-type="currency">
            <text:p>$311,967.07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1]/[.B301]" office:value-type="float" office:value="0" calcext:value-type="float">
            <text:p>0.0000</text:p>
          </table:table-cell>
          <table:table-cell table:style-name="ce8" table:formula="of:=[.M300]+[.L301]" office:value-type="float" office:value="235.911166984834" calcext:value-type="float">
            <text:p>235.9112</text:p>
          </table:table-cell>
          <table:table-cell table:style-name="ce7" table:formula="of:=([.M301]*[.C301])+[.J301]" office:value-type="currency" office:currency="USD" office:value="262971.353063149" calcext:value-type="currency">
            <text:p>$262,971.3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09-12-01</text:p>
          </table:table-cell>
          <table:table-cell table:style-name="ce3" office:value-type="float" office:value="1098.890015" calcext:value-type="float">
            <text:p>1,098.89</text:p>
          </table:table-cell>
          <table:table-cell table:style-name="ce3" office:value-type="float" office:value="1115.099976" calcext:value-type="float">
            <text:p>1,115.10</text:p>
          </table:table-cell>
          <table:table-cell table:style-name="ce5" table:formula="of:=([.C302]-[.B302])/[.C302]" office:value-type="percentage" office:value="0.0145367781803271" calcext:value-type="percentage">
            <text:p>1.4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2]/[.B302]" office:value-type="float" office:value="0.45500458933554" calcext:value-type="float">
            <text:p>0.4550</text:p>
          </table:table-cell>
          <table:table-cell table:style-name="ce8" table:formula="of:=[.H301]+[.G302]" office:value-type="float" office:value="285.192612921461" calcext:value-type="float">
            <text:p>285.1926</text:p>
          </table:table-cell>
          <table:table-cell table:style-name="ce7" table:formula="of:=([.H302]*[.C302])+[.E302]" office:value-type="currency" office:currency="USD" office:value="318018.275824099" calcext:value-type="currency">
            <text:p>$318,018.28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2]/[.B302]" office:value-type="float" office:value="0" calcext:value-type="float">
            <text:p>0.0000</text:p>
          </table:table-cell>
          <table:table-cell table:style-name="ce8" table:formula="of:=[.M301]+[.L302]" office:value-type="float" office:value="235.911166984834" calcext:value-type="float">
            <text:p>235.9112</text:p>
          </table:table-cell>
          <table:table-cell table:style-name="ce7" table:formula="of:=([.M302]*[.C302])+[.J302]" office:value-type="currency" office:currency="USD" office:value="268064.53664292" calcext:value-type="currency">
            <text:p>$268,064.5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01-01</text:p>
          </table:table-cell>
          <table:table-cell table:style-name="ce3" office:value-type="float" office:value="1116.560059" calcext:value-type="float">
            <text:p>1,116.56</text:p>
          </table:table-cell>
          <table:table-cell table:style-name="ce3" office:value-type="float" office:value="1073.869995" calcext:value-type="float">
            <text:p>1,073.87</text:p>
          </table:table-cell>
          <table:table-cell table:style-name="ce5" table:formula="of:=([.C303]-[.B303])/[.C303]" office:value-type="percentage" office:value="-0.0397534750004817" calcext:value-type="percentage">
            <text:p>-3.9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3]/[.B303]" office:value-type="float" office:value="0.447803945672035" calcext:value-type="float">
            <text:p>0.4478</text:p>
          </table:table-cell>
          <table:table-cell table:style-name="ce8" table:formula="of:=[.H302]+[.G303]" office:value-type="float" office:value="285.640416867133" calcext:value-type="float">
            <text:p>285.6404</text:p>
          </table:table-cell>
          <table:table-cell table:style-name="ce7" table:formula="of:=([.H303]*[.C303])+[.E303]" office:value-type="currency" office:currency="USD" office:value="306740.673032906" calcext:value-type="currency">
            <text:p>$306,740.67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3]/[.B303]" office:value-type="float" office:value="0" calcext:value-type="float">
            <text:p>0.0000</text:p>
          </table:table-cell>
          <table:table-cell table:style-name="ce8" table:formula="of:=[.M302]+[.L303]" office:value-type="float" office:value="235.911166984834" calcext:value-type="float">
            <text:p>235.9112</text:p>
          </table:table-cell>
          <table:table-cell table:style-name="ce7" table:formula="of:=([.M303]*[.C303])+[.J303]" office:value-type="currency" office:currency="USD" office:value="258837.923710447" calcext:value-type="currency">
            <text:p>$258,837.9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02-01</text:p>
          </table:table-cell>
          <table:table-cell table:style-name="ce3" office:value-type="float" office:value="1073.890015" calcext:value-type="float">
            <text:p>1,073.89</text:p>
          </table:table-cell>
          <table:table-cell table:style-name="ce3" office:value-type="float" office:value="1104.48999" calcext:value-type="float">
            <text:p>1,104.49</text:p>
          </table:table-cell>
          <table:table-cell table:style-name="ce5" table:formula="of:=([.C304]-[.B304])/[.C304]" office:value-type="percentage" office:value="0.0277050722750326" calcext:value-type="percentage">
            <text:p>2.7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4]/[.B304]" office:value-type="float" office:value="0.465597028574663" calcext:value-type="float">
            <text:p>0.4656</text:p>
          </table:table-cell>
          <table:table-cell table:style-name="ce8" table:formula="of:=[.H303]+[.G304]" office:value-type="float" office:value="286.106013895708" calcext:value-type="float">
            <text:p>286.1060</text:p>
          </table:table-cell>
          <table:table-cell table:style-name="ce7" table:formula="of:=([.H304]*[.C304])+[.E304]" office:value-type="currency" office:currency="USD" office:value="316001.22842661" calcext:value-type="currency">
            <text:p>$316,001.23</text:p>
          </table:table-cell>
          <table:table-cell table:style-name="ce7" office:value-type="currency" office:currency="USD" office:value="6000" calcext:value-type="currency">
            <text:p>$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4]/[.B304]" office:value-type="float" office:value="0" calcext:value-type="float">
            <text:p>0.0000</text:p>
          </table:table-cell>
          <table:table-cell table:style-name="ce8" table:formula="of:=[.M303]+[.L304]" office:value-type="float" office:value="235.911166984834" calcext:value-type="float">
            <text:p>235.9112</text:p>
          </table:table-cell>
          <table:table-cell table:style-name="ce7" table:formula="of:=([.M304]*[.C304])+[.J304]" office:value-type="currency" office:currency="USD" office:value="266561.522463967" calcext:value-type="currency">
            <text:p>$266,561.5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03-01</text:p>
          </table:table-cell>
          <table:table-cell table:style-name="ce3" office:value-type="float" office:value="1105.359985" calcext:value-type="float">
            <text:p>1,105.36</text:p>
          </table:table-cell>
          <table:table-cell table:style-name="ce3" office:value-type="float" office:value="1169.430054" calcext:value-type="float">
            <text:p>1,169.43</text:p>
          </table:table-cell>
          <table:table-cell table:style-name="ce5" table:formula="of:=([.C305]-[.B305])/[.C305]" office:value-type="percentage" office:value="0.0547874315191833" calcext:value-type="percentage">
            <text:p>5.4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5]/[.B305]" office:value-type="float" office:value="0.452341324803792" calcext:value-type="float">
            <text:p>0.4523</text:p>
          </table:table-cell>
          <table:table-cell table:style-name="ce8" table:formula="of:=[.H304]+[.G305]" office:value-type="float" office:value="286.558355220512" calcext:value-type="float">
            <text:p>286.5584</text:p>
          </table:table-cell>
          <table:table-cell table:style-name="ce7" table:formula="of:=([.H305]*[.C305])+[.E305]" office:value-type="currency" office:currency="USD" office:value="335109.952819674" calcext:value-type="currency">
            <text:p>$335,109.95</text:p>
          </table:table-cell>
          <table:table-cell table:style-name="ce7" office:value-type="currency" office:currency="USD" office:value="6500" calcext:value-type="currency">
            <text:p>$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5]/[.B305]" office:value-type="float" office:value="0" calcext:value-type="float">
            <text:p>0.0000</text:p>
          </table:table-cell>
          <table:table-cell table:style-name="ce8" table:formula="of:=[.M304]+[.L305]" office:value-type="float" office:value="235.911166984834" calcext:value-type="float">
            <text:p>235.9112</text:p>
          </table:table-cell>
          <table:table-cell table:style-name="ce7" table:formula="of:=([.M305]*[.C305])+[.J305]" office:value-type="currency" office:currency="USD" office:value="282381.608746277" calcext:value-type="currency">
            <text:p>$282,381.6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04-01</text:p>
          </table:table-cell>
          <table:table-cell table:style-name="ce3" office:value-type="float" office:value="1171.22998" calcext:value-type="float">
            <text:p>1,171.23</text:p>
          </table:table-cell>
          <table:table-cell table:style-name="ce3" office:value-type="float" office:value="1186.689941" calcext:value-type="float">
            <text:p>1,186.69</text:p>
          </table:table-cell>
          <table:table-cell table:style-name="ce5" table:formula="of:=([.C306]-[.B306])/[.C306]" office:value-type="percentage" office:value="0.0130278015055662" calcext:value-type="percentage">
            <text:p>1.3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6]/[.B306]" office:value-type="float" office:value="0.426901640615449" calcext:value-type="float">
            <text:p>0.4269</text:p>
          </table:table-cell>
          <table:table-cell table:style-name="ce8" table:formula="of:=[.H305]+[.G306]" office:value-type="float" office:value="286.985256861127" calcext:value-type="float">
            <text:p>286.9853</text:p>
          </table:table-cell>
          <table:table-cell table:style-name="ce7" table:formula="of:=([.H306]*[.C306])+[.E306]" office:value-type="currency" office:currency="USD" office:value="340562.517532401" calcext:value-type="currency">
            <text:p>$340,562.52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6]/[.B306]" office:value-type="float" office:value="0" calcext:value-type="float">
            <text:p>0.0000</text:p>
          </table:table-cell>
          <table:table-cell table:style-name="ce8" table:formula="of:=[.M305]+[.L306]" office:value-type="float" office:value="235.911166984834" calcext:value-type="float">
            <text:p>235.9112</text:p>
          </table:table-cell>
          <table:table-cell table:style-name="ce7" table:formula="of:=([.M306]*[.C306])+[.J306]" office:value-type="currency" office:currency="USD" office:value="286953.408830473" calcext:value-type="currency">
            <text:p>$286,953.4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05-01</text:p>
          </table:table-cell>
          <table:table-cell table:style-name="ce3" office:value-type="float" office:value="1188.579956" calcext:value-type="float">
            <text:p>1,188.58</text:p>
          </table:table-cell>
          <table:table-cell table:style-name="ce3" office:value-type="float" office:value="1089.410034" calcext:value-type="float">
            <text:p>1,089.41</text:p>
          </table:table-cell>
          <table:table-cell table:style-name="ce5" table:formula="of:=([.C307]-[.B307])/[.C307]" office:value-type="percentage" office:value="-0.0910308505566785" calcext:value-type="percentage">
            <text:p>-9.1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7]/[.B307]" office:value-type="float" office:value="0.42067005881765" calcext:value-type="float">
            <text:p>0.4207</text:p>
          </table:table-cell>
          <table:table-cell table:style-name="ce8" table:formula="of:=[.H306]+[.G307]" office:value-type="float" office:value="287.405926919945" calcext:value-type="float">
            <text:p>287.4059</text:p>
          </table:table-cell>
          <table:table-cell table:style-name="ce7" table:formula="of:=([.H307]*[.C307])+[.E307]" office:value-type="currency" office:currency="USD" office:value="313102.900617659" calcext:value-type="currency">
            <text:p>$313,102.90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7]/[.B307]" office:value-type="float" office:value="0" calcext:value-type="float">
            <text:p>0.0000</text:p>
          </table:table-cell>
          <table:table-cell table:style-name="ce8" table:formula="of:=[.M306]+[.L307]" office:value-type="float" office:value="235.911166984834" calcext:value-type="float">
            <text:p>235.9112</text:p>
          </table:table-cell>
          <table:table-cell table:style-name="ce7" table:formula="of:=([.M307]*[.C307])+[.J307]" office:value-type="currency" office:currency="USD" office:value="264503.992445927" calcext:value-type="currency">
            <text:p>$264,503.9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06-01</text:p>
          </table:table-cell>
          <table:table-cell table:style-name="ce3" office:value-type="float" office:value="1087.300049" calcext:value-type="float">
            <text:p>1,087.30</text:p>
          </table:table-cell>
          <table:table-cell table:style-name="ce3" office:value-type="float" office:value="1030.709961" calcext:value-type="float">
            <text:p>1,030.71</text:p>
          </table:table-cell>
          <table:table-cell table:style-name="ce5" table:formula="of:=([.C308]-[.B308])/[.C308]" office:value-type="percentage" office:value="-0.0549039886498195" calcext:value-type="percentage">
            <text:p>-5.4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8]/[.B308]" office:value-type="float" office:value="0.45985466519555" calcext:value-type="float">
            <text:p>0.4599</text:p>
          </table:table-cell>
          <table:table-cell table:style-name="ce8" table:formula="of:=[.H307]+[.G308]" office:value-type="float" office:value="287.865781585141" calcext:value-type="float">
            <text:p>287.8658</text:p>
          </table:table-cell>
          <table:table-cell table:style-name="ce7" table:formula="of:=([.H308]*[.C308])+[.E308]" office:value-type="currency" office:currency="USD" office:value="296706.128510855" calcext:value-type="currency">
            <text:p>$296,706.13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8" table:formula="of:=[.K308]/[.B308]" office:value-type="float" office:value="6.89781997793325" calcext:value-type="float">
            <text:p>6.8978</text:p>
          </table:table-cell>
          <table:table-cell table:style-name="ce8" table:formula="of:=[.M307]+[.L308]" office:value-type="float" office:value="242.808986962767" calcext:value-type="float">
            <text:p>242.8090</text:p>
          </table:table-cell>
          <table:table-cell table:style-name="ce7" table:formula="of:=([.M308]*[.C308])+[.J308]" office:value-type="currency" office:currency="USD" office:value="250765.641482843" calcext:value-type="currency">
            <text:p>$250,765.6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07-01</text:p>
          </table:table-cell>
          <table:table-cell table:style-name="ce3" office:value-type="float" office:value="1031.099976" calcext:value-type="float">
            <text:p>1,031.10</text:p>
          </table:table-cell>
          <table:table-cell table:style-name="ce3" office:value-type="float" office:value="1101.599976" calcext:value-type="float">
            <text:p>1,101.60</text:p>
          </table:table-cell>
          <table:table-cell table:style-name="ce5" table:formula="of:=([.C309]-[.B309])/[.C309]" office:value-type="percentage" office:value="0.0639978227450506" calcext:value-type="percentage">
            <text:p>6.4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09]/[.B309]" office:value-type="float" office:value="0.484919029810937" calcext:value-type="float">
            <text:p>0.4849</text:p>
          </table:table-cell>
          <table:table-cell table:style-name="ce8" table:formula="of:=[.H308]+[.G309]" office:value-type="float" office:value="288.350700614951" calcext:value-type="float">
            <text:p>288.3507</text:p>
          </table:table-cell>
          <table:table-cell table:style-name="ce7" table:formula="of:=([.H309]*[.C309])+[.E309]" office:value-type="currency" office:currency="USD" office:value="317647.124877014" calcext:value-type="currency">
            <text:p>$317,647.12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09]/[.B309]" office:value-type="float" office:value="0" calcext:value-type="float">
            <text:p>0.0000</text:p>
          </table:table-cell>
          <table:table-cell table:style-name="ce8" table:formula="of:=[.M308]+[.L309]" office:value-type="float" office:value="242.808986962767" calcext:value-type="float">
            <text:p>242.8090</text:p>
          </table:table-cell>
          <table:table-cell table:style-name="ce7" table:formula="of:=([.M309]*[.C309])+[.J309]" office:value-type="currency" office:currency="USD" office:value="268478.374210768" calcext:value-type="currency">
            <text:p>$268,478.3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08-01</text:p>
          </table:table-cell>
          <table:table-cell table:style-name="ce3" office:value-type="float" office:value="1107.530029" calcext:value-type="float">
            <text:p>1,107.53</text:p>
          </table:table-cell>
          <table:table-cell table:style-name="ce3" office:value-type="float" office:value="1049.329956" calcext:value-type="float">
            <text:p>1,049.33</text:p>
          </table:table-cell>
          <table:table-cell table:style-name="ce5" table:formula="of:=([.C310]-[.B310])/[.C310]" office:value-type="percentage" office:value="-0.0554640346129602" calcext:value-type="percentage">
            <text:p>-5.5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0]/[.B310]" office:value-type="float" office:value="0.451455027771531" calcext:value-type="float">
            <text:p>0.4515</text:p>
          </table:table-cell>
          <table:table-cell table:style-name="ce8" table:formula="of:=[.H309]+[.G310]" office:value-type="float" office:value="288.802155642723" calcext:value-type="float">
            <text:p>288.8022</text:p>
          </table:table-cell>
          <table:table-cell table:style-name="ce7" table:formula="of:=([.H310]*[.C310])+[.E310]" office:value-type="currency" office:currency="USD" office:value="303048.753273284" calcext:value-type="currency">
            <text:p>$303,048.75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0]/[.B310]" office:value-type="float" office:value="0" calcext:value-type="float">
            <text:p>0.0000</text:p>
          </table:table-cell>
          <table:table-cell table:style-name="ce8" table:formula="of:=[.M309]+[.L310]" office:value-type="float" office:value="242.808986962767" calcext:value-type="float">
            <text:p>242.8090</text:p>
          </table:table-cell>
          <table:table-cell table:style-name="ce7" table:formula="of:=([.M310]*[.C310])+[.J310]" office:value-type="currency" office:currency="USD" office:value="256286.743606045" calcext:value-type="currency">
            <text:p>$256,286.7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09-01</text:p>
          </table:table-cell>
          <table:table-cell table:style-name="ce3" office:value-type="float" office:value="1049.719971" calcext:value-type="float">
            <text:p>1,049.72</text:p>
          </table:table-cell>
          <table:table-cell table:style-name="ce3" office:value-type="float" office:value="1141.199951" calcext:value-type="float">
            <text:p>1,141.20</text:p>
          </table:table-cell>
          <table:table-cell table:style-name="ce5" table:formula="of:=([.C311]-[.B311])/[.C311]" office:value-type="percentage" office:value="0.0801612197054853" calcext:value-type="percentage">
            <text:p>8.0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1]/[.B311]" office:value-type="float" office:value="0.476317507347872" calcext:value-type="float">
            <text:p>0.4763</text:p>
          </table:table-cell>
          <table:table-cell table:style-name="ce8" table:formula="of:=[.H310]+[.G311]" office:value-type="float" office:value="289.278473150071" calcext:value-type="float">
            <text:p>289.2785</text:p>
          </table:table-cell>
          <table:table-cell table:style-name="ce7" table:formula="of:=([.H311]*[.C311])+[.E311]" office:value-type="currency" office:currency="USD" office:value="330124.579384216" calcext:value-type="currency">
            <text:p>$330,124.58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1]/[.B311]" office:value-type="float" office:value="0" calcext:value-type="float">
            <text:p>0.0000</text:p>
          </table:table-cell>
          <table:table-cell table:style-name="ce8" table:formula="of:=[.M310]+[.L311]" office:value-type="float" office:value="242.808986962767" calcext:value-type="float">
            <text:p>242.8090</text:p>
          </table:table-cell>
          <table:table-cell table:style-name="ce7" table:formula="of:=([.M311]*[.C311])+[.J311]" office:value-type="currency" office:currency="USD" office:value="279093.604024269" calcext:value-type="currency">
            <text:p>$279,093.6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10-01</text:p>
          </table:table-cell>
          <table:table-cell table:style-name="ce3" office:value-type="float" office:value="1143.48999" calcext:value-type="float">
            <text:p>1,143.49</text:p>
          </table:table-cell>
          <table:table-cell table:style-name="ce3" office:value-type="float" office:value="1183.26001" calcext:value-type="float">
            <text:p>1,183.26</text:p>
          </table:table-cell>
          <table:table-cell table:style-name="ce5" table:formula="of:=([.C312]-[.B312])/[.C312]" office:value-type="percentage" office:value="0.0336105502289391" calcext:value-type="percentage">
            <text:p>3.3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2]/[.B312]" office:value-type="float" office:value="0.437257872279232" calcext:value-type="float">
            <text:p>0.4373</text:p>
          </table:table-cell>
          <table:table-cell table:style-name="ce8" table:formula="of:=[.H311]+[.G312]" office:value-type="float" office:value="289.71573102235" calcext:value-type="float">
            <text:p>289.7157</text:p>
          </table:table-cell>
          <table:table-cell table:style-name="ce7" table:formula="of:=([.H312]*[.C312])+[.E312]" office:value-type="currency" office:currency="USD" office:value="342809.038786663" calcext:value-type="currency">
            <text:p>$342,809.04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2]/[.B312]" office:value-type="float" office:value="0" calcext:value-type="float">
            <text:p>0.0000</text:p>
          </table:table-cell>
          <table:table-cell table:style-name="ce8" table:formula="of:=[.M311]+[.L312]" office:value-type="float" office:value="242.808986962767" calcext:value-type="float">
            <text:p>242.8090</text:p>
          </table:table-cell>
          <table:table-cell table:style-name="ce7" table:formula="of:=([.M312]*[.C312])+[.J312]" office:value-type="currency" office:currency="USD" office:value="289806.164341653" calcext:value-type="currency">
            <text:p>$289,806.1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11-01</text:p>
          </table:table-cell>
          <table:table-cell table:style-name="ce3" office:value-type="float" office:value="1185.709961" calcext:value-type="float">
            <text:p>1,185.71</text:p>
          </table:table-cell>
          <table:table-cell table:style-name="ce3" office:value-type="float" office:value="1180.550049" calcext:value-type="float">
            <text:p>1,180.55</text:p>
          </table:table-cell>
          <table:table-cell table:style-name="ce5" table:formula="of:=([.C313]-[.B313])/[.C313]" office:value-type="percentage" office:value="-0.00437076937514919" calcext:value-type="percentage">
            <text:p>-0.4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3]/[.B313]" office:value-type="float" office:value="0.421688285032464" calcext:value-type="float">
            <text:p>0.4217</text:p>
          </table:table-cell>
          <table:table-cell table:style-name="ce8" table:formula="of:=[.H312]+[.G313]" office:value-type="float" office:value="290.137419307383" calcext:value-type="float">
            <text:p>290.1374</text:p>
          </table:table-cell>
          <table:table-cell table:style-name="ce7" table:formula="of:=([.H313]*[.C313])+[.E313]" office:value-type="currency" office:currency="USD" office:value="342521.744580064" calcext:value-type="currency">
            <text:p>$342,521.74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3]/[.B313]" office:value-type="float" office:value="0" calcext:value-type="float">
            <text:p>0.0000</text:p>
          </table:table-cell>
          <table:table-cell table:style-name="ce8" table:formula="of:=[.M312]+[.L313]" office:value-type="float" office:value="242.808986962767" calcext:value-type="float">
            <text:p>242.8090</text:p>
          </table:table-cell>
          <table:table-cell table:style-name="ce7" table:formula="of:=([.M313]*[.C313])+[.J313]" office:value-type="currency" office:currency="USD" office:value="289648.161456535" calcext:value-type="currency">
            <text:p>$289,648.1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0-12-01</text:p>
          </table:table-cell>
          <table:table-cell table:style-name="ce3" office:value-type="float" office:value="1186.599976" calcext:value-type="float">
            <text:p>1,186.60</text:p>
          </table:table-cell>
          <table:table-cell table:style-name="ce3" office:value-type="float" office:value="1257.640015" calcext:value-type="float">
            <text:p>1,257.64</text:p>
          </table:table-cell>
          <table:table-cell table:style-name="ce5" table:formula="of:=([.C314]-[.B314])/[.C314]" office:value-type="percentage" office:value="0.056486783302613" calcext:value-type="percentage">
            <text:p>5.6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4]/[.B314]" office:value-type="float" office:value="0.421371995712901" calcext:value-type="float">
            <text:p>0.4214</text:p>
          </table:table-cell>
          <table:table-cell table:style-name="ce8" table:formula="of:=[.H313]+[.G314]" office:value-type="float" office:value="290.558791303095" calcext:value-type="float">
            <text:p>290.5588</text:p>
          </table:table-cell>
          <table:table-cell table:style-name="ce7" table:formula="of:=([.H314]*[.C314])+[.E314]" office:value-type="currency" office:currency="USD" office:value="365418.362652807" calcext:value-type="currency">
            <text:p>$365,418.36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4]/[.B314]" office:value-type="float" office:value="0" calcext:value-type="float">
            <text:p>0.0000</text:p>
          </table:table-cell>
          <table:table-cell table:style-name="ce8" table:formula="of:=[.M313]+[.L314]" office:value-type="float" office:value="242.808986962767" calcext:value-type="float">
            <text:p>242.8090</text:p>
          </table:table-cell>
          <table:table-cell table:style-name="ce7" table:formula="of:=([.M314]*[.C314])+[.J314]" office:value-type="currency" office:currency="USD" office:value="308866.298005989" calcext:value-type="currency">
            <text:p>$308,866.3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01-01</text:p>
          </table:table-cell>
          <table:table-cell table:style-name="ce3" office:value-type="float" office:value="1257.619995" calcext:value-type="float">
            <text:p>1,257.62</text:p>
          </table:table-cell>
          <table:table-cell table:style-name="ce3" office:value-type="float" office:value="1286.119995" calcext:value-type="float">
            <text:p>1,286.12</text:p>
          </table:table-cell>
          <table:table-cell table:style-name="ce5" table:formula="of:=([.C315]-[.B315])/[.C315]" office:value-type="percentage" office:value="0.0221596741445576" calcext:value-type="percentage">
            <text:p>2.2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5]/[.B315]" office:value-type="float" office:value="0.397576376002196" calcext:value-type="float">
            <text:p>0.3976</text:p>
          </table:table-cell>
          <table:table-cell table:style-name="ce8" table:formula="of:=[.H314]+[.G315]" office:value-type="float" office:value="290.956367679098" calcext:value-type="float">
            <text:p>290.9564</text:p>
          </table:table-cell>
          <table:table-cell table:style-name="ce7" table:formula="of:=([.H315]*[.C315])+[.E315]" office:value-type="currency" office:currency="USD" office:value="374204.802144659" calcext:value-type="currency">
            <text:p>$374,204.80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5]/[.B315]" office:value-type="float" office:value="0" calcext:value-type="float">
            <text:p>0.0000</text:p>
          </table:table-cell>
          <table:table-cell table:style-name="ce8" table:formula="of:=[.M314]+[.L315]" office:value-type="float" office:value="242.808986962767" calcext:value-type="float">
            <text:p>242.8090</text:p>
          </table:table-cell>
          <table:table-cell table:style-name="ce7" table:formula="of:=([.M315]*[.C315])+[.J315]" office:value-type="currency" office:currency="USD" office:value="316281.493098509" calcext:value-type="currency">
            <text:p>$316,281.4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02-01</text:p>
          </table:table-cell>
          <table:table-cell table:style-name="ce3" office:value-type="float" office:value="1289.140015" calcext:value-type="float">
            <text:p>1,289.14</text:p>
          </table:table-cell>
          <table:table-cell table:style-name="ce3" office:value-type="float" office:value="1327.219971" calcext:value-type="float">
            <text:p>1,327.22</text:p>
          </table:table-cell>
          <table:table-cell table:style-name="ce5" table:formula="of:=([.C316]-[.B316])/[.C316]" office:value-type="percentage" office:value="0.0286915182351487" calcext:value-type="percentage">
            <text:p>2.8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6]/[.B316]" office:value-type="float" office:value="0.387855465024876" calcext:value-type="float">
            <text:p>0.3879</text:p>
          </table:table-cell>
          <table:table-cell table:style-name="ce8" table:formula="of:=[.H315]+[.G316]" office:value-type="float" office:value="291.344223144123" calcext:value-type="float">
            <text:p>291.3442</text:p>
          </table:table-cell>
          <table:table-cell table:style-name="ce7" table:formula="of:=([.H316]*[.C316])+[.E316]" office:value-type="currency" office:currency="USD" office:value="386677.87139236" calcext:value-type="currency">
            <text:p>$386,677.87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6]/[.B316]" office:value-type="float" office:value="0" calcext:value-type="float">
            <text:p>0.0000</text:p>
          </table:table-cell>
          <table:table-cell table:style-name="ce8" table:formula="of:=[.M315]+[.L316]" office:value-type="float" office:value="242.808986962767" calcext:value-type="float">
            <text:p>242.8090</text:p>
          </table:table-cell>
          <table:table-cell table:style-name="ce7" table:formula="of:=([.M316]*[.C316])+[.J316]" office:value-type="currency" office:currency="USD" office:value="326760.936635263" calcext:value-type="currency">
            <text:p>$326,760.9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03-01</text:p>
          </table:table-cell>
          <table:table-cell table:style-name="ce3" office:value-type="float" office:value="1328.640015" calcext:value-type="float">
            <text:p>1,328.64</text:p>
          </table:table-cell>
          <table:table-cell table:style-name="ce3" office:value-type="float" office:value="1325.829956" calcext:value-type="float">
            <text:p>1,325.83</text:p>
          </table:table-cell>
          <table:table-cell table:style-name="ce5" table:formula="of:=([.C317]-[.B317])/[.C317]" office:value-type="percentage" office:value="-0.00211947164663393" calcext:value-type="percentage">
            <text:p>-0.2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7]/[.B317]" office:value-type="float" office:value="0.376324658564495" calcext:value-type="float">
            <text:p>0.3763</text:p>
          </table:table-cell>
          <table:table-cell table:style-name="ce8" table:formula="of:=[.H316]+[.G317]" office:value-type="float" office:value="291.720547802687" calcext:value-type="float">
            <text:p>291.7205</text:p>
          </table:table-cell>
          <table:table-cell table:style-name="ce7" table:formula="of:=([.H317]*[.C317])+[.E317]" office:value-type="currency" office:currency="USD" office:value="386771.841057533" calcext:value-type="currency">
            <text:p>$386,771.84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7]/[.B317]" office:value-type="float" office:value="0" calcext:value-type="float">
            <text:p>0.0000</text:p>
          </table:table-cell>
          <table:table-cell table:style-name="ce8" table:formula="of:=[.M316]+[.L317]" office:value-type="float" office:value="242.808986962767" calcext:value-type="float">
            <text:p>242.8090</text:p>
          </table:table-cell>
          <table:table-cell table:style-name="ce7" table:formula="of:=([.M317]*[.C317])+[.J317]" office:value-type="currency" office:currency="USD" office:value="326923.42850125" calcext:value-type="currency">
            <text:p>$326,923.4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04-01</text:p>
          </table:table-cell>
          <table:table-cell table:style-name="ce3" office:value-type="float" office:value="1329.47998" calcext:value-type="float">
            <text:p>1,329.48</text:p>
          </table:table-cell>
          <table:table-cell table:style-name="ce3" office:value-type="float" office:value="1363.609985" calcext:value-type="float">
            <text:p>1,363.61</text:p>
          </table:table-cell>
          <table:table-cell table:style-name="ce5" table:formula="of:=([.C318]-[.B318])/[.C318]" office:value-type="percentage" office:value="0.0250291545056411" calcext:value-type="percentage">
            <text:p>2.5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8]/[.B318]" office:value-type="float" office:value="0.376086896772977" calcext:value-type="float">
            <text:p>0.3761</text:p>
          </table:table-cell>
          <table:table-cell table:style-name="ce8" table:formula="of:=[.H317]+[.G318]" office:value-type="float" office:value="292.09663469946" calcext:value-type="float">
            <text:p>292.0966</text:p>
          </table:table-cell>
          <table:table-cell table:style-name="ce7" table:formula="of:=([.H318]*[.C318])+[.E318]" office:value-type="currency" office:currency="USD" office:value="398305.887661081" calcext:value-type="currency">
            <text:p>$398,305.89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8]/[.B318]" office:value-type="float" office:value="0" calcext:value-type="float">
            <text:p>0.0000</text:p>
          </table:table-cell>
          <table:table-cell table:style-name="ce8" table:formula="of:=[.M317]+[.L318]" office:value-type="float" office:value="242.808986962767" calcext:value-type="float">
            <text:p>242.8090</text:p>
          </table:table-cell>
          <table:table-cell table:style-name="ce7" table:formula="of:=([.M318]*[.C318])+[.J318]" office:value-type="currency" office:currency="USD" office:value="336596.759070164" calcext:value-type="currency">
            <text:p>$336,596.7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05-01</text:p>
          </table:table-cell>
          <table:table-cell table:style-name="ce3" office:value-type="float" office:value="1365.209961" calcext:value-type="float">
            <text:p>1,365.21</text:p>
          </table:table-cell>
          <table:table-cell table:style-name="ce3" office:value-type="float" office:value="1345.199951" calcext:value-type="float">
            <text:p>1,345.20</text:p>
          </table:table-cell>
          <table:table-cell table:style-name="ce5" table:formula="of:=([.C319]-[.B319])/[.C319]" office:value-type="percentage" office:value="-0.0148751194832596" calcext:value-type="percentage">
            <text:p>-1.4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19]/[.B319]" office:value-type="float" office:value="0.366244031528862" calcext:value-type="float">
            <text:p>0.3662</text:p>
          </table:table-cell>
          <table:table-cell table:style-name="ce8" table:formula="of:=[.H318]+[.G319]" office:value-type="float" office:value="292.462878730989" calcext:value-type="float">
            <text:p>292.4629</text:p>
          </table:table-cell>
          <table:table-cell table:style-name="ce7" table:formula="of:=([.H319]*[.C319])+[.E319]" office:value-type="currency" office:currency="USD" office:value="393421.050138245" calcext:value-type="currency">
            <text:p>$393,421.05</text:p>
          </table:table-cell>
          <table:table-cell table:style-name="ce7" office:value-type="currency" office:currency="USD" office:value="6000" calcext:value-type="currency">
            <text:p>$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19]/[.B319]" office:value-type="float" office:value="0" calcext:value-type="float">
            <text:p>0.0000</text:p>
          </table:table-cell>
          <table:table-cell table:style-name="ce8" table:formula="of:=[.M318]+[.L319]" office:value-type="float" office:value="242.808986962767" calcext:value-type="float">
            <text:p>242.8090</text:p>
          </table:table-cell>
          <table:table-cell table:style-name="ce7" table:formula="of:=([.M319]*[.C319])+[.J319]" office:value-type="currency" office:currency="USD" office:value="332626.637364674" calcext:value-type="currency">
            <text:p>$332,626.6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06-01</text:p>
          </table:table-cell>
          <table:table-cell table:style-name="ce3" office:value-type="float" office:value="1345.199951" calcext:value-type="float">
            <text:p>1,345.20</text:p>
          </table:table-cell>
          <table:table-cell table:style-name="ce3" office:value-type="float" office:value="1320.640015" calcext:value-type="float">
            <text:p>1,320.64</text:p>
          </table:table-cell>
          <table:table-cell table:style-name="ce5" table:formula="of:=([.C320]-[.B320])/[.C320]" office:value-type="percentage" office:value="-0.0185969951849446" calcext:value-type="percentage">
            <text:p>-1.8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0]/[.B320]" office:value-type="float" office:value="0.371691955257884" calcext:value-type="float">
            <text:p>0.3717</text:p>
          </table:table-cell>
          <table:table-cell table:style-name="ce8" table:formula="of:=[.H319]+[.G320]" office:value-type="float" office:value="292.834570686247" calcext:value-type="float">
            <text:p>292.8346</text:p>
          </table:table-cell>
          <table:table-cell table:style-name="ce7" table:formula="of:=([.H320]*[.C320])+[.E320]" office:value-type="currency" office:currency="USD" office:value="386729.051823603" calcext:value-type="currency">
            <text:p>$386,729.05</text:p>
          </table:table-cell>
          <table:table-cell table:style-name="ce7" office:value-type="currency" office:currency="USD" office:value="6500" calcext:value-type="currency">
            <text:p>$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0]/[.B320]" office:value-type="float" office:value="0" calcext:value-type="float">
            <text:p>0.0000</text:p>
          </table:table-cell>
          <table:table-cell table:style-name="ce8" table:formula="of:=[.M319]+[.L320]" office:value-type="float" office:value="242.808986962767" calcext:value-type="float">
            <text:p>242.8090</text:p>
          </table:table-cell>
          <table:table-cell table:style-name="ce7" table:formula="of:=([.M320]*[.C320])+[.J320]" office:value-type="currency" office:currency="USD" office:value="327163.264184643" calcext:value-type="currency">
            <text:p>$327,163.2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07-01</text:p>
          </table:table-cell>
          <table:table-cell table:style-name="ce3" office:value-type="float" office:value="1320.640015" calcext:value-type="float">
            <text:p>1,320.64</text:p>
          </table:table-cell>
          <table:table-cell table:style-name="ce3" office:value-type="float" office:value="1292.280029" calcext:value-type="float">
            <text:p>1,292.28</text:p>
          </table:table-cell>
          <table:table-cell table:style-name="ce5" table:formula="of:=([.C321]-[.B321])/[.C321]" office:value-type="percentage" office:value="-0.0219456970343693" calcext:value-type="percentage">
            <text:p>-2.1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1]/[.B321]" office:value-type="float" office:value="0.378604308760098" calcext:value-type="float">
            <text:p>0.3786</text:p>
          </table:table-cell>
          <table:table-cell table:style-name="ce8" table:formula="of:=[.H320]+[.G321]" office:value-type="float" office:value="293.213174995007" calcext:value-type="float">
            <text:p>293.2132</text:p>
          </table:table-cell>
          <table:table-cell table:style-name="ce7" table:formula="of:=([.H321]*[.C321])+[.E321]" office:value-type="currency" office:currency="USD" office:value="378913.53028573" calcext:value-type="currency">
            <text:p>$378,913.53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1]/[.B321]" office:value-type="float" office:value="0" calcext:value-type="float">
            <text:p>0.0000</text:p>
          </table:table-cell>
          <table:table-cell table:style-name="ce8" table:formula="of:=[.M320]+[.L321]" office:value-type="float" office:value="242.808986962767" calcext:value-type="float">
            <text:p>242.8090</text:p>
          </table:table-cell>
          <table:table-cell table:style-name="ce7" table:formula="of:=([.M321]*[.C321])+[.J321]" office:value-type="currency" office:currency="USD" office:value="320777.204713705" calcext:value-type="currency">
            <text:p>$320,777.2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08-01</text:p>
          </table:table-cell>
          <table:table-cell table:style-name="ce3" office:value-type="float" office:value="1292.589966" calcext:value-type="float">
            <text:p>1,292.59</text:p>
          </table:table-cell>
          <table:table-cell table:style-name="ce3" office:value-type="float" office:value="1218.890015" calcext:value-type="float">
            <text:p>1,218.89</text:p>
          </table:table-cell>
          <table:table-cell table:style-name="ce5" table:formula="of:=([.C322]-[.B322])/[.C322]" office:value-type="percentage" office:value="-0.0604648082214375" calcext:value-type="percentage">
            <text:p>-6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2]/[.B322]" office:value-type="float" office:value="0.386820270272777" calcext:value-type="float">
            <text:p>0.3868</text:p>
          </table:table-cell>
          <table:table-cell table:style-name="ce8" table:formula="of:=[.H321]+[.G322]" office:value-type="float" office:value="293.59999526528" calcext:value-type="float">
            <text:p>293.6000</text:p>
          </table:table-cell>
          <table:table-cell table:style-name="ce7" table:formula="of:=([.H322]*[.C322])+[.E322]" office:value-type="currency" office:currency="USD" office:value="357866.102632897" calcext:value-type="currency">
            <text:p>$357,866.10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2]/[.B322]" office:value-type="float" office:value="0" calcext:value-type="float">
            <text:p>0.0000</text:p>
          </table:table-cell>
          <table:table-cell table:style-name="ce8" table:formula="of:=[.M321]+[.L322]" office:value-type="float" office:value="242.808986962767" calcext:value-type="float">
            <text:p>242.8090</text:p>
          </table:table-cell>
          <table:table-cell table:style-name="ce7" table:formula="of:=([.M322]*[.C322])+[.J322]" office:value-type="currency" office:currency="USD" office:value="303457.449761182" calcext:value-type="currency">
            <text:p>$303,457.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09-01</text:p>
          </table:table-cell>
          <table:table-cell table:style-name="ce3" office:value-type="float" office:value="1219.119995" calcext:value-type="float">
            <text:p>1,219.12</text:p>
          </table:table-cell>
          <table:table-cell table:style-name="ce3" office:value-type="float" office:value="1131.420044" calcext:value-type="float">
            <text:p>1,131.42</text:p>
          </table:table-cell>
          <table:table-cell table:style-name="ce5" table:formula="of:=([.C323]-[.B323])/[.C323]" office:value-type="percentage" office:value="-0.0775131671611079" calcext:value-type="percentage">
            <text:p>-7.7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3]/[.B323]" office:value-type="float" office:value="0.410131900100613" calcext:value-type="float">
            <text:p>0.4101</text:p>
          </table:table-cell>
          <table:table-cell table:style-name="ce8" table:formula="of:=[.H322]+[.G323]" office:value-type="float" office:value="294.01012716538" calcext:value-type="float">
            <text:p>294.0101</text:p>
          </table:table-cell>
          <table:table-cell table:style-name="ce7" table:formula="of:=([.H323]*[.C323])+[.E323]" office:value-type="currency" office:currency="USD" office:value="332648.9510139" calcext:value-type="currency">
            <text:p>$332,648.95</text:p>
          </table:table-cell>
          <table:table-cell table:style-name="ce7" office:value-type="currency" office:currency="USD" office:value="8000" calcext:value-type="currency">
            <text:p>$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3]/[.B323]" office:value-type="float" office:value="0" calcext:value-type="float">
            <text:p>0.0000</text:p>
          </table:table-cell>
          <table:table-cell table:style-name="ce8" table:formula="of:=[.M322]+[.L323]" office:value-type="float" office:value="242.808986962767" calcext:value-type="float">
            <text:p>242.8090</text:p>
          </table:table-cell>
          <table:table-cell table:style-name="ce7" table:formula="of:=([.M323]*[.C323])+[.J323]" office:value-type="currency" office:currency="USD" office:value="282718.954713009" calcext:value-type="currency">
            <text:p>$282,718.9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10-01</text:p>
          </table:table-cell>
          <table:table-cell table:style-name="ce3" office:value-type="float" office:value="1131.209961" calcext:value-type="float">
            <text:p>1,131.21</text:p>
          </table:table-cell>
          <table:table-cell table:style-name="ce3" office:value-type="float" office:value="1253.300049" calcext:value-type="float">
            <text:p>1,253.30</text:p>
          </table:table-cell>
          <table:table-cell table:style-name="ce5" table:formula="of:=([.C324]-[.B324])/[.C324]" office:value-type="percentage" office:value="0.0974148912683877" calcext:value-type="percentage">
            <text:p>9.7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4]/[.B324]" office:value-type="float" office:value="0.442004594406148" calcext:value-type="float">
            <text:p>0.4420</text:p>
          </table:table-cell>
          <table:table-cell table:style-name="ce8" table:formula="of:=[.H323]+[.G324]" office:value-type="float" office:value="294.452131759786" calcext:value-type="float">
            <text:p>294.4521</text:p>
          </table:table-cell>
          <table:table-cell table:style-name="ce7" table:formula="of:=([.H324]*[.C324])+[.E324]" office:value-type="currency" office:currency="USD" office:value="369036.871162695" calcext:value-type="currency">
            <text:p>$369,036.87</text:p>
          </table:table-cell>
          <table:table-cell table:style-name="ce7" office:value-type="currency" office:currency="USD" office:value="8500" calcext:value-type="currency">
            <text:p>$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4]/[.B324]" office:value-type="float" office:value="0" calcext:value-type="float">
            <text:p>0.0000</text:p>
          </table:table-cell>
          <table:table-cell table:style-name="ce8" table:formula="of:=[.M323]+[.L324]" office:value-type="float" office:value="242.808986962767" calcext:value-type="float">
            <text:p>242.8090</text:p>
          </table:table-cell>
          <table:table-cell table:style-name="ce7" table:formula="of:=([.M324]*[.C324])+[.J324]" office:value-type="currency" office:currency="USD" office:value="312812.515258076" calcext:value-type="currency">
            <text:p>$312,812.5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11-01</text:p>
          </table:table-cell>
          <table:table-cell table:style-name="ce3" office:value-type="float" office:value="1251" calcext:value-type="float">
            <text:p>1,251.00</text:p>
          </table:table-cell>
          <table:table-cell table:style-name="ce3" office:value-type="float" office:value="1246.959961" calcext:value-type="float">
            <text:p>1,246.96</text:p>
          </table:table-cell>
          <table:table-cell table:style-name="ce5" table:formula="of:=([.C325]-[.B325])/[.C325]" office:value-type="percentage" office:value="-0.0032399107640634" calcext:value-type="percentage">
            <text:p>-0.3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5]/[.B325]" office:value-type="float" office:value="0.399680255795364" calcext:value-type="float">
            <text:p>0.3997</text:p>
          </table:table-cell>
          <table:table-cell table:style-name="ce8" table:formula="of:=[.H324]+[.G325]" office:value-type="float" office:value="294.851812015582" calcext:value-type="float">
            <text:p>294.8518</text:p>
          </table:table-cell>
          <table:table-cell table:style-name="ce7" table:formula="of:=([.H325]*[.C325])+[.E325]" office:value-type="currency" office:currency="USD" office:value="367668.404011729" calcext:value-type="currency">
            <text:p>$367,668.40</text:p>
          </table:table-cell>
          <table:table-cell table:style-name="ce7" office:value-type="currency" office:currency="USD" office:value="9000" calcext:value-type="currency">
            <text:p>$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5]/[.B325]" office:value-type="float" office:value="0" calcext:value-type="float">
            <text:p>0.0000</text:p>
          </table:table-cell>
          <table:table-cell table:style-name="ce8" table:formula="of:=[.M324]+[.L325]" office:value-type="float" office:value="242.808986962767" calcext:value-type="float">
            <text:p>242.8090</text:p>
          </table:table-cell>
          <table:table-cell table:style-name="ce7" table:formula="of:=([.M325]*[.C325])+[.J325]" office:value-type="currency" office:currency="USD" office:value="311773.084913541" calcext:value-type="currency">
            <text:p>$311,773.0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1-12-01</text:p>
          </table:table-cell>
          <table:table-cell table:style-name="ce3" office:value-type="float" office:value="1246.910034" calcext:value-type="float">
            <text:p>1,246.91</text:p>
          </table:table-cell>
          <table:table-cell table:style-name="ce3" office:value-type="float" office:value="1257.599976" calcext:value-type="float">
            <text:p>1,257.60</text:p>
          </table:table-cell>
          <table:table-cell table:style-name="ce5" table:formula="of:=([.C326]-[.B326])/[.C326]" office:value-type="percentage" office:value="0.0085002721087838" calcext:value-type="percentage">
            <text:p>0.8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6]/[.B326]" office:value-type="float" office:value="0.400991239436926" calcext:value-type="float">
            <text:p>0.4010</text:p>
          </table:table-cell>
          <table:table-cell table:style-name="ce8" table:formula="of:=[.H325]+[.G326]" office:value-type="float" office:value="295.252803255019" calcext:value-type="float">
            <text:p>295.2528</text:p>
          </table:table-cell>
          <table:table-cell table:style-name="ce7" table:formula="of:=([.H326]*[.C326])+[.E326]" office:value-type="currency" office:currency="USD" office:value="371309.918287444" calcext:value-type="currency">
            <text:p>$371,309.92</text:p>
          </table:table-cell>
          <table:table-cell table:style-name="ce7" office:value-type="currency" office:currency="USD" office:value="9500" calcext:value-type="currency">
            <text:p>$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6]/[.B326]" office:value-type="float" office:value="0" calcext:value-type="float">
            <text:p>0.0000</text:p>
          </table:table-cell>
          <table:table-cell table:style-name="ce8" table:formula="of:=[.M325]+[.L326]" office:value-type="float" office:value="242.808986962767" calcext:value-type="float">
            <text:p>242.8090</text:p>
          </table:table-cell>
          <table:table-cell table:style-name="ce7" table:formula="of:=([.M326]*[.C326])+[.J326]" office:value-type="currency" office:currency="USD" office:value="314856.57617696" calcext:value-type="currency">
            <text:p>$314,856.5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01-01</text:p>
          </table:table-cell>
          <table:table-cell table:style-name="ce3" office:value-type="float" office:value="1258.859985" calcext:value-type="float">
            <text:p>1,258.86</text:p>
          </table:table-cell>
          <table:table-cell table:style-name="ce3" office:value-type="float" office:value="1312.410034" calcext:value-type="float">
            <text:p>1,312.41</text:p>
          </table:table-cell>
          <table:table-cell table:style-name="ce5" table:formula="of:=([.C327]-[.B327])/[.C327]" office:value-type="percentage" office:value="0.0408028341849754" calcext:value-type="percentage">
            <text:p>4.0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7]/[.B327]" office:value-type="float" office:value="0.397184759193057" calcext:value-type="float">
            <text:p>0.3972</text:p>
          </table:table-cell>
          <table:table-cell table:style-name="ce8" table:formula="of:=[.H326]+[.G327]" office:value-type="float" office:value="295.649988014212" calcext:value-type="float">
            <text:p>295.6500</text:p>
          </table:table-cell>
          <table:table-cell table:style-name="ce7" table:formula="of:=([.H327]*[.C327])+[.E327]" office:value-type="currency" office:currency="USD" office:value="388014.010821831" calcext:value-type="currency">
            <text:p>$388,014.01</text:p>
          </table:table-cell>
          <table:table-cell table:style-name="ce7" office:value-type="currency" office:currency="USD" office:value="10000" calcext:value-type="currency">
            <text:p>$1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7]/[.B327]" office:value-type="float" office:value="0" calcext:value-type="float">
            <text:p>0.0000</text:p>
          </table:table-cell>
          <table:table-cell table:style-name="ce8" table:formula="of:=[.M326]+[.L327]" office:value-type="float" office:value="242.808986962767" calcext:value-type="float">
            <text:p>242.8090</text:p>
          </table:table-cell>
          <table:table-cell table:style-name="ce7" table:formula="of:=([.M327]*[.C327])+[.J327]" office:value-type="currency" office:currency="USD" office:value="328664.95083531" calcext:value-type="currency">
            <text:p>$328,664.9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02-01</text:p>
          </table:table-cell>
          <table:table-cell table:style-name="ce3" office:value-type="float" office:value="1312.449951" calcext:value-type="float">
            <text:p>1,312.45</text:p>
          </table:table-cell>
          <table:table-cell table:style-name="ce3" office:value-type="float" office:value="1365.680054" calcext:value-type="float">
            <text:p>1,365.68</text:p>
          </table:table-cell>
          <table:table-cell table:style-name="ce5" table:formula="of:=([.C328]-[.B328])/[.C328]" office:value-type="percentage" office:value="0.0389769938018" calcext:value-type="percentage">
            <text:p>3.9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8]/[.B328]" office:value-type="float" office:value="0.38096690820022" calcext:value-type="float">
            <text:p>0.3810</text:p>
          </table:table-cell>
          <table:table-cell table:style-name="ce8" table:formula="of:=[.H327]+[.G328]" office:value-type="float" office:value="296.030954922412" calcext:value-type="float">
            <text:p>296.0310</text:p>
          </table:table-cell>
          <table:table-cell table:style-name="ce7" table:formula="of:=([.H328]*[.C328])+[.E328]" office:value-type="currency" office:currency="USD" office:value="404283.570504111" calcext:value-type="currency">
            <text:p>$404,283.57</text:p>
          </table:table-cell>
          <table:table-cell table:style-name="ce7" office:value-type="currency" office:currency="USD" office:value="10500" calcext:value-type="currency">
            <text:p>$1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8]/[.B328]" office:value-type="float" office:value="0" calcext:value-type="float">
            <text:p>0.0000</text:p>
          </table:table-cell>
          <table:table-cell table:style-name="ce8" table:formula="of:=[.M327]+[.L328]" office:value-type="float" office:value="242.808986962767" calcext:value-type="float">
            <text:p>242.8090</text:p>
          </table:table-cell>
          <table:table-cell table:style-name="ce7" table:formula="of:=([.M328]*[.C328])+[.J328]" office:value-type="currency" office:currency="USD" office:value="342099.390426997" calcext:value-type="currency">
            <text:p>$342,099.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03-01</text:p>
          </table:table-cell>
          <table:table-cell table:style-name="ce3" office:value-type="float" office:value="1365.900024" calcext:value-type="float">
            <text:p>1,365.90</text:p>
          </table:table-cell>
          <table:table-cell table:style-name="ce3" office:value-type="float" office:value="1408.469971" calcext:value-type="float">
            <text:p>1,408.47</text:p>
          </table:table-cell>
          <table:table-cell table:style-name="ce5" table:formula="of:=([.C329]-[.B329])/[.C329]" office:value-type="percentage" office:value="0.030224248920107" calcext:value-type="percentage">
            <text:p>3.0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29]/[.B329]" office:value-type="float" office:value="0.366059002280243" calcext:value-type="float">
            <text:p>0.3661</text:p>
          </table:table-cell>
          <table:table-cell table:style-name="ce8" table:formula="of:=[.H328]+[.G329]" office:value-type="float" office:value="296.397013924692" calcext:value-type="float">
            <text:p>296.3970</text:p>
          </table:table-cell>
          <table:table-cell table:style-name="ce7" table:formula="of:=([.H329]*[.C329])+[.E329]" office:value-type="currency" office:currency="USD" office:value="417466.293606998" calcext:value-type="currency">
            <text:p>$417,466.29</text:p>
          </table:table-cell>
          <table:table-cell table:style-name="ce7" office:value-type="currency" office:currency="USD" office:value="11000" calcext:value-type="currency">
            <text:p>$1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29]/[.B329]" office:value-type="float" office:value="0" calcext:value-type="float">
            <text:p>0.0000</text:p>
          </table:table-cell>
          <table:table-cell table:style-name="ce8" table:formula="of:=[.M328]+[.L329]" office:value-type="float" office:value="242.808986962767" calcext:value-type="float">
            <text:p>242.8090</text:p>
          </table:table-cell>
          <table:table-cell table:style-name="ce7" table:formula="of:=([.M329]*[.C329])+[.J329]" office:value-type="currency" office:currency="USD" office:value="352989.166825987" calcext:value-type="currency">
            <text:p>$352,989.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04-01</text:p>
          </table:table-cell>
          <table:table-cell table:style-name="ce3" office:value-type="float" office:value="1408.469971" calcext:value-type="float">
            <text:p>1,408.47</text:p>
          </table:table-cell>
          <table:table-cell table:style-name="ce3" office:value-type="float" office:value="1397.910034" calcext:value-type="float">
            <text:p>1,397.91</text:p>
          </table:table-cell>
          <table:table-cell table:style-name="ce5" table:formula="of:=([.C330]-[.B330])/[.C330]" office:value-type="percentage" office:value="-0.00755408913532413" calcext:value-type="percentage">
            <text:p>-0.7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0]/[.B330]" office:value-type="float" office:value="0.354995143875879" calcext:value-type="float">
            <text:p>0.3550</text:p>
          </table:table-cell>
          <table:table-cell table:style-name="ce8" table:formula="of:=[.H329]+[.G330]" office:value-type="float" office:value="296.752009068568" calcext:value-type="float">
            <text:p>296.7520</text:p>
          </table:table-cell>
          <table:table-cell table:style-name="ce7" table:formula="of:=([.H330]*[.C330])+[.E330]" office:value-type="currency" office:currency="USD" office:value="414832.61108661" calcext:value-type="currency">
            <text:p>$414,832.61</text:p>
          </table:table-cell>
          <table:table-cell table:style-name="ce7" office:value-type="currency" office:currency="USD" office:value="11500" calcext:value-type="currency">
            <text:p>$1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0]/[.B330]" office:value-type="float" office:value="0" calcext:value-type="float">
            <text:p>0.0000</text:p>
          </table:table-cell>
          <table:table-cell table:style-name="ce8" table:formula="of:=[.M329]+[.L330]" office:value-type="float" office:value="242.808986962767" calcext:value-type="float">
            <text:p>242.8090</text:p>
          </table:table-cell>
          <table:table-cell table:style-name="ce7" table:formula="of:=([.M330]*[.C330])+[.J330]" office:value-type="currency" office:currency="USD" office:value="350925.119220627" calcext:value-type="currency">
            <text:p>$350,925.1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05-01</text:p>
          </table:table-cell>
          <table:table-cell table:style-name="ce3" office:value-type="float" office:value="1397.859985" calcext:value-type="float">
            <text:p>1,397.86</text:p>
          </table:table-cell>
          <table:table-cell table:style-name="ce3" office:value-type="float" office:value="1310.329956" calcext:value-type="float">
            <text:p>1,310.33</text:p>
          </table:table-cell>
          <table:table-cell table:style-name="ce5" table:formula="of:=([.C331]-[.B331])/[.C331]" office:value-type="percentage" office:value="-0.0667999907956008" calcext:value-type="percentage">
            <text:p>-6.6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1]/[.B331]" office:value-type="float" office:value="0.357689615101186" calcext:value-type="float">
            <text:p>0.3577</text:p>
          </table:table-cell>
          <table:table-cell table:style-name="ce8" table:formula="of:=[.H330]+[.G331]" office:value-type="float" office:value="297.109698683669" calcext:value-type="float">
            <text:p>297.1097</text:p>
          </table:table-cell>
          <table:table-cell table:style-name="ce7" table:formula="of:=([.H331]*[.C331])+[.E331]" office:value-type="currency" office:currency="USD" office:value="389311.738403346" calcext:value-type="currency">
            <text:p>$389,311.74</text:p>
          </table:table-cell>
          <table:table-cell table:style-name="ce7" office:value-type="currency" office:currency="USD" office:value="12000" calcext:value-type="currency">
            <text:p>$1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1]/[.B331]" office:value-type="float" office:value="0" calcext:value-type="float">
            <text:p>0.0000</text:p>
          </table:table-cell>
          <table:table-cell table:style-name="ce8" table:formula="of:=[.M330]+[.L331]" office:value-type="float" office:value="242.808986962767" calcext:value-type="float">
            <text:p>242.8090</text:p>
          </table:table-cell>
          <table:table-cell table:style-name="ce7" table:formula="of:=([.M331]*[.C331])+[.J331]" office:value-type="currency" office:currency="USD" office:value="330159.889203327" calcext:value-type="currency">
            <text:p>$330,159.8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06-01</text:p>
          </table:table-cell>
          <table:table-cell table:style-name="ce3" office:value-type="float" office:value="1309.869995" calcext:value-type="float">
            <text:p>1,309.87</text:p>
          </table:table-cell>
          <table:table-cell table:style-name="ce3" office:value-type="float" office:value="1362.160034" calcext:value-type="float">
            <text:p>1,362.16</text:p>
          </table:table-cell>
          <table:table-cell table:style-name="ce5" table:formula="of:=([.C332]-[.B332])/[.C332]" office:value-type="percentage" office:value="0.0383875886054663" calcext:value-type="percentage">
            <text:p>3.8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2]/[.B332]" office:value-type="float" office:value="0.381717271109794" calcext:value-type="float">
            <text:p>0.3817</text:p>
          </table:table-cell>
          <table:table-cell table:style-name="ce8" table:formula="of:=[.H331]+[.G332]" office:value-type="float" office:value="297.491415954779" calcext:value-type="float">
            <text:p>297.4914</text:p>
          </table:table-cell>
          <table:table-cell table:style-name="ce7" table:formula="of:=([.H332]*[.C332])+[.E332]" office:value-type="currency" office:currency="USD" office:value="405230.91727167" calcext:value-type="currency">
            <text:p>$405,230.92</text:p>
          </table:table-cell>
          <table:table-cell table:style-name="ce7" office:value-type="currency" office:currency="USD" office:value="12500" calcext:value-type="currency">
            <text:p>$1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2]/[.B332]" office:value-type="float" office:value="0" calcext:value-type="float">
            <text:p>0.0000</text:p>
          </table:table-cell>
          <table:table-cell table:style-name="ce8" table:formula="of:=[.M331]+[.L332]" office:value-type="float" office:value="242.808986962767" calcext:value-type="float">
            <text:p>242.8090</text:p>
          </table:table-cell>
          <table:table-cell table:style-name="ce7" table:formula="of:=([.M332]*[.C332])+[.J332]" office:value-type="currency" office:currency="USD" office:value="343244.697936708" calcext:value-type="currency">
            <text:p>$343,244.7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07-01</text:p>
          </table:table-cell>
          <table:table-cell table:style-name="ce3" office:value-type="float" office:value="1362.329956" calcext:value-type="float">
            <text:p>1,362.33</text:p>
          </table:table-cell>
          <table:table-cell table:style-name="ce3" office:value-type="float" office:value="1379.319946" calcext:value-type="float">
            <text:p>1,379.32</text:p>
          </table:table-cell>
          <table:table-cell table:style-name="ce5" table:formula="of:=([.C333]-[.B333])/[.C333]" office:value-type="percentage" office:value="0.0123176570086372" calcext:value-type="percentage">
            <text:p>1.2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3]/[.B333]" office:value-type="float" office:value="0.367018282023302" calcext:value-type="float">
            <text:p>0.3670</text:p>
          </table:table-cell>
          <table:table-cell table:style-name="ce8" table:formula="of:=[.H332]+[.G333]" office:value-type="float" office:value="297.858434236802" calcext:value-type="float">
            <text:p>297.8584</text:p>
          </table:table-cell>
          <table:table-cell table:style-name="ce7" table:formula="of:=([.H333]*[.C333])+[.E333]" office:value-type="currency" office:currency="USD" office:value="410842.079427151" calcext:value-type="currency">
            <text:p>$410,842.08</text:p>
          </table:table-cell>
          <table:table-cell table:style-name="ce7" office:value-type="currency" office:currency="USD" office:value="13000" calcext:value-type="currency">
            <text:p>$1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3]/[.B333]" office:value-type="float" office:value="0" calcext:value-type="float">
            <text:p>0.0000</text:p>
          </table:table-cell>
          <table:table-cell table:style-name="ce8" table:formula="of:=[.M332]+[.L333]" office:value-type="float" office:value="242.808986962767" calcext:value-type="float">
            <text:p>242.8090</text:p>
          </table:table-cell>
          <table:table-cell table:style-name="ce7" table:formula="of:=([.M333]*[.C333])+[.J333]" office:value-type="currency" office:currency="USD" office:value="347911.278785798" calcext:value-type="currency">
            <text:p>$347,911.2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08-01</text:p>
          </table:table-cell>
          <table:table-cell table:style-name="ce3" office:value-type="float" office:value="1379.319946" calcext:value-type="float">
            <text:p>1,379.32</text:p>
          </table:table-cell>
          <table:table-cell table:style-name="ce3" office:value-type="float" office:value="1406.579956" calcext:value-type="float">
            <text:p>1,406.58</text:p>
          </table:table-cell>
          <table:table-cell table:style-name="ce5" table:formula="of:=([.C334]-[.B334])/[.C334]" office:value-type="percentage" office:value="0.0193803486845649" calcext:value-type="percentage">
            <text:p>1.9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4]/[.B334]" office:value-type="float" office:value="0.362497476709439" calcext:value-type="float">
            <text:p>0.3625</text:p>
          </table:table-cell>
          <table:table-cell table:style-name="ce8" table:formula="of:=[.H333]+[.G334]" office:value-type="float" office:value="298.220931713512" calcext:value-type="float">
            <text:p>298.2209</text:p>
          </table:table-cell>
          <table:table-cell table:style-name="ce7" table:formula="of:=([.H334]*[.C334])+[.E334]" office:value-type="currency" office:currency="USD" office:value="419471.585007871" calcext:value-type="currency">
            <text:p>$419,471.59</text:p>
          </table:table-cell>
          <table:table-cell table:style-name="ce7" office:value-type="currency" office:currency="USD" office:value="13500" calcext:value-type="currency">
            <text:p>$1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4]/[.B334]" office:value-type="float" office:value="0" calcext:value-type="float">
            <text:p>0.0000</text:p>
          </table:table-cell>
          <table:table-cell table:style-name="ce8" table:formula="of:=[.M333]+[.L334]" office:value-type="float" office:value="242.808986962767" calcext:value-type="float">
            <text:p>242.8090</text:p>
          </table:table-cell>
          <table:table-cell table:style-name="ce7" table:formula="of:=([.M334]*[.C334])+[.J334]" office:value-type="currency" office:currency="USD" office:value="355030.254198493" calcext:value-type="currency">
            <text:p>$355,030.2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09-01</text:p>
          </table:table-cell>
          <table:table-cell table:style-name="ce3" office:value-type="float" office:value="1406.540039" calcext:value-type="float">
            <text:p>1,406.54</text:p>
          </table:table-cell>
          <table:table-cell table:style-name="ce3" office:value-type="float" office:value="1440.670044" calcext:value-type="float">
            <text:p>1,440.67</text:p>
          </table:table-cell>
          <table:table-cell table:style-name="ce5" table:formula="of:=([.C335]-[.B335])/[.C335]" office:value-type="percentage" office:value="0.0236903690349794" calcext:value-type="percentage">
            <text:p>2.3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5]/[.B335]" office:value-type="float" office:value="0.355482237359899" calcext:value-type="float">
            <text:p>0.3555</text:p>
          </table:table-cell>
          <table:table-cell table:style-name="ce8" table:formula="of:=[.H334]+[.G335]" office:value-type="float" office:value="298.576413950872" calcext:value-type="float">
            <text:p>298.5764</text:p>
          </table:table-cell>
          <table:table-cell table:style-name="ce7" table:formula="of:=([.H335]*[.C335])+[.E335]" office:value-type="currency" office:currency="USD" office:value="430150.095423965" calcext:value-type="currency">
            <text:p>$430,150.10</text:p>
          </table:table-cell>
          <table:table-cell table:style-name="ce7" office:value-type="currency" office:currency="USD" office:value="14000" calcext:value-type="currency">
            <text:p>$1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5]/[.B335]" office:value-type="float" office:value="0" calcext:value-type="float">
            <text:p>0.0000</text:p>
          </table:table-cell>
          <table:table-cell table:style-name="ce8" table:formula="of:=[.M334]+[.L335]" office:value-type="float" office:value="242.808986962767" calcext:value-type="float">
            <text:p>242.8090</text:p>
          </table:table-cell>
          <table:table-cell table:style-name="ce7" table:formula="of:=([.M335]*[.C335])+[.J335]" office:value-type="currency" office:currency="USD" office:value="363807.633931245" calcext:value-type="currency">
            <text:p>$363,807.6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10-01</text:p>
          </table:table-cell>
          <table:table-cell table:style-name="ce3" office:value-type="float" office:value="1440.900024" calcext:value-type="float">
            <text:p>1,440.90</text:p>
          </table:table-cell>
          <table:table-cell table:style-name="ce3" office:value-type="float" office:value="1412.160034" calcext:value-type="float">
            <text:p>1,412.16</text:p>
          </table:table-cell>
          <table:table-cell table:style-name="ce5" table:formula="of:=([.C336]-[.B336])/[.C336]" office:value-type="percentage" office:value="-0.0203517939242289" calcext:value-type="percentage">
            <text:p>-2.0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6]/[.B336]" office:value-type="float" office:value="0.347005338102486" calcext:value-type="float">
            <text:p>0.3470</text:p>
          </table:table-cell>
          <table:table-cell table:style-name="ce8" table:formula="of:=[.H335]+[.G336]" office:value-type="float" office:value="298.923419288974" calcext:value-type="float">
            <text:p>298.9234</text:p>
          </table:table-cell>
          <table:table-cell table:style-name="ce7" table:formula="of:=([.H336]*[.C336])+[.E336]" office:value-type="currency" office:currency="USD" office:value="422127.705946514" calcext:value-type="currency">
            <text:p>$422,127.71</text:p>
          </table:table-cell>
          <table:table-cell table:style-name="ce7" office:value-type="currency" office:currency="USD" office:value="14500" calcext:value-type="currency">
            <text:p>$1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6]/[.B336]" office:value-type="float" office:value="0" calcext:value-type="float">
            <text:p>0.0000</text:p>
          </table:table-cell>
          <table:table-cell table:style-name="ce8" table:formula="of:=[.M335]+[.L336]" office:value-type="float" office:value="242.808986962767" calcext:value-type="float">
            <text:p>242.8090</text:p>
          </table:table-cell>
          <table:table-cell table:style-name="ce7" table:formula="of:=([.M336]*[.C336])+[.J336]" office:value-type="currency" office:currency="USD" office:value="357385.147284846" calcext:value-type="currency">
            <text:p>$357,385.1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11-01</text:p>
          </table:table-cell>
          <table:table-cell table:style-name="ce3" office:value-type="float" office:value="1412.199951" calcext:value-type="float">
            <text:p>1,412.20</text:p>
          </table:table-cell>
          <table:table-cell table:style-name="ce3" office:value-type="float" office:value="1416.180054" calcext:value-type="float">
            <text:p>1,416.18</text:p>
          </table:table-cell>
          <table:table-cell table:style-name="ce5" table:formula="of:=([.C337]-[.B337])/[.C337]" office:value-type="percentage" office:value="0.00281044983563924" calcext:value-type="percentage">
            <text:p>0.2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7]/[.B337]" office:value-type="float" office:value="0.354057511222786" calcext:value-type="float">
            <text:p>0.3541</text:p>
          </table:table-cell>
          <table:table-cell table:style-name="ce8" table:formula="of:=[.H336]+[.G337]" office:value-type="float" office:value="299.277476800197" calcext:value-type="float">
            <text:p>299.2775</text:p>
          </table:table-cell>
          <table:table-cell table:style-name="ce7" table:formula="of:=([.H337]*[.C337])+[.E337]" office:value-type="currency" office:currency="USD" office:value="423830.793255887" calcext:value-type="currency">
            <text:p>$423,830.79</text:p>
          </table:table-cell>
          <table:table-cell table:style-name="ce7" office:value-type="currency" office:currency="USD" office:value="15000" calcext:value-type="currency">
            <text:p>$1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7]/[.B337]" office:value-type="float" office:value="0" calcext:value-type="float">
            <text:p>0.0000</text:p>
          </table:table-cell>
          <table:table-cell table:style-name="ce8" table:formula="of:=[.M336]+[.L337]" office:value-type="float" office:value="242.808986962767" calcext:value-type="float">
            <text:p>242.8090</text:p>
          </table:table-cell>
          <table:table-cell table:style-name="ce7" table:formula="of:=([.M337]*[.C337])+[.J337]" office:value-type="currency" office:currency="USD" office:value="358861.244268616" calcext:value-type="currency">
            <text:p>$358,861.2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2-12-01</text:p>
          </table:table-cell>
          <table:table-cell table:style-name="ce3" office:value-type="float" office:value="1416.339966" calcext:value-type="float">
            <text:p>1,416.34</text:p>
          </table:table-cell>
          <table:table-cell table:style-name="ce3" office:value-type="float" office:value="1426.189941" calcext:value-type="float">
            <text:p>1,426.19</text:p>
          </table:table-cell>
          <table:table-cell table:style-name="ce5" table:formula="of:=([.C338]-[.B338])/[.C338]" office:value-type="percentage" office:value="0.00690649591392686" calcext:value-type="percentage">
            <text:p>0.6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8]/[.B338]" office:value-type="float" office:value="0.35302258779867" calcext:value-type="float">
            <text:p>0.3530</text:p>
          </table:table-cell>
          <table:table-cell table:style-name="ce8" table:formula="of:=[.H337]+[.G338]" office:value-type="float" office:value="299.630499387996" calcext:value-type="float">
            <text:p>299.6305</text:p>
          </table:table-cell>
          <table:table-cell table:style-name="ce7" table:formula="of:=([.H338]*[.C338])+[.E338]" office:value-type="currency" office:currency="USD" office:value="427330.004243966" calcext:value-type="currency">
            <text:p>$427,330.00</text:p>
          </table:table-cell>
          <table:table-cell table:style-name="ce7" office:value-type="currency" office:currency="USD" office:value="15500" calcext:value-type="currency">
            <text:p>$1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8]/[.B338]" office:value-type="float" office:value="0" calcext:value-type="float">
            <text:p>0.0000</text:p>
          </table:table-cell>
          <table:table-cell table:style-name="ce8" table:formula="of:=[.M337]+[.L338]" office:value-type="float" office:value="242.808986962767" calcext:value-type="float">
            <text:p>242.8090</text:p>
          </table:table-cell>
          <table:table-cell table:style-name="ce7" table:formula="of:=([.M338]*[.C338])+[.J338]" office:value-type="currency" office:currency="USD" office:value="361791.734790698" calcext:value-type="currency">
            <text:p>$361,791.7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01-01</text:p>
          </table:table-cell>
          <table:table-cell table:style-name="ce3" office:value-type="float" office:value="1426.189941" calcext:value-type="float">
            <text:p>1,426.19</text:p>
          </table:table-cell>
          <table:table-cell table:style-name="ce3" office:value-type="float" office:value="1498.109985" calcext:value-type="float">
            <text:p>1,498.11</text:p>
          </table:table-cell>
          <table:table-cell table:style-name="ce5" table:formula="of:=([.C339]-[.B339])/[.C339]" office:value-type="percentage" office:value="0.0480071855338445" calcext:value-type="percentage">
            <text:p>4.8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39]/[.B339]" office:value-type="float" office:value="0.350584438738514" calcext:value-type="float">
            <text:p>0.3506</text:p>
          </table:table-cell>
          <table:table-cell table:style-name="ce8" table:formula="of:=[.H338]+[.G339]" office:value-type="float" office:value="299.981083826734" calcext:value-type="float">
            <text:p>299.9811</text:p>
          </table:table-cell>
          <table:table-cell table:style-name="ce7" table:formula="of:=([.H339]*[.C339])+[.E339]" office:value-type="currency" office:currency="USD" office:value="449404.656991953" calcext:value-type="currency">
            <text:p>$449,404.66</text:p>
          </table:table-cell>
          <table:table-cell table:style-name="ce7" office:value-type="currency" office:currency="USD" office:value="16000" calcext:value-type="currency">
            <text:p>$1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39]/[.B339]" office:value-type="float" office:value="0" calcext:value-type="float">
            <text:p>0.0000</text:p>
          </table:table-cell>
          <table:table-cell table:style-name="ce8" table:formula="of:=[.M338]+[.L339]" office:value-type="float" office:value="242.808986962767" calcext:value-type="float">
            <text:p>242.8090</text:p>
          </table:table-cell>
          <table:table-cell table:style-name="ce7" table:formula="of:=([.M339]*[.C339])+[.J339]" office:value-type="currency" office:currency="USD" office:value="379754.567816656" calcext:value-type="currency">
            <text:p>$379,754.5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02-01</text:p>
          </table:table-cell>
          <table:table-cell table:style-name="ce3" office:value-type="float" office:value="1498.109985" calcext:value-type="float">
            <text:p>1,498.11</text:p>
          </table:table-cell>
          <table:table-cell table:style-name="ce3" office:value-type="float" office:value="1514.680054" calcext:value-type="float">
            <text:p>1,514.68</text:p>
          </table:table-cell>
          <table:table-cell table:style-name="ce5" table:formula="of:=([.C340]-[.B340])/[.C340]" office:value-type="percentage" office:value="0.0109396495690567" calcext:value-type="percentage">
            <text:p>1.0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0]/[.B340]" office:value-type="float" office:value="0.333753866542716" calcext:value-type="float">
            <text:p>0.3338</text:p>
          </table:table-cell>
          <table:table-cell table:style-name="ce8" table:formula="of:=[.H339]+[.G340]" office:value-type="float" office:value="300.314837693277" calcext:value-type="float">
            <text:p>300.3148</text:p>
          </table:table-cell>
          <table:table-cell table:style-name="ce7" table:formula="of:=([.H340]*[.C340])+[.E340]" office:value-type="currency" office:currency="USD" office:value="454880.894574254" calcext:value-type="currency">
            <text:p>$454,880.89</text:p>
          </table:table-cell>
          <table:table-cell table:style-name="ce7" office:value-type="currency" office:currency="USD" office:value="16500" calcext:value-type="currency">
            <text:p>$1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0]/[.B340]" office:value-type="float" office:value="0" calcext:value-type="float">
            <text:p>0.0000</text:p>
          </table:table-cell>
          <table:table-cell table:style-name="ce8" table:formula="of:=[.M339]+[.L340]" office:value-type="float" office:value="242.808986962767" calcext:value-type="float">
            <text:p>242.8090</text:p>
          </table:table-cell>
          <table:table-cell table:style-name="ce7" table:formula="of:=([.M340]*[.C340])+[.J340]" office:value-type="currency" office:currency="USD" office:value="384277.929484449" calcext:value-type="currency">
            <text:p>$384,277.9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03-01</text:p>
          </table:table-cell>
          <table:table-cell table:style-name="ce3" office:value-type="float" office:value="1514.680054" calcext:value-type="float">
            <text:p>1,514.68</text:p>
          </table:table-cell>
          <table:table-cell table:style-name="ce3" office:value-type="float" office:value="1569.189941" calcext:value-type="float">
            <text:p>1,569.19</text:p>
          </table:table-cell>
          <table:table-cell table:style-name="ce5" table:formula="of:=([.C341]-[.B341])/[.C341]" office:value-type="percentage" office:value="0.0347375964985237" calcext:value-type="percentage">
            <text:p>3.4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1]/[.B341]" office:value-type="float" office:value="0.330102716200421" calcext:value-type="float">
            <text:p>0.3301</text:p>
          </table:table-cell>
          <table:table-cell table:style-name="ce8" table:formula="of:=[.H340]+[.G341]" office:value-type="float" office:value="300.644940409477" calcext:value-type="float">
            <text:p>300.6449</text:p>
          </table:table-cell>
          <table:table-cell table:style-name="ce7" table:formula="of:=([.H341]*[.C341])+[.E341]" office:value-type="currency" office:currency="USD" office:value="471769.016303096" calcext:value-type="currency">
            <text:p>$471,769.02</text:p>
          </table:table-cell>
          <table:table-cell table:style-name="ce7" office:value-type="currency" office:currency="USD" office:value="17000" calcext:value-type="currency">
            <text:p>$1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1]/[.B341]" office:value-type="float" office:value="0" calcext:value-type="float">
            <text:p>0.0000</text:p>
          </table:table-cell>
          <table:table-cell table:style-name="ce8" table:formula="of:=[.M340]+[.L341]" office:value-type="float" office:value="242.808986962767" calcext:value-type="float">
            <text:p>242.8090</text:p>
          </table:table-cell>
          <table:table-cell table:style-name="ce7" table:formula="of:=([.M341]*[.C341])+[.J341]" office:value-type="currency" office:currency="USD" office:value="398013.419926374" calcext:value-type="currency">
            <text:p>$398,013.4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04-01</text:p>
          </table:table-cell>
          <table:table-cell table:style-name="ce3" office:value-type="float" office:value="1569.180054" calcext:value-type="float">
            <text:p>1,569.18</text:p>
          </table:table-cell>
          <table:table-cell table:style-name="ce3" office:value-type="float" office:value="1597.569946" calcext:value-type="float">
            <text:p>1,597.57</text:p>
          </table:table-cell>
          <table:table-cell table:style-name="ce5" table:formula="of:=([.C342]-[.B342])/[.C342]" office:value-type="percentage" office:value="0.0177706723083286" calcext:value-type="percentage">
            <text:p>1.7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2]/[.B342]" office:value-type="float" office:value="0.318637748883851" calcext:value-type="float">
            <text:p>0.3186</text:p>
          </table:table-cell>
          <table:table-cell table:style-name="ce8" table:formula="of:=[.H341]+[.G342]" office:value-type="float" office:value="300.963578158361" calcext:value-type="float">
            <text:p>300.9636</text:p>
          </table:table-cell>
          <table:table-cell table:style-name="ce7" table:formula="of:=([.H342]*[.C342])+[.E342]" office:value-type="currency" office:currency="USD" office:value="480810.36730642" calcext:value-type="currency">
            <text:p>$480,810.37</text:p>
          </table:table-cell>
          <table:table-cell table:style-name="ce7" office:value-type="currency" office:currency="USD" office:value="17500" calcext:value-type="currency">
            <text:p>$1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2]/[.B342]" office:value-type="float" office:value="0" calcext:value-type="float">
            <text:p>0.0000</text:p>
          </table:table-cell>
          <table:table-cell table:style-name="ce8" table:formula="of:=[.M341]+[.L342]" office:value-type="float" office:value="242.808986962767" calcext:value-type="float">
            <text:p>242.8090</text:p>
          </table:table-cell>
          <table:table-cell table:style-name="ce7" table:formula="of:=([.M342]*[.C342])+[.J342]" office:value-type="currency" office:currency="USD" office:value="405404.340190422" calcext:value-type="currency">
            <text:p>$405,404.3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05-01</text:p>
          </table:table-cell>
          <table:table-cell table:style-name="ce3" office:value-type="float" office:value="1597.550049" calcext:value-type="float">
            <text:p>1,597.55</text:p>
          </table:table-cell>
          <table:table-cell table:style-name="ce3" office:value-type="float" office:value="1630.73999" calcext:value-type="float">
            <text:p>1,630.74</text:p>
          </table:table-cell>
          <table:table-cell table:style-name="ce5" table:formula="of:=([.C343]-[.B343])/[.C343]" office:value-type="percentage" office:value="0.0203526872484436" calcext:value-type="percentage">
            <text:p>2.0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3]/[.B343]" office:value-type="float" office:value="0.312979239876071" calcext:value-type="float">
            <text:p>0.3130</text:p>
          </table:table-cell>
          <table:table-cell table:style-name="ce8" table:formula="of:=[.H342]+[.G343]" office:value-type="float" office:value="301.276557398237" calcext:value-type="float">
            <text:p>301.2766</text:p>
          </table:table-cell>
          <table:table-cell table:style-name="ce7" table:formula="of:=([.H343]*[.C343])+[.E343]" office:value-type="currency" office:currency="USD" office:value="491303.730198836" calcext:value-type="currency">
            <text:p>$491,303.73</text:p>
          </table:table-cell>
          <table:table-cell table:style-name="ce7" office:value-type="currency" office:currency="USD" office:value="18000" calcext:value-type="currency">
            <text:p>$1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3]/[.B343]" office:value-type="float" office:value="0" calcext:value-type="float">
            <text:p>0.0000</text:p>
          </table:table-cell>
          <table:table-cell table:style-name="ce8" table:formula="of:=[.M342]+[.L343]" office:value-type="float" office:value="242.808986962767" calcext:value-type="float">
            <text:p>242.8090</text:p>
          </table:table-cell>
          <table:table-cell table:style-name="ce7" table:formula="of:=([.M343]*[.C343])+[.J343]" office:value-type="currency" office:currency="USD" office:value="413958.324971572" calcext:value-type="currency">
            <text:p>$413,958.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06-01</text:p>
          </table:table-cell>
          <table:table-cell table:style-name="ce3" office:value-type="float" office:value="1631.709961" calcext:value-type="float">
            <text:p>1,631.71</text:p>
          </table:table-cell>
          <table:table-cell table:style-name="ce3" office:value-type="float" office:value="1606.280029" calcext:value-type="float">
            <text:p>1,606.28</text:p>
          </table:table-cell>
          <table:table-cell table:style-name="ce5" table:formula="of:=([.C344]-[.B344])/[.C344]" office:value-type="percentage" office:value="-0.0158315683074461" calcext:value-type="percentage">
            <text:p>-1.5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4]/[.B344]" office:value-type="float" office:value="0.30642700721982" calcext:value-type="float">
            <text:p>0.3064</text:p>
          </table:table-cell>
          <table:table-cell table:style-name="ce8" table:formula="of:=[.H343]+[.G344]" office:value-type="float" office:value="301.582984405457" calcext:value-type="float">
            <text:p>301.5830</text:p>
          </table:table-cell>
          <table:table-cell table:style-name="ce7" table:formula="of:=([.H344]*[.C344])+[.E344]" office:value-type="currency" office:currency="USD" office:value="484426.724936704" calcext:value-type="currency">
            <text:p>$484,426.72</text:p>
          </table:table-cell>
          <table:table-cell table:style-name="ce7" office:value-type="currency" office:currency="USD" office:value="18500" calcext:value-type="currency">
            <text:p>$1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4]/[.B344]" office:value-type="float" office:value="0" calcext:value-type="float">
            <text:p>0.0000</text:p>
          </table:table-cell>
          <table:table-cell table:style-name="ce8" table:formula="of:=[.M343]+[.L344]" office:value-type="float" office:value="242.808986962767" calcext:value-type="float">
            <text:p>242.8090</text:p>
          </table:table-cell>
          <table:table-cell table:style-name="ce7" table:formula="of:=([.M344]*[.C344])+[.J344]" office:value-type="currency" office:currency="USD" office:value="408519.226620014" calcext:value-type="currency">
            <text:p>$408,519.2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07-01</text:p>
          </table:table-cell>
          <table:table-cell table:style-name="ce3" office:value-type="float" office:value="1609.780029" calcext:value-type="float">
            <text:p>1,609.78</text:p>
          </table:table-cell>
          <table:table-cell table:style-name="ce3" office:value-type="float" office:value="1685.72998" calcext:value-type="float">
            <text:p>1,685.73</text:p>
          </table:table-cell>
          <table:table-cell table:style-name="ce5" table:formula="of:=([.C345]-[.B345])/[.C345]" office:value-type="percentage" office:value="0.0450546362116666" calcext:value-type="percentage">
            <text:p>4.5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5]/[.B345]" office:value-type="float" office:value="0.310601443049707" calcext:value-type="float">
            <text:p>0.3106</text:p>
          </table:table-cell>
          <table:table-cell table:style-name="ce8" table:formula="of:=[.H344]+[.G345]" office:value-type="float" office:value="301.893585848507" calcext:value-type="float">
            <text:p>301.8936</text:p>
          </table:table-cell>
          <table:table-cell table:style-name="ce7" table:formula="of:=([.H345]*[.C345])+[.E345]" office:value-type="currency" office:currency="USD" office:value="508911.068434532" calcext:value-type="currency">
            <text:p>$508,911.07</text:p>
          </table:table-cell>
          <table:table-cell table:style-name="ce7" office:value-type="currency" office:currency="USD" office:value="19000" calcext:value-type="currency">
            <text:p>$1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5]/[.B345]" office:value-type="float" office:value="0" calcext:value-type="float">
            <text:p>0.0000</text:p>
          </table:table-cell>
          <table:table-cell table:style-name="ce8" table:formula="of:=[.M344]+[.L345]" office:value-type="float" office:value="242.808986962767" calcext:value-type="float">
            <text:p>242.8090</text:p>
          </table:table-cell>
          <table:table-cell table:style-name="ce7" table:formula="of:=([.M345]*[.C345])+[.J345]" office:value-type="currency" office:currency="USD" office:value="428310.388736565" calcext:value-type="currency">
            <text:p>$428,310.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08-01</text:p>
          </table:table-cell>
          <table:table-cell table:style-name="ce3" office:value-type="float" office:value="1689.420044" calcext:value-type="float">
            <text:p>1,689.42</text:p>
          </table:table-cell>
          <table:table-cell table:style-name="ce3" office:value-type="float" office:value="1632.969971" calcext:value-type="float">
            <text:p>1,632.97</text:p>
          </table:table-cell>
          <table:table-cell table:style-name="ce5" table:formula="of:=([.C346]-[.B346])/[.C346]" office:value-type="percentage" office:value="-0.0345689596272435" calcext:value-type="percentage">
            <text:p>-3.4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6]/[.B346]" office:value-type="float" office:value="0.295959552377609" calcext:value-type="float">
            <text:p>0.2960</text:p>
          </table:table-cell>
          <table:table-cell table:style-name="ce8" table:formula="of:=[.H345]+[.G346]" office:value-type="float" office:value="302.189545400884" calcext:value-type="float">
            <text:p>302.1895</text:p>
          </table:table-cell>
          <table:table-cell table:style-name="ce7" table:formula="of:=([.H346]*[.C346])+[.E346]" office:value-type="currency" office:currency="USD" office:value="493466.453189785" calcext:value-type="currency">
            <text:p>$493,466.45</text:p>
          </table:table-cell>
          <table:table-cell table:style-name="ce7" office:value-type="currency" office:currency="USD" office:value="19500" calcext:value-type="currency">
            <text:p>$1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6]/[.B346]" office:value-type="float" office:value="0" calcext:value-type="float">
            <text:p>0.0000</text:p>
          </table:table-cell>
          <table:table-cell table:style-name="ce8" table:formula="of:=[.M345]+[.L346]" office:value-type="float" office:value="242.808986962767" calcext:value-type="float">
            <text:p>242.8090</text:p>
          </table:table-cell>
          <table:table-cell table:style-name="ce7" table:formula="of:=([.M346]*[.C346])+[.J346]" office:value-type="currency" office:currency="USD" office:value="415999.784399129" calcext:value-type="currency">
            <text:p>$415,999.7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09-01</text:p>
          </table:table-cell>
          <table:table-cell table:style-name="ce3" office:value-type="float" office:value="1635.949951" calcext:value-type="float">
            <text:p>1,635.95</text:p>
          </table:table-cell>
          <table:table-cell table:style-name="ce3" office:value-type="float" office:value="1681.550049" calcext:value-type="float">
            <text:p>1,681.55</text:p>
          </table:table-cell>
          <table:table-cell table:style-name="ce5" table:formula="of:=([.C347]-[.B347])/[.C347]" office:value-type="percentage" office:value="0.0271178951986102" calcext:value-type="percentage">
            <text:p>2.7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7]/[.B347]" office:value-type="float" office:value="0.305632821893095" calcext:value-type="float">
            <text:p>0.3056</text:p>
          </table:table-cell>
          <table:table-cell table:style-name="ce8" table:formula="of:=[.H346]+[.G347]" office:value-type="float" office:value="302.495178222778" calcext:value-type="float">
            <text:p>302.4952</text:p>
          </table:table-cell>
          <table:table-cell table:style-name="ce7" table:formula="of:=([.H347]*[.C347])+[.E347]" office:value-type="currency" office:currency="USD" office:value="508660.781762775" calcext:value-type="currency">
            <text:p>$508,660.78</text:p>
          </table:table-cell>
          <table:table-cell table:style-name="ce7" office:value-type="currency" office:currency="USD" office:value="20000" calcext:value-type="currency">
            <text:p>$2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7]/[.B347]" office:value-type="float" office:value="0" calcext:value-type="float">
            <text:p>0.0000</text:p>
          </table:table-cell>
          <table:table-cell table:style-name="ce8" table:formula="of:=[.M346]+[.L347]" office:value-type="float" office:value="242.808986962767" calcext:value-type="float">
            <text:p>242.8090</text:p>
          </table:table-cell>
          <table:table-cell table:style-name="ce7" table:formula="of:=([.M347]*[.C347])+[.J347]" office:value-type="currency" office:currency="USD" office:value="428295.463924881" calcext:value-type="currency">
            <text:p>$428,295.4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10-01</text:p>
          </table:table-cell>
          <table:table-cell table:style-name="ce3" office:value-type="float" office:value="1682.410034" calcext:value-type="float">
            <text:p>1,682.41</text:p>
          </table:table-cell>
          <table:table-cell table:style-name="ce3" office:value-type="float" office:value="1756.540039" calcext:value-type="float">
            <text:p>1,756.54</text:p>
          </table:table-cell>
          <table:table-cell table:style-name="ce5" table:formula="of:=([.C348]-[.B348])/[.C348]" office:value-type="percentage" office:value="0.0422022859451597" calcext:value-type="percentage">
            <text:p>4.2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8]/[.B348]" office:value-type="float" office:value="0.29719271158365" calcext:value-type="float">
            <text:p>0.2972</text:p>
          </table:table-cell>
          <table:table-cell table:style-name="ce8" table:formula="of:=[.H347]+[.G348]" office:value-type="float" office:value="302.792370934361" calcext:value-type="float">
            <text:p>302.7924</text:p>
          </table:table-cell>
          <table:table-cell table:style-name="ce7" table:formula="of:=([.H348]*[.C348])+[.E348]" office:value-type="currency" office:currency="USD" office:value="531866.923049945" calcext:value-type="currency">
            <text:p>$531,866.92</text:p>
          </table:table-cell>
          <table:table-cell table:style-name="ce7" office:value-type="currency" office:currency="USD" office:value="20500" calcext:value-type="currency">
            <text:p>$2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8]/[.B348]" office:value-type="float" office:value="0" calcext:value-type="float">
            <text:p>0.0000</text:p>
          </table:table-cell>
          <table:table-cell table:style-name="ce8" table:formula="of:=[.M347]+[.L348]" office:value-type="float" office:value="242.808986962767" calcext:value-type="float">
            <text:p>242.8090</text:p>
          </table:table-cell>
          <table:table-cell table:style-name="ce7" table:formula="of:=([.M348]*[.C348])+[.J348]" office:value-type="currency" office:currency="USD" office:value="447003.707429129" calcext:value-type="currency">
            <text:p>$447,003.7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11-01</text:p>
          </table:table-cell>
          <table:table-cell table:style-name="ce3" office:value-type="float" office:value="1758.699951" calcext:value-type="float">
            <text:p>1,758.70</text:p>
          </table:table-cell>
          <table:table-cell table:style-name="ce3" office:value-type="float" office:value="1805.810059" calcext:value-type="float">
            <text:p>1,805.81</text:p>
          </table:table-cell>
          <table:table-cell table:style-name="ce5" table:formula="of:=([.C349]-[.B349])/[.C349]" office:value-type="percentage" office:value="0.0260880748588187" calcext:value-type="percentage">
            <text:p>2.6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49]/[.B349]" office:value-type="float" office:value="0.284300911997922" calcext:value-type="float">
            <text:p>0.2843</text:p>
          </table:table-cell>
          <table:table-cell table:style-name="ce8" table:formula="of:=[.H348]+[.G349]" office:value-type="float" office:value="303.076671846359" calcext:value-type="float">
            <text:p>303.0767</text:p>
          </table:table-cell>
          <table:table-cell table:style-name="ce7" table:formula="of:=([.H349]*[.C349])+[.E349]" office:value-type="currency" office:currency="USD" office:value="547298.902668397" calcext:value-type="currency">
            <text:p>$547,298.90</text:p>
          </table:table-cell>
          <table:table-cell table:style-name="ce7" office:value-type="currency" office:currency="USD" office:value="21000" calcext:value-type="currency">
            <text:p>$2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49]/[.B349]" office:value-type="float" office:value="0" calcext:value-type="float">
            <text:p>0.0000</text:p>
          </table:table-cell>
          <table:table-cell table:style-name="ce8" table:formula="of:=[.M348]+[.L349]" office:value-type="float" office:value="242.808986962767" calcext:value-type="float">
            <text:p>242.8090</text:p>
          </table:table-cell>
          <table:table-cell table:style-name="ce7" table:formula="of:=([.M349]*[.C349])+[.J349]" office:value-type="currency" office:currency="USD" office:value="459466.911072964" calcext:value-type="currency">
            <text:p>$459,466.9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3-12-01</text:p>
          </table:table-cell>
          <table:table-cell table:style-name="ce3" office:value-type="float" office:value="1806.550049" calcext:value-type="float">
            <text:p>1,806.55</text:p>
          </table:table-cell>
          <table:table-cell table:style-name="ce3" office:value-type="float" office:value="1848.359985" calcext:value-type="float">
            <text:p>1,848.36</text:p>
          </table:table-cell>
          <table:table-cell table:style-name="ce5" table:formula="of:=([.C350]-[.B350])/[.C350]" office:value-type="percentage" office:value="0.0226200179290292" calcext:value-type="percentage">
            <text:p>2.2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0]/[.B350]" office:value-type="float" office:value="0.276770632663496" calcext:value-type="float">
            <text:p>0.2768</text:p>
          </table:table-cell>
          <table:table-cell table:style-name="ce8" table:formula="of:=[.H349]+[.G350]" office:value-type="float" office:value="303.353442479023" calcext:value-type="float">
            <text:p>303.3534</text:p>
          </table:table-cell>
          <table:table-cell table:style-name="ce7" table:formula="of:=([.H350]*[.C350])+[.E350]" office:value-type="currency" office:currency="USD" office:value="560706.364390225" calcext:value-type="currency">
            <text:p>$560,706.36</text:p>
          </table:table-cell>
          <table:table-cell table:style-name="ce7" office:value-type="currency" office:currency="USD" office:value="21500" calcext:value-type="currency">
            <text:p>$2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0]/[.B350]" office:value-type="float" office:value="0" calcext:value-type="float">
            <text:p>0.0000</text:p>
          </table:table-cell>
          <table:table-cell table:style-name="ce8" table:formula="of:=[.M349]+[.L350]" office:value-type="float" office:value="242.808986962767" calcext:value-type="float">
            <text:p>242.8090</text:p>
          </table:table-cell>
          <table:table-cell table:style-name="ce7" table:formula="of:=([.M350]*[.C350])+[.J350]" office:value-type="currency" office:currency="USD" office:value="470298.415500365" calcext:value-type="currency">
            <text:p>$470,298.4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01-01</text:p>
          </table:table-cell>
          <table:table-cell table:style-name="ce3" office:value-type="float" office:value="1845.859985" calcext:value-type="float">
            <text:p>1,845.86</text:p>
          </table:table-cell>
          <table:table-cell table:style-name="ce3" office:value-type="float" office:value="1782.589966" calcext:value-type="float">
            <text:p>1,782.59</text:p>
          </table:table-cell>
          <table:table-cell table:style-name="ce5" table:formula="of:=([.C351]-[.B351])/[.C351]" office:value-type="percentage" office:value="-0.0354933104116889" calcext:value-type="percentage">
            <text:p>-3.5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1]/[.B351]" office:value-type="float" office:value="0.270876450035835" calcext:value-type="float">
            <text:p>0.2709</text:p>
          </table:table-cell>
          <table:table-cell table:style-name="ce8" table:formula="of:=[.H350]+[.G351]" office:value-type="float" office:value="303.624318929058" calcext:value-type="float">
            <text:p>303.6243</text:p>
          </table:table-cell>
          <table:table-cell table:style-name="ce7" table:formula="of:=([.H351]*[.C351])+[.E351]" office:value-type="currency" office:currency="USD" office:value="541237.664356523" calcext:value-type="currency">
            <text:p>$541,237.66</text:p>
          </table:table-cell>
          <table:table-cell table:style-name="ce7" office:value-type="currency" office:currency="USD" office:value="22000" calcext:value-type="currency">
            <text:p>$2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1]/[.B351]" office:value-type="float" office:value="0" calcext:value-type="float">
            <text:p>0.0000</text:p>
          </table:table-cell>
          <table:table-cell table:style-name="ce8" table:formula="of:=[.M350]+[.L351]" office:value-type="float" office:value="242.808986962767" calcext:value-type="float">
            <text:p>242.8090</text:p>
          </table:table-cell>
          <table:table-cell table:style-name="ce7" table:formula="of:=([.M351]*[.C351])+[.J351]" office:value-type="currency" office:currency="USD" office:value="454828.863814453" calcext:value-type="currency">
            <text:p>$454,828.8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02-01</text:p>
          </table:table-cell>
          <table:table-cell table:style-name="ce3" office:value-type="float" office:value="1782.680054" calcext:value-type="float">
            <text:p>1,782.68</text:p>
          </table:table-cell>
          <table:table-cell table:style-name="ce3" office:value-type="float" office:value="1859.449951" calcext:value-type="float">
            <text:p>1,859.45</text:p>
          </table:table-cell>
          <table:table-cell table:style-name="ce5" table:formula="of:=([.C352]-[.B352])/[.C352]" office:value-type="percentage" office:value="0.0412863475882821" calcext:value-type="percentage">
            <text:p>4.1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2]/[.B352]" office:value-type="float" office:value="0.280476577318568" calcext:value-type="float">
            <text:p>0.2805</text:p>
          </table:table-cell>
          <table:table-cell table:style-name="ce8" table:formula="of:=[.H351]+[.G352]" office:value-type="float" office:value="303.904795506377" calcext:value-type="float">
            <text:p>303.9048</text:p>
          </table:table-cell>
          <table:table-cell table:style-name="ce7" table:formula="of:=([.H352]*[.C352])+[.E352]" office:value-type="currency" office:currency="USD" office:value="565095.757112998" calcext:value-type="currency">
            <text:p>$565,095.76</text:p>
          </table:table-cell>
          <table:table-cell table:style-name="ce7" office:value-type="currency" office:currency="USD" office:value="22500" calcext:value-type="currency">
            <text:p>$2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2]/[.B352]" office:value-type="float" office:value="0" calcext:value-type="float">
            <text:p>0.0000</text:p>
          </table:table-cell>
          <table:table-cell table:style-name="ce8" table:formula="of:=[.M351]+[.L352]" office:value-type="float" office:value="242.808986962767" calcext:value-type="float">
            <text:p>242.8090</text:p>
          </table:table-cell>
          <table:table-cell table:style-name="ce7" table:formula="of:=([.M352]*[.C352])+[.J352]" office:value-type="currency" office:currency="USD" office:value="473991.158910276" calcext:value-type="currency">
            <text:p>$473,991.1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03-01</text:p>
          </table:table-cell>
          <table:table-cell table:style-name="ce3" office:value-type="float" office:value="1857.680054" calcext:value-type="float">
            <text:p>1,857.68</text:p>
          </table:table-cell>
          <table:table-cell table:style-name="ce3" office:value-type="float" office:value="1872.339966" calcext:value-type="float">
            <text:p>1,872.34</text:p>
          </table:table-cell>
          <table:table-cell table:style-name="ce5" table:formula="of:=([.C353]-[.B353])/[.C353]" office:value-type="percentage" office:value="0.00782972764893706" calcext:value-type="percentage">
            <text:p>0.7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3]/[.B353]" office:value-type="float" office:value="0.269152914100245" calcext:value-type="float">
            <text:p>0.2692</text:p>
          </table:table-cell>
          <table:table-cell table:style-name="ce8" table:formula="of:=[.H352]+[.G353]" office:value-type="float" office:value="304.173948420477" calcext:value-type="float">
            <text:p>304.1739</text:p>
          </table:table-cell>
          <table:table-cell table:style-name="ce7" table:formula="of:=([.H353]*[.C353])+[.E353]" office:value-type="currency" office:currency="USD" office:value="569517.040243682" calcext:value-type="currency">
            <text:p>$569,517.04</text:p>
          </table:table-cell>
          <table:table-cell table:style-name="ce7" office:value-type="currency" office:currency="USD" office:value="23000" calcext:value-type="currency">
            <text:p>$2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3]/[.B353]" office:value-type="float" office:value="0" calcext:value-type="float">
            <text:p>0.0000</text:p>
          </table:table-cell>
          <table:table-cell table:style-name="ce8" table:formula="of:=[.M352]+[.L353]" office:value-type="float" office:value="242.808986962767" calcext:value-type="float">
            <text:p>242.8090</text:p>
          </table:table-cell>
          <table:table-cell table:style-name="ce7" table:formula="of:=([.M353]*[.C353])+[.J353]" office:value-type="currency" office:currency="USD" office:value="477620.970394361" calcext:value-type="currency">
            <text:p>$477,620.9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04-01</text:p>
          </table:table-cell>
          <table:table-cell table:style-name="ce3" office:value-type="float" office:value="1873.959961" calcext:value-type="float">
            <text:p>1,873.96</text:p>
          </table:table-cell>
          <table:table-cell table:style-name="ce3" office:value-type="float" office:value="1883.949951" calcext:value-type="float">
            <text:p>1,883.95</text:p>
          </table:table-cell>
          <table:table-cell table:style-name="ce5" table:formula="of:=([.C354]-[.B354])/[.C354]" office:value-type="percentage" office:value="0.00530268333014757" calcext:value-type="percentage">
            <text:p>0.5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4]/[.B354]" office:value-type="float" office:value="0.266814665417497" calcext:value-type="float">
            <text:p>0.2668</text:p>
          </table:table-cell>
          <table:table-cell table:style-name="ce8" table:formula="of:=[.H353]+[.G354]" office:value-type="float" office:value="304.440763085895" calcext:value-type="float">
            <text:p>304.4408</text:p>
          </table:table-cell>
          <table:table-cell table:style-name="ce7" table:formula="of:=([.H354]*[.C354])+[.E354]" office:value-type="currency" office:currency="USD" office:value="573551.160698074" calcext:value-type="currency">
            <text:p>$573,551.16</text:p>
          </table:table-cell>
          <table:table-cell table:style-name="ce7" office:value-type="currency" office:currency="USD" office:value="23500" calcext:value-type="currency">
            <text:p>$2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4]/[.B354]" office:value-type="float" office:value="0" calcext:value-type="float">
            <text:p>0.0000</text:p>
          </table:table-cell>
          <table:table-cell table:style-name="ce8" table:formula="of:=[.M353]+[.L354]" office:value-type="float" office:value="242.808986962767" calcext:value-type="float">
            <text:p>242.8090</text:p>
          </table:table-cell>
          <table:table-cell table:style-name="ce7" table:formula="of:=([.M354]*[.C354])+[.J354]" office:value-type="currency" office:currency="USD" office:value="480939.979090864" calcext:value-type="currency">
            <text:p>$480,939.9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05-01</text:p>
          </table:table-cell>
          <table:table-cell table:style-name="ce3" office:value-type="float" office:value="1884.390015" calcext:value-type="float">
            <text:p>1,884.39</text:p>
          </table:table-cell>
          <table:table-cell table:style-name="ce3" office:value-type="float" office:value="1923.569946" calcext:value-type="float">
            <text:p>1,923.57</text:p>
          </table:table-cell>
          <table:table-cell table:style-name="ce5" table:formula="of:=([.C355]-[.B355])/[.C355]" office:value-type="percentage" office:value="0.0203683422489905" calcext:value-type="percentage">
            <text:p>2.0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5]/[.B355]" office:value-type="float" office:value="0.265337852578252" calcext:value-type="float">
            <text:p>0.2653</text:p>
          </table:table-cell>
          <table:table-cell table:style-name="ce8" table:formula="of:=[.H354]+[.G355]" office:value-type="float" office:value="304.706100938473" calcext:value-type="float">
            <text:p>304.7061</text:p>
          </table:table-cell>
          <table:table-cell table:style-name="ce7" table:formula="of:=([.H355]*[.C355])+[.E355]" office:value-type="currency" office:currency="USD" office:value="586123.498128089" calcext:value-type="currency">
            <text:p>$586,123.50</text:p>
          </table:table-cell>
          <table:table-cell table:style-name="ce7" office:value-type="currency" office:currency="USD" office:value="24000" calcext:value-type="currency">
            <text:p>$2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5]/[.B355]" office:value-type="float" office:value="0" calcext:value-type="float">
            <text:p>0.0000</text:p>
          </table:table-cell>
          <table:table-cell table:style-name="ce8" table:formula="of:=[.M354]+[.L355]" office:value-type="float" office:value="242.808986962767" calcext:value-type="float">
            <text:p>242.8090</text:p>
          </table:table-cell>
          <table:table-cell table:style-name="ce7" table:formula="of:=([.M355]*[.C355])+[.J355]" office:value-type="currency" office:currency="USD" office:value="491060.069940284" calcext:value-type="currency">
            <text:p>$491,060.0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06-01</text:p>
          </table:table-cell>
          <table:table-cell table:style-name="ce3" office:value-type="float" office:value="1923.869995" calcext:value-type="float">
            <text:p>1,923.87</text:p>
          </table:table-cell>
          <table:table-cell table:style-name="ce3" office:value-type="float" office:value="1960.22998" calcext:value-type="float">
            <text:p>1,960.23</text:p>
          </table:table-cell>
          <table:table-cell table:style-name="ce5" table:formula="of:=([.C356]-[.B356])/[.C356]" office:value-type="percentage" office:value="0.0185488362952188" calcext:value-type="percentage">
            <text:p>1.8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6]/[.B356]" office:value-type="float" office:value="0.259892820876392" calcext:value-type="float">
            <text:p>0.2599</text:p>
          </table:table-cell>
          <table:table-cell table:style-name="ce8" table:formula="of:=[.H355]+[.G356]" office:value-type="float" office:value="304.965993759349" calcext:value-type="float">
            <text:p>304.9660</text:p>
          </table:table-cell>
          <table:table-cell table:style-name="ce7" table:formula="of:=([.H356]*[.C356])+[.E356]" office:value-type="currency" office:currency="USD" office:value="597803.48384757" calcext:value-type="currency">
            <text:p>$597,803.48</text:p>
          </table:table-cell>
          <table:table-cell table:style-name="ce7" office:value-type="currency" office:currency="USD" office:value="24500" calcext:value-type="currency">
            <text:p>$2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6]/[.B356]" office:value-type="float" office:value="0" calcext:value-type="float">
            <text:p>0.0000</text:p>
          </table:table-cell>
          <table:table-cell table:style-name="ce8" table:formula="of:=[.M355]+[.L356]" office:value-type="float" office:value="242.808986962767" calcext:value-type="float">
            <text:p>242.8090</text:p>
          </table:table-cell>
          <table:table-cell table:style-name="ce7" table:formula="of:=([.M356]*[.C356])+[.J356]" office:value-type="currency" office:currency="USD" office:value="500461.455657845" calcext:value-type="currency">
            <text:p>$500,461.4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07-01</text:p>
          </table:table-cell>
          <table:table-cell table:style-name="ce3" office:value-type="float" office:value="1962.290039" calcext:value-type="float">
            <text:p>1,962.29</text:p>
          </table:table-cell>
          <table:table-cell table:style-name="ce3" office:value-type="float" office:value="1930.670044" calcext:value-type="float">
            <text:p>1,930.67</text:p>
          </table:table-cell>
          <table:table-cell table:style-name="ce5" table:formula="of:=([.C357]-[.B357])/[.C357]" office:value-type="percentage" office:value="-0.0163777311914412" calcext:value-type="percentage">
            <text:p>-1.6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7]/[.B357]" office:value-type="float" office:value="0.254804330686408" calcext:value-type="float">
            <text:p>0.2548</text:p>
          </table:table-cell>
          <table:table-cell table:style-name="ce8" table:formula="of:=[.H356]+[.G357]" office:value-type="float" office:value="305.220798090036" calcext:value-type="float">
            <text:p>305.2208</text:p>
          </table:table-cell>
          <table:table-cell table:style-name="ce7" table:formula="of:=([.H357]*[.C357])+[.E357]" office:value-type="currency" office:currency="USD" office:value="589280.651678204" calcext:value-type="currency">
            <text:p>$589,280.65</text:p>
          </table:table-cell>
          <table:table-cell table:style-name="ce7" office:value-type="currency" office:currency="USD" office:value="25000" calcext:value-type="currency">
            <text:p>$2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7]/[.B357]" office:value-type="float" office:value="0" calcext:value-type="float">
            <text:p>0.0000</text:p>
          </table:table-cell>
          <table:table-cell table:style-name="ce8" table:formula="of:=[.M356]+[.L357]" office:value-type="float" office:value="242.808986962767" calcext:value-type="float">
            <text:p>242.8090</text:p>
          </table:table-cell>
          <table:table-cell table:style-name="ce7" table:formula="of:=([.M357]*[.C357])+[.J357]" office:value-type="currency" office:currency="USD" office:value="493784.037543" calcext:value-type="currency">
            <text:p>$493,784.0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08-01</text:p>
          </table:table-cell>
          <table:table-cell table:style-name="ce3" office:value-type="float" office:value="1929.800049" calcext:value-type="float">
            <text:p>1,929.80</text:p>
          </table:table-cell>
          <table:table-cell table:style-name="ce3" office:value-type="float" office:value="2003.369995" calcext:value-type="float">
            <text:p>2,003.37</text:p>
          </table:table-cell>
          <table:table-cell table:style-name="ce5" table:formula="of:=([.C358]-[.B358])/[.C358]" office:value-type="percentage" office:value="0.0367230946772766" calcext:value-type="percentage">
            <text:p>3.6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8]/[.B358]" office:value-type="float" office:value="0.259094200074818" calcext:value-type="float">
            <text:p>0.2591</text:p>
          </table:table-cell>
          <table:table-cell table:style-name="ce8" table:formula="of:=[.H357]+[.G358]" office:value-type="float" office:value="305.479892290111" calcext:value-type="float">
            <text:p>305.4799</text:p>
          </table:table-cell>
          <table:table-cell table:style-name="ce7" table:formula="of:=([.H358]*[.C358])+[.E358]" office:value-type="currency" office:currency="USD" office:value="611989.250289839" calcext:value-type="currency">
            <text:p>$611,989.25</text:p>
          </table:table-cell>
          <table:table-cell table:style-name="ce7" office:value-type="currency" office:currency="USD" office:value="25500" calcext:value-type="currency">
            <text:p>$2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8]/[.B358]" office:value-type="float" office:value="0" calcext:value-type="float">
            <text:p>0.0000</text:p>
          </table:table-cell>
          <table:table-cell table:style-name="ce8" table:formula="of:=[.M357]+[.L358]" office:value-type="float" office:value="242.808986962767" calcext:value-type="float">
            <text:p>242.8090</text:p>
          </table:table-cell>
          <table:table-cell table:style-name="ce7" table:formula="of:=([.M358]*[.C358])+[.J358]" office:value-type="currency" office:currency="USD" office:value="511936.238997553" calcext:value-type="currency">
            <text:p>$511,936.2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09-01</text:p>
          </table:table-cell>
          <table:table-cell table:style-name="ce3" office:value-type="float" office:value="2004.069946" calcext:value-type="float">
            <text:p>2,004.07</text:p>
          </table:table-cell>
          <table:table-cell table:style-name="ce3" office:value-type="float" office:value="1972.290039" calcext:value-type="float">
            <text:p>1,972.29</text:p>
          </table:table-cell>
          <table:table-cell table:style-name="ce5" table:formula="of:=([.C359]-[.B359])/[.C359]" office:value-type="percentage" office:value="-0.0161132015938758" calcext:value-type="percentage">
            <text:p>-1.6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59]/[.B359]" office:value-type="float" office:value="0.249492289926292" calcext:value-type="float">
            <text:p>0.2495</text:p>
          </table:table-cell>
          <table:table-cell table:style-name="ce8" table:formula="of:=[.H358]+[.G359]" office:value-type="float" office:value="305.729384580037" calcext:value-type="float">
            <text:p>305.7294</text:p>
          </table:table-cell>
          <table:table-cell table:style-name="ce7" table:formula="of:=([.H359]*[.C359])+[.E359]" office:value-type="currency" office:currency="USD" office:value="602987.019836807" calcext:value-type="currency">
            <text:p>$602,987.02</text:p>
          </table:table-cell>
          <table:table-cell table:style-name="ce7" office:value-type="currency" office:currency="USD" office:value="26000" calcext:value-type="currency">
            <text:p>$2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59]/[.B359]" office:value-type="float" office:value="0" calcext:value-type="float">
            <text:p>0.0000</text:p>
          </table:table-cell>
          <table:table-cell table:style-name="ce8" table:formula="of:=[.M358]+[.L359]" office:value-type="float" office:value="242.808986962767" calcext:value-type="float">
            <text:p>242.8090</text:p>
          </table:table-cell>
          <table:table-cell table:style-name="ce7" table:formula="of:=([.M359]*[.C359])+[.J359]" office:value-type="currency" office:currency="USD" office:value="504889.746366346" calcext:value-type="currency">
            <text:p>$504,889.7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10-01</text:p>
          </table:table-cell>
          <table:table-cell table:style-name="ce3" office:value-type="float" office:value="1971.439941" calcext:value-type="float">
            <text:p>1,971.44</text:p>
          </table:table-cell>
          <table:table-cell table:style-name="ce3" office:value-type="float" office:value="2018.050049" calcext:value-type="float">
            <text:p>2,018.05</text:p>
          </table:table-cell>
          <table:table-cell table:style-name="ce5" table:formula="of:=([.C360]-[.B360])/[.C360]" office:value-type="percentage" office:value="0.0230966065599297" calcext:value-type="percentage">
            <text:p>2.3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0]/[.B360]" office:value-type="float" office:value="0.253621725725197" calcext:value-type="float">
            <text:p>0.2536</text:p>
          </table:table-cell>
          <table:table-cell table:style-name="ce8" table:formula="of:=[.H359]+[.G360]" office:value-type="float" office:value="305.983006305762" calcext:value-type="float">
            <text:p>305.9830</text:p>
          </table:table-cell>
          <table:table-cell table:style-name="ce7" table:formula="of:=([.H360]*[.C360])+[.E360]" office:value-type="currency" office:currency="USD" office:value="617489.02086851" calcext:value-type="currency">
            <text:p>$617,489.02</text:p>
          </table:table-cell>
          <table:table-cell table:style-name="ce7" office:value-type="currency" office:currency="USD" office:value="26500" calcext:value-type="currency">
            <text:p>$2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0]/[.B360]" office:value-type="float" office:value="0" calcext:value-type="float">
            <text:p>0.0000</text:p>
          </table:table-cell>
          <table:table-cell table:style-name="ce8" table:formula="of:=[.M359]+[.L360]" office:value-type="float" office:value="242.808986962767" calcext:value-type="float">
            <text:p>242.8090</text:p>
          </table:table-cell>
          <table:table-cell table:style-name="ce7" table:formula="of:=([.M360]*[.C360])+[.J360]" office:value-type="currency" office:currency="USD" office:value="516500.688037852" calcext:value-type="currency">
            <text:p>$516,500.6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11-01</text:p>
          </table:table-cell>
          <table:table-cell table:style-name="ce3" office:value-type="float" office:value="2018.209961" calcext:value-type="float">
            <text:p>2,018.21</text:p>
          </table:table-cell>
          <table:table-cell table:style-name="ce3" office:value-type="float" office:value="2067.560059" calcext:value-type="float">
            <text:p>2,067.56</text:p>
          </table:table-cell>
          <table:table-cell table:style-name="ce5" table:formula="of:=([.C361]-[.B361])/[.C361]" office:value-type="percentage" office:value="0.0238687615313427" calcext:value-type="percentage">
            <text:p>2.3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1]/[.B361]" office:value-type="float" office:value="0.247744293042858" calcext:value-type="float">
            <text:p>0.2477</text:p>
          </table:table-cell>
          <table:table-cell table:style-name="ce8" table:formula="of:=[.H360]+[.G361]" office:value-type="float" office:value="306.230750598805" calcext:value-type="float">
            <text:p>306.2308</text:p>
          </table:table-cell>
          <table:table-cell table:style-name="ce7" table:formula="of:=([.H361]*[.C361])+[.E361]" office:value-type="currency" office:currency="USD" office:value="633150.468775679" calcext:value-type="currency">
            <text:p>$633,150.47</text:p>
          </table:table-cell>
          <table:table-cell table:style-name="ce7" office:value-type="currency" office:currency="USD" office:value="27000" calcext:value-type="currency">
            <text:p>$2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1]/[.B361]" office:value-type="float" office:value="0" calcext:value-type="float">
            <text:p>0.0000</text:p>
          </table:table-cell>
          <table:table-cell table:style-name="ce8" table:formula="of:=[.M360]+[.L361]" office:value-type="float" office:value="242.808986962767" calcext:value-type="float">
            <text:p>242.8090</text:p>
          </table:table-cell>
          <table:table-cell table:style-name="ce7" table:formula="of:=([.M361]*[.C361])+[.J361]" office:value-type="currency" office:currency="USD" office:value="529022.163410468" calcext:value-type="currency">
            <text:p>$529,022.1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4-12-01</text:p>
          </table:table-cell>
          <table:table-cell table:style-name="ce3" office:value-type="float" office:value="2065.780029" calcext:value-type="float">
            <text:p>2,065.78</text:p>
          </table:table-cell>
          <table:table-cell table:style-name="ce3" office:value-type="float" office:value="2058.899902" calcext:value-type="float">
            <text:p>2,058.90</text:p>
          </table:table-cell>
          <table:table-cell table:style-name="ce5" table:formula="of:=([.C362]-[.B362])/[.C362]" office:value-type="percentage" office:value="-0.00334165201198786" calcext:value-type="percentage">
            <text:p>-0.3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2]/[.B362]" office:value-type="float" office:value="0.242039323151962" calcext:value-type="float">
            <text:p>0.2420</text:p>
          </table:table-cell>
          <table:table-cell table:style-name="ce8" table:formula="of:=[.H361]+[.G362]" office:value-type="float" office:value="306.472789921957" calcext:value-type="float">
            <text:p>306.4728</text:p>
          </table:table-cell>
          <table:table-cell table:style-name="ce7" table:formula="of:=([.H362]*[.C362])+[.E362]" office:value-type="currency" office:currency="USD" office:value="630996.797135984" calcext:value-type="currency">
            <text:p>$630,996.80</text:p>
          </table:table-cell>
          <table:table-cell table:style-name="ce7" office:value-type="currency" office:currency="USD" office:value="27500" calcext:value-type="currency">
            <text:p>$2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2]/[.B362]" office:value-type="float" office:value="0" calcext:value-type="float">
            <text:p>0.0000</text:p>
          </table:table-cell>
          <table:table-cell table:style-name="ce8" table:formula="of:=[.M361]+[.L362]" office:value-type="float" office:value="242.808986962767" calcext:value-type="float">
            <text:p>242.8090</text:p>
          </table:table-cell>
          <table:table-cell table:style-name="ce7" table:formula="of:=([.M362]*[.C362])+[.J362]" office:value-type="currency" office:currency="USD" office:value="527419.39946236" calcext:value-type="currency">
            <text:p>$527,419.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01-01</text:p>
          </table:table-cell>
          <table:table-cell table:style-name="ce3" office:value-type="float" office:value="2058.899902" calcext:value-type="float">
            <text:p>2,058.90</text:p>
          </table:table-cell>
          <table:table-cell table:style-name="ce3" office:value-type="float" office:value="1994.98999" calcext:value-type="float">
            <text:p>1,994.99</text:p>
          </table:table-cell>
          <table:table-cell table:style-name="ce5" table:formula="of:=([.C363]-[.B363])/[.C363]" office:value-type="percentage" office:value="-0.0320352043470655" calcext:value-type="percentage">
            <text:p>-3.2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3]/[.B363]" office:value-type="float" office:value="0.242848134343153" calcext:value-type="float">
            <text:p>0.2428</text:p>
          </table:table-cell>
          <table:table-cell table:style-name="ce8" table:formula="of:=[.H362]+[.G363]" office:value-type="float" office:value="306.7156380563" calcext:value-type="float">
            <text:p>306.7156</text:p>
          </table:table-cell>
          <table:table-cell table:style-name="ce7" table:formula="of:=([.H363]*[.C363])+[.E363]" office:value-type="currency" office:currency="USD" office:value="611894.627698782" calcext:value-type="currency">
            <text:p>$611,894.63</text:p>
          </table:table-cell>
          <table:table-cell table:style-name="ce7" office:value-type="currency" office:currency="USD" office:value="28000" calcext:value-type="currency">
            <text:p>$2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3]/[.B363]" office:value-type="float" office:value="0" calcext:value-type="float">
            <text:p>0.0000</text:p>
          </table:table-cell>
          <table:table-cell table:style-name="ce8" table:formula="of:=[.M362]+[.L363]" office:value-type="float" office:value="242.808986962767" calcext:value-type="float">
            <text:p>242.8090</text:p>
          </table:table-cell>
          <table:table-cell table:style-name="ce7" table:formula="of:=([.M363]*[.C363])+[.J363]" office:value-type="currency" office:currency="USD" office:value="512401.49847276" calcext:value-type="currency">
            <text:p>$512,401.5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02-01</text:p>
          </table:table-cell>
          <table:table-cell table:style-name="ce3" office:value-type="float" office:value="1996.670044" calcext:value-type="float">
            <text:p>1,996.67</text:p>
          </table:table-cell>
          <table:table-cell table:style-name="ce3" office:value-type="float" office:value="2104.5" calcext:value-type="float">
            <text:p>2,104.50</text:p>
          </table:table-cell>
          <table:table-cell table:style-name="ce5" table:formula="of:=([.C364]-[.B364])/[.C364]" office:value-type="percentage" office:value="0.0512378028035163" calcext:value-type="percentage">
            <text:p>5.1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4]/[.B364]" office:value-type="float" office:value="0.250416938693752" calcext:value-type="float">
            <text:p>0.2504</text:p>
          </table:table-cell>
          <table:table-cell table:style-name="ce8" table:formula="of:=[.H363]+[.G364]" office:value-type="float" office:value="306.966054994994" calcext:value-type="float">
            <text:p>306.9661</text:p>
          </table:table-cell>
          <table:table-cell table:style-name="ce7" table:formula="of:=([.H364]*[.C364])+[.E364]" office:value-type="currency" office:currency="USD" office:value="646010.062736965" calcext:value-type="currency">
            <text:p>$646,010.06</text:p>
          </table:table-cell>
          <table:table-cell table:style-name="ce7" office:value-type="currency" office:currency="USD" office:value="28500" calcext:value-type="currency">
            <text:p>$2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4]/[.B364]" office:value-type="float" office:value="0" calcext:value-type="float">
            <text:p>0.0000</text:p>
          </table:table-cell>
          <table:table-cell table:style-name="ce8" table:formula="of:=[.M363]+[.L364]" office:value-type="float" office:value="242.808986962767" calcext:value-type="float">
            <text:p>242.8090</text:p>
          </table:table-cell>
          <table:table-cell table:style-name="ce7" table:formula="of:=([.M364]*[.C364])+[.J364]" office:value-type="currency" office:currency="USD" office:value="539491.513063143" calcext:value-type="currency">
            <text:p>$539,491.5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03-01</text:p>
          </table:table-cell>
          <table:table-cell table:style-name="ce3" office:value-type="float" office:value="2105.22998" calcext:value-type="float">
            <text:p>2,105.23</text:p>
          </table:table-cell>
          <table:table-cell table:style-name="ce3" office:value-type="float" office:value="2067.889893" calcext:value-type="float">
            <text:p>2,067.89</text:p>
          </table:table-cell>
          <table:table-cell table:style-name="ce5" table:formula="of:=([.C365]-[.B365])/[.C365]" office:value-type="percentage" office:value="-0.0180570963310956" calcext:value-type="percentage">
            <text:p>-1.8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5]/[.B365]" office:value-type="float" office:value="0.237503742940237" calcext:value-type="float">
            <text:p>0.2375</text:p>
          </table:table-cell>
          <table:table-cell table:style-name="ce8" table:formula="of:=[.H364]+[.G365]" office:value-type="float" office:value="307.203558737934" calcext:value-type="float">
            <text:p>307.2036</text:p>
          </table:table-cell>
          <table:table-cell table:style-name="ce7" table:formula="of:=([.H365]*[.C365])+[.E365]" office:value-type="currency" office:currency="USD" office:value="635263.134207806" calcext:value-type="currency">
            <text:p>$635,263.13</text:p>
          </table:table-cell>
          <table:table-cell table:style-name="ce7" office:value-type="currency" office:currency="USD" office:value="29000" calcext:value-type="currency">
            <text:p>$2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5]/[.B365]" office:value-type="float" office:value="0" calcext:value-type="float">
            <text:p>0.0000</text:p>
          </table:table-cell>
          <table:table-cell table:style-name="ce8" table:formula="of:=[.M364]+[.L365]" office:value-type="float" office:value="242.808986962767" calcext:value-type="float">
            <text:p>242.8090</text:p>
          </table:table-cell>
          <table:table-cell table:style-name="ce7" table:formula="of:=([.M365]*[.C365])+[.J365]" office:value-type="currency" office:currency="USD" office:value="531102.250069874" calcext:value-type="currency">
            <text:p>$531,102.2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04-01</text:p>
          </table:table-cell>
          <table:table-cell table:style-name="ce3" office:value-type="float" office:value="2067.629883" calcext:value-type="float">
            <text:p>2,067.63</text:p>
          </table:table-cell>
          <table:table-cell table:style-name="ce3" office:value-type="float" office:value="2085.51001" calcext:value-type="float">
            <text:p>2,085.51</text:p>
          </table:table-cell>
          <table:table-cell table:style-name="ce5" table:formula="of:=([.C366]-[.B366])/[.C366]" office:value-type="percentage" office:value="0.00857350332257571" calcext:value-type="percentage">
            <text:p>0.8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6]/[.B366]" office:value-type="float" office:value="0.241822776944262" calcext:value-type="float">
            <text:p>0.2418</text:p>
          </table:table-cell>
          <table:table-cell table:style-name="ce8" table:formula="of:=[.H365]+[.G366]" office:value-type="float" office:value="307.445381514878" calcext:value-type="float">
            <text:p>307.4454</text:p>
          </table:table-cell>
          <table:table-cell table:style-name="ce7" table:formula="of:=([.H366]*[.C366])+[.E366]" office:value-type="currency" office:currency="USD" office:value="641180.420677548" calcext:value-type="currency">
            <text:p>$641,180.42</text:p>
          </table:table-cell>
          <table:table-cell table:style-name="ce7" office:value-type="currency" office:currency="USD" office:value="29500" calcext:value-type="currency">
            <text:p>$2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6]/[.B366]" office:value-type="float" office:value="0" calcext:value-type="float">
            <text:p>0.0000</text:p>
          </table:table-cell>
          <table:table-cell table:style-name="ce8" table:formula="of:=[.M365]+[.L366]" office:value-type="float" office:value="242.808986962767" calcext:value-type="float">
            <text:p>242.8090</text:p>
          </table:table-cell>
          <table:table-cell table:style-name="ce7" table:formula="of:=([.M366]*[.C366])+[.J366]" office:value-type="currency" office:currency="USD" office:value="535880.57282881" calcext:value-type="currency">
            <text:p>$535,880.5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05-01</text:p>
          </table:table-cell>
          <table:table-cell table:style-name="ce3" office:value-type="float" office:value="2087.379883" calcext:value-type="float">
            <text:p>2,087.38</text:p>
          </table:table-cell>
          <table:table-cell table:style-name="ce3" office:value-type="float" office:value="2107.389893" calcext:value-type="float">
            <text:p>2,107.39</text:p>
          </table:table-cell>
          <table:table-cell table:style-name="ce5" table:formula="of:=([.C367]-[.B367])/[.C367]" office:value-type="percentage" office:value="0.00949516274442907" calcext:value-type="percentage">
            <text:p>0.9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7]/[.B367]" office:value-type="float" office:value="0.23953474117102" calcext:value-type="float">
            <text:p>0.2395</text:p>
          </table:table-cell>
          <table:table-cell table:style-name="ce8" table:formula="of:=[.H366]+[.G367]" office:value-type="float" office:value="307.684916256049" calcext:value-type="float">
            <text:p>307.6849</text:p>
          </table:table-cell>
          <table:table-cell table:style-name="ce7" table:formula="of:=([.H367]*[.C367])+[.E367]" office:value-type="currency" office:currency="USD" office:value="648412.08274655" calcext:value-type="currency">
            <text:p>$648,412.08</text:p>
          </table:table-cell>
          <table:table-cell table:style-name="ce7" office:value-type="currency" office:currency="USD" office:value="30000" calcext:value-type="currency">
            <text:p>$3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7]/[.B367]" office:value-type="float" office:value="0" calcext:value-type="float">
            <text:p>0.0000</text:p>
          </table:table-cell>
          <table:table-cell table:style-name="ce8" table:formula="of:=[.M366]+[.L367]" office:value-type="float" office:value="242.808986962767" calcext:value-type="float">
            <text:p>242.8090</text:p>
          </table:table-cell>
          <table:table-cell table:style-name="ce7" table:formula="of:=([.M367]*[.C367])+[.J367]" office:value-type="currency" office:currency="USD" office:value="541693.205054904" calcext:value-type="currency">
            <text:p>$541,693.2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06-01</text:p>
          </table:table-cell>
          <table:table-cell table:style-name="ce3" office:value-type="float" office:value="2108.639893" calcext:value-type="float">
            <text:p>2,108.64</text:p>
          </table:table-cell>
          <table:table-cell table:style-name="ce3" office:value-type="float" office:value="2063.110107" calcext:value-type="float">
            <text:p>2,063.11</text:p>
          </table:table-cell>
          <table:table-cell table:style-name="ce5" table:formula="of:=([.C368]-[.B368])/[.C368]" office:value-type="percentage" office:value="-0.0220685196808064" calcext:value-type="percentage">
            <text:p>-2.2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8]/[.B368]" office:value-type="float" office:value="0.237119672097563" calcext:value-type="float">
            <text:p>0.2371</text:p>
          </table:table-cell>
          <table:table-cell table:style-name="ce8" table:formula="of:=[.H367]+[.G368]" office:value-type="float" office:value="307.922035928147" calcext:value-type="float">
            <text:p>307.9220</text:p>
          </table:table-cell>
          <table:table-cell table:style-name="ce7" table:formula="of:=([.H368]*[.C368])+[.E368]" office:value-type="currency" office:currency="USD" office:value="635277.064491377" calcext:value-type="currency">
            <text:p>$635,277.06</text:p>
          </table:table-cell>
          <table:table-cell table:style-name="ce7" office:value-type="currency" office:currency="USD" office:value="30500" calcext:value-type="currency">
            <text:p>$3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8]/[.B368]" office:value-type="float" office:value="0" calcext:value-type="float">
            <text:p>0.0000</text:p>
          </table:table-cell>
          <table:table-cell table:style-name="ce8" table:formula="of:=[.M367]+[.L368]" office:value-type="float" office:value="242.808986962767" calcext:value-type="float">
            <text:p>242.8090</text:p>
          </table:table-cell>
          <table:table-cell table:style-name="ce7" table:formula="of:=([.M368]*[.C368])+[.J368]" office:value-type="currency" office:currency="USD" office:value="531441.675073315" calcext:value-type="currency">
            <text:p>$531,441.6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07-01</text:p>
          </table:table-cell>
          <table:table-cell table:style-name="ce3" office:value-type="float" office:value="2067" calcext:value-type="float">
            <text:p>2,067.00</text:p>
          </table:table-cell>
          <table:table-cell table:style-name="ce3" office:value-type="float" office:value="2103.840088" calcext:value-type="float">
            <text:p>2,103.84</text:p>
          </table:table-cell>
          <table:table-cell table:style-name="ce5" table:formula="of:=([.C369]-[.B369])/[.C369]" office:value-type="percentage" office:value="0.0175108784218584" calcext:value-type="percentage">
            <text:p>1.7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69]/[.B369]" office:value-type="float" office:value="0.241896468311563" calcext:value-type="float">
            <text:p>0.2419</text:p>
          </table:table-cell>
          <table:table-cell table:style-name="ce8" table:formula="of:=[.H368]+[.G369]" office:value-type="float" office:value="308.163932396458" calcext:value-type="float">
            <text:p>308.1639</text:p>
          </table:table-cell>
          <table:table-cell table:style-name="ce7" table:formula="of:=([.H369]*[.C369])+[.E369]" office:value-type="currency" office:currency="USD" office:value="648327.634651391" calcext:value-type="currency">
            <text:p>$648,327.63</text:p>
          </table:table-cell>
          <table:table-cell table:style-name="ce7" office:value-type="currency" office:currency="USD" office:value="31000" calcext:value-type="currency">
            <text:p>$3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69]/[.B369]" office:value-type="float" office:value="0" calcext:value-type="float">
            <text:p>0.0000</text:p>
          </table:table-cell>
          <table:table-cell table:style-name="ce8" table:formula="of:=[.M368]+[.L369]" office:value-type="float" office:value="242.808986962767" calcext:value-type="float">
            <text:p>242.8090</text:p>
          </table:table-cell>
          <table:table-cell table:style-name="ce7" table:formula="of:=([.M369]*[.C369])+[.J369]" office:value-type="currency" office:currency="USD" office:value="541831.280498938" calcext:value-type="currency">
            <text:p>$541,831.2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08-01</text:p>
          </table:table-cell>
          <table:table-cell table:style-name="ce3" office:value-type="float" office:value="2104.48999" calcext:value-type="float">
            <text:p>2,104.49</text:p>
          </table:table-cell>
          <table:table-cell table:style-name="ce3" office:value-type="float" office:value="1972.180054" calcext:value-type="float">
            <text:p>1,972.18</text:p>
          </table:table-cell>
          <table:table-cell table:style-name="ce5" table:formula="of:=([.C370]-[.B370])/[.C370]" office:value-type="percentage" office:value="-0.0670881625294037" calcext:value-type="percentage">
            <text:p>-6.7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0]/[.B370]" office:value-type="float" office:value="0.237587255047956" calcext:value-type="float">
            <text:p>0.2376</text:p>
          </table:table-cell>
          <table:table-cell table:style-name="ce8" table:formula="of:=[.H369]+[.G370]" office:value-type="float" office:value="308.401519651506" calcext:value-type="float">
            <text:p>308.4015</text:p>
          </table:table-cell>
          <table:table-cell table:style-name="ce7" table:formula="of:=([.H370]*[.C370])+[.E370]" office:value-type="currency" office:currency="USD" office:value="608223.32567999" calcext:value-type="currency">
            <text:p>$608,223.33</text:p>
          </table:table-cell>
          <table:table-cell table:style-name="ce7" office:value-type="currency" office:currency="USD" office:value="31500" calcext:value-type="currency">
            <text:p>$3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0]/[.B370]" office:value-type="float" office:value="0" calcext:value-type="float">
            <text:p>0.0000</text:p>
          </table:table-cell>
          <table:table-cell table:style-name="ce8" table:formula="of:=[.M369]+[.L370]" office:value-type="float" office:value="242.808986962767" calcext:value-type="float">
            <text:p>242.8090</text:p>
          </table:table-cell>
          <table:table-cell table:style-name="ce7" table:formula="of:=([.M370]*[.C370])+[.J370]" office:value-type="currency" office:currency="USD" office:value="510363.041019915" calcext:value-type="currency">
            <text:p>$510,363.0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09-01</text:p>
          </table:table-cell>
          <table:table-cell table:style-name="ce3" office:value-type="float" office:value="1970.089966" calcext:value-type="float">
            <text:p>1,970.09</text:p>
          </table:table-cell>
          <table:table-cell table:style-name="ce3" office:value-type="float" office:value="1920.030029" calcext:value-type="float">
            <text:p>1,920.03</text:p>
          </table:table-cell>
          <table:table-cell table:style-name="ce5" table:formula="of:=([.C371]-[.B371])/[.C371]" office:value-type="percentage" office:value="-0.0260724760779249" calcext:value-type="percentage">
            <text:p>-2.6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1]/[.B371]" office:value-type="float" office:value="0.253795516260195" calcext:value-type="float">
            <text:p>0.2538</text:p>
          </table:table-cell>
          <table:table-cell table:style-name="ce8" table:formula="of:=[.H370]+[.G371]" office:value-type="float" office:value="308.655315167767" calcext:value-type="float">
            <text:p>308.6553</text:p>
          </table:table-cell>
          <table:table-cell table:style-name="ce7" table:formula="of:=([.H371]*[.C371])+[.E371]" office:value-type="currency" office:currency="USD" office:value="592627.473732571" calcext:value-type="currency">
            <text:p>$592,627.47</text:p>
          </table:table-cell>
          <table:table-cell table:style-name="ce7" office:value-type="currency" office:currency="USD" office:value="32000" calcext:value-type="currency">
            <text:p>$3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1]/[.B371]" office:value-type="float" office:value="0" calcext:value-type="float">
            <text:p>0.0000</text:p>
          </table:table-cell>
          <table:table-cell table:style-name="ce8" table:formula="of:=[.M370]+[.L371]" office:value-type="float" office:value="242.808986962767" calcext:value-type="float">
            <text:p>242.8090</text:p>
          </table:table-cell>
          <table:table-cell table:style-name="ce7" table:formula="of:=([.M371]*[.C371])+[.J371]" office:value-type="currency" office:currency="USD" office:value="498200.546279582" calcext:value-type="currency">
            <text:p>$498,200.5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10-01</text:p>
          </table:table-cell>
          <table:table-cell table:style-name="ce3" office:value-type="float" office:value="1919.650024" calcext:value-type="float">
            <text:p>1,919.65</text:p>
          </table:table-cell>
          <table:table-cell table:style-name="ce3" office:value-type="float" office:value="2079.360107" calcext:value-type="float">
            <text:p>2,079.36</text:p>
          </table:table-cell>
          <table:table-cell table:style-name="ce5" table:formula="of:=([.C372]-[.B372])/[.C372]" office:value-type="percentage" office:value="0.0768073228212606" calcext:value-type="percentage">
            <text:p>7.6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2]/[.B372]" office:value-type="float" office:value="0.260464143853755" calcext:value-type="float">
            <text:p>0.2605</text:p>
          </table:table-cell>
          <table:table-cell table:style-name="ce8" table:formula="of:=[.H371]+[.G372]" office:value-type="float" office:value="308.91577931162" calcext:value-type="float">
            <text:p>308.9158</text:p>
          </table:table-cell>
          <table:table-cell table:style-name="ce7" table:formula="of:=([.H372]*[.C372])+[.E372]" office:value-type="currency" office:currency="USD" office:value="642347.1479234" calcext:value-type="currency">
            <text:p>$642,347.15</text:p>
          </table:table-cell>
          <table:table-cell table:style-name="ce7" office:value-type="currency" office:currency="USD" office:value="32500" calcext:value-type="currency">
            <text:p>$3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2]/[.B372]" office:value-type="float" office:value="0" calcext:value-type="float">
            <text:p>0.0000</text:p>
          </table:table-cell>
          <table:table-cell table:style-name="ce8" table:formula="of:=[.M371]+[.L372]" office:value-type="float" office:value="242.808986962767" calcext:value-type="float">
            <text:p>242.8090</text:p>
          </table:table-cell>
          <table:table-cell table:style-name="ce7" table:formula="of:=([.M372]*[.C372])+[.J372]" office:value-type="currency" office:currency="USD" office:value="537387.32111146" calcext:value-type="currency">
            <text:p>$537,387.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11-01</text:p>
          </table:table-cell>
          <table:table-cell table:style-name="ce3" office:value-type="float" office:value="2080.76001" calcext:value-type="float">
            <text:p>2,080.76</text:p>
          </table:table-cell>
          <table:table-cell table:style-name="ce3" office:value-type="float" office:value="2080.409912" calcext:value-type="float">
            <text:p>2,080.41</text:p>
          </table:table-cell>
          <table:table-cell table:style-name="ce5" table:formula="of:=([.C373]-[.B373])/[.C373]" office:value-type="percentage" office:value="-0.000168283182069308" calcext:value-type="percentage">
            <text:p>-0.0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3]/[.B373]" office:value-type="float" office:value="0.240296813470574" calcext:value-type="float">
            <text:p>0.2403</text:p>
          </table:table-cell>
          <table:table-cell table:style-name="ce8" table:formula="of:=[.H372]+[.G373]" office:value-type="float" office:value="309.156076125091" calcext:value-type="float">
            <text:p>309.1561</text:p>
          </table:table-cell>
          <table:table-cell table:style-name="ce7" table:formula="of:=([.H373]*[.C373])+[.E373]" office:value-type="currency" office:currency="USD" office:value="643171.365125666" calcext:value-type="currency">
            <text:p>$643,171.37</text:p>
          </table:table-cell>
          <table:table-cell table:style-name="ce7" office:value-type="currency" office:currency="USD" office:value="33000" calcext:value-type="currency">
            <text:p>$3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3]/[.B373]" office:value-type="float" office:value="0" calcext:value-type="float">
            <text:p>0.0000</text:p>
          </table:table-cell>
          <table:table-cell table:style-name="ce8" table:formula="of:=[.M372]+[.L373]" office:value-type="float" office:value="242.808986962767" calcext:value-type="float">
            <text:p>242.8090</text:p>
          </table:table-cell>
          <table:table-cell table:style-name="ce7" table:formula="of:=([.M373]*[.C373])+[.J373]" office:value-type="currency" office:currency="USD" office:value="538142.223200019" calcext:value-type="currency">
            <text:p>$538,142.2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5-12-01</text:p>
          </table:table-cell>
          <table:table-cell table:style-name="ce3" office:value-type="float" office:value="2082.929932" calcext:value-type="float">
            <text:p>2,082.93</text:p>
          </table:table-cell>
          <table:table-cell table:style-name="ce3" office:value-type="float" office:value="2043.939941" calcext:value-type="float">
            <text:p>2,043.94</text:p>
          </table:table-cell>
          <table:table-cell table:style-name="ce5" table:formula="of:=([.C374]-[.B374])/[.C374]" office:value-type="percentage" office:value="-0.0190758985711312" calcext:value-type="percentage">
            <text:p>-1.9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4]/[.B374]" office:value-type="float" office:value="0.240046480833807" calcext:value-type="float">
            <text:p>0.2400</text:p>
          </table:table-cell>
          <table:table-cell table:style-name="ce8" table:formula="of:=[.H373]+[.G374]" office:value-type="float" office:value="309.396122605925" calcext:value-type="float">
            <text:p>309.3961</text:p>
          </table:table-cell>
          <table:table-cell table:style-name="ce7" table:formula="of:=([.H374]*[.C374])+[.E374]" office:value-type="currency" office:currency="USD" office:value="632387.092584783" calcext:value-type="currency">
            <text:p>$632,387.09</text:p>
          </table:table-cell>
          <table:table-cell table:style-name="ce7" office:value-type="currency" office:currency="USD" office:value="33500" calcext:value-type="currency">
            <text:p>$3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4]/[.B374]" office:value-type="float" office:value="0" calcext:value-type="float">
            <text:p>0.0000</text:p>
          </table:table-cell>
          <table:table-cell table:style-name="ce8" table:formula="of:=[.M373]+[.L374]" office:value-type="float" office:value="242.808986962767" calcext:value-type="float">
            <text:p>242.8090</text:p>
          </table:table-cell>
          <table:table-cell table:style-name="ce7" table:formula="of:=([.M374]*[.C374])+[.J374]" office:value-type="currency" office:currency="USD" office:value="529786.986486947" calcext:value-type="currency">
            <text:p>$529,786.9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01-01</text:p>
          </table:table-cell>
          <table:table-cell table:style-name="ce3" office:value-type="float" office:value="2038.199951" calcext:value-type="float">
            <text:p>2,038.20</text:p>
          </table:table-cell>
          <table:table-cell table:style-name="ce3" office:value-type="float" office:value="1940.23999" calcext:value-type="float">
            <text:p>1,940.24</text:p>
          </table:table-cell>
          <table:table-cell table:style-name="ce5" table:formula="of:=([.C375]-[.B375])/[.C375]" office:value-type="percentage" office:value="-0.0504885795081463" calcext:value-type="percentage">
            <text:p>-5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5]/[.B375]" office:value-type="float" office:value="0.245314499077819" calcext:value-type="float">
            <text:p>0.2453</text:p>
          </table:table-cell>
          <table:table-cell table:style-name="ce8" table:formula="of:=[.H374]+[.G375]" office:value-type="float" office:value="309.641437105003" calcext:value-type="float">
            <text:p>309.6414</text:p>
          </table:table-cell>
          <table:table-cell table:style-name="ce7" table:formula="of:=([.H375]*[.C375])+[.E375]" office:value-type="currency" office:currency="USD" office:value="600778.698832196" calcext:value-type="currency">
            <text:p>$600,778.70</text:p>
          </table:table-cell>
          <table:table-cell table:style-name="ce7" office:value-type="currency" office:currency="USD" office:value="34000" calcext:value-type="currency">
            <text:p>$3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5]/[.B375]" office:value-type="float" office:value="0" calcext:value-type="float">
            <text:p>0.0000</text:p>
          </table:table-cell>
          <table:table-cell table:style-name="ce8" table:formula="of:=[.M374]+[.L375]" office:value-type="float" office:value="242.808986962767" calcext:value-type="float">
            <text:p>242.8090</text:p>
          </table:table-cell>
          <table:table-cell table:style-name="ce7" table:formula="of:=([.M375]*[.C375])+[.J375]" office:value-type="currency" office:currency="USD" office:value="505107.706436549" calcext:value-type="currency">
            <text:p>$505,107.7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02-01</text:p>
          </table:table-cell>
          <table:table-cell table:style-name="ce3" office:value-type="float" office:value="1936.939941" calcext:value-type="float">
            <text:p>1,936.94</text:p>
          </table:table-cell>
          <table:table-cell table:style-name="ce3" office:value-type="float" office:value="1932.22998" calcext:value-type="float">
            <text:p>1,932.23</text:p>
          </table:table-cell>
          <table:table-cell table:style-name="ce5" table:formula="of:=([.C376]-[.B376])/[.C376]" office:value-type="percentage" office:value="-0.00243757784981683" calcext:value-type="percentage">
            <text:p>-0.2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6]/[.B376]" office:value-type="float" office:value="0.258139134526732" calcext:value-type="float">
            <text:p>0.2581</text:p>
          </table:table-cell>
          <table:table-cell table:style-name="ce8" table:formula="of:=[.H375]+[.G376]" office:value-type="float" office:value="309.899576239529" calcext:value-type="float">
            <text:p>309.8996</text:p>
          </table:table-cell>
          <table:table-cell table:style-name="ce7" table:formula="of:=([.H376]*[.C376])+[.E376]" office:value-type="currency" office:currency="USD" office:value="598797.251999314" calcext:value-type="currency">
            <text:p>$598,797.25</text:p>
          </table:table-cell>
          <table:table-cell table:style-name="ce7" office:value-type="currency" office:currency="USD" office:value="34500" calcext:value-type="currency">
            <text:p>$3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6]/[.B376]" office:value-type="float" office:value="0" calcext:value-type="float">
            <text:p>0.0000</text:p>
          </table:table-cell>
          <table:table-cell table:style-name="ce8" table:formula="of:=[.M375]+[.L376]" office:value-type="float" office:value="242.808986962767" calcext:value-type="float">
            <text:p>242.8090</text:p>
          </table:table-cell>
          <table:table-cell table:style-name="ce7" table:formula="of:=([.M376]*[.C376])+[.J376]" office:value-type="currency" office:currency="USD" office:value="503662.804022887" calcext:value-type="currency">
            <text:p>$503,662.8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03-01</text:p>
          </table:table-cell>
          <table:table-cell table:style-name="ce3" office:value-type="float" office:value="1937.089966" calcext:value-type="float">
            <text:p>1,937.09</text:p>
          </table:table-cell>
          <table:table-cell table:style-name="ce3" office:value-type="float" office:value="2059.73999" calcext:value-type="float">
            <text:p>2,059.74</text:p>
          </table:table-cell>
          <table:table-cell table:style-name="ce5" table:formula="of:=([.C377]-[.B377])/[.C377]" office:value-type="percentage" office:value="0.0595463624513112" calcext:value-type="percentage">
            <text:p>5.9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7]/[.B377]" office:value-type="float" office:value="0.258119141999624" calcext:value-type="float">
            <text:p>0.2581</text:p>
          </table:table-cell>
          <table:table-cell table:style-name="ce8" table:formula="of:=[.H376]+[.G377]" office:value-type="float" office:value="310.157695381529" calcext:value-type="float">
            <text:p>310.1577</text:p>
          </table:table-cell>
          <table:table-cell table:style-name="ce7" table:formula="of:=([.H377]*[.C377])+[.E377]" office:value-type="currency" office:currency="USD" office:value="638844.208383574" calcext:value-type="currency">
            <text:p>$638,844.21</text:p>
          </table:table-cell>
          <table:table-cell table:style-name="ce7" office:value-type="currency" office:currency="USD" office:value="35000" calcext:value-type="currency">
            <text:p>$3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7]/[.B377]" office:value-type="float" office:value="0" calcext:value-type="float">
            <text:p>0.0000</text:p>
          </table:table-cell>
          <table:table-cell table:style-name="ce8" table:formula="of:=[.M376]+[.L377]" office:value-type="float" office:value="242.808986962767" calcext:value-type="float">
            <text:p>242.8090</text:p>
          </table:table-cell>
          <table:table-cell table:style-name="ce7" table:formula="of:=([.M377]*[.C377])+[.J377]" office:value-type="currency" office:currency="USD" office:value="535123.380378599" calcext:value-type="currency">
            <text:p>$535,123.3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04-01</text:p>
          </table:table-cell>
          <table:table-cell table:style-name="ce3" office:value-type="float" office:value="2056.620117" calcext:value-type="float">
            <text:p>2,056.62</text:p>
          </table:table-cell>
          <table:table-cell table:style-name="ce3" office:value-type="float" office:value="2065.300049" calcext:value-type="float">
            <text:p>2,065.30</text:p>
          </table:table-cell>
          <table:table-cell table:style-name="ce5" table:formula="of:=([.C378]-[.B378])/[.C378]" office:value-type="percentage" office:value="0.00420274623254028" calcext:value-type="percentage">
            <text:p>0.4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8]/[.B378]" office:value-type="float" office:value="0.243117334050662" calcext:value-type="float">
            <text:p>0.2431</text:p>
          </table:table-cell>
          <table:table-cell table:style-name="ce8" table:formula="of:=[.H377]+[.G378]" office:value-type="float" office:value="310.40081271558" calcext:value-type="float">
            <text:p>310.4008</text:p>
          </table:table-cell>
          <table:table-cell table:style-name="ce7" table:formula="of:=([.H378]*[.C378])+[.E378]" office:value-type="currency" office:currency="USD" office:value="641070.813711127" calcext:value-type="currency">
            <text:p>$641,070.81</text:p>
          </table:table-cell>
          <table:table-cell table:style-name="ce7" office:value-type="currency" office:currency="USD" office:value="35500" calcext:value-type="currency">
            <text:p>$3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8]/[.B378]" office:value-type="float" office:value="0" calcext:value-type="float">
            <text:p>0.0000</text:p>
          </table:table-cell>
          <table:table-cell table:style-name="ce8" table:formula="of:=[.M377]+[.L378]" office:value-type="float" office:value="242.808986962767" calcext:value-type="float">
            <text:p>242.8090</text:p>
          </table:table-cell>
          <table:table-cell table:style-name="ce7" table:formula="of:=([.M378]*[.C378])+[.J378]" office:value-type="currency" office:currency="USD" office:value="536973.412671843" calcext:value-type="currency">
            <text:p>$536,973.4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05-01</text:p>
          </table:table-cell>
          <table:table-cell table:style-name="ce3" office:value-type="float" office:value="2067.169922" calcext:value-type="float">
            <text:p>2,067.17</text:p>
          </table:table-cell>
          <table:table-cell table:style-name="ce3" office:value-type="float" office:value="2096.949951" calcext:value-type="float">
            <text:p>2,096.95</text:p>
          </table:table-cell>
          <table:table-cell table:style-name="ce5" table:formula="of:=([.C379]-[.B379])/[.C379]" office:value-type="percentage" office:value="0.014201592644497" calcext:value-type="percentage">
            <text:p>1.4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79]/[.B379]" office:value-type="float" office:value="0.241876584347864" calcext:value-type="float">
            <text:p>0.2419</text:p>
          </table:table-cell>
          <table:table-cell table:style-name="ce8" table:formula="of:=[.H378]+[.G379]" office:value-type="float" office:value="310.642689299928" calcext:value-type="float">
            <text:p>310.6427</text:p>
          </table:table-cell>
          <table:table-cell table:style-name="ce7" table:formula="of:=([.H379]*[.C379])+[.E379]" office:value-type="currency" office:currency="USD" office:value="651402.172105991" calcext:value-type="currency">
            <text:p>$651,402.17</text:p>
          </table:table-cell>
          <table:table-cell table:style-name="ce7" office:value-type="currency" office:currency="USD" office:value="36000" calcext:value-type="currency">
            <text:p>$3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79]/[.B379]" office:value-type="float" office:value="0" calcext:value-type="float">
            <text:p>0.0000</text:p>
          </table:table-cell>
          <table:table-cell table:style-name="ce8" table:formula="of:=[.M378]+[.L379]" office:value-type="float" office:value="242.808986962767" calcext:value-type="float">
            <text:p>242.8090</text:p>
          </table:table-cell>
          <table:table-cell table:style-name="ce7" table:formula="of:=([.M379]*[.C379])+[.J379]" office:value-type="currency" office:currency="USD" office:value="545158.293313934" calcext:value-type="currency">
            <text:p>$545,158.2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06-01</text:p>
          </table:table-cell>
          <table:table-cell table:style-name="ce3" office:value-type="float" office:value="2093.939941" calcext:value-type="float">
            <text:p>2,093.94</text:p>
          </table:table-cell>
          <table:table-cell table:style-name="ce3" office:value-type="float" office:value="2098.860107" calcext:value-type="float">
            <text:p>2,098.86</text:p>
          </table:table-cell>
          <table:table-cell table:style-name="ce5" table:formula="of:=([.C380]-[.B380])/[.C380]" office:value-type="percentage" office:value="0.00234420864143847" calcext:value-type="percentage">
            <text:p>0.2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0]/[.B380]" office:value-type="float" office:value="0.238784308093008" calcext:value-type="float">
            <text:p>0.2388</text:p>
          </table:table-cell>
          <table:table-cell table:style-name="ce8" table:formula="of:=[.H379]+[.G380]" office:value-type="float" office:value="310.881473608021" calcext:value-type="float">
            <text:p>310.8815</text:p>
          </table:table-cell>
          <table:table-cell table:style-name="ce7" table:formula="of:=([.H380]*[.C380])+[.E380]" office:value-type="currency" office:currency="USD" office:value="652496.722961248" calcext:value-type="currency">
            <text:p>$652,496.72</text:p>
          </table:table-cell>
          <table:table-cell table:style-name="ce7" office:value-type="currency" office:currency="USD" office:value="36500" calcext:value-type="currency">
            <text:p>$3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0]/[.B380]" office:value-type="float" office:value="0" calcext:value-type="float">
            <text:p>0.0000</text:p>
          </table:table-cell>
          <table:table-cell table:style-name="ce8" table:formula="of:=[.M379]+[.L380]" office:value-type="float" office:value="242.808986962767" calcext:value-type="float">
            <text:p>242.8090</text:p>
          </table:table-cell>
          <table:table-cell table:style-name="ce7" table:formula="of:=([.M380]*[.C380])+[.J380]" office:value-type="currency" office:currency="USD" office:value="546122.096357234" calcext:value-type="currency">
            <text:p>$546,122.1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07-01</text:p>
          </table:table-cell>
          <table:table-cell table:style-name="ce3" office:value-type="float" office:value="2099.340088" calcext:value-type="float">
            <text:p>2,099.34</text:p>
          </table:table-cell>
          <table:table-cell table:style-name="ce3" office:value-type="float" office:value="2173.600098" calcext:value-type="float">
            <text:p>2,173.60</text:p>
          </table:table-cell>
          <table:table-cell table:style-name="ce5" table:formula="of:=([.C381]-[.B381])/[.C381]" office:value-type="percentage" office:value="0.0341645227511395" calcext:value-type="percentage">
            <text:p>3.4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1]/[.B381]" office:value-type="float" office:value="0.238170081568985" calcext:value-type="float">
            <text:p>0.2382</text:p>
          </table:table-cell>
          <table:table-cell table:style-name="ce8" table:formula="of:=[.H380]+[.G381]" office:value-type="float" office:value="311.119643689589" calcext:value-type="float">
            <text:p>311.1196</text:p>
          </table:table-cell>
          <table:table-cell table:style-name="ce7" table:formula="of:=([.H381]*[.C381])+[.E381]" office:value-type="currency" office:currency="USD" office:value="676249.688013417" calcext:value-type="currency">
            <text:p>$676,249.69</text:p>
          </table:table-cell>
          <table:table-cell table:style-name="ce7" office:value-type="currency" office:currency="USD" office:value="37000" calcext:value-type="currency">
            <text:p>$3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1]/[.B381]" office:value-type="float" office:value="0" calcext:value-type="float">
            <text:p>0.0000</text:p>
          </table:table-cell>
          <table:table-cell table:style-name="ce8" table:formula="of:=[.M380]+[.L381]" office:value-type="float" office:value="242.808986962767" calcext:value-type="float">
            <text:p>242.8090</text:p>
          </table:table-cell>
          <table:table-cell table:style-name="ce7" table:formula="of:=([.M381]*[.C381])+[.J381]" office:value-type="currency" office:currency="USD" office:value="564769.637857551" calcext:value-type="currency">
            <text:p>$564,769.6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08-01</text:p>
          </table:table-cell>
          <table:table-cell table:style-name="ce3" office:value-type="float" office:value="2173.149902" calcext:value-type="float">
            <text:p>2,173.15</text:p>
          </table:table-cell>
          <table:table-cell table:style-name="ce3" office:value-type="float" office:value="2170.949951" calcext:value-type="float">
            <text:p>2,170.95</text:p>
          </table:table-cell>
          <table:table-cell table:style-name="ce5" table:formula="of:=([.C382]-[.B382])/[.C382]" office:value-type="percentage" office:value="-0.0010133586907366" calcext:value-type="percentage">
            <text:p>-0.1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2]/[.B382]" office:value-type="float" office:value="0.230080768721862" calcext:value-type="float">
            <text:p>0.2301</text:p>
          </table:table-cell>
          <table:table-cell table:style-name="ce8" table:formula="of:=[.H381]+[.G382]" office:value-type="float" office:value="311.349724458311" calcext:value-type="float">
            <text:p>311.3497</text:p>
          </table:table-cell>
          <table:table-cell table:style-name="ce7" table:formula="of:=([.H382]*[.C382])+[.E382]" office:value-type="currency" office:currency="USD" office:value="675924.669056635" calcext:value-type="currency">
            <text:p>$675,924.67</text:p>
          </table:table-cell>
          <table:table-cell table:style-name="ce7" office:value-type="currency" office:currency="USD" office:value="37500" calcext:value-type="currency">
            <text:p>$3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2]/[.B382]" office:value-type="float" office:value="0" calcext:value-type="float">
            <text:p>0.0000</text:p>
          </table:table-cell>
          <table:table-cell table:style-name="ce8" table:formula="of:=[.M381]+[.L382]" office:value-type="float" office:value="242.808986962767" calcext:value-type="float">
            <text:p>242.8090</text:p>
          </table:table-cell>
          <table:table-cell table:style-name="ce7" table:formula="of:=([.M382]*[.C382])+[.J382]" office:value-type="currency" office:currency="USD" office:value="564626.158349178" calcext:value-type="currency">
            <text:p>$564,626.1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09-01</text:p>
          </table:table-cell>
          <table:table-cell table:style-name="ce3" office:value-type="float" office:value="2171.330078" calcext:value-type="float">
            <text:p>2,171.33</text:p>
          </table:table-cell>
          <table:table-cell table:style-name="ce3" office:value-type="float" office:value="2168.27002" calcext:value-type="float">
            <text:p>2,168.27</text:p>
          </table:table-cell>
          <table:table-cell table:style-name="ce5" table:formula="of:=([.C383]-[.B383])/[.C383]" office:value-type="percentage" office:value="-0.00141129009384174" calcext:value-type="percentage">
            <text:p>-0.1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3]/[.B383]" office:value-type="float" office:value="0.230273602832669" calcext:value-type="float">
            <text:p>0.2303</text:p>
          </table:table-cell>
          <table:table-cell table:style-name="ce8" table:formula="of:=[.H382]+[.G383]" office:value-type="float" office:value="311.579998061144" calcext:value-type="float">
            <text:p>311.5800</text:p>
          </table:table-cell>
          <table:table-cell table:style-name="ce7" table:formula="of:=([.H383]*[.C383])+[.E383]" office:value-type="currency" office:currency="USD" office:value="675589.568627637" calcext:value-type="currency">
            <text:p>$675,589.57</text:p>
          </table:table-cell>
          <table:table-cell table:style-name="ce7" office:value-type="currency" office:currency="USD" office:value="38000" calcext:value-type="currency">
            <text:p>$3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3]/[.B383]" office:value-type="float" office:value="0" calcext:value-type="float">
            <text:p>0.0000</text:p>
          </table:table-cell>
          <table:table-cell table:style-name="ce8" table:formula="of:=[.M382]+[.L383]" office:value-type="float" office:value="242.808986962767" calcext:value-type="float">
            <text:p>242.8090</text:p>
          </table:table-cell>
          <table:table-cell table:style-name="ce7" table:formula="of:=([.M383]*[.C383])+[.J383]" office:value-type="currency" office:currency="USD" office:value="564475.447017938" calcext:value-type="currency">
            <text:p>$564,475.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10-01</text:p>
          </table:table-cell>
          <table:table-cell table:style-name="ce3" office:value-type="float" office:value="2164.330078" calcext:value-type="float">
            <text:p>2,164.33</text:p>
          </table:table-cell>
          <table:table-cell table:style-name="ce3" office:value-type="float" office:value="2126.149902" calcext:value-type="float">
            <text:p>2,126.15</text:p>
          </table:table-cell>
          <table:table-cell table:style-name="ce5" table:formula="of:=([.C384]-[.B384])/[.C384]" office:value-type="percentage" office:value="-0.0179574243396879" calcext:value-type="percentage">
            <text:p>-1.8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4]/[.B384]" office:value-type="float" office:value="0.231018366875923" calcext:value-type="float">
            <text:p>0.2310</text:p>
          </table:table-cell>
          <table:table-cell table:style-name="ce8" table:formula="of:=[.H383]+[.G384]" office:value-type="float" office:value="311.81101642802" calcext:value-type="float">
            <text:p>311.8110</text:p>
          </table:table-cell>
          <table:table-cell table:style-name="ce7" table:formula="of:=([.H384]*[.C384])+[.E384]" office:value-type="currency" office:currency="USD" office:value="662956.962020955" calcext:value-type="currency">
            <text:p>$662,956.96</text:p>
          </table:table-cell>
          <table:table-cell table:style-name="ce7" office:value-type="currency" office:currency="USD" office:value="38500" calcext:value-type="currency">
            <text:p>$3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4]/[.B384]" office:value-type="float" office:value="0" calcext:value-type="float">
            <text:p>0.0000</text:p>
          </table:table-cell>
          <table:table-cell table:style-name="ce8" table:formula="of:=[.M383]+[.L384]" office:value-type="float" office:value="242.808986962767" calcext:value-type="float">
            <text:p>242.8090</text:p>
          </table:table-cell>
          <table:table-cell table:style-name="ce7" table:formula="of:=([.M384]*[.C384])+[.J384]" office:value-type="currency" office:currency="USD" office:value="554748.303835606" calcext:value-type="currency">
            <text:p>$554,748.3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11-01</text:p>
          </table:table-cell>
          <table:table-cell table:style-name="ce3" office:value-type="float" office:value="2128.679932" calcext:value-type="float">
            <text:p>2,128.68</text:p>
          </table:table-cell>
          <table:table-cell table:style-name="ce3" office:value-type="float" office:value="2198.810059" calcext:value-type="float">
            <text:p>2,198.81</text:p>
          </table:table-cell>
          <table:table-cell table:style-name="ce5" table:formula="of:=([.C385]-[.B385])/[.C385]" office:value-type="percentage" office:value="0.0318945816683659" calcext:value-type="percentage">
            <text:p>3.1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5]/[.B385]" office:value-type="float" office:value="0.234887355531287" calcext:value-type="float">
            <text:p>0.2349</text:p>
          </table:table-cell>
          <table:table-cell table:style-name="ce8" table:formula="of:=[.H384]+[.G385]" office:value-type="float" office:value="312.045903783551" calcext:value-type="float">
            <text:p>312.0459</text:p>
          </table:table-cell>
          <table:table-cell table:style-name="ce7" table:formula="of:=([.H385]*[.C385])+[.E385]" office:value-type="currency" office:currency="USD" office:value="686129.672109018" calcext:value-type="currency">
            <text:p>$686,129.67</text:p>
          </table:table-cell>
          <table:table-cell table:style-name="ce7" office:value-type="currency" office:currency="USD" office:value="39000" calcext:value-type="currency">
            <text:p>$3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5]/[.B385]" office:value-type="float" office:value="0" calcext:value-type="float">
            <text:p>0.0000</text:p>
          </table:table-cell>
          <table:table-cell table:style-name="ce8" table:formula="of:=[.M384]+[.L385]" office:value-type="float" office:value="242.808986962767" calcext:value-type="float">
            <text:p>242.8090</text:p>
          </table:table-cell>
          <table:table-cell table:style-name="ce7" table:formula="of:=([.M385]*[.C385])+[.J385]" office:value-type="currency" office:currency="USD" office:value="572890.842949332" calcext:value-type="currency">
            <text:p>$572,890.8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6-12-01</text:p>
          </table:table-cell>
          <table:table-cell table:style-name="ce3" office:value-type="float" office:value="2200.169922" calcext:value-type="float">
            <text:p>2,200.17</text:p>
          </table:table-cell>
          <table:table-cell table:style-name="ce3" office:value-type="float" office:value="2238.830078" calcext:value-type="float">
            <text:p>2,238.83</text:p>
          </table:table-cell>
          <table:table-cell table:style-name="ce5" table:formula="of:=([.C386]-[.B386])/[.C386]" office:value-type="percentage" office:value="0.0172680170683324" calcext:value-type="percentage">
            <text:p>1.7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6]/[.B386]" office:value-type="float" office:value="0.22725517470282" calcext:value-type="float">
            <text:p>0.2273</text:p>
          </table:table-cell>
          <table:table-cell table:style-name="ce8" table:formula="of:=[.H385]+[.G386]" office:value-type="float" office:value="312.273158958254" calcext:value-type="float">
            <text:p>312.2732</text:p>
          </table:table-cell>
          <table:table-cell table:style-name="ce7" table:formula="of:=([.H386]*[.C386])+[.E386]" office:value-type="currency" office:currency="USD" office:value="699126.540827814" calcext:value-type="currency">
            <text:p>$699,126.54</text:p>
          </table:table-cell>
          <table:table-cell table:style-name="ce7" office:value-type="currency" office:currency="USD" office:value="39500" calcext:value-type="currency">
            <text:p>$3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6]/[.B386]" office:value-type="float" office:value="0" calcext:value-type="float">
            <text:p>0.0000</text:p>
          </table:table-cell>
          <table:table-cell table:style-name="ce8" table:formula="of:=[.M385]+[.L386]" office:value-type="float" office:value="242.808986962767" calcext:value-type="float">
            <text:p>242.8090</text:p>
          </table:table-cell>
          <table:table-cell table:style-name="ce7" table:formula="of:=([.M386]*[.C386])+[.J386]" office:value-type="currency" office:currency="USD" office:value="583108.063220952" calcext:value-type="currency">
            <text:p>$583,108.0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01-01</text:p>
          </table:table-cell>
          <table:table-cell table:style-name="ce3" office:value-type="float" office:value="2251.570068" calcext:value-type="float">
            <text:p>2,251.57</text:p>
          </table:table-cell>
          <table:table-cell table:style-name="ce3" office:value-type="float" office:value="2278.870117" calcext:value-type="float">
            <text:p>2,278.87</text:p>
          </table:table-cell>
          <table:table-cell table:style-name="ce5" table:formula="of:=([.C387]-[.B387])/[.C387]" office:value-type="percentage" office:value="0.0119796423659014" calcext:value-type="percentage">
            <text:p>1.2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7]/[.B387]" office:value-type="float" office:value="0.222067261910323" calcext:value-type="float">
            <text:p>0.2221</text:p>
          </table:table-cell>
          <table:table-cell table:style-name="ce8" table:formula="of:=[.H386]+[.G387]" office:value-type="float" office:value="312.495226220164" calcext:value-type="float">
            <text:p>312.4952</text:p>
          </table:table-cell>
          <table:table-cell table:style-name="ce7" table:formula="of:=([.H387]*[.C387])+[.E387]" office:value-type="currency" office:currency="USD" office:value="712136.032738287" calcext:value-type="currency">
            <text:p>$712,136.03</text:p>
          </table:table-cell>
          <table:table-cell table:style-name="ce7" office:value-type="currency" office:currency="USD" office:value="40000" calcext:value-type="currency">
            <text:p>$4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7]/[.B387]" office:value-type="float" office:value="0" calcext:value-type="float">
            <text:p>0.0000</text:p>
          </table:table-cell>
          <table:table-cell table:style-name="ce8" table:formula="of:=[.M386]+[.L387]" office:value-type="float" office:value="242.808986962767" calcext:value-type="float">
            <text:p>242.8090</text:p>
          </table:table-cell>
          <table:table-cell table:style-name="ce7" table:formula="of:=([.M387]*[.C387])+[.J387]" office:value-type="currency" office:currency="USD" office:value="593330.144528492" calcext:value-type="currency">
            <text:p>$593,330.1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02-01</text:p>
          </table:table-cell>
          <table:table-cell table:style-name="ce3" office:value-type="float" office:value="2285.590088" calcext:value-type="float">
            <text:p>2,285.59</text:p>
          </table:table-cell>
          <table:table-cell table:style-name="ce3" office:value-type="float" office:value="2363.639893" calcext:value-type="float">
            <text:p>2,363.64</text:p>
          </table:table-cell>
          <table:table-cell table:style-name="ce5" table:formula="of:=([.C388]-[.B388])/[.C388]" office:value-type="percentage" office:value="0.0330210220394178" calcext:value-type="percentage">
            <text:p>3.3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8]/[.B388]" office:value-type="float" office:value="0.21876188675526" calcext:value-type="float">
            <text:p>0.2188</text:p>
          </table:table-cell>
          <table:table-cell table:style-name="ce8" table:formula="of:=[.H387]+[.G388]" office:value-type="float" office:value="312.71398810692" calcext:value-type="float">
            <text:p>312.7140</text:p>
          </table:table-cell>
          <table:table-cell table:style-name="ce7" table:formula="of:=([.H388]*[.C388])+[.E388]" office:value-type="currency" office:currency="USD" office:value="739143.257388643" calcext:value-type="currency">
            <text:p>$739,143.26</text:p>
          </table:table-cell>
          <table:table-cell table:style-name="ce7" office:value-type="currency" office:currency="USD" office:value="40500" calcext:value-type="currency">
            <text:p>$4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8]/[.B388]" office:value-type="float" office:value="0" calcext:value-type="float">
            <text:p>0.0000</text:p>
          </table:table-cell>
          <table:table-cell table:style-name="ce8" table:formula="of:=[.M387]+[.L388]" office:value-type="float" office:value="242.808986962767" calcext:value-type="float">
            <text:p>242.8090</text:p>
          </table:table-cell>
          <table:table-cell table:style-name="ce7" table:formula="of:=([.M388]*[.C388])+[.J388]" office:value-type="currency" office:currency="USD" office:value="614413.007964113" calcext:value-type="currency">
            <text:p>$614,413.0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03-01</text:p>
          </table:table-cell>
          <table:table-cell table:style-name="ce3" office:value-type="float" office:value="2380.129883" calcext:value-type="float">
            <text:p>2,380.13</text:p>
          </table:table-cell>
          <table:table-cell table:style-name="ce3" office:value-type="float" office:value="2362.719971" calcext:value-type="float">
            <text:p>2,362.72</text:p>
          </table:table-cell>
          <table:table-cell table:style-name="ce5" table:formula="of:=([.C389]-[.B389])/[.C389]" office:value-type="percentage" office:value="-0.00736858883561707" calcext:value-type="percentage">
            <text:p>-0.7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89]/[.B389]" office:value-type="float" office:value="0.210072569388433" calcext:value-type="float">
            <text:p>0.2101</text:p>
          </table:table-cell>
          <table:table-cell table:style-name="ce8" table:formula="of:=[.H388]+[.G389]" office:value-type="float" office:value="312.924060676308" calcext:value-type="float">
            <text:p>312.9241</text:p>
          </table:table-cell>
          <table:table-cell table:style-name="ce7" table:formula="of:=([.H389]*[.C389])+[.E389]" office:value-type="currency" office:currency="USD" office:value="739351.927566329" calcext:value-type="currency">
            <text:p>$739,351.93</text:p>
          </table:table-cell>
          <table:table-cell table:style-name="ce7" office:value-type="currency" office:currency="USD" office:value="41000" calcext:value-type="currency">
            <text:p>$4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89]/[.B389]" office:value-type="float" office:value="0" calcext:value-type="float">
            <text:p>0.0000</text:p>
          </table:table-cell>
          <table:table-cell table:style-name="ce8" table:formula="of:=[.M388]+[.L389]" office:value-type="float" office:value="242.808986962767" calcext:value-type="float">
            <text:p>242.8090</text:p>
          </table:table-cell>
          <table:table-cell table:style-name="ce7" table:formula="of:=([.M389]*[.C389])+[.J389]" office:value-type="currency" office:currency="USD" office:value="614689.642635208" calcext:value-type="currency">
            <text:p>$614,689.6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04-01</text:p>
          </table:table-cell>
          <table:table-cell table:style-name="ce3" office:value-type="float" office:value="2362.340088" calcext:value-type="float">
            <text:p>2,362.34</text:p>
          </table:table-cell>
          <table:table-cell table:style-name="ce3" office:value-type="float" office:value="2384.199951" calcext:value-type="float">
            <text:p>2,384.20</text:p>
          </table:table-cell>
          <table:table-cell table:style-name="ce5" table:formula="of:=([.C390]-[.B390])/[.C390]" office:value-type="percentage" office:value="0.00916863662832956" calcext:value-type="percentage">
            <text:p>0.9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0]/[.B390]" office:value-type="float" office:value="0.211654538031952" calcext:value-type="float">
            <text:p>0.2117</text:p>
          </table:table-cell>
          <table:table-cell table:style-name="ce8" table:formula="of:=[.H389]+[.G390]" office:value-type="float" office:value="313.13571521434" calcext:value-type="float">
            <text:p>313.1357</text:p>
          </table:table-cell>
          <table:table-cell table:style-name="ce7" table:formula="of:=([.H390]*[.C390])+[.E390]" office:value-type="currency" office:currency="USD" office:value="746578.156870379" calcext:value-type="currency">
            <text:p>$746,578.16</text:p>
          </table:table-cell>
          <table:table-cell table:style-name="ce7" office:value-type="currency" office:currency="USD" office:value="41500" calcext:value-type="currency">
            <text:p>$4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0]/[.B390]" office:value-type="float" office:value="0" calcext:value-type="float">
            <text:p>0.0000</text:p>
          </table:table-cell>
          <table:table-cell table:style-name="ce8" table:formula="of:=[.M389]+[.L390]" office:value-type="float" office:value="242.808986962767" calcext:value-type="float">
            <text:p>242.8090</text:p>
          </table:table-cell>
          <table:table-cell table:style-name="ce7" table:formula="of:=([.M390]*[.C390])+[.J390]" office:value-type="currency" office:currency="USD" office:value="620405.174818988" calcext:value-type="currency">
            <text:p>$620,405.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05-01</text:p>
          </table:table-cell>
          <table:table-cell table:style-name="ce3" office:value-type="float" office:value="2388.5" calcext:value-type="float">
            <text:p>2,388.50</text:p>
          </table:table-cell>
          <table:table-cell table:style-name="ce3" office:value-type="float" office:value="2411.800049" calcext:value-type="float">
            <text:p>2,411.80</text:p>
          </table:table-cell>
          <table:table-cell table:style-name="ce5" table:formula="of:=([.C391]-[.B391])/[.C391]" office:value-type="percentage" office:value="0.00966085435219259" calcext:value-type="percentage">
            <text:p>0.9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1]/[.B391]" office:value-type="float" office:value="0.209336403600586" calcext:value-type="float">
            <text:p>0.2093</text:p>
          </table:table-cell>
          <table:table-cell table:style-name="ce8" table:formula="of:=[.H390]+[.G391]" office:value-type="float" office:value="313.34505161794" calcext:value-type="float">
            <text:p>313.3451</text:p>
          </table:table-cell>
          <table:table-cell table:style-name="ce7" table:formula="of:=([.H391]*[.C391])+[.E391]" office:value-type="currency" office:currency="USD" office:value="755725.610846056" calcext:value-type="currency">
            <text:p>$755,725.61</text:p>
          </table:table-cell>
          <table:table-cell table:style-name="ce7" office:value-type="currency" office:currency="USD" office:value="42000" calcext:value-type="currency">
            <text:p>$4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1]/[.B391]" office:value-type="float" office:value="0" calcext:value-type="float">
            <text:p>0.0000</text:p>
          </table:table-cell>
          <table:table-cell table:style-name="ce8" table:formula="of:=[.M390]+[.L391]" office:value-type="float" office:value="242.808986962767" calcext:value-type="float">
            <text:p>242.8090</text:p>
          </table:table-cell>
          <table:table-cell table:style-name="ce7" table:formula="of:=([.M391]*[.C391])+[.J391]" office:value-type="currency" office:currency="USD" office:value="627606.726654441" calcext:value-type="currency">
            <text:p>$627,606.7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06-01</text:p>
          </table:table-cell>
          <table:table-cell table:style-name="ce3" office:value-type="float" office:value="2415.649902" calcext:value-type="float">
            <text:p>2,415.65</text:p>
          </table:table-cell>
          <table:table-cell table:style-name="ce3" office:value-type="float" office:value="2423.409912" calcext:value-type="float">
            <text:p>2,423.41</text:p>
          </table:table-cell>
          <table:table-cell table:style-name="ce5" table:formula="of:=([.C392]-[.B392])/[.C392]" office:value-type="percentage" office:value="0.00320210376361618" calcext:value-type="percentage">
            <text:p>0.3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2]/[.B392]" office:value-type="float" office:value="0.206983635992133" calcext:value-type="float">
            <text:p>0.2070</text:p>
          </table:table-cell>
          <table:table-cell table:style-name="ce8" table:formula="of:=[.H391]+[.G392]" office:value-type="float" office:value="313.552035253933" calcext:value-type="float">
            <text:p>313.5520</text:p>
          </table:table-cell>
          <table:table-cell table:style-name="ce7" table:formula="of:=([.H392]*[.C392])+[.E392]" office:value-type="currency" office:currency="USD" office:value="759865.110162154" calcext:value-type="currency">
            <text:p>$759,865.11</text:p>
          </table:table-cell>
          <table:table-cell table:style-name="ce7" office:value-type="currency" office:currency="USD" office:value="42500" calcext:value-type="currency">
            <text:p>$4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2]/[.B392]" office:value-type="float" office:value="0" calcext:value-type="float">
            <text:p>0.0000</text:p>
          </table:table-cell>
          <table:table-cell table:style-name="ce8" table:formula="of:=[.M391]+[.L392]" office:value-type="float" office:value="242.808986962767" calcext:value-type="float">
            <text:p>242.8090</text:p>
          </table:table-cell>
          <table:table-cell table:style-name="ce7" table:formula="of:=([.M392]*[.C392])+[.J392]" office:value-type="currency" office:currency="USD" office:value="630925.705728248" calcext:value-type="currency">
            <text:p>$630,925.7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07-01</text:p>
          </table:table-cell>
          <table:table-cell table:style-name="ce3" office:value-type="float" office:value="2431.389893" calcext:value-type="float">
            <text:p>2,431.39</text:p>
          </table:table-cell>
          <table:table-cell table:style-name="ce3" office:value-type="float" office:value="2470.300049" calcext:value-type="float">
            <text:p>2,470.30</text:p>
          </table:table-cell>
          <table:table-cell table:style-name="ce5" table:formula="of:=([.C393]-[.B393])/[.C393]" office:value-type="percentage" office:value="0.0157511861831323" calcext:value-type="percentage">
            <text:p>1.5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3]/[.B393]" office:value-type="float" office:value="0.205643694349272" calcext:value-type="float">
            <text:p>0.2056</text:p>
          </table:table-cell>
          <table:table-cell table:style-name="ce8" table:formula="of:=[.H392]+[.G393]" office:value-type="float" office:value="313.757678948282" calcext:value-type="float">
            <text:p>313.7577</text:p>
          </table:table-cell>
          <table:table-cell table:style-name="ce7" table:formula="of:=([.H393]*[.C393])+[.E393]" office:value-type="currency" office:currency="USD" office:value="775075.609680067" calcext:value-type="currency">
            <text:p>$775,075.61</text:p>
          </table:table-cell>
          <table:table-cell table:style-name="ce7" office:value-type="currency" office:currency="USD" office:value="43000" calcext:value-type="currency">
            <text:p>$4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3]/[.B393]" office:value-type="float" office:value="0" calcext:value-type="float">
            <text:p>0.0000</text:p>
          </table:table-cell>
          <table:table-cell table:style-name="ce8" table:formula="of:=[.M392]+[.L393]" office:value-type="float" office:value="242.808986962767" calcext:value-type="float">
            <text:p>242.8090</text:p>
          </table:table-cell>
          <table:table-cell table:style-name="ce7" table:formula="of:=([.M393]*[.C393])+[.J393]" office:value-type="currency" office:currency="USD" office:value="642811.052391763" calcext:value-type="currency">
            <text:p>$642,811.0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08-01</text:p>
          </table:table-cell>
          <table:table-cell table:style-name="ce3" office:value-type="float" office:value="2477.100098" calcext:value-type="float">
            <text:p>2,477.10</text:p>
          </table:table-cell>
          <table:table-cell table:style-name="ce3" office:value-type="float" office:value="2471.649902" calcext:value-type="float">
            <text:p>2,471.65</text:p>
          </table:table-cell>
          <table:table-cell table:style-name="ce5" table:formula="of:=([.C394]-[.B394])/[.C394]" office:value-type="percentage" office:value="-0.00220508414059354" calcext:value-type="percentage">
            <text:p>-0.2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4]/[.B394]" office:value-type="float" office:value="0.20184892827048" calcext:value-type="float">
            <text:p>0.2018</text:p>
          </table:table-cell>
          <table:table-cell table:style-name="ce8" table:formula="of:=[.H393]+[.G394]" office:value-type="float" office:value="313.959527876552" calcext:value-type="float">
            <text:p>313.9595</text:p>
          </table:table-cell>
          <table:table-cell table:style-name="ce7" table:formula="of:=([.H394]*[.C394])+[.E394]" office:value-type="currency" office:currency="USD" office:value="775998.036308047" calcext:value-type="currency">
            <text:p>$775,998.04</text:p>
          </table:table-cell>
          <table:table-cell table:style-name="ce7" office:value-type="currency" office:currency="USD" office:value="43500" calcext:value-type="currency">
            <text:p>$4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4]/[.B394]" office:value-type="float" office:value="0" calcext:value-type="float">
            <text:p>0.0000</text:p>
          </table:table-cell>
          <table:table-cell table:style-name="ce8" table:formula="of:=[.M393]+[.L394]" office:value-type="float" office:value="242.808986962767" calcext:value-type="float">
            <text:p>242.8090</text:p>
          </table:table-cell>
          <table:table-cell table:style-name="ce7" table:formula="of:=([.M394]*[.C394])+[.J394]" office:value-type="currency" office:currency="USD" office:value="643638.808831242" calcext:value-type="currency">
            <text:p>$643,638.8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09-01</text:p>
          </table:table-cell>
          <table:table-cell table:style-name="ce3" office:value-type="float" office:value="2474.419922" calcext:value-type="float">
            <text:p>2,474.42</text:p>
          </table:table-cell>
          <table:table-cell table:style-name="ce3" office:value-type="float" office:value="2519.360107" calcext:value-type="float">
            <text:p>2,519.36</text:p>
          </table:table-cell>
          <table:table-cell table:style-name="ce5" table:formula="of:=([.C395]-[.B395])/[.C395]" office:value-type="percentage" office:value="0.0178379362581532" calcext:value-type="percentage">
            <text:p>1.7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5]/[.B395]" office:value-type="float" office:value="0.202067561594745" calcext:value-type="float">
            <text:p>0.2021</text:p>
          </table:table-cell>
          <table:table-cell table:style-name="ce8" table:formula="of:=[.H394]+[.G395]" office:value-type="float" office:value="314.161595438147" calcext:value-type="float">
            <text:p>314.1616</text:p>
          </table:table-cell>
          <table:table-cell table:style-name="ce7" table:formula="of:=([.H395]*[.C395])+[.E395]" office:value-type="currency" office:currency="USD" office:value="791486.190698341" calcext:value-type="currency">
            <text:p>$791,486.19</text:p>
          </table:table-cell>
          <table:table-cell table:style-name="ce7" office:value-type="currency" office:currency="USD" office:value="44000" calcext:value-type="currency">
            <text:p>$4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5]/[.B395]" office:value-type="float" office:value="0" calcext:value-type="float">
            <text:p>0.0000</text:p>
          </table:table-cell>
          <table:table-cell table:style-name="ce8" table:formula="of:=[.M394]+[.L395]" office:value-type="float" office:value="242.808986962767" calcext:value-type="float">
            <text:p>242.8090</text:p>
          </table:table-cell>
          <table:table-cell table:style-name="ce7" table:formula="of:=([.M395]*[.C395])+[.J395]" office:value-type="currency" office:currency="USD" office:value="655723.275375078" calcext:value-type="currency">
            <text:p>$655,723.2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10-01</text:p>
          </table:table-cell>
          <table:table-cell table:style-name="ce3" office:value-type="float" office:value="2521.199951" calcext:value-type="float">
            <text:p>2,521.20</text:p>
          </table:table-cell>
          <table:table-cell table:style-name="ce3" office:value-type="float" office:value="2575.26001" calcext:value-type="float">
            <text:p>2,575.26</text:p>
          </table:table-cell>
          <table:table-cell table:style-name="ce5" table:formula="of:=([.C396]-[.B396])/[.C396]" office:value-type="percentage" office:value="0.020992077999922" calcext:value-type="percentage">
            <text:p>2.1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6]/[.B396]" office:value-type="float" office:value="0.198318264999839" calcext:value-type="float">
            <text:p>0.1983</text:p>
          </table:table-cell>
          <table:table-cell table:style-name="ce8" table:formula="of:=[.H395]+[.G396]" office:value-type="float" office:value="314.359913703147" calcext:value-type="float">
            <text:p>314.3599</text:p>
          </table:table-cell>
          <table:table-cell table:style-name="ce7" table:formula="of:=([.H396]*[.C396])+[.E396]" office:value-type="currency" office:currency="USD" office:value="809558.514506765" calcext:value-type="currency">
            <text:p>$809,558.51</text:p>
          </table:table-cell>
          <table:table-cell table:style-name="ce7" office:value-type="currency" office:currency="USD" office:value="44500" calcext:value-type="currency">
            <text:p>$4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6]/[.B396]" office:value-type="float" office:value="0" calcext:value-type="float">
            <text:p>0.0000</text:p>
          </table:table-cell>
          <table:table-cell table:style-name="ce8" table:formula="of:=[.M395]+[.L396]" office:value-type="float" office:value="242.808986962767" calcext:value-type="float">
            <text:p>242.8090</text:p>
          </table:table-cell>
          <table:table-cell table:style-name="ce7" table:formula="of:=([.M396]*[.C396])+[.J396]" office:value-type="currency" office:currency="USD" office:value="669796.274193825" calcext:value-type="currency">
            <text:p>$669,796.2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table:style-name="ce3" office:value-type="float" office:value="2583.209961" calcext:value-type="float">
            <text:p>2,583.21</text:p>
          </table:table-cell>
          <table:table-cell table:style-name="ce3" office:value-type="float" office:value="2647.580078" calcext:value-type="float">
            <text:p>2,647.58</text:p>
          </table:table-cell>
          <table:table-cell table:style-name="ce5" table:formula="of:=([.C397]-[.B397])/[.C397]" office:value-type="percentage" office:value="0.0243128121165746" calcext:value-type="percentage">
            <text:p>2.4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7]/[.B397]" office:value-type="float" office:value="0.193557630834794" calcext:value-type="float">
            <text:p>0.1936</text:p>
          </table:table-cell>
          <table:table-cell table:style-name="ce8" table:formula="of:=[.H396]+[.G397]" office:value-type="float" office:value="314.553471333982" calcext:value-type="float">
            <text:p>314.5535</text:p>
          </table:table-cell>
          <table:table-cell table:style-name="ce7" table:formula="of:=([.H397]*[.C397])+[.E397]" office:value-type="currency" office:currency="USD" office:value="832805.504169594" calcext:value-type="currency">
            <text:p>$832,805.50</text:p>
          </table:table-cell>
          <table:table-cell table:style-name="ce7" office:value-type="currency" office:currency="USD" office:value="45000" calcext:value-type="currency">
            <text:p>$4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7]/[.B397]" office:value-type="float" office:value="0" calcext:value-type="float">
            <text:p>0.0000</text:p>
          </table:table-cell>
          <table:table-cell table:style-name="ce8" table:formula="of:=[.M396]+[.L397]" office:value-type="float" office:value="242.808986962767" calcext:value-type="float">
            <text:p>242.8090</text:p>
          </table:table-cell>
          <table:table-cell table:style-name="ce7" table:formula="of:=([.M397]*[.C397])+[.J397]" office:value-type="currency" office:currency="USD" office:value="687856.236641983" calcext:value-type="currency">
            <text:p>$687,856.2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7-12-01</text:p>
          </table:table-cell>
          <table:table-cell table:style-name="ce3" office:value-type="float" office:value="2645.100098" calcext:value-type="float">
            <text:p>2,645.10</text:p>
          </table:table-cell>
          <table:table-cell table:style-name="ce3" office:value-type="float" office:value="2673.610107" calcext:value-type="float">
            <text:p>2,673.61</text:p>
          </table:table-cell>
          <table:table-cell table:style-name="ce5" table:formula="of:=([.C398]-[.B398])/[.C398]" office:value-type="percentage" office:value="0.0106634878905326" calcext:value-type="percentage">
            <text:p>1.0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8]/[.B398]" office:value-type="float" office:value="0.189028763175374" calcext:value-type="float">
            <text:p>0.1890</text:p>
          </table:table-cell>
          <table:table-cell table:style-name="ce8" table:formula="of:=[.H397]+[.G398]" office:value-type="float" office:value="314.742500097157" calcext:value-type="float">
            <text:p>314.7425</text:p>
          </table:table-cell>
          <table:table-cell table:style-name="ce7" table:formula="of:=([.H398]*[.C398])+[.E398]" office:value-type="currency" office:currency="USD" office:value="841498.729362208" calcext:value-type="currency">
            <text:p>$841,498.73</text:p>
          </table:table-cell>
          <table:table-cell table:style-name="ce7" office:value-type="currency" office:currency="USD" office:value="45500" calcext:value-type="currency">
            <text:p>$4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8]/[.B398]" office:value-type="float" office:value="0" calcext:value-type="float">
            <text:p>0.0000</text:p>
          </table:table-cell>
          <table:table-cell table:style-name="ce8" table:formula="of:=[.M397]+[.L398]" office:value-type="float" office:value="242.808986962767" calcext:value-type="float">
            <text:p>242.8090</text:p>
          </table:table-cell>
          <table:table-cell table:style-name="ce7" table:formula="of:=([.M398]*[.C398])+[.J398]" office:value-type="currency" office:currency="USD" office:value="694676.561614085" calcext:value-type="currency">
            <text:p>$694,676.5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01-01</text:p>
          </table:table-cell>
          <table:table-cell table:style-name="ce3" office:value-type="float" office:value="2683.72998" calcext:value-type="float">
            <text:p>2,683.73</text:p>
          </table:table-cell>
          <table:table-cell table:style-name="ce3" office:value-type="float" office:value="2823.810059" calcext:value-type="float">
            <text:p>2,823.81</text:p>
          </table:table-cell>
          <table:table-cell table:style-name="ce5" table:formula="of:=([.C399]-[.B399])/[.C399]" office:value-type="percentage" office:value="0.0496067639370924" calcext:value-type="percentage">
            <text:p>4.9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399]/[.B399]" office:value-type="float" office:value="0.186307863952841" calcext:value-type="float">
            <text:p>0.1863</text:p>
          </table:table-cell>
          <table:table-cell table:style-name="ce8" table:formula="of:=[.H398]+[.G399]" office:value-type="float" office:value="314.92880796111" calcext:value-type="float">
            <text:p>314.9288</text:p>
          </table:table-cell>
          <table:table-cell table:style-name="ce7" table:formula="of:=([.H399]*[.C399])+[.E399]" office:value-type="currency" office:currency="USD" office:value="889299.135789461" calcext:value-type="currency">
            <text:p>$889,299.14</text:p>
          </table:table-cell>
          <table:table-cell table:style-name="ce7" office:value-type="currency" office:currency="USD" office:value="46000" calcext:value-type="currency">
            <text:p>$4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399]/[.B399]" office:value-type="float" office:value="0" calcext:value-type="float">
            <text:p>0.0000</text:p>
          </table:table-cell>
          <table:table-cell table:style-name="ce8" table:formula="of:=[.M398]+[.L399]" office:value-type="float" office:value="242.808986962767" calcext:value-type="float">
            <text:p>242.8090</text:p>
          </table:table-cell>
          <table:table-cell table:style-name="ce7" table:formula="of:=([.M399]*[.C399])+[.J399]" office:value-type="currency" office:currency="USD" office:value="731646.459801061" calcext:value-type="currency">
            <text:p>$731,646.4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02-01</text:p>
          </table:table-cell>
          <table:table-cell table:style-name="ce3" office:value-type="float" office:value="2816.449951" calcext:value-type="float">
            <text:p>2,816.45</text:p>
          </table:table-cell>
          <table:table-cell table:style-name="ce3" office:value-type="float" office:value="2713.830078" calcext:value-type="float">
            <text:p>2,713.83</text:p>
          </table:table-cell>
          <table:table-cell table:style-name="ce5" table:formula="of:=([.C400]-[.B400])/[.C400]" office:value-type="percentage" office:value="-0.0378136692609831" calcext:value-type="percentage">
            <text:p>-3.7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0]/[.B400]" office:value-type="float" office:value="0.177528452022544" calcext:value-type="float">
            <text:p>0.1775</text:p>
          </table:table-cell>
          <table:table-cell table:style-name="ce8" table:formula="of:=[.H399]+[.G400]" office:value-type="float" office:value="315.106336413132" calcext:value-type="float">
            <text:p>315.1063</text:p>
          </table:table-cell>
          <table:table-cell table:style-name="ce7" table:formula="of:=([.H400]*[.C400])+[.E400]" office:value-type="currency" office:currency="USD" office:value="855145.053526346" calcext:value-type="currency">
            <text:p>$855,145.05</text:p>
          </table:table-cell>
          <table:table-cell table:style-name="ce7" office:value-type="currency" office:currency="USD" office:value="46500" calcext:value-type="currency">
            <text:p>$4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0]/[.B400]" office:value-type="float" office:value="0" calcext:value-type="float">
            <text:p>0.0000</text:p>
          </table:table-cell>
          <table:table-cell table:style-name="ce8" table:formula="of:=[.M399]+[.L400]" office:value-type="float" office:value="242.808986962767" calcext:value-type="float">
            <text:p>242.8090</text:p>
          </table:table-cell>
          <table:table-cell table:style-name="ce7" table:formula="of:=([.M400]*[.C400])+[.J400]" office:value-type="currency" office:currency="USD" office:value="705442.332028266" calcext:value-type="currency">
            <text:p>$705,442.3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03-01</text:p>
          </table:table-cell>
          <table:table-cell table:style-name="ce3" office:value-type="float" office:value="2715.219971" calcext:value-type="float">
            <text:p>2,715.22</text:p>
          </table:table-cell>
          <table:table-cell table:style-name="ce3" office:value-type="float" office:value="2640.870117" calcext:value-type="float">
            <text:p>2,640.87</text:p>
          </table:table-cell>
          <table:table-cell table:style-name="ce5" table:formula="of:=([.C401]-[.B401])/[.C401]" office:value-type="percentage" office:value="-0.0281535443645599" calcext:value-type="percentage">
            <text:p>-2.82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1]/[.B401]" office:value-type="float" office:value="0.18414714289828" calcext:value-type="float">
            <text:p>0.1841</text:p>
          </table:table-cell>
          <table:table-cell table:style-name="ce8" table:formula="of:=[.H400]+[.G401]" office:value-type="float" office:value="315.290483556031" calcext:value-type="float">
            <text:p>315.2905</text:p>
          </table:table-cell>
          <table:table-cell table:style-name="ce7" table:formula="of:=([.H401]*[.C401])+[.E401]" office:value-type="currency" office:currency="USD" office:value="832641.216197601" calcext:value-type="currency">
            <text:p>$832,641.22</text:p>
          </table:table-cell>
          <table:table-cell table:style-name="ce7" office:value-type="currency" office:currency="USD" office:value="47000" calcext:value-type="currency">
            <text:p>$4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1]/[.B401]" office:value-type="float" office:value="0" calcext:value-type="float">
            <text:p>0.0000</text:p>
          </table:table-cell>
          <table:table-cell table:style-name="ce8" table:formula="of:=[.M400]+[.L401]" office:value-type="float" office:value="242.808986962767" calcext:value-type="float">
            <text:p>242.8090</text:p>
          </table:table-cell>
          <table:table-cell table:style-name="ce7" table:formula="of:=([.M401]*[.C401])+[.J401]" office:value-type="currency" office:currency="USD" office:value="688226.997809013" calcext:value-type="currency">
            <text:p>$688,227.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04-01</text:p>
          </table:table-cell>
          <table:table-cell table:style-name="ce3" office:value-type="float" office:value="2633.449951" calcext:value-type="float">
            <text:p>2,633.45</text:p>
          </table:table-cell>
          <table:table-cell table:style-name="ce3" office:value-type="float" office:value="2648.050049" calcext:value-type="float">
            <text:p>2,648.05</text:p>
          </table:table-cell>
          <table:table-cell table:style-name="ce5" table:formula="of:=([.C402]-[.B402])/[.C402]" office:value-type="percentage" office:value="0.00551352796580012" calcext:value-type="percentage">
            <text:p>0.5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2]/[.B402]" office:value-type="float" office:value="0.189865009513522" calcext:value-type="float">
            <text:p>0.1899</text:p>
          </table:table-cell>
          <table:table-cell table:style-name="ce8" table:formula="of:=[.H401]+[.G402]" office:value-type="float" office:value="315.480348565544" calcext:value-type="float">
            <text:p>315.4803</text:p>
          </table:table-cell>
          <table:table-cell table:style-name="ce7" table:formula="of:=([.H402]*[.C402])+[.E402]" office:value-type="currency" office:currency="USD" office:value="835407.752477527" calcext:value-type="currency">
            <text:p>$835,407.75</text:p>
          </table:table-cell>
          <table:table-cell table:style-name="ce7" office:value-type="currency" office:currency="USD" office:value="47500" calcext:value-type="currency">
            <text:p>$4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2]/[.B402]" office:value-type="float" office:value="0" calcext:value-type="float">
            <text:p>0.0000</text:p>
          </table:table-cell>
          <table:table-cell table:style-name="ce8" table:formula="of:=[.M401]+[.L402]" office:value-type="float" office:value="242.808986962767" calcext:value-type="float">
            <text:p>242.8090</text:p>
          </table:table-cell>
          <table:table-cell table:style-name="ce7" table:formula="of:=([.M402]*[.C402])+[.J402]" office:value-type="currency" office:currency="USD" office:value="690470.349824395" calcext:value-type="currency">
            <text:p>$690,470.3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05-01</text:p>
          </table:table-cell>
          <table:table-cell table:style-name="ce3" office:value-type="float" office:value="2642.959961" calcext:value-type="float">
            <text:p>2,642.96</text:p>
          </table:table-cell>
          <table:table-cell table:style-name="ce3" office:value-type="float" office:value="2705.27002" calcext:value-type="float">
            <text:p>2,705.27</text:p>
          </table:table-cell>
          <table:table-cell table:style-name="ce5" table:formula="of:=([.C403]-[.B403])/[.C403]" office:value-type="percentage" office:value="0.0230328427622171" calcext:value-type="percentage">
            <text:p>2.3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3]/[.B403]" office:value-type="float" office:value="0.189181829228627" calcext:value-type="float">
            <text:p>0.1892</text:p>
          </table:table-cell>
          <table:table-cell table:style-name="ce8" table:formula="of:=[.H402]+[.G403]" office:value-type="float" office:value="315.669530394773" calcext:value-type="float">
            <text:p>315.6695</text:p>
          </table:table-cell>
          <table:table-cell table:style-name="ce7" table:formula="of:=([.H403]*[.C403])+[.E403]" office:value-type="currency" office:currency="USD" office:value="853971.316804458" calcext:value-type="currency">
            <text:p>$853,971.32</text:p>
          </table:table-cell>
          <table:table-cell table:style-name="ce7" office:value-type="currency" office:currency="USD" office:value="48000" calcext:value-type="currency">
            <text:p>$48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3]/[.B403]" office:value-type="float" office:value="0" calcext:value-type="float">
            <text:p>0.0000</text:p>
          </table:table-cell>
          <table:table-cell table:style-name="ce8" table:formula="of:=[.M402]+[.L403]" office:value-type="float" office:value="242.808986962767" calcext:value-type="float">
            <text:p>242.8090</text:p>
          </table:table-cell>
          <table:table-cell table:style-name="ce7" table:formula="of:=([.M403]*[.C403])+[.J403]" office:value-type="currency" office:currency="USD" office:value="704863.873016944" calcext:value-type="currency">
            <text:p>$704,863.8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06-01</text:p>
          </table:table-cell>
          <table:table-cell table:style-name="ce3" office:value-type="float" office:value="2718.699951" calcext:value-type="float">
            <text:p>2,718.70</text:p>
          </table:table-cell>
          <table:table-cell table:style-name="ce3" office:value-type="float" office:value="2718.370117" calcext:value-type="float">
            <text:p>2,718.37</text:p>
          </table:table-cell>
          <table:table-cell table:style-name="ce5" table:formula="of:=([.C404]-[.B404])/[.C404]" office:value-type="percentage" office:value="-0.000121335206687794" calcext:value-type="percentage">
            <text:p>-0.0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4]/[.B404]" office:value-type="float" office:value="0.183911431570846" calcext:value-type="float">
            <text:p>0.1839</text:p>
          </table:table-cell>
          <table:table-cell table:style-name="ce8" table:formula="of:=[.H403]+[.G404]" office:value-type="float" office:value="315.853441826344" calcext:value-type="float">
            <text:p>315.8534</text:p>
          </table:table-cell>
          <table:table-cell table:style-name="ce7" table:formula="of:=([.H404]*[.C404])+[.E404]" office:value-type="currency" office:currency="USD" office:value="858606.557612331" calcext:value-type="currency">
            <text:p>$858,606.56</text:p>
          </table:table-cell>
          <table:table-cell table:style-name="ce7" office:value-type="currency" office:currency="USD" office:value="48500" calcext:value-type="currency">
            <text:p>$48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4]/[.B404]" office:value-type="float" office:value="0" calcext:value-type="float">
            <text:p>0.0000</text:p>
          </table:table-cell>
          <table:table-cell table:style-name="ce8" table:formula="of:=[.M403]+[.L404]" office:value-type="float" office:value="242.808986962767" calcext:value-type="float">
            <text:p>242.8090</text:p>
          </table:table-cell>
          <table:table-cell table:style-name="ce7" table:formula="of:=([.M404]*[.C404])+[.J404]" office:value-type="currency" office:currency="USD" office:value="708544.694298628" calcext:value-type="currency">
            <text:p>$708,544.6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07-01</text:p>
          </table:table-cell>
          <table:table-cell table:style-name="ce3" office:value-type="float" office:value="2704.949951" calcext:value-type="float">
            <text:p>2,704.95</text:p>
          </table:table-cell>
          <table:table-cell table:style-name="ce3" office:value-type="float" office:value="2816.290039" calcext:value-type="float">
            <text:p>2,816.29</text:p>
          </table:table-cell>
          <table:table-cell table:style-name="ce5" table:formula="of:=([.C405]-[.B405])/[.C405]" office:value-type="percentage" office:value="0.0395343116149835" calcext:value-type="percentage">
            <text:p>3.9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5]/[.B405]" office:value-type="float" office:value="0.184846303649779" calcext:value-type="float">
            <text:p>0.1848</text:p>
          </table:table-cell>
          <table:table-cell table:style-name="ce8" table:formula="of:=[.H404]+[.G405]" office:value-type="float" office:value="316.038288129994" calcext:value-type="float">
            <text:p>316.0383</text:p>
          </table:table-cell>
          <table:table-cell table:style-name="ce7" table:formula="of:=([.H405]*[.C405])+[.E405]" office:value-type="currency" office:currency="USD" office:value="890055.482803113" calcext:value-type="currency">
            <text:p>$890,055.48</text:p>
          </table:table-cell>
          <table:table-cell table:style-name="ce7" office:value-type="currency" office:currency="USD" office:value="49000" calcext:value-type="currency">
            <text:p>$49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5]/[.B405]" office:value-type="float" office:value="0" calcext:value-type="float">
            <text:p>0.0000</text:p>
          </table:table-cell>
          <table:table-cell table:style-name="ce8" table:formula="of:=[.M404]+[.L405]" office:value-type="float" office:value="242.808986962767" calcext:value-type="float">
            <text:p>242.8090</text:p>
          </table:table-cell>
          <table:table-cell table:style-name="ce7" table:formula="of:=([.M405]*[.C405])+[.J405]" office:value-type="currency" office:currency="USD" office:value="732820.531362921" calcext:value-type="currency">
            <text:p>$732,820.5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08-01</text:p>
          </table:table-cell>
          <table:table-cell table:style-name="ce3" office:value-type="float" office:value="2821.169922" calcext:value-type="float">
            <text:p>2,821.17</text:p>
          </table:table-cell>
          <table:table-cell table:style-name="ce3" office:value-type="float" office:value="2901.52002" calcext:value-type="float">
            <text:p>2,901.52</text:p>
          </table:table-cell>
          <table:table-cell table:style-name="ce5" table:formula="of:=([.C406]-[.B406])/[.C406]" office:value-type="percentage" office:value="0.0276924155084754" calcext:value-type="percentage">
            <text:p>2.7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6]/[.B406]" office:value-type="float" office:value="0.177231437249103" calcext:value-type="float">
            <text:p>0.1772</text:p>
          </table:table-cell>
          <table:table-cell table:style-name="ce8" table:formula="of:=[.H405]+[.G406]" office:value-type="float" office:value="316.215519567243" calcext:value-type="float">
            <text:p>316.2155</text:p>
          </table:table-cell>
          <table:table-cell table:style-name="ce7" table:formula="of:=([.H406]*[.C406])+[.E406]" office:value-type="currency" office:currency="USD" office:value="917505.660659056" calcext:value-type="currency">
            <text:p>$917,505.66</text:p>
          </table:table-cell>
          <table:table-cell table:style-name="ce7" office:value-type="currency" office:currency="USD" office:value="49500" calcext:value-type="currency">
            <text:p>$49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6]/[.B406]" office:value-type="float" office:value="0" calcext:value-type="float">
            <text:p>0.0000</text:p>
          </table:table-cell>
          <table:table-cell table:style-name="ce8" table:formula="of:=[.M405]+[.L406]" office:value-type="float" office:value="242.808986962767" calcext:value-type="float">
            <text:p>242.8090</text:p>
          </table:table-cell>
          <table:table-cell table:style-name="ce7" table:formula="of:=([.M406]*[.C406])+[.J406]" office:value-type="currency" office:currency="USD" office:value="754015.136708387" calcext:value-type="currency">
            <text:p>$754,015.1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09-01</text:p>
          </table:table-cell>
          <table:table-cell table:style-name="ce3" office:value-type="float" office:value="2896.959961" calcext:value-type="float">
            <text:p>2,896.96</text:p>
          </table:table-cell>
          <table:table-cell table:style-name="ce3" office:value-type="float" office:value="2913.97998" calcext:value-type="float">
            <text:p>2,913.98</text:p>
          </table:table-cell>
          <table:table-cell table:style-name="ce5" table:formula="of:=([.C407]-[.B407])/[.C407]" office:value-type="percentage" office:value="0.00584081535110617" calcext:value-type="percentage">
            <text:p>0.5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7]/[.B407]" office:value-type="float" office:value="0.172594722305863" calcext:value-type="float">
            <text:p>0.1726</text:p>
          </table:table-cell>
          <table:table-cell table:style-name="ce8" table:formula="of:=[.H406]+[.G407]" office:value-type="float" office:value="316.388114289548" calcext:value-type="float">
            <text:p>316.3881</text:p>
          </table:table-cell>
          <table:table-cell table:style-name="ce7" table:formula="of:=([.H407]*[.C407])+[.E407]" office:value-type="currency" office:currency="USD" office:value="921948.630949696" calcext:value-type="currency">
            <text:p>$921,948.63</text:p>
          </table:table-cell>
          <table:table-cell table:style-name="ce7" office:value-type="currency" office:currency="USD" office:value="50000" calcext:value-type="currency">
            <text:p>$50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7]/[.B407]" office:value-type="float" office:value="0" calcext:value-type="float">
            <text:p>0.0000</text:p>
          </table:table-cell>
          <table:table-cell table:style-name="ce8" table:formula="of:=[.M406]+[.L407]" office:value-type="float" office:value="242.808986962767" calcext:value-type="float">
            <text:p>242.8090</text:p>
          </table:table-cell>
          <table:table-cell table:style-name="ce7" table:formula="of:=([.M407]*[.C407])+[.J407]" office:value-type="currency" office:currency="USD" office:value="757540.526973584" calcext:value-type="currency">
            <text:p>$757,540.5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10-01</text:p>
          </table:table-cell>
          <table:table-cell table:style-name="ce3" office:value-type="float" office:value="2926.290039" calcext:value-type="float">
            <text:p>2,926.29</text:p>
          </table:table-cell>
          <table:table-cell table:style-name="ce3" office:value-type="float" office:value="2711.73999" calcext:value-type="float">
            <text:p>2,711.74</text:p>
          </table:table-cell>
          <table:table-cell table:style-name="ce5" table:formula="of:=([.C408]-[.B408])/[.C408]" office:value-type="percentage" office:value="-0.0791189604428115" calcext:value-type="percentage">
            <text:p>-7.9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8]/[.B408]" office:value-type="float" office:value="0.170864812898336" calcext:value-type="float">
            <text:p>0.1709</text:p>
          </table:table-cell>
          <table:table-cell table:style-name="ce8" table:formula="of:=[.H407]+[.G408]" office:value-type="float" office:value="316.558979102447" calcext:value-type="float">
            <text:p>316.5590</text:p>
          </table:table-cell>
          <table:table-cell table:style-name="ce7" table:formula="of:=([.H408]*[.C408])+[.E408]" office:value-type="currency" office:currency="USD" office:value="858425.642825679" calcext:value-type="currency">
            <text:p>$858,425.64</text:p>
          </table:table-cell>
          <table:table-cell table:style-name="ce7" office:value-type="currency" office:currency="USD" office:value="50500" calcext:value-type="currency">
            <text:p>$50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8]/[.B408]" office:value-type="float" office:value="0" calcext:value-type="float">
            <text:p>0.0000</text:p>
          </table:table-cell>
          <table:table-cell table:style-name="ce8" table:formula="of:=[.M407]+[.L408]" office:value-type="float" office:value="242.808986962767" calcext:value-type="float">
            <text:p>242.8090</text:p>
          </table:table-cell>
          <table:table-cell table:style-name="ce7" table:formula="of:=([.M408]*[.C408])+[.J408]" office:value-type="currency" office:currency="USD" office:value="708934.839878323" calcext:value-type="currency">
            <text:p>$708,934.8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11-01</text:p>
          </table:table-cell>
          <table:table-cell table:style-name="ce3" office:value-type="float" office:value="2717.580078" calcext:value-type="float">
            <text:p>2,717.58</text:p>
          </table:table-cell>
          <table:table-cell table:style-name="ce3" office:value-type="float" office:value="2760.169922" calcext:value-type="float">
            <text:p>2,760.17</text:p>
          </table:table-cell>
          <table:table-cell table:style-name="ce5" table:formula="of:=([.C409]-[.B409])/[.C409]" office:value-type="percentage" office:value="0.0154301529266502" calcext:value-type="percentage">
            <text:p>1.5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09]/[.B409]" office:value-type="float" office:value="0.183987218646368" calcext:value-type="float">
            <text:p>0.1840</text:p>
          </table:table-cell>
          <table:table-cell table:style-name="ce8" table:formula="of:=[.H408]+[.G409]" office:value-type="float" office:value="316.742966321093" calcext:value-type="float">
            <text:p>316.7430</text:p>
          </table:table-cell>
          <table:table-cell table:style-name="ce7" table:formula="of:=([.H409]*[.C409])+[.E409]" office:value-type="currency" office:currency="USD" office:value="874264.40864454" calcext:value-type="currency">
            <text:p>$874,264.41</text:p>
          </table:table-cell>
          <table:table-cell table:style-name="ce7" office:value-type="currency" office:currency="USD" office:value="51000" calcext:value-type="currency">
            <text:p>$5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09]/[.B409]" office:value-type="float" office:value="0" calcext:value-type="float">
            <text:p>0.0000</text:p>
          </table:table-cell>
          <table:table-cell table:style-name="ce8" table:formula="of:=[.M408]+[.L409]" office:value-type="float" office:value="242.808986962767" calcext:value-type="float">
            <text:p>242.8090</text:p>
          </table:table-cell>
          <table:table-cell table:style-name="ce7" table:formula="of:=([.M409]*[.C409])+[.J409]" office:value-type="currency" office:currency="USD" office:value="721194.062605919" calcext:value-type="currency">
            <text:p>$721,194.0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8-12-01</text:p>
          </table:table-cell>
          <table:table-cell table:style-name="ce3" office:value-type="float" office:value="2790.5" calcext:value-type="float">
            <text:p>2,790.50</text:p>
          </table:table-cell>
          <table:table-cell table:style-name="ce3" office:value-type="float" office:value="2506.850098" calcext:value-type="float">
            <text:p>2,506.85</text:p>
          </table:table-cell>
          <table:table-cell table:style-name="ce5" table:formula="of:=([.C410]-[.B410])/[.C410]" office:value-type="percentage" office:value="-0.113149925568465" calcext:value-type="percentage">
            <text:p>-11.31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0]/[.B410]" office:value-type="float" office:value="0.179179358537896" calcext:value-type="float">
            <text:p>0.1792</text:p>
          </table:table-cell>
          <table:table-cell table:style-name="ce8" table:formula="of:=[.H409]+[.G410]" office:value-type="float" office:value="316.922145679631" calcext:value-type="float">
            <text:p>316.9221</text:p>
          </table:table-cell>
          <table:table-cell table:style-name="ce7" table:formula="of:=([.H410]*[.C410])+[.E410]" office:value-type="currency" office:currency="USD" office:value="794476.311955354" calcext:value-type="currency">
            <text:p>$794,476.31</text:p>
          </table:table-cell>
          <table:table-cell table:style-name="ce7" office:value-type="currency" office:currency="USD" office:value="51500" calcext:value-type="currency">
            <text:p>$5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0]/[.B410]" office:value-type="float" office:value="0" calcext:value-type="float">
            <text:p>0.0000</text:p>
          </table:table-cell>
          <table:table-cell table:style-name="ce8" table:formula="of:=[.M409]+[.L410]" office:value-type="float" office:value="242.808986962767" calcext:value-type="float">
            <text:p>242.8090</text:p>
          </table:table-cell>
          <table:table-cell table:style-name="ce7" table:formula="of:=([.M410]*[.C410])+[.J410]" office:value-type="currency" office:currency="USD" office:value="660185.732762893" calcext:value-type="currency">
            <text:p>$660,185.7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01-01</text:p>
          </table:table-cell>
          <table:table-cell table:style-name="ce3" office:value-type="float" office:value="2476.959961" calcext:value-type="float">
            <text:p>2,476.96</text:p>
          </table:table-cell>
          <table:table-cell table:style-name="ce3" office:value-type="float" office:value="2704.100098" calcext:value-type="float">
            <text:p>2,704.10</text:p>
          </table:table-cell>
          <table:table-cell table:style-name="ce5" table:formula="of:=([.C411]-[.B411])/[.C411]" office:value-type="percentage" office:value="0.083998420460839" calcext:value-type="percentage">
            <text:p>8.4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1]/[.B411]" office:value-type="float" office:value="0.20186034811727" calcext:value-type="float">
            <text:p>0.2019</text:p>
          </table:table-cell>
          <table:table-cell table:style-name="ce8" table:formula="of:=[.H410]+[.G411]" office:value-type="float" office:value="317.124006027748" calcext:value-type="float">
            <text:p>317.1240</text:p>
          </table:table-cell>
          <table:table-cell table:style-name="ce7" table:formula="of:=([.H411]*[.C411])+[.E411]" office:value-type="currency" office:currency="USD" office:value="857535.055777787" calcext:value-type="currency">
            <text:p>$857,535.06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51500" calcext:value-type="currency">
            <text:p>$51,500.00</text:p>
          </table:table-cell>
          <table:table-cell table:style-name="ce8" table:formula="of:=[.K411]/[.B411]" office:value-type="float" office:value="20.7916158560788" calcext:value-type="float">
            <text:p>20.7916</text:p>
          </table:table-cell>
          <table:table-cell table:style-name="ce8" table:formula="of:=[.M410]+[.L411]" office:value-type="float" office:value="263.600602818846" calcext:value-type="float">
            <text:p>263.6006</text:p>
          </table:table-cell>
          <table:table-cell table:style-name="ce7" table:formula="of:=([.M411]*[.C411])+[.J411]" office:value-type="currency" office:currency="USD" office:value="713302.4159153" calcext:value-type="currency">
            <text:p>$713,302.4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02-01</text:p>
          </table:table-cell>
          <table:table-cell table:style-name="ce3" office:value-type="float" office:value="2702.320068" calcext:value-type="float">
            <text:p>2,702.32</text:p>
          </table:table-cell>
          <table:table-cell table:style-name="ce3" office:value-type="float" office:value="2784.48999" calcext:value-type="float">
            <text:p>2,784.49</text:p>
          </table:table-cell>
          <table:table-cell table:style-name="ce5" table:formula="of:=([.C412]-[.B412])/[.C412]" office:value-type="percentage" office:value="0.0295098643899237" calcext:value-type="percentage">
            <text:p>2.9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2]/[.B412]" office:value-type="float" office:value="0.185026195053961" calcext:value-type="float">
            <text:p>0.1850</text:p>
          </table:table-cell>
          <table:table-cell table:style-name="ce8" table:formula="of:=[.H411]+[.G412]" office:value-type="float" office:value="317.309032222802" calcext:value-type="float">
            <text:p>317.3090</text:p>
          </table:table-cell>
          <table:table-cell table:style-name="ce7" table:formula="of:=([.H412]*[.C412])+[.E412]" office:value-type="currency" office:currency="USD" office:value="883543.823960981" calcext:value-type="currency">
            <text:p>$883,543.82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2]/[.B412]" office:value-type="float" office:value="0" calcext:value-type="float">
            <text:p>0.0000</text:p>
          </table:table-cell>
          <table:table-cell table:style-name="ce8" table:formula="of:=[.M411]+[.L412]" office:value-type="float" office:value="263.600602818846" calcext:value-type="float">
            <text:p>263.6006</text:p>
          </table:table-cell>
          <table:table-cell table:style-name="ce7" table:formula="of:=([.M412]*[.C412])+[.J412]" office:value-type="currency" office:currency="USD" office:value="734993.239907041" calcext:value-type="currency">
            <text:p>$734,993.2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03-01</text:p>
          </table:table-cell>
          <table:table-cell table:style-name="ce3" office:value-type="float" office:value="2798.219971" calcext:value-type="float">
            <text:p>2,798.22</text:p>
          </table:table-cell>
          <table:table-cell table:style-name="ce3" office:value-type="float" office:value="2834.399902" calcext:value-type="float">
            <text:p>2,834.40</text:p>
          </table:table-cell>
          <table:table-cell table:style-name="ce5" table:formula="of:=([.C413]-[.B413])/[.C413]" office:value-type="percentage" office:value="0.0127645823634382" calcext:value-type="percentage">
            <text:p>1.2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3]/[.B413]" office:value-type="float" office:value="0.178685023043887" calcext:value-type="float">
            <text:p>0.1787</text:p>
          </table:table-cell>
          <table:table-cell table:style-name="ce8" table:formula="of:=[.H412]+[.G413]" office:value-type="float" office:value="317.487717245846" calcext:value-type="float">
            <text:p>317.4877</text:p>
          </table:table-cell>
          <table:table-cell table:style-name="ce7" table:formula="of:=([.H413]*[.C413])+[.E413]" office:value-type="currency" office:currency="USD" office:value="899887.15464783" calcext:value-type="currency">
            <text:p>$899,887.15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3]/[.B413]" office:value-type="float" office:value="0" calcext:value-type="float">
            <text:p>0.0000</text:p>
          </table:table-cell>
          <table:table-cell table:style-name="ce8" table:formula="of:=[.M412]+[.L413]" office:value-type="float" office:value="263.600602818846" calcext:value-type="float">
            <text:p>263.6006</text:p>
          </table:table-cell>
          <table:table-cell table:style-name="ce7" table:formula="of:=([.M413]*[.C413])+[.J413]" office:value-type="currency" office:currency="USD" office:value="748649.522796877" calcext:value-type="currency">
            <text:p>$748,649.5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04-01</text:p>
          </table:table-cell>
          <table:table-cell table:style-name="ce3" office:value-type="float" office:value="2848.629883" calcext:value-type="float">
            <text:p>2,848.63</text:p>
          </table:table-cell>
          <table:table-cell table:style-name="ce3" office:value-type="float" office:value="2945.830078" calcext:value-type="float">
            <text:p>2,945.83</text:p>
          </table:table-cell>
          <table:table-cell table:style-name="ce5" table:formula="of:=([.C414]-[.B414])/[.C414]" office:value-type="percentage" office:value="0.0329958593762447" calcext:value-type="percentage">
            <text:p>3.3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4]/[.B414]" office:value-type="float" office:value="0.17552297790032" calcext:value-type="float">
            <text:p>0.1755</text:p>
          </table:table-cell>
          <table:table-cell table:style-name="ce8" table:formula="of:=[.H413]+[.G414]" office:value-type="float" office:value="317.663240223747" calcext:value-type="float">
            <text:p>317.6632</text:p>
          </table:table-cell>
          <table:table-cell table:style-name="ce7" table:formula="of:=([.H414]*[.C414])+[.E414]" office:value-type="currency" office:currency="USD" office:value="935781.927726052" calcext:value-type="currency">
            <text:p>$935,781.93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4]/[.B414]" office:value-type="float" office:value="0" calcext:value-type="float">
            <text:p>0.0000</text:p>
          </table:table-cell>
          <table:table-cell table:style-name="ce8" table:formula="of:=[.M413]+[.L414]" office:value-type="float" office:value="263.600602818846" calcext:value-type="float">
            <text:p>263.6006</text:p>
          </table:table-cell>
          <table:table-cell table:style-name="ce7" table:formula="of:=([.M414]*[.C414])+[.J414]" office:value-type="currency" office:currency="USD" office:value="778522.584362687" calcext:value-type="currency">
            <text:p>$778,522.5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05-01</text:p>
          </table:table-cell>
          <table:table-cell table:style-name="ce3" office:value-type="float" office:value="2952.330078" calcext:value-type="float">
            <text:p>2,952.33</text:p>
          </table:table-cell>
          <table:table-cell table:style-name="ce3" office:value-type="float" office:value="2752.060059" calcext:value-type="float">
            <text:p>2,752.06</text:p>
          </table:table-cell>
          <table:table-cell table:style-name="ce5" table:formula="of:=([.C415]-[.B415])/[.C415]" office:value-type="percentage" office:value="-0.0727709478378066" calcext:value-type="percentage">
            <text:p>-7.2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5]/[.B415]" office:value-type="float" office:value="0.169357757022452" calcext:value-type="float">
            <text:p>0.1694</text:p>
          </table:table-cell>
          <table:table-cell table:style-name="ce8" table:formula="of:=[.H414]+[.G415]" office:value-type="float" office:value="317.832597980769" calcext:value-type="float">
            <text:p>317.8326</text:p>
          </table:table-cell>
          <table:table-cell table:style-name="ce7" table:formula="of:=([.H415]*[.C415])+[.E415]" office:value-type="currency" office:currency="USD" office:value="874694.398351079" calcext:value-type="currency">
            <text:p>$874,694.40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5]/[.B415]" office:value-type="float" office:value="0" calcext:value-type="float">
            <text:p>0.0000</text:p>
          </table:table-cell>
          <table:table-cell table:style-name="ce8" table:formula="of:=[.M414]+[.L415]" office:value-type="float" office:value="263.600602818846" calcext:value-type="float">
            <text:p>263.6006</text:p>
          </table:table-cell>
          <table:table-cell table:style-name="ce7" table:formula="of:=([.M415]*[.C415])+[.J415]" office:value-type="currency" office:currency="USD" office:value="727944.690546068" calcext:value-type="currency">
            <text:p>$727,944.6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06-01</text:p>
          </table:table-cell>
          <table:table-cell table:style-name="ce3" office:value-type="float" office:value="2751.530029" calcext:value-type="float">
            <text:p>2,751.53</text:p>
          </table:table-cell>
          <table:table-cell table:style-name="ce3" office:value-type="float" office:value="2941.76001" calcext:value-type="float">
            <text:p>2,941.76</text:p>
          </table:table-cell>
          <table:table-cell table:style-name="ce5" table:formula="of:=([.C416]-[.B416])/[.C416]" office:value-type="percentage" office:value="0.0646653637119773" calcext:value-type="percentage">
            <text:p>6.4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6]/[.B416]" office:value-type="float" office:value="0.18171707912696" calcext:value-type="float">
            <text:p>0.1817</text:p>
          </table:table-cell>
          <table:table-cell table:style-name="ce8" table:formula="of:=[.H415]+[.G416]" office:value-type="float" office:value="318.014315059896" calcext:value-type="float">
            <text:p>318.0143</text:p>
          </table:table-cell>
          <table:table-cell table:style-name="ce7" table:formula="of:=([.H416]*[.C416])+[.E416]" office:value-type="currency" office:currency="USD" office:value="935521.794650743" calcext:value-type="currency">
            <text:p>$935,521.79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6]/[.B416]" office:value-type="float" office:value="0" calcext:value-type="float">
            <text:p>0.0000</text:p>
          </table:table-cell>
          <table:table-cell table:style-name="ce8" table:formula="of:=[.M415]+[.L416]" office:value-type="float" office:value="263.600602818846" calcext:value-type="float">
            <text:p>263.6006</text:p>
          </table:table-cell>
          <table:table-cell table:style-name="ce7" table:formula="of:=([.M416]*[.C416])+[.J416]" office:value-type="currency" office:currency="USD" office:value="778449.711984373" calcext:value-type="currency">
            <text:p>$778,449.7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07-01</text:p>
          </table:table-cell>
          <table:table-cell table:style-name="ce3" office:value-type="float" office:value="2971.409912" calcext:value-type="float">
            <text:p>2,971.41</text:p>
          </table:table-cell>
          <table:table-cell table:style-name="ce3" office:value-type="float" office:value="2980.379883" calcext:value-type="float">
            <text:p>2,980.38</text:p>
          </table:table-cell>
          <table:table-cell table:style-name="ce5" table:formula="of:=([.C417]-[.B417])/[.C417]" office:value-type="percentage" office:value="0.0030096737168186" calcext:value-type="percentage">
            <text:p>0.3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7]/[.B417]" office:value-type="float" office:value="0.168270287441917" calcext:value-type="float">
            <text:p>0.1683</text:p>
          </table:table-cell>
          <table:table-cell table:style-name="ce8" table:formula="of:=[.H416]+[.G417]" office:value-type="float" office:value="318.182585347338" calcext:value-type="float">
            <text:p>318.1826</text:p>
          </table:table-cell>
          <table:table-cell table:style-name="ce7" table:formula="of:=([.H417]*[.C417])+[.E417]" office:value-type="currency" office:currency="USD" office:value="948304.976490137" calcext:value-type="currency">
            <text:p>$948,304.98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7]/[.B417]" office:value-type="float" office:value="0" calcext:value-type="float">
            <text:p>0.0000</text:p>
          </table:table-cell>
          <table:table-cell table:style-name="ce8" table:formula="of:=[.M416]+[.L417]" office:value-type="float" office:value="263.600602818846" calcext:value-type="float">
            <text:p>263.6006</text:p>
          </table:table-cell>
          <table:table-cell table:style-name="ce7" table:formula="of:=([.M417]*[.C417])+[.J417]" office:value-type="currency" office:currency="USD" office:value="789129.933787961" calcext:value-type="currency">
            <text:p>$789,129.9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08-01</text:p>
          </table:table-cell>
          <table:table-cell table:style-name="ce3" office:value-type="float" office:value="2980.320068" calcext:value-type="float">
            <text:p>2,980.32</text:p>
          </table:table-cell>
          <table:table-cell table:style-name="ce3" office:value-type="float" office:value="2926.459961" calcext:value-type="float">
            <text:p>2,926.46</text:p>
          </table:table-cell>
          <table:table-cell table:style-name="ce5" table:formula="of:=([.C418]-[.B418])/[.C418]" office:value-type="percentage" office:value="-0.0184045255078752" calcext:value-type="percentage">
            <text:p>-1.8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8]/[.B418]" office:value-type="float" office:value="0.167767215799588" calcext:value-type="float">
            <text:p>0.1678</text:p>
          </table:table-cell>
          <table:table-cell table:style-name="ce8" table:formula="of:=[.H417]+[.G418]" office:value-type="float" office:value="318.350352563137" calcext:value-type="float">
            <text:p>318.3504</text:p>
          </table:table-cell>
          <table:table-cell table:style-name="ce7" table:formula="of:=([.H418]*[.C418])+[.E418]" office:value-type="currency" office:currency="USD" office:value="931639.560346256" calcext:value-type="currency">
            <text:p>$931,639.56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8]/[.B418]" office:value-type="float" office:value="0" calcext:value-type="float">
            <text:p>0.0000</text:p>
          </table:table-cell>
          <table:table-cell table:style-name="ce8" table:formula="of:=[.M417]+[.L418]" office:value-type="float" office:value="263.600602818846" calcext:value-type="float">
            <text:p>263.6006</text:p>
          </table:table-cell>
          <table:table-cell table:style-name="ce7" table:formula="of:=([.M418]*[.C418])+[.J418]" office:value-type="currency" office:currency="USD" office:value="775416.609844815" calcext:value-type="currency">
            <text:p>$775,416.6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09-01</text:p>
          </table:table-cell>
          <table:table-cell table:style-name="ce3" office:value-type="float" office:value="2909.01001" calcext:value-type="float">
            <text:p>2,909.01</text:p>
          </table:table-cell>
          <table:table-cell table:style-name="ce3" office:value-type="float" office:value="2976.73999" calcext:value-type="float">
            <text:p>2,976.74</text:p>
          </table:table-cell>
          <table:table-cell table:style-name="ce5" table:formula="of:=([.C419]-[.B419])/[.C419]" office:value-type="percentage" office:value="0.0227530722291939" calcext:value-type="percentage">
            <text:p>2.2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19]/[.B419]" office:value-type="float" office:value="0.171879779815539" calcext:value-type="float">
            <text:p>0.1719</text:p>
          </table:table-cell>
          <table:table-cell table:style-name="ce8" table:formula="of:=[.H418]+[.G419]" office:value-type="float" office:value="318.522232342953" calcext:value-type="float">
            <text:p>318.5222</text:p>
          </table:table-cell>
          <table:table-cell table:style-name="ce7" table:formula="of:=([.H419]*[.C419])+[.E419]" office:value-type="currency" office:currency="USD" office:value="948157.86671934" calcext:value-type="currency">
            <text:p>$948,157.87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19]/[.B419]" office:value-type="float" office:value="0" calcext:value-type="float">
            <text:p>0.0000</text:p>
          </table:table-cell>
          <table:table-cell table:style-name="ce8" table:formula="of:=[.M418]+[.L419]" office:value-type="float" office:value="263.600602818846" calcext:value-type="float">
            <text:p>263.6006</text:p>
          </table:table-cell>
          <table:table-cell table:style-name="ce7" table:formula="of:=([.M419]*[.C419])+[.J419]" office:value-type="currency" office:currency="USD" office:value="789170.455798964" calcext:value-type="currency">
            <text:p>$789,170.4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10-01</text:p>
          </table:table-cell>
          <table:table-cell table:style-name="ce3" office:value-type="float" office:value="2983.689941" calcext:value-type="float">
            <text:p>2,983.69</text:p>
          </table:table-cell>
          <table:table-cell table:style-name="ce3" office:value-type="float" office:value="3037.560059" calcext:value-type="float">
            <text:p>3,037.56</text:p>
          </table:table-cell>
          <table:table-cell table:style-name="ce5" table:formula="of:=([.C420]-[.B420])/[.C420]" office:value-type="percentage" office:value="0.0177346676127071" calcext:value-type="percentage">
            <text:p>1.7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0]/[.B420]" office:value-type="float" office:value="0.167577734244203" calcext:value-type="float">
            <text:p>0.1676</text:p>
          </table:table-cell>
          <table:table-cell table:style-name="ce8" table:formula="of:=[.H419]+[.G420]" office:value-type="float" office:value="318.689810077197" calcext:value-type="float">
            <text:p>318.6898</text:p>
          </table:table-cell>
          <table:table-cell table:style-name="ce7" table:formula="of:=([.H420]*[.C420])+[.E420]" office:value-type="currency" office:currency="USD" office:value="968039.43830079" calcext:value-type="currency">
            <text:p>$968,039.44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0]/[.B420]" office:value-type="float" office:value="0" calcext:value-type="float">
            <text:p>0.0000</text:p>
          </table:table-cell>
          <table:table-cell table:style-name="ce8" table:formula="of:=[.M419]+[.L420]" office:value-type="float" office:value="263.600602818846" calcext:value-type="float">
            <text:p>263.6006</text:p>
          </table:table-cell>
          <table:table-cell table:style-name="ce7" table:formula="of:=([.M420]*[.C420])+[.J420]" office:value-type="currency" office:currency="USD" office:value="805702.662650848" calcext:value-type="currency">
            <text:p>$805,702.6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11-01</text:p>
          </table:table-cell>
          <table:table-cell table:style-name="ce3" office:value-type="float" office:value="3050.719971" calcext:value-type="float">
            <text:p>3,050.72</text:p>
          </table:table-cell>
          <table:table-cell table:style-name="ce3" office:value-type="float" office:value="3140.97998" calcext:value-type="float">
            <text:p>3,140.98</text:p>
          </table:table-cell>
          <table:table-cell table:style-name="ce5" table:formula="of:=([.C421]-[.B421])/[.C421]" office:value-type="percentage" office:value="0.0287362573383865" calcext:value-type="percentage">
            <text:p>2.8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1]/[.B421]" office:value-type="float" office:value="0.163895737646515" calcext:value-type="float">
            <text:p>0.1639</text:p>
          </table:table-cell>
          <table:table-cell table:style-name="ce8" table:formula="of:=[.H420]+[.G421]" office:value-type="float" office:value="318.853705814844" calcext:value-type="float">
            <text:p>318.8537</text:p>
          </table:table-cell>
          <table:table-cell table:style-name="ce7" table:formula="of:=([.H421]*[.C421])+[.E421]" office:value-type="currency" office:currency="USD" office:value="1001513.10651323" calcext:value-type="currency">
            <text:p>$1,001,513.11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1]/[.B421]" office:value-type="float" office:value="0" calcext:value-type="float">
            <text:p>0.0000</text:p>
          </table:table-cell>
          <table:table-cell table:style-name="ce8" table:formula="of:=[.M420]+[.L421]" office:value-type="float" office:value="263.600602818846" calcext:value-type="float">
            <text:p>263.6006</text:p>
          </table:table-cell>
          <table:table-cell table:style-name="ce7" table:formula="of:=([.M421]*[.C421])+[.J421]" office:value-type="currency" office:currency="USD" office:value="833464.216169926" calcext:value-type="currency">
            <text:p>$833,464.2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19-12-01</text:p>
          </table:table-cell>
          <table:table-cell table:style-name="ce3" office:value-type="float" office:value="3143.850098" calcext:value-type="float">
            <text:p>3,143.85</text:p>
          </table:table-cell>
          <table:table-cell table:style-name="ce3" office:value-type="float" office:value="3230.780029" calcext:value-type="float">
            <text:p>3,230.78</text:p>
          </table:table-cell>
          <table:table-cell table:style-name="ce5" table:formula="of:=([.C422]-[.B422])/[.C422]" office:value-type="percentage" office:value="0.0269067934739299" calcext:value-type="percentage">
            <text:p>2.6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2]/[.B422]" office:value-type="float" office:value="0.159040661740864" calcext:value-type="float">
            <text:p>0.1590</text:p>
          </table:table-cell>
          <table:table-cell table:style-name="ce8" table:formula="of:=[.H421]+[.G422]" office:value-type="float" office:value="319.012746476585" calcext:value-type="float">
            <text:p>319.0127</text:p>
          </table:table-cell>
          <table:table-cell table:style-name="ce7" table:formula="of:=([.H422]*[.C422])+[.E422]" office:value-type="currency" office:currency="USD" office:value="1030660.01031299" calcext:value-type="currency">
            <text:p>$1,030,660.01</text:p>
          </table:table-cell>
          <table:table-cell table:style-name="ce7" office:value-type="currency" office:currency="USD" office:value="6000" calcext:value-type="currency">
            <text:p>$6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2]/[.B422]" office:value-type="float" office:value="0" calcext:value-type="float">
            <text:p>0.0000</text:p>
          </table:table-cell>
          <table:table-cell table:style-name="ce8" table:formula="of:=[.M421]+[.L422]" office:value-type="float" office:value="263.600602818846" calcext:value-type="float">
            <text:p>263.6006</text:p>
          </table:table-cell>
          <table:table-cell table:style-name="ce7" table:formula="of:=([.M422]*[.C422])+[.J422]" office:value-type="currency" office:currency="USD" office:value="857635.563219488" calcext:value-type="currency">
            <text:p>$857,635.5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01-01</text:p>
          </table:table-cell>
          <table:table-cell table:style-name="ce3" office:value-type="float" office:value="3244.669922" calcext:value-type="float">
            <text:p>3,244.67</text:p>
          </table:table-cell>
          <table:table-cell table:style-name="ce3" office:value-type="float" office:value="3225.52002" calcext:value-type="float">
            <text:p>3,225.52</text:p>
          </table:table-cell>
          <table:table-cell table:style-name="ce5" table:formula="of:=([.C423]-[.B423])/[.C423]" office:value-type="percentage" office:value="-0.00593699678850547" calcext:value-type="percentage">
            <text:p>-0.5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3]/[.B423]" office:value-type="float" office:value="0.154098879707247" calcext:value-type="float">
            <text:p>0.1541</text:p>
          </table:table-cell>
          <table:table-cell table:style-name="ce8" table:formula="of:=[.H422]+[.G423]" office:value-type="float" office:value="319.166845356292" calcext:value-type="float">
            <text:p>319.1668</text:p>
          </table:table-cell>
          <table:table-cell table:style-name="ce7" table:formula="of:=([.H423]*[.C423])+[.E423]" office:value-type="currency" office:currency="USD" office:value="1029479.04941696" calcext:value-type="currency">
            <text:p>$1,029,479.05</text:p>
          </table:table-cell>
          <table:table-cell table:style-name="ce7" office:value-type="currency" office:currency="USD" office:value="6500" calcext:value-type="currency">
            <text:p>$6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3]/[.B423]" office:value-type="float" office:value="0" calcext:value-type="float">
            <text:p>0.0000</text:p>
          </table:table-cell>
          <table:table-cell table:style-name="ce8" table:formula="of:=[.M422]+[.L423]" office:value-type="float" office:value="263.600602818846" calcext:value-type="float">
            <text:p>263.6006</text:p>
          </table:table-cell>
          <table:table-cell table:style-name="ce7" table:formula="of:=([.M423]*[.C423])+[.J423]" office:value-type="currency" office:currency="USD" office:value="856749.021676255" calcext:value-type="currency">
            <text:p>$856,749.0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02-01</text:p>
          </table:table-cell>
          <table:table-cell table:style-name="ce3" office:value-type="float" office:value="3235.659912" calcext:value-type="float">
            <text:p>3,235.66</text:p>
          </table:table-cell>
          <table:table-cell table:style-name="ce3" office:value-type="float" office:value="2954.219971" calcext:value-type="float">
            <text:p>2,954.22</text:p>
          </table:table-cell>
          <table:table-cell table:style-name="ce5" table:formula="of:=([.C424]-[.B424])/[.C424]" office:value-type="percentage" office:value="-0.0952670903868858" calcext:value-type="percentage">
            <text:p>-9.5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4]/[.B424]" office:value-type="float" office:value="0.154527983038534" calcext:value-type="float">
            <text:p>0.1545</text:p>
          </table:table-cell>
          <table:table-cell table:style-name="ce8" table:formula="of:=[.H423]+[.G424]" office:value-type="float" office:value="319.32137333933" calcext:value-type="float">
            <text:p>319.3214</text:p>
          </table:table-cell>
          <table:table-cell table:style-name="ce7" table:formula="of:=([.H424]*[.C424])+[.E424]" office:value-type="currency" office:currency="USD" office:value="943345.578286197" calcext:value-type="currency">
            <text:p>$943,345.58</text:p>
          </table:table-cell>
          <table:table-cell table:style-name="ce7" office:value-type="currency" office:currency="USD" office:value="7000" calcext:value-type="currency">
            <text:p>$7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4]/[.B424]" office:value-type="float" office:value="0" calcext:value-type="float">
            <text:p>0.0000</text:p>
          </table:table-cell>
          <table:table-cell table:style-name="ce8" table:formula="of:=[.M423]+[.L424]" office:value-type="float" office:value="263.600602818846" calcext:value-type="float">
            <text:p>263.6006</text:p>
          </table:table-cell>
          <table:table-cell table:style-name="ce7" table:formula="of:=([.M424]*[.C424])+[.J424]" office:value-type="currency" office:currency="USD" office:value="785734.165215073" calcext:value-type="currency">
            <text:p>$785,734.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03-01</text:p>
          </table:table-cell>
          <table:table-cell table:style-name="ce3" office:value-type="float" office:value="2974.280029" calcext:value-type="float">
            <text:p>2,974.28</text:p>
          </table:table-cell>
          <table:table-cell table:style-name="ce3" office:value-type="float" office:value="2584.590088" calcext:value-type="float">
            <text:p>2,584.59</text:p>
          </table:table-cell>
          <table:table-cell table:style-name="ce5" table:formula="of:=([.C425]-[.B425])/[.C425]" office:value-type="percentage" office:value="-0.150774369525478" calcext:value-type="percentage">
            <text:p>-15.0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5]/[.B425]" office:value-type="float" office:value="0.168107910191667" calcext:value-type="float">
            <text:p>0.1681</text:p>
          </table:table-cell>
          <table:table-cell table:style-name="ce8" table:formula="of:=[.H424]+[.G425]" office:value-type="float" office:value="319.489481249522" calcext:value-type="float">
            <text:p>319.4895</text:p>
          </table:table-cell>
          <table:table-cell table:style-name="ce7" table:formula="of:=([.H425]*[.C425])+[.E425]" office:value-type="currency" office:currency="USD" office:value="825749.346457777" calcext:value-type="currency">
            <text:p>$825,749.35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5]/[.B425]" office:value-type="float" office:value="0" calcext:value-type="float">
            <text:p>0.0000</text:p>
          </table:table-cell>
          <table:table-cell table:style-name="ce8" table:formula="of:=[.M424]+[.L425]" office:value-type="float" office:value="263.600602818846" calcext:value-type="float">
            <text:p>263.6006</text:p>
          </table:table-cell>
          <table:table-cell table:style-name="ce7" table:formula="of:=([.M425]*[.C425])+[.J425]" office:value-type="currency" office:currency="USD" office:value="688799.505236413" calcext:value-type="currency">
            <text:p>$688,799.5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04-01</text:p>
          </table:table-cell>
          <table:table-cell table:style-name="ce3" office:value-type="float" office:value="2498.080078" calcext:value-type="float">
            <text:p>2,498.08</text:p>
          </table:table-cell>
          <table:table-cell table:style-name="ce3" office:value-type="float" office:value="2912.429932" calcext:value-type="float">
            <text:p>2,912.43</text:p>
          </table:table-cell>
          <table:table-cell table:style-name="ce5" table:formula="of:=([.C426]-[.B426])/[.C426]" office:value-type="percentage" office:value="0.142269466965497" calcext:value-type="percentage">
            <text:p>14.2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6]/[.B426]" office:value-type="float" office:value="0.200153711805871" calcext:value-type="float">
            <text:p>0.2002</text:p>
          </table:table-cell>
          <table:table-cell table:style-name="ce8" table:formula="of:=[.H425]+[.G426]" office:value-type="float" office:value="319.689634961328" calcext:value-type="float">
            <text:p>319.6896</text:p>
          </table:table-cell>
          <table:table-cell table:style-name="ce7" table:formula="of:=([.H426]*[.C426])+[.E426]" office:value-type="currency" office:currency="USD" office:value="931073.661811525" calcext:value-type="currency">
            <text:p>$931,073.66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7" office:value-type="currency" office:currency="USD" office:value="7500" calcext:value-type="currency">
            <text:p>$7,500.00</text:p>
          </table:table-cell>
          <table:table-cell table:style-name="ce8" table:formula="of:=[.K426]/[.B426]" office:value-type="float" office:value="3.00230567708807" calcext:value-type="float">
            <text:p>3.0023</text:p>
          </table:table-cell>
          <table:table-cell table:style-name="ce8" table:formula="of:=[.M425]+[.L426]" office:value-type="float" office:value="266.602908495934" calcext:value-type="float">
            <text:p>266.6029</text:p>
          </table:table-cell>
          <table:table-cell table:style-name="ce7" table:formula="of:=([.M426]*[.C426])+[.J426]" office:value-type="currency" office:currency="USD" office:value="776962.290661815" calcext:value-type="currency">
            <text:p>$776,962.2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05-01</text:p>
          </table:table-cell>
          <table:table-cell table:style-name="ce3" office:value-type="float" office:value="2869.090088" calcext:value-type="float">
            <text:p>2,869.09</text:p>
          </table:table-cell>
          <table:table-cell table:style-name="ce3" office:value-type="float" office:value="3044.310059" calcext:value-type="float">
            <text:p>3,044.31</text:p>
          </table:table-cell>
          <table:table-cell table:style-name="ce5" table:formula="of:=([.C427]-[.B427])/[.C427]" office:value-type="percentage" office:value="0.0575565456882393" calcext:value-type="percentage">
            <text:p>5.7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7]/[.B427]" office:value-type="float" office:value="0.174271279278143" calcext:value-type="float">
            <text:p>0.1743</text:p>
          </table:table-cell>
          <table:table-cell table:style-name="ce8" table:formula="of:=[.H426]+[.G427]" office:value-type="float" office:value="319.863906240606" calcext:value-type="float">
            <text:p>319.8639</text:p>
          </table:table-cell>
          <table:table-cell table:style-name="ce7" table:formula="of:=([.H427]*[.C427])+[.E427]" office:value-type="currency" office:currency="USD" office:value="973764.90727931" calcext:value-type="currency">
            <text:p>$973,764.91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7]/[.B427]" office:value-type="float" office:value="0" calcext:value-type="float">
            <text:p>0.0000</text:p>
          </table:table-cell>
          <table:table-cell table:style-name="ce8" table:formula="of:=[.M426]+[.L427]" office:value-type="float" office:value="266.602908495934" calcext:value-type="float">
            <text:p>266.6029</text:p>
          </table:table-cell>
          <table:table-cell table:style-name="ce7" table:formula="of:=([.M427]*[.C427])+[.J427]" office:value-type="currency" office:currency="USD" office:value="812621.916092828" calcext:value-type="currency">
            <text:p>$812,621.9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06-01</text:p>
          </table:table-cell>
          <table:table-cell table:style-name="ce3" office:value-type="float" office:value="3038.780029" calcext:value-type="float">
            <text:p>3,038.78</text:p>
          </table:table-cell>
          <table:table-cell table:style-name="ce3" office:value-type="float" office:value="3100.290039" calcext:value-type="float">
            <text:p>3,100.29</text:p>
          </table:table-cell>
          <table:table-cell table:style-name="ce5" table:formula="of:=([.C428]-[.B428])/[.C428]" office:value-type="percentage" office:value="0.0198400824523631" calcext:value-type="percentage">
            <text:p>1.98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8]/[.B428]" office:value-type="float" office:value="0.16453971502654" calcext:value-type="float">
            <text:p>0.1645</text:p>
          </table:table-cell>
          <table:table-cell table:style-name="ce8" table:formula="of:=[.H427]+[.G428]" office:value-type="float" office:value="320.028445955633" calcext:value-type="float">
            <text:p>320.0284</text:p>
          </table:table-cell>
          <table:table-cell table:style-name="ce7" table:formula="of:=([.H428]*[.C428])+[.E428]" office:value-type="currency" office:currency="USD" office:value="992181.003192897" calcext:value-type="currency">
            <text:p>$992,181.00</text:p>
          </table:table-cell>
          <table:table-cell table:style-name="ce7" office:value-type="currency" office:currency="USD" office:value="1500" calcext:value-type="currency">
            <text:p>$1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8]/[.B428]" office:value-type="float" office:value="0" calcext:value-type="float">
            <text:p>0.0000</text:p>
          </table:table-cell>
          <table:table-cell table:style-name="ce8" table:formula="of:=[.M427]+[.L428]" office:value-type="float" office:value="266.602908495934" calcext:value-type="float">
            <text:p>266.6029</text:p>
          </table:table-cell>
          <table:table-cell table:style-name="ce7" table:formula="of:=([.M428]*[.C428])+[.J428]" office:value-type="currency" office:currency="USD" office:value="828046.341578372" calcext:value-type="currency">
            <text:p>$828,046.3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07-01</text:p>
          </table:table-cell>
          <table:table-cell table:style-name="ce3" office:value-type="float" office:value="3105.919922" calcext:value-type="float">
            <text:p>3,105.92</text:p>
          </table:table-cell>
          <table:table-cell table:style-name="ce3" office:value-type="float" office:value="3271.120117" calcext:value-type="float">
            <text:p>3,271.12</text:p>
          </table:table-cell>
          <table:table-cell table:style-name="ce5" table:formula="of:=([.C429]-[.B429])/[.C429]" office:value-type="percentage" office:value="0.0505026379622855" calcext:value-type="percentage">
            <text:p>5.05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29]/[.B429]" office:value-type="float" office:value="0.160982901219821" calcext:value-type="float">
            <text:p>0.1610</text:p>
          </table:table-cell>
          <table:table-cell table:style-name="ce8" table:formula="of:=[.H428]+[.G429]" office:value-type="float" office:value="320.189428856852" calcext:value-type="float">
            <text:p>320.1894</text:p>
          </table:table-cell>
          <table:table-cell table:style-name="ce7" table:formula="of:=([.H429]*[.C429])+[.E429]" office:value-type="currency" office:currency="USD" office:value="1047378.08198439" calcext:value-type="currency">
            <text:p>$1,047,378.08</text:p>
          </table:table-cell>
          <table:table-cell table:style-name="ce7" office:value-type="currency" office:currency="USD" office:value="2000" calcext:value-type="currency">
            <text:p>$2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29]/[.B429]" office:value-type="float" office:value="0" calcext:value-type="float">
            <text:p>0.0000</text:p>
          </table:table-cell>
          <table:table-cell table:style-name="ce8" table:formula="of:=[.M428]+[.L429]" office:value-type="float" office:value="266.602908495934" calcext:value-type="float">
            <text:p>266.6029</text:p>
          </table:table-cell>
          <table:table-cell table:style-name="ce7" table:formula="of:=([.M429]*[.C429])+[.J429]" office:value-type="currency" office:currency="USD" office:value="874090.137231759" calcext:value-type="currency">
            <text:p>$874,090.1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08-01</text:p>
          </table:table-cell>
          <table:table-cell table:style-name="ce3" office:value-type="float" office:value="3288.26001" calcext:value-type="float">
            <text:p>3,288.26</text:p>
          </table:table-cell>
          <table:table-cell table:style-name="ce3" office:value-type="float" office:value="3500.310059" calcext:value-type="float">
            <text:p>3,500.31</text:p>
          </table:table-cell>
          <table:table-cell table:style-name="ce5" table:formula="of:=([.C430]-[.B430])/[.C430]" office:value-type="percentage" office:value="0.0605803615753344" calcext:value-type="percentage">
            <text:p>6.0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30]/[.B430]" office:value-type="float" office:value="0.152056102157201" calcext:value-type="float">
            <text:p>0.1521</text:p>
          </table:table-cell>
          <table:table-cell table:style-name="ce8" table:formula="of:=[.H429]+[.G430]" office:value-type="float" office:value="320.34148495901" calcext:value-type="float">
            <text:p>320.3415</text:p>
          </table:table-cell>
          <table:table-cell table:style-name="ce7" table:formula="of:=([.H430]*[.C430])+[.E430]" office:value-type="currency" office:currency="USD" office:value="1121294.52211702" calcext:value-type="currency">
            <text:p>$1,121,294.52</text:p>
          </table:table-cell>
          <table:table-cell table:style-name="ce7" office:value-type="currency" office:currency="USD" office:value="2500" calcext:value-type="currency">
            <text:p>$2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30]/[.B430]" office:value-type="float" office:value="0" calcext:value-type="float">
            <text:p>0.0000</text:p>
          </table:table-cell>
          <table:table-cell table:style-name="ce8" table:formula="of:=[.M429]+[.L430]" office:value-type="float" office:value="266.602908495934" calcext:value-type="float">
            <text:p>266.6029</text:p>
          </table:table-cell>
          <table:table-cell table:style-name="ce7" table:formula="of:=([.M430]*[.C430])+[.J430]" office:value-type="currency" office:currency="USD" office:value="935692.842366973" calcext:value-type="currency">
            <text:p>$935,692.8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09-01</text:p>
          </table:table-cell>
          <table:table-cell table:style-name="ce3" office:value-type="float" office:value="3507.439941" calcext:value-type="float">
            <text:p>3,507.44</text:p>
          </table:table-cell>
          <table:table-cell table:style-name="ce3" office:value-type="float" office:value="3363" calcext:value-type="float">
            <text:p>3,363.00</text:p>
          </table:table-cell>
          <table:table-cell table:style-name="ce5" table:formula="of:=([.C431]-[.B431])/[.C431]" office:value-type="percentage" office:value="-0.04294972970562" calcext:value-type="percentage">
            <text:p>-4.2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31]/[.B431]" office:value-type="float" office:value="0.142554115939458" calcext:value-type="float">
            <text:p>0.1426</text:p>
          </table:table-cell>
          <table:table-cell table:style-name="ce8" table:formula="of:=[.H430]+[.G431]" office:value-type="float" office:value="320.484039074949" calcext:value-type="float">
            <text:p>320.4840</text:p>
          </table:table-cell>
          <table:table-cell table:style-name="ce7" table:formula="of:=([.H431]*[.C431])+[.E431]" office:value-type="currency" office:currency="USD" office:value="1077787.82340905" calcext:value-type="currency">
            <text:p>$1,077,787.82</text:p>
          </table:table-cell>
          <table:table-cell table:style-name="ce7" office:value-type="currency" office:currency="USD" office:value="3000" calcext:value-type="currency">
            <text:p>$3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31]/[.B431]" office:value-type="float" office:value="0" calcext:value-type="float">
            <text:p>0.0000</text:p>
          </table:table-cell>
          <table:table-cell table:style-name="ce8" table:formula="of:=[.M430]+[.L431]" office:value-type="float" office:value="266.602908495934" calcext:value-type="float">
            <text:p>266.6029</text:p>
          </table:table-cell>
          <table:table-cell table:style-name="ce7" table:formula="of:=([.M431]*[.C431])+[.J431]" office:value-type="currency" office:currency="USD" office:value="899585.581271825" calcext:value-type="currency">
            <text:p>$899,585.5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10-01</text:p>
          </table:table-cell>
          <table:table-cell table:style-name="ce3" office:value-type="float" office:value="3385.870117" calcext:value-type="float">
            <text:p>3,385.87</text:p>
          </table:table-cell>
          <table:table-cell table:style-name="ce3" office:value-type="float" office:value="3269.959961" calcext:value-type="float">
            <text:p>3,269.96</text:p>
          </table:table-cell>
          <table:table-cell table:style-name="ce5" table:formula="of:=([.C432]-[.B432])/[.C432]" office:value-type="percentage" office:value="-0.0354469649116294" calcext:value-type="percentage">
            <text:p>-3.5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32]/[.B432]" office:value-type="float" office:value="0.14767252810129" calcext:value-type="float">
            <text:p>0.1477</text:p>
          </table:table-cell>
          <table:table-cell table:style-name="ce8" table:formula="of:=[.H431]+[.G432]" office:value-type="float" office:value="320.63171160305" calcext:value-type="float">
            <text:p>320.6317</text:p>
          </table:table-cell>
          <table:table-cell table:style-name="ce7" table:formula="of:=([.H432]*[.C432])+[.E432]" office:value-type="currency" office:currency="USD" office:value="1048452.85916887" calcext:value-type="currency">
            <text:p>$1,048,452.86</text:p>
          </table:table-cell>
          <table:table-cell table:style-name="ce7" office:value-type="currency" office:currency="USD" office:value="3500" calcext:value-type="currency">
            <text:p>$3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32]/[.B432]" office:value-type="float" office:value="0" calcext:value-type="float">
            <text:p>0.0000</text:p>
          </table:table-cell>
          <table:table-cell table:style-name="ce8" table:formula="of:=[.M431]+[.L432]" office:value-type="float" office:value="266.602908495934" calcext:value-type="float">
            <text:p>266.6029</text:p>
          </table:table-cell>
          <table:table-cell table:style-name="ce7" table:formula="of:=([.M432]*[.C432])+[.J432]" office:value-type="currency" office:currency="USD" office:value="875280.83626785" calcext:value-type="currency">
            <text:p>$875,280.8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11-01</text:p>
          </table:table-cell>
          <table:table-cell table:style-name="ce3" office:value-type="float" office:value="3296.199951" calcext:value-type="float">
            <text:p>3,296.20</text:p>
          </table:table-cell>
          <table:table-cell table:style-name="ce3" office:value-type="float" office:value="3621.629883" calcext:value-type="float">
            <text:p>3,621.63</text:p>
          </table:table-cell>
          <table:table-cell table:style-name="ce5" table:formula="of:=([.C433]-[.B433])/[.C433]" office:value-type="percentage" office:value="0.0898573135613814" calcext:value-type="percentage">
            <text:p>8.9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33]/[.B433]" office:value-type="float" office:value="0.151689826901523" calcext:value-type="float">
            <text:p>0.1517</text:p>
          </table:table-cell>
          <table:table-cell table:style-name="ce8" table:formula="of:=[.H432]+[.G433]" office:value-type="float" office:value="320.783401429952" calcext:value-type="float">
            <text:p>320.7834</text:p>
          </table:table-cell>
          <table:table-cell table:style-name="ce7" table:formula="of:=([.H433]*[.C433])+[.E433]" office:value-type="currency" office:currency="USD" office:value="1161758.7525891" calcext:value-type="currency">
            <text:p>$1,161,758.75</text:p>
          </table:table-cell>
          <table:table-cell table:style-name="ce7" office:value-type="currency" office:currency="USD" office:value="4000" calcext:value-type="currency">
            <text:p>$4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33]/[.B433]" office:value-type="float" office:value="0" calcext:value-type="float">
            <text:p>0.0000</text:p>
          </table:table-cell>
          <table:table-cell table:style-name="ce8" table:formula="of:=[.M432]+[.L433]" office:value-type="float" office:value="266.602908495934" calcext:value-type="float">
            <text:p>266.6029</text:p>
          </table:table-cell>
          <table:table-cell table:style-name="ce7" table:formula="of:=([.M433]*[.C433])+[.J433]" office:value-type="currency" office:currency="USD" office:value="969537.060303588" calcext:value-type="currency">
            <text:p>$969,537.0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0-12-01</text:p>
          </table:table-cell>
          <table:table-cell table:style-name="ce3" office:value-type="float" office:value="3645.870117" calcext:value-type="float">
            <text:p>3,645.87</text:p>
          </table:table-cell>
          <table:table-cell table:style-name="ce3" office:value-type="float" office:value="3756.070068" calcext:value-type="float">
            <text:p>3,756.07</text:p>
          </table:table-cell>
          <table:table-cell table:style-name="ce5" table:formula="of:=([.C434]-[.B434])/[.C434]" office:value-type="percentage" office:value="0.0293391627432228" calcext:value-type="percentage">
            <text:p>2.9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34]/[.B434]" office:value-type="float" office:value="0.137141473490401" calcext:value-type="float">
            <text:p>0.1371</text:p>
          </table:table-cell>
          <table:table-cell table:style-name="ce8" table:formula="of:=[.H433]+[.G434]" office:value-type="float" office:value="320.920542903442" calcext:value-type="float">
            <text:p>320.9205</text:p>
          </table:table-cell>
          <table:table-cell table:style-name="ce7" table:formula="of:=([.H434]*[.C434])+[.E434]" office:value-type="currency" office:currency="USD" office:value="1205400.04540593" calcext:value-type="currency">
            <text:p>$1,205,400.05</text:p>
          </table:table-cell>
          <table:table-cell table:style-name="ce7" office:value-type="currency" office:currency="USD" office:value="4500" calcext:value-type="currency">
            <text:p>$4,5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34]/[.B434]" office:value-type="float" office:value="0" calcext:value-type="float">
            <text:p>0.0000</text:p>
          </table:table-cell>
          <table:table-cell table:style-name="ce8" table:formula="of:=[.M433]+[.L434]" office:value-type="float" office:value="266.602908495934" calcext:value-type="float">
            <text:p>266.6029</text:p>
          </table:table-cell>
          <table:table-cell table:style-name="ce7" table:formula="of:=([.M434]*[.C434])+[.J434]" office:value-type="currency" office:currency="USD" office:value="1005879.20464332" calcext:value-type="currency">
            <text:p>$1,005,879.2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2021-01-01</text:p>
          </table:table-cell>
          <table:table-cell table:style-name="ce3" office:value-type="float" office:value="3764.610107" calcext:value-type="float">
            <text:p>3,764.61</text:p>
          </table:table-cell>
          <table:table-cell table:style-name="ce3" office:value-type="float" office:value="3714.23999" calcext:value-type="float">
            <text:p>3,714.24</text:p>
          </table:table-cell>
          <table:table-cell table:style-name="ce5" table:formula="of:=([.C435]-[.B435])/[.C435]" office:value-type="percentage" office:value="-0.0135613522916164" calcext:value-type="percentage">
            <text:p>-1.36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7" office:value-type="currency" office:currency="USD" office:value="500" calcext:value-type="currency">
            <text:p>$500.00</text:p>
          </table:table-cell>
          <table:table-cell table:style-name="ce8" table:formula="of:=[.F435]/[.B435]" office:value-type="float" office:value="0.132815878879539" calcext:value-type="float">
            <text:p>0.1328</text:p>
          </table:table-cell>
          <table:table-cell table:style-name="ce8" table:formula="of:=[.H434]+[.G435]" office:value-type="float" office:value="321.053358782322" calcext:value-type="float">
            <text:p>321.0534</text:p>
          </table:table-cell>
          <table:table-cell table:style-name="ce7" table:formula="of:=([.H435]*[.C435])+[.E435]" office:value-type="currency" office:currency="USD" office:value="1192469.22411312" calcext:value-type="currency">
            <text:p>$1,192,469.22</text:p>
          </table:table-cell>
          <table:table-cell table:style-name="ce7" office:value-type="currency" office:currency="USD" office:value="5000" calcext:value-type="currency">
            <text:p>$5,000.00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8" table:formula="of:=[.K435]/[.B435]" office:value-type="float" office:value="0" calcext:value-type="float">
            <text:p>0.0000</text:p>
          </table:table-cell>
          <table:table-cell table:style-name="ce8" table:formula="of:=[.M434]+[.L435]" office:value-type="float" office:value="266.602908495934" calcext:value-type="float">
            <text:p>266.6029</text:p>
          </table:table-cell>
          <table:table-cell table:style-name="ce7" table:formula="of:=([.M435]*[.C435])+[.J435]" office:value-type="currency" office:currency="USD" office:value="995227.184185908" calcext:value-type="currency">
            <text:p>$995,227.18</text:p>
          </table:table-cell>
          <table:table-cell table:number-columns-repeated="999"/>
        </table:table-row>
        <table:table-row table:style-name="ro1" table:number-rows-repeated="1048140">
          <table:table-cell table:number-columns-repeated="1013"/>
        </table:table-row>
        <table:table-row table:style-name="ro1">
          <table:table-cell table:number-columns-repeated="1013"/>
        </table:table-row>
        <calcext:conditional-formats>
          <calcext:conditional-format calcext:target-range-address="Sheet1.D1:Sheet1.D1048576">
            <calcext:condition calcext:apply-style-name="Bad" calcext:value="&lt;=-0.08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date-style style:name="N123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01T01:25:04.232000000</dc:date>
    <meta:editing-duration>PT9M32S</meta:editing-duration>
    <meta:editing-cycles>2</meta:editing-cycles>
    <meta:generator>LibreOffice/7.0.4.2$Windows_X86_64 LibreOffice_project/dcf040e67528d9187c66b2379df5ea4407429775</meta:generator>
    <meta:document-statistic meta:table-count="1" meta:cell-count="6078" meta:object-count="0"/>
  </office:meta>
</office:document-meta>
</file>